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50h0_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N=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062" calcext:value-type="float">
            <text:p>0.279062</text:p>
          </table:table-cell>
          <table:table-cell office:value-type="float" office:value="0.0787046" calcext:value-type="float">
            <text:p>0.0787046</text:p>
          </table:table-cell>
          <table:table-cell office:value-type="float" office:value="0.00645315" calcext:value-type="float">
            <text:p>0.00645315</text:p>
          </table:table-cell>
          <table:table-cell office:value-type="float" office:value="2.05225" calcext:value-type="float">
            <text:p>2.05225</text:p>
          </table:table-cell>
          <table:table-cell office:value-type="float" office:value="77.5629" calcext:value-type="float">
            <text:p>77.5629</text:p>
          </table:table-cell>
          <table:table-cell office:value-type="float" office:value="0.652744" calcext:value-type="float">
            <text:p>0.65274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018496" calcext:value-type="float">
            <text:p>0.00018496</text:p>
          </table:table-cell>
          <table:table-cell office:value-type="float" office:value="0.0000000342102" calcext:value-type="float">
            <text:p>3.42102E-08</text:p>
          </table:table-cell>
          <table:table-cell office:value-type="float" office:value="0.755962" calcext:value-type="float">
            <text:p>0.75596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404" calcext:value-type="float">
            <text:p>0.276404</text:p>
          </table:table-cell>
          <table:table-cell office:value-type="float" office:value="0.0771764" calcext:value-type="float">
            <text:p>0.0771764</text:p>
          </table:table-cell>
          <table:table-cell office:value-type="float" office:value="0.00619394" calcext:value-type="float">
            <text:p>0.00619394</text:p>
          </table:table-cell>
          <table:table-cell office:value-type="float" office:value="1.92098" calcext:value-type="float">
            <text:p>1.92098</text:p>
          </table:table-cell>
          <table:table-cell office:value-type="float" office:value="79.406" calcext:value-type="float">
            <text:p>79.406</text:p>
          </table:table-cell>
          <table:table-cell office:value-type="float" office:value="0.653361" calcext:value-type="float">
            <text:p>0.65336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44" calcext:value-type="float">
            <text:p>0.0544</text:p>
          </table:table-cell>
          <table:table-cell office:value-type="float" office:value="0.00335936" calcext:value-type="float">
            <text:p>0.00335936</text:p>
          </table:table-cell>
          <table:table-cell office:value-type="float" office:value="0.0000160203" calcext:value-type="float">
            <text:p>1.60203E-05</text:p>
          </table:table-cell>
          <table:table-cell office:value-type="float" office:value="1.84302" calcext:value-type="float">
            <text:p>1.84302</text:p>
          </table:table-cell>
          <table:table-cell office:value-type="float" office:value="15.0179" calcext:value-type="float">
            <text:p>15.0179</text:p>
          </table:table-cell>
          <table:table-cell office:value-type="float" office:value="0.52681" calcext:value-type="float">
            <text:p>0.52681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866" calcext:value-type="float">
            <text:p>0.274866</text:p>
          </table:table-cell>
          <table:table-cell office:value-type="float" office:value="0.0762795" calcext:value-type="float">
            <text:p>0.0762795</text:p>
          </table:table-cell>
          <table:table-cell office:value-type="float" office:value="0.00603887" calcext:value-type="float">
            <text:p>0.00603887</text:p>
          </table:table-cell>
          <table:table-cell office:value-type="float" office:value="1.81456" calcext:value-type="float">
            <text:p>1.81456</text:p>
          </table:table-cell>
          <table:table-cell office:value-type="float" office:value="81.2433" calcext:value-type="float">
            <text:p>81.2433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14" calcext:value-type="float">
            <text:p>0.1314</text:p>
          </table:table-cell>
          <table:table-cell office:value-type="float" office:value="0.0173026" calcext:value-type="float">
            <text:p>0.0173026</text:p>
          </table:table-cell>
          <table:table-cell office:value-type="float" office:value="0.000301881" calcext:value-type="float">
            <text:p>0.000301881</text:p>
          </table:table-cell>
          <table:table-cell office:value-type="float" office:value="3.50541" calcext:value-type="float">
            <text:p>3.50541</text:p>
          </table:table-cell>
          <table:table-cell office:value-type="float" office:value="26.8151" calcext:value-type="float">
            <text:p>26.8151</text:p>
          </table:table-cell>
          <table:table-cell office:value-type="float" office:value="0.66388" calcext:value-type="float">
            <text:p>0.6638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352" calcext:value-type="float">
            <text:p>0.274352</text:p>
          </table:table-cell>
          <table:table-cell office:value-type="float" office:value="0.0759669" calcext:value-type="float">
            <text:p>0.0759669</text:p>
          </table:table-cell>
          <table:table-cell office:value-type="float" office:value="0.00598136" calcext:value-type="float">
            <text:p>0.00598136</text:p>
          </table:table-cell>
          <table:table-cell office:value-type="float" office:value="1.7299" calcext:value-type="float">
            <text:p>1.7299</text:p>
          </table:table-cell>
          <table:table-cell office:value-type="float" office:value="83.054" calcext:value-type="float">
            <text:p>83.054</text:p>
          </table:table-cell>
          <table:table-cell office:value-type="float" office:value="0.654514" calcext:value-type="float">
            <text:p>0.65451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14" calcext:value-type="float">
            <text:p>0.2014</text:p>
          </table:table-cell>
          <table:table-cell office:value-type="float" office:value="0.0408322" calcext:value-type="float">
            <text:p>0.0408322</text:p>
          </table:table-cell>
          <table:table-cell office:value-type="float" office:value="0.00170703" calcext:value-type="float">
            <text:p>0.00170703</text:p>
          </table:table-cell>
          <table:table-cell office:value-type="float" office:value="1.93837" calcext:value-type="float">
            <text:p>1.93837</text:p>
          </table:table-cell>
          <table:table-cell office:value-type="float" office:value="57.2356" calcext:value-type="float">
            <text:p>57.2356</text:p>
          </table:table-cell>
          <table:table-cell office:value-type="float" office:value="0.658717" calcext:value-type="float">
            <text:p>0.65871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46" calcext:value-type="float">
            <text:p>0.274746</text:p>
          </table:table-cell>
          <table:table-cell office:value-type="float" office:value="0.0761452" calcext:value-type="float">
            <text:p>0.0761452</text:p>
          </table:table-cell>
          <table:table-cell office:value-type="float" office:value="0.00599769" calcext:value-type="float">
            <text:p>0.00599769</text:p>
          </table:table-cell>
          <table:table-cell office:value-type="float" office:value="1.64082" calcext:value-type="float">
            <text:p>1.64082</text:p>
          </table:table-cell>
          <table:table-cell office:value-type="float" office:value="85.3997" calcext:value-type="float">
            <text:p>85.3997</text:p>
          </table:table-cell>
          <table:table-cell office:value-type="float" office:value="0.655192" calcext:value-type="float">
            <text:p>0.65519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55" calcext:value-type="float">
            <text:p>0.2355</text:p>
          </table:table-cell>
          <table:table-cell office:value-type="float" office:value="0.0572982" calcext:value-type="float">
            <text:p>0.0572982</text:p>
          </table:table-cell>
          <table:table-cell office:value-type="float" office:value="0.00369182" calcext:value-type="float">
            <text:p>0.00369182</text:p>
          </table:table-cell>
          <table:table-cell office:value-type="float" office:value="2.2686" calcext:value-type="float">
            <text:p>2.2686</text:p>
          </table:table-cell>
          <table:table-cell office:value-type="float" office:value="62.7727" calcext:value-type="float">
            <text:p>62.7727</text:p>
          </table:table-cell>
          <table:table-cell office:value-type="float" office:value="0.625167" calcext:value-type="float">
            <text:p>0.625167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405" calcext:value-type="float">
            <text:p>0.275405</text:p>
          </table:table-cell>
          <table:table-cell office:value-type="float" office:value="0.0764748" calcext:value-type="float">
            <text:p>0.0764748</text:p>
          </table:table-cell>
          <table:table-cell office:value-type="float" office:value="0.00603878" calcext:value-type="float">
            <text:p>0.00603878</text:p>
          </table:table-cell>
          <table:table-cell office:value-type="float" office:value="1.56629" calcext:value-type="float">
            <text:p>1.56629</text:p>
          </table:table-cell>
          <table:table-cell office:value-type="float" office:value="87.616" calcext:value-type="float">
            <text:p>87.616</text:p>
          </table:table-cell>
          <table:table-cell office:value-type="float" office:value="0.655815" calcext:value-type="float">
            <text:p>0.65581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7625" calcext:value-type="float">
            <text:p>0.277625</text:p>
          </table:table-cell>
          <table:table-cell office:value-type="float" office:value="0.077771" calcext:value-type="float">
            <text:p>0.077771</text:p>
          </table:table-cell>
          <table:table-cell office:value-type="float" office:value="0.00625874" calcext:value-type="float">
            <text:p>0.00625874</text:p>
          </table:table-cell>
          <table:table-cell office:value-type="float" office:value="1.66528" calcext:value-type="float">
            <text:p>1.66528</text:p>
          </table:table-cell>
          <table:table-cell office:value-type="float" office:value="85.6728" calcext:value-type="float">
            <text:p>85.6728</text:p>
          </table:table-cell>
          <table:table-cell office:value-type="float" office:value="0.65507" calcext:value-type="float">
            <text:p>0.65507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952" calcext:value-type="float">
            <text:p>0.276952</text:p>
          </table:table-cell>
          <table:table-cell office:value-type="float" office:value="0.0773084" calcext:value-type="float">
            <text:p>0.0773084</text:p>
          </table:table-cell>
          <table:table-cell office:value-type="float" office:value="0.00616254" calcext:value-type="float">
            <text:p>0.00616254</text:p>
          </table:table-cell>
          <table:table-cell office:value-type="float" office:value="1.50749" calcext:value-type="float">
            <text:p>1.50749</text:p>
          </table:table-cell>
          <table:table-cell office:value-type="float" office:value="89.8114" calcext:value-type="float">
            <text:p>89.8114</text:p>
          </table:table-cell>
          <table:table-cell office:value-type="float" office:value="0.656296" calcext:value-type="float">
            <text:p>0.65629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5475" calcext:value-type="float">
            <text:p>0.285475</text:p>
          </table:table-cell>
          <table:table-cell office:value-type="float" office:value="0.0829149" calcext:value-type="float">
            <text:p>0.0829149</text:p>
          </table:table-cell>
          <table:table-cell office:value-type="float" office:value="0.00730129" calcext:value-type="float">
            <text:p>0.00730129</text:p>
          </table:table-cell>
          <table:table-cell office:value-type="float" office:value="1.28623" calcext:value-type="float">
            <text:p>1.28623</text:p>
          </table:table-cell>
          <table:table-cell office:value-type="float" office:value="100.775" calcext:value-type="float">
            <text:p>100.775</text:p>
          </table:table-cell>
          <table:table-cell office:value-type="float" office:value="0.645992" calcext:value-type="float">
            <text:p>0.645992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126" calcext:value-type="float">
            <text:p>0.279126</text:p>
          </table:table-cell>
          <table:table-cell office:value-type="float" office:value="0.078494" calcext:value-type="float">
            <text:p>0.078494</text:p>
          </table:table-cell>
          <table:table-cell office:value-type="float" office:value="0.00634329" calcext:value-type="float">
            <text:p>0.00634329</text:p>
          </table:table-cell>
          <table:table-cell office:value-type="float" office:value="1.45551" calcext:value-type="float">
            <text:p>1.45551</text:p>
          </table:table-cell>
          <table:table-cell office:value-type="float" office:value="92.117" calcext:value-type="float">
            <text:p>92.117</text:p>
          </table:table-cell>
          <table:table-cell office:value-type="float" office:value="0.656821" calcext:value-type="float">
            <text:p>0.65682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2494" calcext:value-type="float">
            <text:p>0.272494</text:p>
          </table:table-cell>
          <table:table-cell office:value-type="float" office:value="0.0752345" calcext:value-type="float">
            <text:p>0.0752345</text:p>
          </table:table-cell>
          <table:table-cell office:value-type="float" office:value="0.00594675" calcext:value-type="float">
            <text:p>0.00594675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88.0222" calcext:value-type="float">
            <text:p>88.0222</text:p>
          </table:table-cell>
          <table:table-cell office:value-type="float" office:value="0.649793" calcext:value-type="float">
            <text:p>0.64979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294" calcext:value-type="float">
            <text:p>0.281294</text:p>
          </table:table-cell>
          <table:table-cell office:value-type="float" office:value="0.0796889" calcext:value-type="float">
            <text:p>0.0796889</text:p>
          </table:table-cell>
          <table:table-cell office:value-type="float" office:value="0.00652868" calcext:value-type="float">
            <text:p>0.00652868</text:p>
          </table:table-cell>
          <table:table-cell office:value-type="float" office:value="1.40222" calcext:value-type="float">
            <text:p>1.40222</text:p>
          </table:table-cell>
          <table:table-cell office:value-type="float" office:value="94.5807" calcext:value-type="float">
            <text:p>94.5807</text:p>
          </table:table-cell>
          <table:table-cell office:value-type="float" office:value="0.657305" calcext:value-type="float">
            <text:p>0.6573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834" calcext:value-type="float">
            <text:p>0.282834</text:p>
          </table:table-cell>
          <table:table-cell office:value-type="float" office:value="0.0807001" calcext:value-type="float">
            <text:p>0.0807001</text:p>
          </table:table-cell>
          <table:table-cell office:value-type="float" office:value="0.006737" calcext:value-type="float">
            <text:p>0.006737</text:p>
          </table:table-cell>
          <table:table-cell office:value-type="float" office:value="1.75461" calcext:value-type="float">
            <text:p>1.75461</text:p>
          </table:table-cell>
          <table:table-cell office:value-type="float" office:value="85.015" calcext:value-type="float">
            <text:p>85.015</text:p>
          </table:table-cell>
          <table:table-cell office:value-type="float" office:value="0.655177" calcext:value-type="float">
            <text:p>0.65517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4091" calcext:value-type="float">
            <text:p>0.284091</text:p>
          </table:table-cell>
          <table:table-cell office:value-type="float" office:value="0.0812496" calcext:value-type="float">
            <text:p>0.0812496</text:p>
          </table:table-cell>
          <table:table-cell office:value-type="float" office:value="0.00677681" calcext:value-type="float">
            <text:p>0.00677681</text:p>
          </table:table-cell>
          <table:table-cell office:value-type="float" office:value="1.34852" calcext:value-type="float">
            <text:p>1.34852</text:p>
          </table:table-cell>
          <table:table-cell office:value-type="float" office:value="97.405" calcext:value-type="float">
            <text:p>97.405</text:p>
          </table:table-cell>
          <table:table-cell office:value-type="float" office:value="0.657815" calcext:value-type="float">
            <text:p>0.65781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3966" calcext:value-type="float">
            <text:p>0.273966</text:p>
          </table:table-cell>
          <table:table-cell office:value-type="float" office:value="0.0759335" calcext:value-type="float">
            <text:p>0.0759335</text:p>
          </table:table-cell>
          <table:table-cell office:value-type="float" office:value="0.00603239" calcext:value-type="float">
            <text:p>0.00603239</text:p>
          </table:table-cell>
          <table:table-cell office:value-type="float" office:value="2.11277" calcext:value-type="float">
            <text:p>2.11277</text:p>
          </table:table-cell>
          <table:table-cell office:value-type="float" office:value="75.0596" calcext:value-type="float">
            <text:p>75.0596</text:p>
          </table:table-cell>
          <table:table-cell office:value-type="float" office:value="0.651261" calcext:value-type="float">
            <text:p>0.65126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174" calcext:value-type="float">
            <text:p>0.287174</text:p>
          </table:table-cell>
          <table:table-cell office:value-type="float" office:value="0.0829981" calcext:value-type="float">
            <text:p>0.0829981</text:p>
          </table:table-cell>
          <table:table-cell office:value-type="float" office:value="0.00706345" calcext:value-type="float">
            <text:p>0.00706345</text:p>
          </table:table-cell>
          <table:table-cell office:value-type="float" office:value="1.30694" calcext:value-type="float">
            <text:p>1.30694</text:p>
          </table:table-cell>
          <table:table-cell office:value-type="float" office:value="100.019" calcext:value-type="float">
            <text:p>100.019</text:p>
          </table:table-cell>
          <table:table-cell office:value-type="float" office:value="0.65821" calcext:value-type="float">
            <text:p>0.6582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6859" calcext:value-type="float">
            <text:p>0.286859</text:p>
          </table:table-cell>
          <table:table-cell office:value-type="float" office:value="0.083096" calcext:value-type="float">
            <text:p>0.083096</text:p>
          </table:table-cell>
          <table:table-cell office:value-type="float" office:value="0.00716499" calcext:value-type="float">
            <text:p>0.00716499</text:p>
          </table:table-cell>
          <table:table-cell office:value-type="float" office:value="1.9577" calcext:value-type="float">
            <text:p>1.9577</text:p>
          </table:table-cell>
          <table:table-cell office:value-type="float" office:value="81.6408" calcext:value-type="float">
            <text:p>81.6408</text:p>
          </table:table-cell>
          <table:table-cell office:value-type="float" office:value="0.654113" calcext:value-type="float">
            <text:p>0.654113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568" calcext:value-type="float">
            <text:p>0.290568</text:p>
          </table:table-cell>
          <table:table-cell office:value-type="float" office:value="0.0849398" calcext:value-type="float">
            <text:p>0.0849398</text:p>
          </table:table-cell>
          <table:table-cell office:value-type="float" office:value="0.00738724" calcext:value-type="float">
            <text:p>0.00738724</text:p>
          </table:table-cell>
          <table:table-cell office:value-type="float" office:value="1.27817" calcext:value-type="float">
            <text:p>1.27817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0.658698" calcext:value-type="float">
            <text:p>0.65869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8121" calcext:value-type="float">
            <text:p>0.278121</text:p>
          </table:table-cell>
          <table:table-cell office:value-type="float" office:value="0.0782096" calcext:value-type="float">
            <text:p>0.0782096</text:p>
          </table:table-cell>
          <table:table-cell office:value-type="float" office:value="0.00638102" calcext:value-type="float">
            <text:p>0.00638102</text:p>
          </table:table-cell>
          <table:table-cell office:value-type="float" office:value="2.18665" calcext:value-type="float">
            <text:p>2.18665</text:p>
          </table:table-cell>
          <table:table-cell office:value-type="float" office:value="74.8763" calcext:value-type="float">
            <text:p>74.8763</text:p>
          </table:table-cell>
          <table:table-cell office:value-type="float" office:value="0.652265" calcext:value-type="float">
            <text:p>0.652265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295" calcext:value-type="float">
            <text:p>0.294295</text:p>
          </table:table-cell>
          <table:table-cell office:value-type="float" office:value="0.0871065" calcext:value-type="float">
            <text:p>0.0871065</text:p>
          </table:table-cell>
          <table:table-cell office:value-type="float" office:value="0.00775982" calcext:value-type="float">
            <text:p>0.00775982</text:p>
          </table:table-cell>
          <table:table-cell office:value-type="float" office:value="1.24" calcext:value-type="float">
            <text:p>1.24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0.659098" calcext:value-type="float">
            <text:p>0.65909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759" calcext:value-type="float">
            <text:p>0.278759</text:p>
          </table:table-cell>
          <table:table-cell office:value-type="float" office:value="0.0784759" calcext:value-type="float">
            <text:p>0.0784759</text:p>
          </table:table-cell>
          <table:table-cell office:value-type="float" office:value="0.0063978" calcext:value-type="float">
            <text:p>0.0063978</text:p>
          </table:table-cell>
          <table:table-cell office:value-type="float" office:value="2.07595" calcext:value-type="float">
            <text:p>2.07595</text:p>
          </table:table-cell>
          <table:table-cell office:value-type="float" office:value="77.0008" calcext:value-type="float">
            <text:p>77.0008</text:p>
          </table:table-cell>
          <table:table-cell office:value-type="float" office:value="0.653712" calcext:value-type="float">
            <text:p>0.653712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164" calcext:value-type="float">
            <text:p>0.298164</text:p>
          </table:table-cell>
          <table:table-cell office:value-type="float" office:value="0.0893864" calcext:value-type="float">
            <text:p>0.0893864</text:p>
          </table:table-cell>
          <table:table-cell office:value-type="float" office:value="0.00816238" calcext:value-type="float">
            <text:p>0.00816238</text:p>
          </table:table-cell>
          <table:table-cell office:value-type="float" office:value="1.20599" calcext:value-type="float">
            <text:p>1.20599</text:p>
          </table:table-cell>
          <table:table-cell office:value-type="float" office:value="108.102" calcext:value-type="float">
            <text:p>108.102</text:p>
          </table:table-cell>
          <table:table-cell office:value-type="float" office:value="0.659472" calcext:value-type="float">
            <text:p>0.65947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9448" calcext:value-type="float">
            <text:p>0.279448</text:p>
          </table:table-cell>
          <table:table-cell office:value-type="float" office:value="0.0788784" calcext:value-type="float">
            <text:p>0.0788784</text:p>
          </table:table-cell>
          <table:table-cell office:value-type="float" office:value="0.00646606" calcext:value-type="float">
            <text:p>0.00646606</text:p>
          </table:table-cell>
          <table:table-cell office:value-type="float" office:value="2.08357" calcext:value-type="float">
            <text:p>2.08357</text:p>
          </table:table-cell>
          <table:table-cell office:value-type="float" office:value="77.0573" calcext:value-type="float">
            <text:p>77.0573</text:p>
          </table:table-cell>
          <table:table-cell office:value-type="float" office:value="0.65358" calcext:value-type="float">
            <text:p>0.6535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357" calcext:value-type="float">
            <text:p>0.302357</text:p>
          </table:table-cell>
          <table:table-cell office:value-type="float" office:value="0.0918944" calcext:value-type="float">
            <text:p>0.0918944</text:p>
          </table:table-cell>
          <table:table-cell office:value-type="float" office:value="0.00861825" calcext:value-type="float">
            <text:p>0.00861825</text:p>
          </table:table-cell>
          <table:table-cell office:value-type="float" office:value="1.1798" calcext:value-type="float">
            <text:p>1.1798</text:p>
          </table:table-cell>
          <table:table-cell office:value-type="float" office:value="110.833" calcext:value-type="float">
            <text:p>110.833</text:p>
          </table:table-cell>
          <table:table-cell office:value-type="float" office:value="0.659811" calcext:value-type="float">
            <text:p>0.65981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0427" calcext:value-type="float">
            <text:p>0.280427</text:p>
          </table:table-cell>
          <table:table-cell office:value-type="float" office:value="0.0794751" calcext:value-type="float">
            <text:p>0.0794751</text:p>
          </table:table-cell>
          <table:table-cell office:value-type="float" office:value="0.00658088" calcext:value-type="float">
            <text:p>0.00658088</text:p>
          </table:table-cell>
          <table:table-cell office:value-type="float" office:value="2.04094" calcext:value-type="float">
            <text:p>2.04094</text:p>
          </table:table-cell>
          <table:table-cell office:value-type="float" office:value="78.1636" calcext:value-type="float">
            <text:p>78.1636</text:p>
          </table:table-cell>
          <table:table-cell office:value-type="float" office:value="0.652703" calcext:value-type="float">
            <text:p>0.65270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713" calcext:value-type="float">
            <text:p>0.306713</text:p>
          </table:table-cell>
          <table:table-cell office:value-type="float" office:value="0.0945368" calcext:value-type="float">
            <text:p>0.0945368</text:p>
          </table:table-cell>
          <table:table-cell office:value-type="float" office:value="0.00911188" calcext:value-type="float">
            <text:p>0.00911188</text:p>
          </table:table-cell>
          <table:table-cell office:value-type="float" office:value="1.15271" calcext:value-type="float">
            <text:p>1.15271</text:p>
          </table:table-cell>
          <table:table-cell office:value-type="float" office:value="113.743" calcext:value-type="float">
            <text:p>113.743</text:p>
          </table:table-cell>
          <table:table-cell office:value-type="float" office:value="0.660152" calcext:value-type="float">
            <text:p>0.66015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9203" calcext:value-type="float">
            <text:p>0.279203</text:p>
          </table:table-cell>
          <table:table-cell office:value-type="float" office:value="0.0787869" calcext:value-type="float">
            <text:p>0.0787869</text:p>
          </table:table-cell>
          <table:table-cell office:value-type="float" office:value="0.00646675" calcext:value-type="float">
            <text:p>0.00646675</text:p>
          </table:table-cell>
          <table:table-cell office:value-type="float" office:value="2.03155" calcext:value-type="float">
            <text:p>2.03155</text:p>
          </table:table-cell>
          <table:table-cell office:value-type="float" office:value="78.0023" calcext:value-type="float">
            <text:p>78.0023</text:p>
          </table:table-cell>
          <table:table-cell office:value-type="float" office:value="0.652739" calcext:value-type="float">
            <text:p>0.65273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179" calcext:value-type="float">
            <text:p>0.311179</text:p>
          </table:table-cell>
          <table:table-cell office:value-type="float" office:value="0.0972838" calcext:value-type="float">
            <text:p>0.0972838</text:p>
          </table:table-cell>
          <table:table-cell office:value-type="float" office:value="0.00963913" calcext:value-type="float">
            <text:p>0.00963913</text:p>
          </table:table-cell>
          <table:table-cell office:value-type="float" office:value="1.12833" calcext:value-type="float">
            <text:p>1.12833</text:p>
          </table:table-cell>
          <table:table-cell office:value-type="float" office:value="116.638" calcext:value-type="float">
            <text:p>116.638</text:p>
          </table:table-cell>
          <table:table-cell office:value-type="float" office:value="0.660503" calcext:value-type="float">
            <text:p>0.66050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925" calcext:value-type="float">
            <text:p>0.27925</text:p>
          </table:table-cell>
          <table:table-cell office:value-type="float" office:value="0.0788143" calcext:value-type="float">
            <text:p>0.0788143</text:p>
          </table:table-cell>
          <table:table-cell office:value-type="float" office:value="0.00647216" calcext:value-type="float">
            <text:p>0.00647216</text:p>
          </table:table-cell>
          <table:table-cell office:value-type="float" office:value="2.03286" calcext:value-type="float">
            <text:p>2.03286</text:p>
          </table:table-cell>
          <table:table-cell office:value-type="float" office:value="77.9907" calcext:value-type="float">
            <text:p>77.9907</text:p>
          </table:table-cell>
          <table:table-cell office:value-type="float" office:value="0.65269" calcext:value-type="float">
            <text:p>0.65269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021" calcext:value-type="float">
            <text:p>0.316021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0102386" calcext:value-type="float">
            <text:p>0.0102386</text:p>
          </table:table-cell>
          <table:table-cell office:value-type="float" office:value="1.10615" calcext:value-type="float">
            <text:p>1.10615</text:p>
          </table:table-cell>
          <table:table-cell office:value-type="float" office:value="119.633" calcext:value-type="float">
            <text:p>119.633</text:p>
          </table:table-cell>
          <table:table-cell office:value-type="float" office:value="0.660823" calcext:value-type="float">
            <text:p>0.66082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8872" calcext:value-type="float">
            <text:p>0.278872</text:p>
          </table:table-cell>
          <table:table-cell office:value-type="float" office:value="0.0785913" calcext:value-type="float">
            <text:p>0.0785913</text:p>
          </table:table-cell>
          <table:table-cell office:value-type="float" office:value="0.00643263" calcext:value-type="float">
            <text:p>0.00643263</text:p>
          </table:table-cell>
          <table:table-cell office:value-type="float" office:value="2.07166" calcext:value-type="float">
            <text:p>2.07166</text:p>
          </table:table-cell>
          <table:table-cell office:value-type="float" office:value="77.1386" calcext:value-type="float">
            <text:p>77.1386</text:p>
          </table:table-cell>
          <table:table-cell office:value-type="float" office:value="0.652849" calcext:value-type="float">
            <text:p>0.65284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894" calcext:value-type="float">
            <text:p>0.320894</text:p>
          </table:table-cell>
          <table:table-cell office:value-type="float" office:value="0.103406" calcext:value-type="float">
            <text:p>0.103406</text:p>
          </table:table-cell>
          <table:table-cell office:value-type="float" office:value="0.0108713" calcext:value-type="float">
            <text:p>0.0108713</text:p>
          </table:table-cell>
          <table:table-cell office:value-type="float" office:value="1.08691" calcext:value-type="float">
            <text:p>1.08691</text:p>
          </table:table-cell>
          <table:table-cell office:value-type="float" office:value="122.549" calcext:value-type="float">
            <text:p>122.549</text:p>
          </table:table-cell>
          <table:table-cell office:value-type="float" office:value="0.661103" calcext:value-type="float">
            <text:p>0.66110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9151" calcext:value-type="float">
            <text:p>0.279151</text:p>
          </table:table-cell>
          <table:table-cell office:value-type="float" office:value="0.0787567" calcext:value-type="float">
            <text:p>0.0787567</text:p>
          </table:table-cell>
          <table:table-cell office:value-type="float" office:value="0.00646214" calcext:value-type="float">
            <text:p>0.00646214</text:p>
          </table:table-cell>
          <table:table-cell office:value-type="float" office:value="2.05659" calcext:value-type="float">
            <text:p>2.05659</text:p>
          </table:table-cell>
          <table:table-cell office:value-type="float" office:value="77.5061" calcext:value-type="float">
            <text:p>77.5061</text:p>
          </table:table-cell>
          <table:table-cell office:value-type="float" office:value="0.65272" calcext:value-type="float">
            <text:p>0.6527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187" calcext:value-type="float">
            <text:p>0.326187</text:p>
          </table:table-cell>
          <table:table-cell office:value-type="float" office:value="0.106823" calcext:value-type="float">
            <text:p>0.106823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1.06385" calcext:value-type="float">
            <text:p>1.06385</text:p>
          </table:table-cell>
          <table:table-cell office:value-type="float" office:value="125.913" calcext:value-type="float">
            <text:p>125.913</text:p>
          </table:table-cell>
          <table:table-cell office:value-type="float" office:value="0.661382" calcext:value-type="float">
            <text:p>0.66138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062" calcext:value-type="float">
            <text:p>0.279062</text:p>
          </table:table-cell>
          <table:table-cell office:value-type="float" office:value="0.0787046" calcext:value-type="float">
            <text:p>0.0787046</text:p>
          </table:table-cell>
          <table:table-cell office:value-type="float" office:value="0.00645315" calcext:value-type="float">
            <text:p>0.00645315</text:p>
          </table:table-cell>
          <table:table-cell office:value-type="float" office:value="2.05225" calcext:value-type="float">
            <text:p>2.05225</text:p>
          </table:table-cell>
          <table:table-cell office:value-type="float" office:value="77.5629" calcext:value-type="float">
            <text:p>77.5629</text:p>
          </table:table-cell>
          <table:table-cell office:value-type="float" office:value="0.652744" calcext:value-type="float">
            <text:p>0.65274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368" calcext:value-type="float">
            <text:p>0.331368</text:p>
          </table:table-cell>
          <table:table-cell office:value-type="float" office:value="0.110222" calcext:value-type="float">
            <text:p>0.110222</text:p>
          </table:table-cell>
          <table:table-cell office:value-type="float" office:value="0.0123319" calcext:value-type="float">
            <text:p>0.0123319</text:p>
          </table:table-cell>
          <table:table-cell office:value-type="float" office:value="1.0474" calcext:value-type="float">
            <text:p>1.0474</text:p>
          </table:table-cell>
          <table:table-cell office:value-type="float" office:value="128.913" calcext:value-type="float">
            <text:p>128.913</text:p>
          </table:table-cell>
          <table:table-cell office:value-type="float" office:value="0.661642" calcext:value-type="float">
            <text:p>0.661642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773" calcext:value-type="float">
            <text:p>0.336773</text:p>
          </table:table-cell>
          <table:table-cell office:value-type="float" office:value="0.113828" calcext:value-type="float">
            <text:p>0.113828</text:p>
          </table:table-cell>
          <table:table-cell office:value-type="float" office:value="0.0131438" calcext:value-type="float">
            <text:p>0.013143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132.186" calcext:value-type="float">
            <text:p>132.186</text:p>
          </table:table-cell>
          <table:table-cell office:value-type="float" office:value="0.661857" calcext:value-type="float">
            <text:p>0.66185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0153664" calcext:value-type="float">
            <text:p>0.00153664</text:p>
          </table:table-cell>
          <table:table-cell office:value-type="float" office:value="0.00000236126" calcext:value-type="float">
            <text:p>2.36126E-06</text:p>
          </table:table-cell>
          <table:table-cell office:value-type="float" office:value="0.363474" calcext:value-type="float">
            <text:p>0.363474</text:p>
          </table:table-cell>
          <table:table-cell office:value-type="float" office:value="24.6327" calcext:value-type="float">
            <text:p>24.6327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495" calcext:value-type="float">
            <text:p>0.342495</text:p>
          </table:table-cell>
          <table:table-cell office:value-type="float" office:value="0.117707" calcext:value-type="float">
            <text:p>0.117707</text:p>
          </table:table-cell>
          <table:table-cell office:value-type="float" office:value="0.0140446" calcext:value-type="float">
            <text:p>0.0140446</text:p>
          </table:table-cell>
          <table:table-cell office:value-type="float" office:value="1.00921" calcext:value-type="float">
            <text:p>1.00921</text:p>
          </table:table-cell>
          <table:table-cell office:value-type="float" office:value="135.741" calcext:value-type="float">
            <text:p>135.741</text:p>
          </table:table-cell>
          <table:table-cell office:value-type="float" office:value="0.662104" calcext:value-type="float">
            <text:p>0.6621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64" calcext:value-type="float">
            <text:p>0.0364</text:p>
          </table:table-cell>
          <table:table-cell office:value-type="float" office:value="0.00159392" calcext:value-type="float">
            <text:p>0.00159392</text:p>
          </table:table-cell>
          <table:table-cell office:value-type="float" office:value="0.00000396603" calcext:value-type="float">
            <text:p>3.96603E-06</text:p>
          </table:table-cell>
          <table:table-cell office:value-type="float" office:value="1.04158" calcext:value-type="float">
            <text:p>1.04158</text:p>
          </table:table-cell>
          <table:table-cell office:value-type="float" office:value="13.3857" calcext:value-type="float">
            <text:p>13.3857</text:p>
          </table:table-cell>
          <table:table-cell office:value-type="float" office:value="0.479643" calcext:value-type="float">
            <text:p>0.47964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235" calcext:value-type="float">
            <text:p>0.348235</text:p>
          </table:table-cell>
          <table:table-cell office:value-type="float" office:value="0.121666" calcext:value-type="float">
            <text:p>0.121666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138.935" calcext:value-type="float">
            <text:p>138.935</text:p>
          </table:table-cell>
          <table:table-cell office:value-type="float" office:value="0.662312" calcext:value-type="float">
            <text:p>0.66231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48" calcext:value-type="float">
            <text:p>0.1348</text:p>
          </table:table-cell>
          <table:table-cell office:value-type="float" office:value="0.0187517" calcext:value-type="float">
            <text:p>0.0187517</text:p>
          </table:table-cell>
          <table:table-cell office:value-type="float" office:value="0.000389133" calcext:value-type="float">
            <text:p>0.000389133</text:p>
          </table:table-cell>
          <table:table-cell office:value-type="float" office:value="0.676253" calcext:value-type="float">
            <text:p>0.676253</text:p>
          </table:table-cell>
          <table:table-cell office:value-type="float" office:value="65.8198" calcext:value-type="float">
            <text:p>65.8198</text:p>
          </table:table-cell>
          <table:table-cell office:value-type="float" office:value="0.631111" calcext:value-type="float">
            <text:p>0.63111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23" calcext:value-type="float">
            <text:p>0.35423</text:p>
          </table:table-cell>
          <table:table-cell office:value-type="float" office:value="0.125871" calcext:value-type="float">
            <text:p>0.125871</text:p>
          </table:table-cell>
          <table:table-cell office:value-type="float" office:value="0.0160406" calcext:value-type="float">
            <text:p>0.0160406</text:p>
          </table:table-cell>
          <table:table-cell office:value-type="float" office:value="0.979014" calcext:value-type="float">
            <text:p>0.979014</text:p>
          </table:table-cell>
          <table:table-cell office:value-type="float" office:value="142.54" calcext:value-type="float">
            <text:p>142.54</text:p>
          </table:table-cell>
          <table:table-cell office:value-type="float" office:value="0.662521" calcext:value-type="float">
            <text:p>0.6625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47" calcext:value-type="float">
            <text:p>0.2147</text:p>
          </table:table-cell>
          <table:table-cell office:value-type="float" office:value="0.0462343" calcext:value-type="float">
            <text:p>0.0462343</text:p>
          </table:table-cell>
          <table:table-cell office:value-type="float" office:value="0.00216149" calcext:value-type="float">
            <text:p>0.00216149</text:p>
          </table:table-cell>
          <table:table-cell office:value-type="float" office:value="3.46064" calcext:value-type="float">
            <text:p>3.46064</text:p>
          </table:table-cell>
          <table:table-cell office:value-type="float" office:value="45.3262" calcext:value-type="float">
            <text:p>45.3262</text:p>
          </table:table-cell>
          <table:table-cell office:value-type="float" office:value="0.662943" calcext:value-type="float">
            <text:p>0.66294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52" calcext:value-type="float">
            <text:p>0.360352</text:p>
          </table:table-cell>
          <table:table-cell office:value-type="float" office:value="0.13024" calcext:value-type="float">
            <text:p>0.13024</text:p>
          </table:table-cell>
          <table:table-cell office:value-type="float" office:value="0.0171633" calcext:value-type="float">
            <text:p>0.0171633</text:p>
          </table:table-cell>
          <table:table-cell office:value-type="float" office:value="0.965164" calcext:value-type="float">
            <text:p>0.965164</text:p>
          </table:table-cell>
          <table:table-cell office:value-type="float" office:value="146.04" calcext:value-type="float">
            <text:p>146.04</text:p>
          </table:table-cell>
          <table:table-cell office:value-type="float" office:value="0.66272" calcext:value-type="float">
            <text:p>0.662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070441" calcext:value-type="float">
            <text:p>0.070441</text:p>
          </table:table-cell>
          <table:table-cell office:value-type="float" office:value="0.00547698" calcext:value-type="float">
            <text:p>0.00547698</text:p>
          </table:table-cell>
          <table:table-cell office:value-type="float" office:value="1.25467" calcext:value-type="float">
            <text:p>1.25467</text:p>
          </table:table-cell>
          <table:table-cell office:value-type="float" office:value="94.003" calcext:value-type="float">
            <text:p>94.003</text:p>
          </table:table-cell>
          <table:table-cell office:value-type="float" office:value="0.632067" calcext:value-type="float">
            <text:p>0.63206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631" calcext:value-type="float">
            <text:p>0.36663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183762" calcext:value-type="float">
            <text:p>0.0183762</text:p>
          </table:table-cell>
          <table:table-cell office:value-type="float" office:value="0.951708" calcext:value-type="float">
            <text:p>0.951708</text:p>
          </table:table-cell>
          <table:table-cell office:value-type="float" office:value="149.632" calcext:value-type="float">
            <text:p>149.632</text:p>
          </table:table-cell>
          <table:table-cell office:value-type="float" office:value="0.662902" calcext:value-type="float">
            <text:p>0.66290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9375" calcext:value-type="float">
            <text:p>0.299375</text:p>
          </table:table-cell>
          <table:table-cell office:value-type="float" office:value="0.0903726" calcext:value-type="float">
            <text:p>0.0903726</text:p>
          </table:table-cell>
          <table:table-cell office:value-type="float" office:value="0.00842905" calcext:value-type="float">
            <text:p>0.00842905</text:p>
          </table:table-cell>
          <table:table-cell office:value-type="float" office:value="3.0913" calcext:value-type="float">
            <text:p>3.0913</text:p>
          </table:table-cell>
          <table:table-cell office:value-type="float" office:value="67.6087" calcext:value-type="float">
            <text:p>67.6087</text:p>
          </table:table-cell>
          <table:table-cell office:value-type="float" office:value="0.65598" calcext:value-type="float">
            <text:p>0.6559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138" calcext:value-type="float">
            <text:p>0.373138</text:p>
          </table:table-cell>
          <table:table-cell office:value-type="float" office:value="0.139609" calcext:value-type="float">
            <text:p>0.139609</text:p>
          </table:table-cell>
          <table:table-cell office:value-type="float" office:value="0.0197005" calcext:value-type="float">
            <text:p>0.0197005</text:p>
          </table:table-cell>
          <table:table-cell office:value-type="float" office:value="0.940656" calcext:value-type="float">
            <text:p>0.940656</text:p>
          </table:table-cell>
          <table:table-cell office:value-type="float" office:value="153.18" calcext:value-type="float">
            <text:p>153.18</text:p>
          </table:table-cell>
          <table:table-cell office:value-type="float" office:value="0.663077" calcext:value-type="float">
            <text:p>0.66307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7475" calcext:value-type="float">
            <text:p>0.277475</text:p>
          </table:table-cell>
          <table:table-cell office:value-type="float" office:value="0.0775027" calcext:value-type="float">
            <text:p>0.0775027</text:p>
          </table:table-cell>
          <table:table-cell office:value-type="float" office:value="0.00616856" calcext:value-type="float">
            <text:p>0.00616856</text:p>
          </table:table-cell>
          <table:table-cell office:value-type="float" office:value="1.25024" calcext:value-type="float">
            <text:p>1.25024</text:p>
          </table:table-cell>
          <table:table-cell office:value-type="float" office:value="98.8101" calcext:value-type="float">
            <text:p>98.8101</text:p>
          </table:table-cell>
          <table:table-cell office:value-type="float" office:value="0.657682" calcext:value-type="float">
            <text:p>0.65768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635" calcext:value-type="float">
            <text:p>0.379635</text:p>
          </table:table-cell>
          <table:table-cell office:value-type="float" office:value="0.144493" calcext:value-type="float">
            <text:p>0.144493</text:p>
          </table:table-cell>
          <table:table-cell office:value-type="float" office:value="0.0210917" calcext:value-type="float">
            <text:p>0.0210917</text:p>
          </table:table-cell>
          <table:table-cell office:value-type="float" office:value="0.925125" calcext:value-type="float">
            <text:p>0.925125</text:p>
          </table:table-cell>
          <table:table-cell office:value-type="float" office:value="157.149" calcext:value-type="float">
            <text:p>157.149</text:p>
          </table:table-cell>
          <table:table-cell office:value-type="float" office:value="0.663258" calcext:value-type="float">
            <text:p>0.66325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4575" calcext:value-type="float">
            <text:p>0.274575</text:p>
          </table:table-cell>
          <table:table-cell office:value-type="float" office:value="0.0759484" calcext:value-type="float">
            <text:p>0.0759484</text:p>
          </table:table-cell>
          <table:table-cell office:value-type="float" office:value="0.00594411" calcext:value-type="float">
            <text:p>0.00594411</text:p>
          </table:table-cell>
          <table:table-cell office:value-type="float" office:value="2.43611" calcext:value-type="float">
            <text:p>2.43611</text:p>
          </table:table-cell>
          <table:table-cell office:value-type="float" office:value="69.8478" calcext:value-type="float">
            <text:p>69.8478</text:p>
          </table:table-cell>
          <table:table-cell office:value-type="float" office:value="0.656499" calcext:value-type="float">
            <text:p>0.656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387" calcext:value-type="float">
            <text:p>0.386387</text:p>
          </table:table-cell>
          <table:table-cell office:value-type="float" office:value="0.14966" calcext:value-type="float">
            <text:p>0.14966</text:p>
          </table:table-cell>
          <table:table-cell office:value-type="float" office:value="0.0226163" calcext:value-type="float">
            <text:p>0.0226163</text:p>
          </table:table-cell>
          <table:table-cell office:value-type="float" office:value="0.912241" calcext:value-type="float">
            <text:p>0.912241</text:p>
          </table:table-cell>
          <table:table-cell office:value-type="float" office:value="161.07" calcext:value-type="float">
            <text:p>161.07</text:p>
          </table:table-cell>
          <table:table-cell office:value-type="float" office:value="0.663421" calcext:value-type="float">
            <text:p>0.6634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6156" calcext:value-type="float">
            <text:p>0.276156</text:p>
          </table:table-cell>
          <table:table-cell office:value-type="float" office:value="0.077062" calcext:value-type="float">
            <text:p>0.077062</text:p>
          </table:table-cell>
          <table:table-cell office:value-type="float" office:value="0.00618416" calcext:value-type="float">
            <text:p>0.00618416</text:p>
          </table:table-cell>
          <table:table-cell office:value-type="float" office:value="1.87726" calcext:value-type="float">
            <text:p>1.87726</text:p>
          </table:table-cell>
          <table:table-cell office:value-type="float" office:value="80.2746" calcext:value-type="float">
            <text:p>80.2746</text:p>
          </table:table-cell>
          <table:table-cell office:value-type="float" office:value="0.65288" calcext:value-type="float">
            <text:p>0.6528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9184" calcext:value-type="float">
            <text:p>0.279184</text:p>
          </table:table-cell>
          <table:table-cell office:value-type="float" office:value="0.0787931" calcext:value-type="float">
            <text:p>0.0787931</text:p>
          </table:table-cell>
          <table:table-cell office:value-type="float" office:value="0.00646976" calcext:value-type="float">
            <text:p>0.00646976</text:p>
          </table:table-cell>
          <table:table-cell office:value-type="float" office:value="1.67248" calcext:value-type="float">
            <text:p>1.67248</text:p>
          </table:table-cell>
          <table:table-cell office:value-type="float" office:value="86.0514" calcext:value-type="float">
            <text:p>86.0514</text:p>
          </table:table-cell>
          <table:table-cell office:value-type="float" office:value="0.652631" calcext:value-type="float">
            <text:p>0.65263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6618" calcext:value-type="float">
            <text:p>0.276618</text:p>
          </table:table-cell>
          <table:table-cell office:value-type="float" office:value="0.077229" calcext:value-type="float">
            <text:p>0.077229</text:p>
          </table:table-cell>
          <table:table-cell office:value-type="float" office:value="0.00618672" calcext:value-type="float">
            <text:p>0.00618672</text:p>
          </table:table-cell>
          <table:table-cell office:value-type="float" office:value="2.05776" calcext:value-type="float">
            <text:p>2.05776</text:p>
          </table:table-cell>
          <table:table-cell office:value-type="float" office:value="76.7207" calcext:value-type="float">
            <text:p>76.7207</text:p>
          </table:table-cell>
          <table:table-cell office:value-type="float" office:value="0.654237" calcext:value-type="float">
            <text:p>0.654237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057" calcext:value-type="float">
            <text:p>0.277057</text:p>
          </table:table-cell>
          <table:table-cell office:value-type="float" office:value="0.0775771" calcext:value-type="float">
            <text:p>0.0775771</text:p>
          </table:table-cell>
          <table:table-cell office:value-type="float" office:value="0.00626873" calcext:value-type="float">
            <text:p>0.00626873</text:p>
          </table:table-cell>
          <table:table-cell office:value-type="float" office:value="1.84805" calcext:value-type="float">
            <text:p>1.84805</text:p>
          </table:table-cell>
          <table:table-cell office:value-type="float" office:value="81.1853" calcext:value-type="float">
            <text:p>81.1853</text:p>
          </table:table-cell>
          <table:table-cell office:value-type="float" office:value="0.652791" calcext:value-type="float">
            <text:p>0.65279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5941" calcext:value-type="float">
            <text:p>0.275941</text:p>
          </table:table-cell>
          <table:table-cell office:value-type="float" office:value="0.0769555" calcext:value-type="float">
            <text:p>0.0769555</text:p>
          </table:table-cell>
          <table:table-cell office:value-type="float" office:value="0.00617223" calcext:value-type="float">
            <text:p>0.00617223</text:p>
          </table:table-cell>
          <table:table-cell office:value-type="float" office:value="1.88197" calcext:value-type="float">
            <text:p>1.88197</text:p>
          </table:table-cell>
          <table:table-cell office:value-type="float" office:value="80.117" calcext:value-type="float">
            <text:p>80.117</text:p>
          </table:table-cell>
          <table:table-cell office:value-type="float" office:value="0.652591" calcext:value-type="float">
            <text:p>0.65259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9717" calcext:value-type="float">
            <text:p>0.279717</text:p>
          </table:table-cell>
          <table:table-cell office:value-type="float" office:value="0.078981" calcext:value-type="float">
            <text:p>0.078981</text:p>
          </table:table-cell>
          <table:table-cell office:value-type="float" office:value="0.00647204" calcext:value-type="float">
            <text:p>0.00647204</text:p>
          </table:table-cell>
          <table:table-cell office:value-type="float" office:value="1.97733" calcext:value-type="float">
            <text:p>1.97733</text:p>
          </table:table-cell>
          <table:table-cell office:value-type="float" office:value="79.1739" calcext:value-type="float">
            <text:p>79.1739</text:p>
          </table:table-cell>
          <table:table-cell office:value-type="float" office:value="0.65416" calcext:value-type="float">
            <text:p>0.6541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7263" calcext:value-type="float">
            <text:p>0.277263</text:p>
          </table:table-cell>
          <table:table-cell office:value-type="float" office:value="0.0776424" calcext:value-type="float">
            <text:p>0.0776424</text:p>
          </table:table-cell>
          <table:table-cell office:value-type="float" office:value="0.0062665" calcext:value-type="float">
            <text:p>0.0062665</text:p>
          </table:table-cell>
          <table:table-cell office:value-type="float" office:value="1.92764" calcext:value-type="float">
            <text:p>1.92764</text:p>
          </table:table-cell>
          <table:table-cell office:value-type="float" office:value="79.5088" calcext:value-type="float">
            <text:p>79.5088</text:p>
          </table:table-cell>
          <table:table-cell office:value-type="float" office:value="0.653498" calcext:value-type="float">
            <text:p>0.65349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455" calcext:value-type="float">
            <text:p>0.275455</text:p>
          </table:table-cell>
          <table:table-cell office:value-type="float" office:value="0.0766545" calcext:value-type="float">
            <text:p>0.0766545</text:p>
          </table:table-cell>
          <table:table-cell office:value-type="float" office:value="0.00611262" calcext:value-type="float">
            <text:p>0.00611262</text:p>
          </table:table-cell>
          <table:table-cell office:value-type="float" office:value="1.90889" calcext:value-type="float">
            <text:p>1.90889</text:p>
          </table:table-cell>
          <table:table-cell office:value-type="float" office:value="79.3871" calcext:value-type="float">
            <text:p>79.3871</text:p>
          </table:table-cell>
          <table:table-cell office:value-type="float" office:value="0.653238" calcext:value-type="float">
            <text:p>0.65323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7001" calcext:value-type="float">
            <text:p>0.277001</text:p>
          </table:table-cell>
          <table:table-cell office:value-type="float" office:value="0.0775005" calcext:value-type="float">
            <text:p>0.0775005</text:p>
          </table:table-cell>
          <table:table-cell office:value-type="float" office:value="0.00624332" calcext:value-type="float">
            <text:p>0.00624332</text:p>
          </table:table-cell>
          <table:table-cell office:value-type="float" office:value="1.93493" calcext:value-type="float">
            <text:p>1.93493</text:p>
          </table:table-cell>
          <table:table-cell office:value-type="float" office:value="79.2841" calcext:value-type="float">
            <text:p>79.2841</text:p>
          </table:table-cell>
          <table:table-cell office:value-type="float" office:value="0.653514" calcext:value-type="float">
            <text:p>0.65351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452" calcext:value-type="float">
            <text:p>0.276452</text:p>
          </table:table-cell>
          <table:table-cell office:value-type="float" office:value="0.0771991" calcext:value-type="float">
            <text:p>0.0771991</text:p>
          </table:table-cell>
          <table:table-cell office:value-type="float" office:value="0.00619642" calcext:value-type="float">
            <text:p>0.00619642</text:p>
          </table:table-cell>
          <table:table-cell office:value-type="float" office:value="1.93466" calcext:value-type="float">
            <text:p>1.93466</text:p>
          </table:table-cell>
          <table:table-cell office:value-type="float" office:value="79.1339" calcext:value-type="float">
            <text:p>79.1339</text:p>
          </table:table-cell>
          <table:table-cell office:value-type="float" office:value="0.653426" calcext:value-type="float">
            <text:p>0.65342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6672" calcext:value-type="float">
            <text:p>0.276672</text:p>
          </table:table-cell>
          <table:table-cell office:value-type="float" office:value="0.0773292" calcext:value-type="float">
            <text:p>0.0773292</text:p>
          </table:table-cell>
          <table:table-cell office:value-type="float" office:value="0.00621951" calcext:value-type="float">
            <text:p>0.00621951</text:p>
          </table:table-cell>
          <table:table-cell office:value-type="float" office:value="1.94524" calcext:value-type="float">
            <text:p>1.94524</text:p>
          </table:table-cell>
          <table:table-cell office:value-type="float" office:value="78.9833" calcext:value-type="float">
            <text:p>78.9833</text:p>
          </table:table-cell>
          <table:table-cell office:value-type="float" office:value="0.653305" calcext:value-type="float">
            <text:p>0.65330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404" calcext:value-type="float">
            <text:p>0.276404</text:p>
          </table:table-cell>
          <table:table-cell office:value-type="float" office:value="0.0771764" calcext:value-type="float">
            <text:p>0.0771764</text:p>
          </table:table-cell>
          <table:table-cell office:value-type="float" office:value="0.00619394" calcext:value-type="float">
            <text:p>0.00619394</text:p>
          </table:table-cell>
          <table:table-cell office:value-type="float" office:value="1.92098" calcext:value-type="float">
            <text:p>1.92098</text:p>
          </table:table-cell>
          <table:table-cell office:value-type="float" office:value="79.406" calcext:value-type="float">
            <text:p>79.406</text:p>
          </table:table-cell>
          <table:table-cell office:value-type="float" office:value="0.653361" calcext:value-type="float">
            <text:p>0.653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002304" calcext:value-type="float">
            <text:p>2.304E-05</text:p>
          </table:table-cell>
          <table:table-cell office:value-type="float" office:value="0.000000000530842" calcext:value-type="float">
            <text:p>5.30842E-10</text:p>
          </table:table-cell>
          <table:table-cell office:value-type="float" office:value="1.73473" calcext:value-type="float">
            <text:p>1.7347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48" calcext:value-type="float">
            <text:p>0.0948</text:p>
          </table:table-cell>
          <table:table-cell office:value-type="float" office:value="0.00966304" calcext:value-type="float">
            <text:p>0.00966304</text:p>
          </table:table-cell>
          <table:table-cell office:value-type="float" office:value="0.000117675" calcext:value-type="float">
            <text:p>0.000117675</text:p>
          </table:table-cell>
          <table:table-cell office:value-type="float" office:value="2.18034" calcext:value-type="float">
            <text:p>2.18034</text:p>
          </table:table-cell>
          <table:table-cell office:value-type="float" office:value="25.2814" calcext:value-type="float">
            <text:p>25.2814</text:p>
          </table:table-cell>
          <table:table-cell office:value-type="float" office:value="0.579916" calcext:value-type="float">
            <text:p>0.57991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24" calcext:value-type="float">
            <text:p>0.1724</text:p>
          </table:table-cell>
          <table:table-cell office:value-type="float" office:value="0.0301635" calcext:value-type="float">
            <text:p>0.0301635</text:p>
          </table:table-cell>
          <table:table-cell office:value-type="float" office:value="0.000961398" calcext:value-type="float">
            <text:p>0.000961398</text:p>
          </table:table-cell>
          <table:table-cell office:value-type="float" office:value="1.97042" calcext:value-type="float">
            <text:p>1.97042</text:p>
          </table:table-cell>
          <table:table-cell office:value-type="float" office:value="48.6136" calcext:value-type="float">
            <text:p>48.6136</text:p>
          </table:table-cell>
          <table:table-cell office:value-type="float" office:value="0.647777" calcext:value-type="float">
            <text:p>0.64777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85" calcext:value-type="float">
            <text:p>0.2385</text:p>
          </table:table-cell>
          <table:table-cell office:value-type="float" office:value="0.0571086" calcext:value-type="float">
            <text:p>0.0571086</text:p>
          </table:table-cell>
          <table:table-cell office:value-type="float" office:value="0.00331225" calcext:value-type="float">
            <text:p>0.00331225</text:p>
          </table:table-cell>
          <table:table-cell office:value-type="float" office:value="1.74235" calcext:value-type="float">
            <text:p>1.74235</text:p>
          </table:table-cell>
          <table:table-cell office:value-type="float" office:value="71.6411" calcext:value-type="float">
            <text:p>71.6411</text:p>
          </table:table-cell>
          <table:table-cell office:value-type="float" office:value="0.661468" calcext:value-type="float">
            <text:p>0.66146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float" office:value="0.0667731" calcext:value-type="float">
            <text:p>0.0667731</text:p>
          </table:table-cell>
          <table:table-cell office:value-type="float" office:value="0.00451404" calcext:value-type="float">
            <text:p>0.00451404</text:p>
          </table:table-cell>
          <table:table-cell office:value-type="float" office:value="3.30275" calcext:value-type="float">
            <text:p>3.30275</text:p>
          </table:table-cell>
          <table:table-cell office:value-type="float" office:value="56.0493" calcext:value-type="float">
            <text:p>56.0493</text:p>
          </table:table-cell>
          <table:table-cell office:value-type="float" office:value="0.662526" calcext:value-type="float">
            <text:p>0.66252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5925" calcext:value-type="float">
            <text:p>0.255925</text:p>
          </table:table-cell>
          <table:table-cell office:value-type="float" office:value="0.066124" calcext:value-type="float">
            <text:p>0.066124</text:p>
          </table:table-cell>
          <table:table-cell office:value-type="float" office:value="0.00454359" calcext:value-type="float">
            <text:p>0.00454359</text:p>
          </table:table-cell>
          <table:table-cell office:value-type="float" office:value="1.4681" calcext:value-type="float">
            <text:p>1.4681</text:p>
          </table:table-cell>
          <table:table-cell office:value-type="float" office:value="84.1223" calcext:value-type="float">
            <text:p>84.1223</text:p>
          </table:table-cell>
          <table:table-cell office:value-type="float" office:value="0.653614" calcext:value-type="float">
            <text:p>0.65361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363" calcext:value-type="float">
            <text:p>0.276363</text:p>
          </table:table-cell>
          <table:table-cell office:value-type="float" office:value="0.0768189" calcext:value-type="float">
            <text:p>0.0768189</text:p>
          </table:table-cell>
          <table:table-cell office:value-type="float" office:value="0.00603837" calcext:value-type="float">
            <text:p>0.00603837</text:p>
          </table:table-cell>
          <table:table-cell office:value-type="float" office:value="2.04163" calcext:value-type="float">
            <text:p>2.04163</text:p>
          </table:table-cell>
          <table:table-cell office:value-type="float" office:value="76.8193" calcext:value-type="float">
            <text:p>76.8193</text:p>
          </table:table-cell>
          <table:table-cell office:value-type="float" office:value="0.658916" calcext:value-type="float">
            <text:p>0.65891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3825" calcext:value-type="float">
            <text:p>0.273825</text:p>
          </table:table-cell>
          <table:table-cell office:value-type="float" office:value="0.0754399" calcext:value-type="float">
            <text:p>0.0754399</text:p>
          </table:table-cell>
          <table:table-cell office:value-type="float" office:value="0.00582664" calcext:value-type="float">
            <text:p>0.00582664</text:p>
          </table:table-cell>
          <table:table-cell office:value-type="float" office:value="1.30727" calcext:value-type="float">
            <text:p>1.30727</text:p>
          </table:table-cell>
          <table:table-cell office:value-type="float" office:value="95.3132" calcext:value-type="float">
            <text:p>95.3132</text:p>
          </table:table-cell>
          <table:table-cell office:value-type="float" office:value="0.658733" calcext:value-type="float">
            <text:p>0.65873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7806" calcext:value-type="float">
            <text:p>0.277806</text:p>
          </table:table-cell>
          <table:table-cell office:value-type="float" office:value="0.0778386" calcext:value-type="float">
            <text:p>0.0778386</text:p>
          </table:table-cell>
          <table:table-cell office:value-type="float" office:value="0.00626763" calcext:value-type="float">
            <text:p>0.00626763</text:p>
          </table:table-cell>
          <table:table-cell office:value-type="float" office:value="1.72311" calcext:value-type="float">
            <text:p>1.72311</text:p>
          </table:table-cell>
          <table:table-cell office:value-type="float" office:value="84.2472" calcext:value-type="float">
            <text:p>84.2472</text:p>
          </table:table-cell>
          <table:table-cell office:value-type="float" office:value="0.65518" calcext:value-type="float">
            <text:p>0.6551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8041" calcext:value-type="float">
            <text:p>0.278041</text:p>
          </table:table-cell>
          <table:table-cell office:value-type="float" office:value="0.0780272" calcext:value-type="float">
            <text:p>0.0780272</text:p>
          </table:table-cell>
          <table:table-cell office:value-type="float" office:value="0.00630929" calcext:value-type="float">
            <text:p>0.00630929</text:p>
          </table:table-cell>
          <table:table-cell office:value-type="float" office:value="1.71282" calcext:value-type="float">
            <text:p>1.71282</text:p>
          </table:table-cell>
          <table:table-cell office:value-type="float" office:value="84.6055" calcext:value-type="float">
            <text:p>84.6055</text:p>
          </table:table-cell>
          <table:table-cell office:value-type="float" office:value="0.654564" calcext:value-type="float">
            <text:p>0.65456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5903" calcext:value-type="float">
            <text:p>0.275903</text:p>
          </table:table-cell>
          <table:table-cell office:value-type="float" office:value="0.0768915" calcext:value-type="float">
            <text:p>0.0768915</text:p>
          </table:table-cell>
          <table:table-cell office:value-type="float" office:value="0.00614141" calcext:value-type="float">
            <text:p>0.00614141</text:p>
          </table:table-cell>
          <table:table-cell office:value-type="float" office:value="1.6461" calcext:value-type="float">
            <text:p>1.6461</text:p>
          </table:table-cell>
          <table:table-cell office:value-type="float" office:value="85.682" calcext:value-type="float">
            <text:p>85.682</text:p>
          </table:table-cell>
          <table:table-cell office:value-type="float" office:value="0.65375" calcext:value-type="float">
            <text:p>0.6537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6561" calcext:value-type="float">
            <text:p>0.276561</text:p>
          </table:table-cell>
          <table:table-cell office:value-type="float" office:value="0.0771762" calcext:value-type="float">
            <text:p>0.0771762</text:p>
          </table:table-cell>
          <table:table-cell office:value-type="float" office:value="0.00616707" calcext:value-type="float">
            <text:p>0.00616707</text:p>
          </table:table-cell>
          <table:table-cell office:value-type="float" office:value="1.76326" calcext:value-type="float">
            <text:p>1.76326</text:p>
          </table:table-cell>
          <table:table-cell office:value-type="float" office:value="82.9155" calcext:value-type="float">
            <text:p>82.9155</text:p>
          </table:table-cell>
          <table:table-cell office:value-type="float" office:value="0.654864" calcext:value-type="float">
            <text:p>0.65486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022" calcext:value-type="float">
            <text:p>0.277022</text:p>
          </table:table-cell>
          <table:table-cell office:value-type="float" office:value="0.0775148" calcext:value-type="float">
            <text:p>0.0775148</text:p>
          </table:table-cell>
          <table:table-cell office:value-type="float" office:value="0.00624588" calcext:value-type="float">
            <text:p>0.00624588</text:p>
          </table:table-cell>
          <table:table-cell office:value-type="float" office:value="1.92464" calcext:value-type="float">
            <text:p>1.92464</text:p>
          </table:table-cell>
          <table:table-cell office:value-type="float" office:value="79.5052" calcext:value-type="float">
            <text:p>79.5052</text:p>
          </table:table-cell>
          <table:table-cell office:value-type="float" office:value="0.6535" calcext:value-type="float">
            <text:p>0.653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675" calcext:value-type="float">
            <text:p>0.275675</text:p>
          </table:table-cell>
          <table:table-cell office:value-type="float" office:value="0.0767405" calcext:value-type="float">
            <text:p>0.0767405</text:p>
          </table:table-cell>
          <table:table-cell office:value-type="float" office:value="0.00611582" calcext:value-type="float">
            <text:p>0.00611582</text:p>
          </table:table-cell>
          <table:table-cell office:value-type="float" office:value="1.82783" calcext:value-type="float">
            <text:p>1.82783</text:p>
          </table:table-cell>
          <table:table-cell office:value-type="float" office:value="81.1918" calcext:value-type="float">
            <text:p>81.1918</text:p>
          </table:table-cell>
          <table:table-cell office:value-type="float" office:value="0.653834" calcext:value-type="float">
            <text:p>0.65383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66" calcext:value-type="float">
            <text:p>0.27566</text:p>
          </table:table-cell>
          <table:table-cell office:value-type="float" office:value="0.0767127" calcext:value-type="float">
            <text:p>0.0767127</text:p>
          </table:table-cell>
          <table:table-cell office:value-type="float" office:value="0.00610475" calcext:value-type="float">
            <text:p>0.00610475</text:p>
          </table:table-cell>
          <table:table-cell office:value-type="float" office:value="1.79149" calcext:value-type="float">
            <text:p>1.79149</text:p>
          </table:table-cell>
          <table:table-cell office:value-type="float" office:value="82.0039" calcext:value-type="float">
            <text:p>82.0039</text:p>
          </table:table-cell>
          <table:table-cell office:value-type="float" office:value="0.65421" calcext:value-type="float">
            <text:p>0.6542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708" calcext:value-type="float">
            <text:p>0.275708</text:p>
          </table:table-cell>
          <table:table-cell office:value-type="float" office:value="0.07674" calcext:value-type="float">
            <text:p>0.07674</text:p>
          </table:table-cell>
          <table:table-cell office:value-type="float" office:value="0.00610967" calcext:value-type="float">
            <text:p>0.00610967</text:p>
          </table:table-cell>
          <table:table-cell office:value-type="float" office:value="1.79406" calcext:value-type="float">
            <text:p>1.79406</text:p>
          </table:table-cell>
          <table:table-cell office:value-type="float" office:value="81.9593" calcext:value-type="float">
            <text:p>81.9593</text:p>
          </table:table-cell>
          <table:table-cell office:value-type="float" office:value="0.654177" calcext:value-type="float">
            <text:p>0.65417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5288" calcext:value-type="float">
            <text:p>0.275288</text:p>
          </table:table-cell>
          <table:table-cell office:value-type="float" office:value="0.0765167" calcext:value-type="float">
            <text:p>0.0765167</text:p>
          </table:table-cell>
          <table:table-cell office:value-type="float" office:value="0.00607776" calcext:value-type="float">
            <text:p>0.00607776</text:p>
          </table:table-cell>
          <table:table-cell office:value-type="float" office:value="1.79215" calcext:value-type="float">
            <text:p>1.79215</text:p>
          </table:table-cell>
          <table:table-cell office:value-type="float" office:value="81.8829" calcext:value-type="float">
            <text:p>81.8829</text:p>
          </table:table-cell>
          <table:table-cell office:value-type="float" office:value="0.653973" calcext:value-type="float">
            <text:p>0.65397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786" calcext:value-type="float">
            <text:p>0.274786</text:p>
          </table:table-cell>
          <table:table-cell office:value-type="float" office:value="0.0762498" calcext:value-type="float">
            <text:p>0.0762498</text:p>
          </table:table-cell>
          <table:table-cell office:value-type="float" office:value="0.00603825" calcext:value-type="float">
            <text:p>0.00603825</text:p>
          </table:table-cell>
          <table:table-cell office:value-type="float" office:value="1.81511" calcext:value-type="float">
            <text:p>1.81511</text:p>
          </table:table-cell>
          <table:table-cell office:value-type="float" office:value="81.215" calcext:value-type="float">
            <text:p>81.215</text:p>
          </table:table-cell>
          <table:table-cell office:value-type="float" office:value="0.653811" calcext:value-type="float">
            <text:p>0.65381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693" calcext:value-type="float">
            <text:p>0.274693</text:p>
          </table:table-cell>
          <table:table-cell office:value-type="float" office:value="0.076192" calcext:value-type="float">
            <text:p>0.076192</text:p>
          </table:table-cell>
          <table:table-cell office:value-type="float" office:value="0.00602761" calcext:value-type="float">
            <text:p>0.00602761</text:p>
          </table:table-cell>
          <table:table-cell office:value-type="float" office:value="1.81838" calcext:value-type="float">
            <text:p>1.81838</text:p>
          </table:table-cell>
          <table:table-cell office:value-type="float" office:value="81.1101" calcext:value-type="float">
            <text:p>81.1101</text:p>
          </table:table-cell>
          <table:table-cell office:value-type="float" office:value="0.653898" calcext:value-type="float">
            <text:p>0.65389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866" calcext:value-type="float">
            <text:p>0.274866</text:p>
          </table:table-cell>
          <table:table-cell office:value-type="float" office:value="0.0762795" calcext:value-type="float">
            <text:p>0.0762795</text:p>
          </table:table-cell>
          <table:table-cell office:value-type="float" office:value="0.00603887" calcext:value-type="float">
            <text:p>0.00603887</text:p>
          </table:table-cell>
          <table:table-cell office:value-type="float" office:value="1.81456" calcext:value-type="float">
            <text:p>1.81456</text:p>
          </table:table-cell>
          <table:table-cell office:value-type="float" office:value="81.2433" calcext:value-type="float">
            <text:p>81.2433</text:p>
          </table:table-cell>
          <table:table-cell office:value-type="float" office:value="0.654045" calcext:value-type="float">
            <text:p>0.6540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000731162" calcext:value-type="float">
            <text:p>7.31162E-06</text:p>
          </table:table-cell>
          <table:table-cell office:value-type="float" office:value="0.367277" calcext:value-type="float">
            <text:p>0.367277</text:p>
          </table:table-cell>
          <table:table-cell office:value-type="float" office:value="33.2217" calcext:value-type="float">
            <text:p>33.221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64" calcext:value-type="float">
            <text:p>0.0664</text:p>
          </table:table-cell>
          <table:table-cell office:value-type="float" office:value="0.00582272" calcext:value-type="float">
            <text:p>0.00582272</text:p>
          </table:table-cell>
          <table:table-cell office:value-type="float" office:value="0.0000588369" calcext:value-type="float">
            <text:p>5.88369E-05</text:p>
          </table:table-cell>
          <table:table-cell office:value-type="float" office:value="1.84062" calcext:value-type="float">
            <text:p>1.84062</text:p>
          </table:table-cell>
          <table:table-cell office:value-type="float" office:value="20.9302" calcext:value-type="float">
            <text:p>20.9302</text:p>
          </table:table-cell>
          <table:table-cell office:value-type="float" office:value="0.421535" calcext:value-type="float">
            <text:p>0.42153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26" calcext:value-type="float">
            <text:p>0.1826</text:p>
          </table:table-cell>
          <table:table-cell office:value-type="float" office:value="0.0346904" calcext:value-type="float">
            <text:p>0.0346904</text:p>
          </table:table-cell>
          <table:table-cell office:value-type="float" office:value="0.00139115" calcext:value-type="float">
            <text:p>0.00139115</text:p>
          </table:table-cell>
          <table:table-cell office:value-type="float" office:value="1.39419" calcext:value-type="float">
            <text:p>1.39419</text:p>
          </table:table-cell>
          <table:table-cell office:value-type="float" office:value="62.2975" calcext:value-type="float">
            <text:p>62.2975</text:p>
          </table:table-cell>
          <table:table-cell office:value-type="float" office:value="0.614669" calcext:value-type="float">
            <text:p>0.61466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44" calcext:value-type="float">
            <text:p>0.2644</text:p>
          </table:table-cell>
          <table:table-cell office:value-type="float" office:value="0.0700144" calcext:value-type="float">
            <text:p>0.0700144</text:p>
          </table:table-cell>
          <table:table-cell office:value-type="float" office:value="0.00493164" calcext:value-type="float">
            <text:p>0.00493164</text:p>
          </table:table-cell>
          <table:table-cell office:value-type="float" office:value="0.953932" calcext:value-type="float">
            <text:p>0.953932</text:p>
          </table:table-cell>
          <table:table-cell office:value-type="float" office:value="107.571" calcext:value-type="float">
            <text:p>107.571</text:p>
          </table:table-cell>
          <table:table-cell office:value-type="float" office:value="0.664652" calcext:value-type="float">
            <text:p>0.66465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685" calcext:value-type="float">
            <text:p>0.29685</text:p>
          </table:table-cell>
          <table:table-cell office:value-type="float" office:value="0.0887079" calcext:value-type="float">
            <text:p>0.0887079</text:p>
          </table:table-cell>
          <table:table-cell office:value-type="float" office:value="0.0080659" calcext:value-type="float">
            <text:p>0.0080659</text:p>
          </table:table-cell>
          <table:table-cell office:value-type="float" office:value="1.18608" calcext:value-type="float">
            <text:p>1.18608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0.65833" calcext:value-type="float">
            <text:p>0.6583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48" calcext:value-type="float">
            <text:p>0.2848</text:p>
          </table:table-cell>
          <table:table-cell office:value-type="float" office:value="0.0816702" calcext:value-type="float">
            <text:p>0.0816702</text:p>
          </table:table-cell>
          <table:table-cell office:value-type="float" office:value="0.00685555" calcext:value-type="float">
            <text:p>0.00685555</text:p>
          </table:table-cell>
          <table:table-cell office:value-type="float" office:value="2.4244" calcext:value-type="float">
            <text:p>2.4244</text:p>
          </table:table-cell>
          <table:table-cell office:value-type="float" office:value="72.641" calcext:value-type="float">
            <text:p>72.641</text:p>
          </table:table-cell>
          <table:table-cell office:value-type="float" office:value="0.657394" calcext:value-type="float">
            <text:p>0.65739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1263" calcext:value-type="float">
            <text:p>0.271263</text:p>
          </table:table-cell>
          <table:table-cell office:value-type="float" office:value="0.0740723" calcext:value-type="float">
            <text:p>0.0740723</text:p>
          </table:table-cell>
          <table:table-cell office:value-type="float" office:value="0.00563333" calcext:value-type="float">
            <text:p>0.00563333</text:p>
          </table:table-cell>
          <table:table-cell office:value-type="float" office:value="1.68871" calcext:value-type="float">
            <text:p>1.68871</text:p>
          </table:table-cell>
          <table:table-cell office:value-type="float" office:value="83.0055" calcext:value-type="float">
            <text:p>83.0055</text:p>
          </table:table-cell>
          <table:table-cell office:value-type="float" office:value="0.657759" calcext:value-type="float">
            <text:p>0.65775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0594" calcext:value-type="float">
            <text:p>0.280594</text:p>
          </table:table-cell>
          <table:table-cell office:value-type="float" office:value="0.0794219" calcext:value-type="float">
            <text:p>0.0794219</text:p>
          </table:table-cell>
          <table:table-cell office:value-type="float" office:value="0.00652832" calcext:value-type="float">
            <text:p>0.00652832</text:p>
          </table:table-cell>
          <table:table-cell office:value-type="float" office:value="2.57127" calcext:value-type="float">
            <text:p>2.57127</text:p>
          </table:table-cell>
          <table:table-cell office:value-type="float" office:value="69.5203" calcext:value-type="float">
            <text:p>69.5203</text:p>
          </table:table-cell>
          <table:table-cell office:value-type="float" office:value="0.655016" calcext:value-type="float">
            <text:p>0.65501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675" calcext:value-type="float">
            <text:p>0.28675</text:p>
          </table:table-cell>
          <table:table-cell office:value-type="float" office:value="0.0829591" calcext:value-type="float">
            <text:p>0.0829591</text:p>
          </table:table-cell>
          <table:table-cell office:value-type="float" office:value="0.00712436" calcext:value-type="float">
            <text:p>0.00712436</text:p>
          </table:table-cell>
          <table:table-cell office:value-type="float" office:value="1.48538" calcext:value-type="float">
            <text:p>1.48538</text:p>
          </table:table-cell>
          <table:table-cell office:value-type="float" office:value="93.7559" calcext:value-type="float">
            <text:p>93.7559</text:p>
          </table:table-cell>
          <table:table-cell office:value-type="float" office:value="0.654938" calcext:value-type="float">
            <text:p>0.65493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3602" calcext:value-type="float">
            <text:p>0.273602</text:p>
          </table:table-cell>
          <table:table-cell office:value-type="float" office:value="0.0757054" calcext:value-type="float">
            <text:p>0.0757054</text:p>
          </table:table-cell>
          <table:table-cell office:value-type="float" office:value="0.00599817" calcext:value-type="float">
            <text:p>0.00599817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86.3644" calcext:value-type="float">
            <text:p>86.3644</text:p>
          </table:table-cell>
          <table:table-cell office:value-type="float" office:value="0.651146" calcext:value-type="float">
            <text:p>0.65114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7286" calcext:value-type="float">
            <text:p>0.277286</text:p>
          </table:table-cell>
          <table:table-cell office:value-type="float" office:value="0.0776498" calcext:value-type="float">
            <text:p>0.0776498</text:p>
          </table:table-cell>
          <table:table-cell office:value-type="float" office:value="0.00626942" calcext:value-type="float">
            <text:p>0.00626942</text:p>
          </table:table-cell>
          <table:table-cell office:value-type="float" office:value="1.75414" calcext:value-type="float">
            <text:p>1.75414</text:p>
          </table:table-cell>
          <table:table-cell office:value-type="float" office:value="83.3897" calcext:value-type="float">
            <text:p>83.3897</text:p>
          </table:table-cell>
          <table:table-cell office:value-type="float" office:value="0.653403" calcext:value-type="float">
            <text:p>0.65340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6429" calcext:value-type="float">
            <text:p>0.276429</text:p>
          </table:table-cell>
          <table:table-cell office:value-type="float" office:value="0.0771527" calcext:value-type="float">
            <text:p>0.0771527</text:p>
          </table:table-cell>
          <table:table-cell office:value-type="float" office:value="0.00617795" calcext:value-type="float">
            <text:p>0.00617795</text:p>
          </table:table-cell>
          <table:table-cell office:value-type="float" office:value="1.6429" calcext:value-type="float">
            <text:p>1.6429</text:p>
          </table:table-cell>
          <table:table-cell office:value-type="float" office:value="85.9128" calcext:value-type="float">
            <text:p>85.9128</text:p>
          </table:table-cell>
          <table:table-cell office:value-type="float" office:value="0.654044" calcext:value-type="float">
            <text:p>0.65404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348" calcext:value-type="float">
            <text:p>0.27348</text:p>
          </table:table-cell>
          <table:table-cell office:value-type="float" office:value="0.0755075" calcext:value-type="float">
            <text:p>0.0755075</text:p>
          </table:table-cell>
          <table:table-cell office:value-type="float" office:value="0.00591456" calcext:value-type="float">
            <text:p>0.00591456</text:p>
          </table:table-cell>
          <table:table-cell office:value-type="float" office:value="1.77144" calcext:value-type="float">
            <text:p>1.77144</text:p>
          </table:table-cell>
          <table:table-cell office:value-type="float" office:value="81.8146" calcext:value-type="float">
            <text:p>81.8146</text:p>
          </table:table-cell>
          <table:table-cell office:value-type="float" office:value="0.654203" calcext:value-type="float">
            <text:p>0.65420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199" calcext:value-type="float">
            <text:p>0.275199</text:p>
          </table:table-cell>
          <table:table-cell office:value-type="float" office:value="0.0764234" calcext:value-type="float">
            <text:p>0.0764234</text:p>
          </table:table-cell>
          <table:table-cell office:value-type="float" office:value="0.0060498" calcext:value-type="float">
            <text:p>0.0060498</text:p>
          </table:table-cell>
          <table:table-cell office:value-type="float" office:value="1.64897" calcext:value-type="float">
            <text:p>1.64897</text:p>
          </table:table-cell>
          <table:table-cell office:value-type="float" office:value="85.3435" calcext:value-type="float">
            <text:p>85.3435</text:p>
          </table:table-cell>
          <table:table-cell office:value-type="float" office:value="0.654724" calcext:value-type="float">
            <text:p>0.65472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4765" calcext:value-type="float">
            <text:p>0.274765</text:p>
          </table:table-cell>
          <table:table-cell office:value-type="float" office:value="0.0762019" calcext:value-type="float">
            <text:p>0.0762019</text:p>
          </table:table-cell>
          <table:table-cell office:value-type="float" office:value="0.00602045" calcext:value-type="float">
            <text:p>0.00602045</text:p>
          </table:table-cell>
          <table:table-cell office:value-type="float" office:value="1.69241" calcext:value-type="float">
            <text:p>1.69241</text:p>
          </table:table-cell>
          <table:table-cell office:value-type="float" office:value="84.1081" calcext:value-type="float">
            <text:p>84.1081</text:p>
          </table:table-cell>
          <table:table-cell office:value-type="float" office:value="0.654398" calcext:value-type="float">
            <text:p>0.65439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116" calcext:value-type="float">
            <text:p>0.274116</text:p>
          </table:table-cell>
          <table:table-cell office:value-type="float" office:value="0.0758404" calcext:value-type="float">
            <text:p>0.0758404</text:p>
          </table:table-cell>
          <table:table-cell office:value-type="float" office:value="0.00596292" calcext:value-type="float">
            <text:p>0.00596292</text:p>
          </table:table-cell>
          <table:table-cell office:value-type="float" office:value="1.76474" calcext:value-type="float">
            <text:p>1.76474</text:p>
          </table:table-cell>
          <table:table-cell office:value-type="float" office:value="82.1534" calcext:value-type="float">
            <text:p>82.1534</text:p>
          </table:table-cell>
          <table:table-cell office:value-type="float" office:value="0.65443" calcext:value-type="float">
            <text:p>0.6544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554" calcext:value-type="float">
            <text:p>0.274554</text:p>
          </table:table-cell>
          <table:table-cell office:value-type="float" office:value="0.0760651" calcext:value-type="float">
            <text:p>0.0760651</text:p>
          </table:table-cell>
          <table:table-cell office:value-type="float" office:value="0.00599295" calcext:value-type="float">
            <text:p>0.00599295</text:p>
          </table:table-cell>
          <table:table-cell office:value-type="float" office:value="1.73532" calcext:value-type="float">
            <text:p>1.73532</text:p>
          </table:table-cell>
          <table:table-cell office:value-type="float" office:value="82.977" calcext:value-type="float">
            <text:p>82.977</text:p>
          </table:table-cell>
          <table:table-cell office:value-type="float" office:value="0.654738" calcext:value-type="float">
            <text:p>0.65473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531" calcext:value-type="float">
            <text:p>0.274531</text:p>
          </table:table-cell>
          <table:table-cell office:value-type="float" office:value="0.0760656" calcext:value-type="float">
            <text:p>0.0760656</text:p>
          </table:table-cell>
          <table:table-cell office:value-type="float" office:value="0.00599702" calcext:value-type="float">
            <text:p>0.00599702</text:p>
          </table:table-cell>
          <table:table-cell office:value-type="float" office:value="1.7172" calcext:value-type="float">
            <text:p>1.7172</text:p>
          </table:table-cell>
          <table:table-cell office:value-type="float" office:value="83.418" calcext:value-type="float">
            <text:p>83.418</text:p>
          </table:table-cell>
          <table:table-cell office:value-type="float" office:value="0.654508" calcext:value-type="float">
            <text:p>0.65450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367" calcext:value-type="float">
            <text:p>0.274367</text:p>
          </table:table-cell>
          <table:table-cell office:value-type="float" office:value="0.0759717" calcext:value-type="float">
            <text:p>0.0759717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1.72018" calcext:value-type="float">
            <text:p>1.72018</text:p>
          </table:table-cell>
          <table:table-cell office:value-type="float" office:value="83.2931" calcext:value-type="float">
            <text:p>83.2931</text:p>
          </table:table-cell>
          <table:table-cell office:value-type="float" office:value="0.654579" calcext:value-type="float">
            <text:p>0.65457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352" calcext:value-type="float">
            <text:p>0.274352</text:p>
          </table:table-cell>
          <table:table-cell office:value-type="float" office:value="0.0759669" calcext:value-type="float">
            <text:p>0.0759669</text:p>
          </table:table-cell>
          <table:table-cell office:value-type="float" office:value="0.00598136" calcext:value-type="float">
            <text:p>0.00598136</text:p>
          </table:table-cell>
          <table:table-cell office:value-type="float" office:value="1.7299" calcext:value-type="float">
            <text:p>1.7299</text:p>
          </table:table-cell>
          <table:table-cell office:value-type="float" office:value="83.054" calcext:value-type="float">
            <text:p>83.054</text:p>
          </table:table-cell>
          <table:table-cell office:value-type="float" office:value="0.654514" calcext:value-type="float">
            <text:p>0.654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00064" calcext:value-type="float">
            <text:p>6.4E-07</text:p>
          </table:table-cell>
          <table:table-cell office:value-type="float" office:value="0.0000000000004096" calcext:value-type="float">
            <text:p>4.096E-13</text:p>
          </table:table-cell>
          <table:table-cell office:value-type="float" office:value="0.613486" calcext:value-type="float">
            <text:p>0.61348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48" calcext:value-type="float">
            <text:p>0.0948</text:p>
          </table:table-cell>
          <table:table-cell office:value-type="float" office:value="0.0099856" calcext:value-type="float">
            <text:p>0.0099856</text:p>
          </table:table-cell>
          <table:table-cell office:value-type="float" office:value="0.000135609" calcext:value-type="float">
            <text:p>0.000135609</text:p>
          </table:table-cell>
          <table:table-cell office:value-type="float" office:value="2.48645" calcext:value-type="float">
            <text:p>2.48645</text:p>
          </table:table-cell>
          <table:table-cell office:value-type="float" office:value="23.942" calcext:value-type="float">
            <text:p>23.942</text:p>
          </table:table-cell>
          <table:table-cell office:value-type="float" office:value="0.546667" calcext:value-type="float">
            <text:p>0.54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54" calcext:value-type="float">
            <text:p>0.1954</text:p>
          </table:table-cell>
          <table:table-cell office:value-type="float" office:value="0.0387243" calcext:value-type="float">
            <text:p>0.0387243</text:p>
          </table:table-cell>
          <table:table-cell office:value-type="float" office:value="0.00157864" calcext:value-type="float">
            <text:p>0.00157864</text:p>
          </table:table-cell>
          <table:table-cell office:value-type="float" office:value="1.17673" calcext:value-type="float">
            <text:p>1.17673</text:p>
          </table:table-cell>
          <table:table-cell office:value-type="float" office:value="71.7866" calcext:value-type="float">
            <text:p>71.7866</text:p>
          </table:table-cell>
          <table:table-cell office:value-type="float" office:value="0.649092" calcext:value-type="float">
            <text:p>0.64909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22" calcext:value-type="float">
            <text:p>0.2522</text:p>
          </table:table-cell>
          <table:table-cell office:value-type="float" office:value="0.064603" calcext:value-type="float">
            <text:p>0.064603</text:p>
          </table:table-cell>
          <table:table-cell office:value-type="float" office:value="0.00440644" calcext:value-type="float">
            <text:p>0.00440644</text:p>
          </table:table-cell>
          <table:table-cell office:value-type="float" office:value="0.600882" calcext:value-type="float">
            <text:p>0.600882</text:p>
          </table:table-cell>
          <table:table-cell office:value-type="float" office:value="130.307" calcext:value-type="float">
            <text:p>130.307</text:p>
          </table:table-cell>
          <table:table-cell office:value-type="float" office:value="0.648067" calcext:value-type="float">
            <text:p>0.6480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075597" calcext:value-type="float">
            <text:p>0.075597</text:p>
          </table:table-cell>
          <table:table-cell office:value-type="float" office:value="0.0058758" calcext:value-type="float">
            <text:p>0.0058758</text:p>
          </table:table-cell>
          <table:table-cell office:value-type="float" office:value="0.676069" calcext:value-type="float">
            <text:p>0.676069</text:p>
          </table:table-cell>
          <table:table-cell office:value-type="float" office:value="132.9" calcext:value-type="float">
            <text:p>132.9</text:p>
          </table:table-cell>
          <table:table-cell office:value-type="float" office:value="0.657283" calcext:value-type="float">
            <text:p>0.65728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17" calcext:value-type="float">
            <text:p>0.2817</text:p>
          </table:table-cell>
          <table:table-cell office:value-type="float" office:value="0.0798659" calcext:value-type="float">
            <text:p>0.0798659</text:p>
          </table:table-cell>
          <table:table-cell office:value-type="float" office:value="0.00654207" calcext:value-type="float">
            <text:p>0.00654207</text:p>
          </table:table-cell>
          <table:table-cell office:value-type="float" office:value="1.46413" calcext:value-type="float">
            <text:p>1.46413</text:p>
          </table:table-cell>
          <table:table-cell office:value-type="float" office:value="92.6485" calcext:value-type="float">
            <text:p>92.6485</text:p>
          </table:table-cell>
          <table:table-cell office:value-type="float" office:value="0.658122" calcext:value-type="float">
            <text:p>0.65812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04" calcext:value-type="float">
            <text:p>0.2804</text:p>
          </table:table-cell>
          <table:table-cell office:value-type="float" office:value="0.0791596" calcext:value-type="float">
            <text:p>0.0791596</text:p>
          </table:table-cell>
          <table:table-cell office:value-type="float" office:value="0.0064375" calcext:value-type="float">
            <text:p>0.0064375</text:p>
          </table:table-cell>
          <table:table-cell office:value-type="float" office:value="1.4928" calcext:value-type="float">
            <text:p>1.4928</text:p>
          </table:table-cell>
          <table:table-cell office:value-type="float" office:value="91.3382" calcext:value-type="float">
            <text:p>91.3382</text:p>
          </table:table-cell>
          <table:table-cell office:value-type="float" office:value="0.657557" calcext:value-type="float">
            <text:p>0.65755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5844" calcext:value-type="float">
            <text:p>0.275844</text:p>
          </table:table-cell>
          <table:table-cell office:value-type="float" office:value="0.0764678" calcext:value-type="float">
            <text:p>0.0764678</text:p>
          </table:table-cell>
          <table:table-cell office:value-type="float" office:value="0.00596628" calcext:value-type="float">
            <text:p>0.00596628</text:p>
          </table:table-cell>
          <table:table-cell office:value-type="float" office:value="1.62916" calcext:value-type="float">
            <text:p>1.62916</text:p>
          </table:table-cell>
          <table:table-cell office:value-type="float" office:value="85.8905" calcext:value-type="float">
            <text:p>85.8905</text:p>
          </table:table-cell>
          <table:table-cell office:value-type="float" office:value="0.659886" calcext:value-type="float">
            <text:p>0.65988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6847" calcext:value-type="float">
            <text:p>0.276847</text:p>
          </table:table-cell>
          <table:table-cell office:value-type="float" office:value="0.0772219" calcext:value-type="float">
            <text:p>0.0772219</text:p>
          </table:table-cell>
          <table:table-cell office:value-type="float" office:value="0.00614219" calcext:value-type="float">
            <text:p>0.00614219</text:p>
          </table:table-cell>
          <table:table-cell office:value-type="float" office:value="1.74154" calcext:value-type="float">
            <text:p>1.74154</text:p>
          </table:table-cell>
          <table:table-cell office:value-type="float" office:value="83.4605" calcext:value-type="float">
            <text:p>83.4605</text:p>
          </table:table-cell>
          <table:table-cell office:value-type="float" office:value="0.656663" calcext:value-type="float">
            <text:p>0.65666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511" calcext:value-type="float">
            <text:p>0.277511</text:p>
          </table:table-cell>
          <table:table-cell office:value-type="float" office:value="0.0775875" calcext:value-type="float">
            <text:p>0.0775875</text:p>
          </table:table-cell>
          <table:table-cell office:value-type="float" office:value="0.00619456" calcext:value-type="float">
            <text:p>0.00619456</text:p>
          </table:table-cell>
          <table:table-cell office:value-type="float" office:value="1.70152" calcext:value-type="float">
            <text:p>1.70152</text:p>
          </table:table-cell>
          <table:table-cell office:value-type="float" office:value="84.6466" calcext:value-type="float">
            <text:p>84.6466</text:p>
          </table:table-cell>
          <table:table-cell office:value-type="float" office:value="0.656991" calcext:value-type="float">
            <text:p>0.65699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4006" calcext:value-type="float">
            <text:p>0.274006</text:p>
          </table:table-cell>
          <table:table-cell office:value-type="float" office:value="0.0758234" calcext:value-type="float">
            <text:p>0.0758234</text:p>
          </table:table-cell>
          <table:table-cell office:value-type="float" office:value="0.00597934" calcext:value-type="float">
            <text:p>0.00597934</text:p>
          </table:table-cell>
          <table:table-cell office:value-type="float" office:value="1.76338" calcext:value-type="float">
            <text:p>1.76338</text:p>
          </table:table-cell>
          <table:table-cell office:value-type="float" office:value="82.1759" calcext:value-type="float">
            <text:p>82.1759</text:p>
          </table:table-cell>
          <table:table-cell office:value-type="float" office:value="0.653323" calcext:value-type="float">
            <text:p>0.65332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6699" calcext:value-type="float">
            <text:p>0.276699</text:p>
          </table:table-cell>
          <table:table-cell office:value-type="float" office:value="0.0772316" calcext:value-type="float">
            <text:p>0.0772316</text:p>
          </table:table-cell>
          <table:table-cell office:value-type="float" office:value="0.00617141" calcext:value-type="float">
            <text:p>0.00617141</text:p>
          </table:table-cell>
          <table:table-cell office:value-type="float" office:value="1.73867" calcext:value-type="float">
            <text:p>1.73867</text:p>
          </table:table-cell>
          <table:table-cell office:value-type="float" office:value="83.5354" calcext:value-type="float">
            <text:p>83.5354</text:p>
          </table:table-cell>
          <table:table-cell office:value-type="float" office:value="0.655116" calcext:value-type="float">
            <text:p>0.65511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428" calcext:value-type="float">
            <text:p>0.277428</text:p>
          </table:table-cell>
          <table:table-cell office:value-type="float" office:value="0.0776132" calcext:value-type="float">
            <text:p>0.0776132</text:p>
          </table:table-cell>
          <table:table-cell office:value-type="float" office:value="0.00622213" calcext:value-type="float">
            <text:p>0.00622213</text:p>
          </table:table-cell>
          <table:table-cell office:value-type="float" office:value="1.6255" calcext:value-type="float">
            <text:p>1.6255</text:p>
          </table:table-cell>
          <table:table-cell office:value-type="float" office:value="86.6351" calcext:value-type="float">
            <text:p>86.6351</text:p>
          </table:table-cell>
          <table:table-cell office:value-type="float" office:value="0.655692" calcext:value-type="float">
            <text:p>0.65569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4655" calcext:value-type="float">
            <text:p>0.274655</text:p>
          </table:table-cell>
          <table:table-cell office:value-type="float" office:value="0.0761247" calcext:value-type="float">
            <text:p>0.0761247</text:p>
          </table:table-cell>
          <table:table-cell office:value-type="float" office:value="0.00600273" calcext:value-type="float">
            <text:p>0.00600273</text:p>
          </table:table-cell>
          <table:table-cell office:value-type="float" office:value="1.59592" calcext:value-type="float">
            <text:p>1.59592</text:p>
          </table:table-cell>
          <table:table-cell office:value-type="float" office:value="86.5914" calcext:value-type="float">
            <text:p>86.5914</text:p>
          </table:table-cell>
          <table:table-cell office:value-type="float" office:value="0.654716" calcext:value-type="float">
            <text:p>0.65471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4927" calcext:value-type="float">
            <text:p>0.274927</text:p>
          </table:table-cell>
          <table:table-cell office:value-type="float" office:value="0.0762412" calcext:value-type="float">
            <text:p>0.0762412</text:p>
          </table:table-cell>
          <table:table-cell office:value-type="float" office:value="0.00601182" calcext:value-type="float">
            <text:p>0.00601182</text:p>
          </table:table-cell>
          <table:table-cell office:value-type="float" office:value="1.63086" calcext:value-type="float">
            <text:p>1.63086</text:p>
          </table:table-cell>
          <table:table-cell office:value-type="float" office:value="85.7169" calcext:value-type="float">
            <text:p>85.7169</text:p>
          </table:table-cell>
          <table:table-cell office:value-type="float" office:value="0.655249" calcext:value-type="float">
            <text:p>0.65524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416" calcext:value-type="float">
            <text:p>0.275416</text:p>
          </table:table-cell>
          <table:table-cell office:value-type="float" office:value="0.0765108" calcext:value-type="float">
            <text:p>0.0765108</text:p>
          </table:table-cell>
          <table:table-cell office:value-type="float" office:value="0.00605392" calcext:value-type="float">
            <text:p>0.00605392</text:p>
          </table:table-cell>
          <table:table-cell office:value-type="float" office:value="1.64627" calcext:value-type="float">
            <text:p>1.64627</text:p>
          </table:table-cell>
          <table:table-cell office:value-type="float" office:value="85.4634" calcext:value-type="float">
            <text:p>85.4634</text:p>
          </table:table-cell>
          <table:table-cell office:value-type="float" office:value="0.655277" calcext:value-type="float">
            <text:p>0.65527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737" calcext:value-type="float">
            <text:p>0.274737</text:p>
          </table:table-cell>
          <table:table-cell office:value-type="float" office:value="0.0761375" calcext:value-type="float">
            <text:p>0.0761375</text:p>
          </table:table-cell>
          <table:table-cell office:value-type="float" office:value="0.00599535" calcext:value-type="float">
            <text:p>0.00599535</text:p>
          </table:table-cell>
          <table:table-cell office:value-type="float" office:value="1.63536" calcext:value-type="float">
            <text:p>1.63536</text:p>
          </table:table-cell>
          <table:table-cell office:value-type="float" office:value="85.5392" calcext:value-type="float">
            <text:p>85.5392</text:p>
          </table:table-cell>
          <table:table-cell office:value-type="float" office:value="0.655256" calcext:value-type="float">
            <text:p>0.65525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678" calcext:value-type="float">
            <text:p>0.274678</text:p>
          </table:table-cell>
          <table:table-cell office:value-type="float" office:value="0.076107" calcext:value-type="float">
            <text:p>0.076107</text:p>
          </table:table-cell>
          <table:table-cell office:value-type="float" office:value="0.00599163" calcext:value-type="float">
            <text:p>0.00599163</text:p>
          </table:table-cell>
          <table:table-cell office:value-type="float" office:value="1.64323" calcext:value-type="float">
            <text:p>1.64323</text:p>
          </table:table-cell>
          <table:table-cell office:value-type="float" office:value="85.3149" calcext:value-type="float">
            <text:p>85.3149</text:p>
          </table:table-cell>
          <table:table-cell office:value-type="float" office:value="0.655194" calcext:value-type="float">
            <text:p>0.65519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515" calcext:value-type="float">
            <text:p>0.274515</text:p>
          </table:table-cell>
          <table:table-cell office:value-type="float" office:value="0.0760214" calcext:value-type="float">
            <text:p>0.0760214</text:p>
          </table:table-cell>
          <table:table-cell office:value-type="float" office:value="0.0059797" calcext:value-type="float">
            <text:p>0.0059797</text:p>
          </table:table-cell>
          <table:table-cell office:value-type="float" office:value="1.64143" calcext:value-type="float">
            <text:p>1.64143</text:p>
          </table:table-cell>
          <table:table-cell office:value-type="float" office:value="85.3137" calcext:value-type="float">
            <text:p>85.3137</text:p>
          </table:table-cell>
          <table:table-cell office:value-type="float" office:value="0.655105" calcext:value-type="float">
            <text:p>0.655105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46" calcext:value-type="float">
            <text:p>0.274746</text:p>
          </table:table-cell>
          <table:table-cell office:value-type="float" office:value="0.0761452" calcext:value-type="float">
            <text:p>0.0761452</text:p>
          </table:table-cell>
          <table:table-cell office:value-type="float" office:value="0.00599769" calcext:value-type="float">
            <text:p>0.00599769</text:p>
          </table:table-cell>
          <table:table-cell office:value-type="float" office:value="1.64082" calcext:value-type="float">
            <text:p>1.64082</text:p>
          </table:table-cell>
          <table:table-cell office:value-type="float" office:value="85.3997" calcext:value-type="float">
            <text:p>85.3997</text:p>
          </table:table-cell>
          <table:table-cell office:value-type="float" office:value="0.655192" calcext:value-type="float">
            <text:p>0.6551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005184" calcext:value-type="float">
            <text:p>5.184E-05</text:p>
          </table:table-cell>
          <table:table-cell office:value-type="float" office:value="0.00000000268739" calcext:value-type="float">
            <text:p>2.68739E-09</text:p>
          </table:table-cell>
          <table:table-cell office:value-type="float" office:value="1.20802" calcext:value-type="float">
            <text:p>1.2080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174707" calcext:value-type="float">
            <text:p>0.000174707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31.772" calcext:value-type="float">
            <text:p>31.772</text:p>
          </table:table-cell>
          <table:table-cell office:value-type="float" office:value="0.481705" calcext:value-type="float">
            <text:p>0.48170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58" calcext:value-type="float">
            <text:p>0.2058</text:p>
          </table:table-cell>
          <table:table-cell office:value-type="float" office:value="0.0430818" calcext:value-type="float">
            <text:p>0.0430818</text:p>
          </table:table-cell>
          <table:table-cell office:value-type="float" office:value="0.00196654" calcext:value-type="float">
            <text:p>0.00196654</text:p>
          </table:table-cell>
          <table:table-cell office:value-type="float" office:value="1.92905" calcext:value-type="float">
            <text:p>1.92905</text:p>
          </table:table-cell>
          <table:table-cell office:value-type="float" office:value="58.9653" calcext:value-type="float">
            <text:p>58.9653</text:p>
          </table:table-cell>
          <table:table-cell office:value-type="float" office:value="0.646822" calcext:value-type="float">
            <text:p>0.64682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18" calcext:value-type="float">
            <text:p>0.2718</text:p>
          </table:table-cell>
          <table:table-cell office:value-type="float" office:value="0.0741325" calcext:value-type="float">
            <text:p>0.0741325</text:p>
          </table:table-cell>
          <table:table-cell office:value-type="float" office:value="0.00557405" calcext:value-type="float">
            <text:p>0.00557405</text:p>
          </table:table-cell>
          <table:table-cell office:value-type="float" office:value="2.25687" calcext:value-type="float">
            <text:p>2.25687</text:p>
          </table:table-cell>
          <table:table-cell office:value-type="float" office:value="71.7194" calcext:value-type="float">
            <text:p>71.7194</text:p>
          </table:table-cell>
          <table:table-cell office:value-type="float" office:value="0.66191" calcext:value-type="float">
            <text:p>0.66191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02" calcext:value-type="float">
            <text:p>0.2602</text:p>
          </table:table-cell>
          <table:table-cell office:value-type="float" office:value="0.0681662" calcext:value-type="float">
            <text:p>0.0681662</text:p>
          </table:table-cell>
          <table:table-cell office:value-type="float" office:value="0.00477783" calcext:value-type="float">
            <text:p>0.00477783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99.5907" calcext:value-type="float">
            <text:p>99.5907</text:p>
          </table:table-cell>
          <table:table-cell office:value-type="float" office:value="0.657255" calcext:value-type="float">
            <text:p>0.65725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775" calcext:value-type="float">
            <text:p>0.27775</text:p>
          </table:table-cell>
          <table:table-cell office:value-type="float" office:value="0.0775492" calcext:value-type="float">
            <text:p>0.0775492</text:p>
          </table:table-cell>
          <table:table-cell office:value-type="float" office:value="0.00614364" calcext:value-type="float">
            <text:p>0.00614364</text:p>
          </table:table-cell>
          <table:table-cell office:value-type="float" office:value="1.7704" calcext:value-type="float">
            <text:p>1.7704</text:p>
          </table:table-cell>
          <table:table-cell office:value-type="float" office:value="82.9481" calcext:value-type="float">
            <text:p>82.9481</text:p>
          </table:table-cell>
          <table:table-cell office:value-type="float" office:value="0.659475" calcext:value-type="float">
            <text:p>0.65947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7113" calcext:value-type="float">
            <text:p>0.257113</text:p>
          </table:table-cell>
          <table:table-cell office:value-type="float" office:value="0.0667514" calcext:value-type="float">
            <text:p>0.0667514</text:p>
          </table:table-cell>
          <table:table-cell office:value-type="float" office:value="0.00462751" calcext:value-type="float">
            <text:p>0.00462751</text:p>
          </table:table-cell>
          <table:table-cell office:value-type="float" office:value="1.64425" calcext:value-type="float">
            <text:p>1.64425</text:p>
          </table:table-cell>
          <table:table-cell office:value-type="float" office:value="79.8255" calcext:value-type="float">
            <text:p>79.8255</text:p>
          </table:table-cell>
          <table:table-cell office:value-type="float" office:value="0.653818" calcext:value-type="float">
            <text:p>0.65381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0331" calcext:value-type="float">
            <text:p>0.280331</text:p>
          </table:table-cell>
          <table:table-cell office:value-type="float" office:value="0.079369" calcext:value-type="float">
            <text:p>0.079369</text:p>
          </table:table-cell>
          <table:table-cell office:value-type="float" office:value="0.00655345" calcext:value-type="float">
            <text:p>0.00655345</text:p>
          </table:table-cell>
          <table:table-cell office:value-type="float" office:value="1.48123" calcext:value-type="float">
            <text:p>1.48123</text:p>
          </table:table-cell>
          <table:table-cell office:value-type="float" office:value="91.8191" calcext:value-type="float">
            <text:p>91.8191</text:p>
          </table:table-cell>
          <table:table-cell office:value-type="float" office:value="0.653226" calcext:value-type="float">
            <text:p>0.65322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5722" calcext:value-type="float">
            <text:p>0.275722</text:p>
          </table:table-cell>
          <table:table-cell office:value-type="float" office:value="0.076832" calcext:value-type="float">
            <text:p>0.076832</text:p>
          </table:table-cell>
          <table:table-cell office:value-type="float" office:value="0.00615159" calcext:value-type="float">
            <text:p>0.00615159</text:p>
          </table:table-cell>
          <table:table-cell office:value-type="float" office:value="1.59401" calcext:value-type="float">
            <text:p>1.59401</text:p>
          </table:table-cell>
          <table:table-cell office:value-type="float" office:value="87.0486" calcext:value-type="float">
            <text:p>87.0486</text:p>
          </table:table-cell>
          <table:table-cell office:value-type="float" office:value="0.652638" calcext:value-type="float">
            <text:p>0.65263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6098" calcext:value-type="float">
            <text:p>0.276098</text:p>
          </table:table-cell>
          <table:table-cell office:value-type="float" office:value="0.0769269" calcext:value-type="float">
            <text:p>0.0769269</text:p>
          </table:table-cell>
          <table:table-cell office:value-type="float" office:value="0.00613029" calcext:value-type="float">
            <text:p>0.00613029</text:p>
          </table:table-cell>
          <table:table-cell office:value-type="float" office:value="1.73261" calcext:value-type="float">
            <text:p>1.73261</text:p>
          </table:table-cell>
          <table:table-cell office:value-type="float" office:value="83.5159" calcext:value-type="float">
            <text:p>83.5159</text:p>
          </table:table-cell>
          <table:table-cell office:value-type="float" office:value="0.654694" calcext:value-type="float">
            <text:p>0.65469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6841" calcext:value-type="float">
            <text:p>0.276841</text:p>
          </table:table-cell>
          <table:table-cell office:value-type="float" office:value="0.0773048" calcext:value-type="float">
            <text:p>0.0773048</text:p>
          </table:table-cell>
          <table:table-cell office:value-type="float" office:value="0.00618085" calcext:value-type="float">
            <text:p>0.00618085</text:p>
          </table:table-cell>
          <table:table-cell office:value-type="float" office:value="1.51949" calcext:value-type="float">
            <text:p>1.51949</text:p>
          </table:table-cell>
          <table:table-cell office:value-type="float" office:value="89.4512" calcext:value-type="float">
            <text:p>89.4512</text:p>
          </table:table-cell>
          <table:table-cell office:value-type="float" office:value="0.655243" calcext:value-type="float">
            <text:p>0.65524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8616" calcext:value-type="float">
            <text:p>0.278616</text:p>
          </table:table-cell>
          <table:table-cell office:value-type="float" office:value="0.0781986" calcext:value-type="float">
            <text:p>0.0781986</text:p>
          </table:table-cell>
          <table:table-cell office:value-type="float" office:value="0.00629507" calcext:value-type="float">
            <text:p>0.00629507</text:p>
          </table:table-cell>
          <table:table-cell office:value-type="float" office:value="1.64376" calcext:value-type="float">
            <text:p>1.64376</text:p>
          </table:table-cell>
          <table:table-cell office:value-type="float" office:value="86.4754" calcext:value-type="float">
            <text:p>86.4754</text:p>
          </table:table-cell>
          <table:table-cell office:value-type="float" office:value="0.656852" calcext:value-type="float">
            <text:p>0.65685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4507" calcext:value-type="float">
            <text:p>0.274507</text:p>
          </table:table-cell>
          <table:table-cell office:value-type="float" office:value="0.0759827" calcext:value-type="float">
            <text:p>0.0759827</text:p>
          </table:table-cell>
          <table:table-cell office:value-type="float" office:value="0.00596395" calcext:value-type="float">
            <text:p>0.00596395</text:p>
          </table:table-cell>
          <table:table-cell office:value-type="float" office:value="1.58078" calcext:value-type="float">
            <text:p>1.58078</text:p>
          </table:table-cell>
          <table:table-cell office:value-type="float" office:value="86.9265" calcext:value-type="float">
            <text:p>86.9265</text:p>
          </table:table-cell>
          <table:table-cell office:value-type="float" office:value="0.655663" calcext:value-type="float">
            <text:p>0.65566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4659" calcext:value-type="float">
            <text:p>0.274659</text:p>
          </table:table-cell>
          <table:table-cell office:value-type="float" office:value="0.0760813" calcext:value-type="float">
            <text:p>0.0760813</text:p>
          </table:table-cell>
          <table:table-cell office:value-type="float" office:value="0.00598297" calcext:value-type="float">
            <text:p>0.00598297</text:p>
          </table:table-cell>
          <table:table-cell office:value-type="float" office:value="1.60908" calcext:value-type="float">
            <text:p>1.60908</text:p>
          </table:table-cell>
          <table:table-cell office:value-type="float" office:value="86.2088" calcext:value-type="float">
            <text:p>86.2088</text:p>
          </table:table-cell>
          <table:table-cell office:value-type="float" office:value="0.65546" calcext:value-type="float">
            <text:p>0.6554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079" calcext:value-type="float">
            <text:p>0.275079</text:p>
          </table:table-cell>
          <table:table-cell office:value-type="float" office:value="0.0762912" calcext:value-type="float">
            <text:p>0.0762912</text:p>
          </table:table-cell>
          <table:table-cell office:value-type="float" office:value="0.00600946" calcext:value-type="float">
            <text:p>0.00600946</text:p>
          </table:table-cell>
          <table:table-cell office:value-type="float" office:value="1.57177" calcext:value-type="float">
            <text:p>1.57177</text:p>
          </table:table-cell>
          <table:table-cell office:value-type="float" office:value="87.3558" calcext:value-type="float">
            <text:p>87.3558</text:p>
          </table:table-cell>
          <table:table-cell office:value-type="float" office:value="0.655836" calcext:value-type="float">
            <text:p>0.65583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923" calcext:value-type="float">
            <text:p>0.275923</text:p>
          </table:table-cell>
          <table:table-cell office:value-type="float" office:value="0.0767522" calcext:value-type="float">
            <text:p>0.0767522</text:p>
          </table:table-cell>
          <table:table-cell office:value-type="float" office:value="0.00607983" calcext:value-type="float">
            <text:p>0.00607983</text:p>
          </table:table-cell>
          <table:table-cell office:value-type="float" office:value="1.55828" calcext:value-type="float">
            <text:p>1.55828</text:p>
          </table:table-cell>
          <table:table-cell office:value-type="float" office:value="88.003" calcext:value-type="float">
            <text:p>88.003</text:p>
          </table:table-cell>
          <table:table-cell office:value-type="float" office:value="0.655977" calcext:value-type="float">
            <text:p>0.65597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5288" calcext:value-type="float">
            <text:p>0.275288</text:p>
          </table:table-cell>
          <table:table-cell office:value-type="float" office:value="0.0764099" calcext:value-type="float">
            <text:p>0.0764099</text:p>
          </table:table-cell>
          <table:table-cell office:value-type="float" office:value="0.00602858" calcext:value-type="float">
            <text:p>0.00602858</text:p>
          </table:table-cell>
          <table:table-cell office:value-type="float" office:value="1.58305" calcext:value-type="float">
            <text:p>1.58305</text:p>
          </table:table-cell>
          <table:table-cell office:value-type="float" office:value="87.1096" calcext:value-type="float">
            <text:p>87.1096</text:p>
          </table:table-cell>
          <table:table-cell office:value-type="float" office:value="0.655813" calcext:value-type="float">
            <text:p>0.65581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5539" calcext:value-type="float">
            <text:p>0.275539</text:p>
          </table:table-cell>
          <table:table-cell office:value-type="float" office:value="0.076539" calcext:value-type="float">
            <text:p>0.076539</text:p>
          </table:table-cell>
          <table:table-cell office:value-type="float" office:value="0.00604575" calcext:value-type="float">
            <text:p>0.00604575</text:p>
          </table:table-cell>
          <table:table-cell office:value-type="float" office:value="1.58237" calcext:value-type="float">
            <text:p>1.58237</text:p>
          </table:table-cell>
          <table:table-cell office:value-type="float" office:value="87.2029" calcext:value-type="float">
            <text:p>87.2029</text:p>
          </table:table-cell>
          <table:table-cell office:value-type="float" office:value="0.655996" calcext:value-type="float">
            <text:p>0.65599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564" calcext:value-type="float">
            <text:p>0.27564</text:p>
          </table:table-cell>
          <table:table-cell office:value-type="float" office:value="0.076608" calcext:value-type="float">
            <text:p>0.076608</text:p>
          </table:table-cell>
          <table:table-cell office:value-type="float" office:value="0.00606045" calcext:value-type="float">
            <text:p>0.00606045</text:p>
          </table:table-cell>
          <table:table-cell office:value-type="float" office:value="1.57171" calcext:value-type="float">
            <text:p>1.57171</text:p>
          </table:table-cell>
          <table:table-cell office:value-type="float" office:value="87.5401" calcext:value-type="float">
            <text:p>87.5401</text:p>
          </table:table-cell>
          <table:table-cell office:value-type="float" office:value="0.65578" calcext:value-type="float">
            <text:p>0.6557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405" calcext:value-type="float">
            <text:p>0.275405</text:p>
          </table:table-cell>
          <table:table-cell office:value-type="float" office:value="0.0764748" calcext:value-type="float">
            <text:p>0.0764748</text:p>
          </table:table-cell>
          <table:table-cell office:value-type="float" office:value="0.00603878" calcext:value-type="float">
            <text:p>0.00603878</text:p>
          </table:table-cell>
          <table:table-cell office:value-type="float" office:value="1.56629" calcext:value-type="float">
            <text:p>1.56629</text:p>
          </table:table-cell>
          <table:table-cell office:value-type="float" office:value="87.616" calcext:value-type="float">
            <text:p>87.616</text:p>
          </table:table-cell>
          <table:table-cell office:value-type="float" office:value="0.655815" calcext:value-type="float">
            <text:p>0.655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00000000167772" calcext:value-type="float">
            <text:p>1.67772E-09</text:p>
          </table:table-cell>
          <table:table-cell office:value-type="float" office:value="0.0846838" calcext:value-type="float">
            <text:p>0.0846838</text:p>
          </table:table-cell>
          <table:table-cell office:value-type="float" office:value="3.64218" calcext:value-type="float">
            <text:p>3.6421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04" calcext:value-type="float">
            <text:p>0.1004</text:p>
          </table:table-cell>
          <table:table-cell office:value-type="float" office:value="0.0107984" calcext:value-type="float">
            <text:p>0.0107984</text:p>
          </table:table-cell>
          <table:table-cell office:value-type="float" office:value="0.000145565" calcext:value-type="float">
            <text:p>0.000145565</text:p>
          </table:table-cell>
          <table:table-cell office:value-type="float" office:value="0.339574" calcext:value-type="float">
            <text:p>0.339574</text:p>
          </table:table-cell>
          <table:table-cell office:value-type="float" office:value="70.552" calcext:value-type="float">
            <text:p>70.552</text:p>
          </table:table-cell>
          <table:table-cell office:value-type="float" office:value="0.583881" calcext:value-type="float">
            <text:p>0.58388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float" office:value="0.0375576" calcext:value-type="float">
            <text:p>0.0375576</text:p>
          </table:table-cell>
          <table:table-cell office:value-type="float" office:value="0.00146056" calcext:value-type="float">
            <text:p>0.00146056</text:p>
          </table:table-cell>
          <table:table-cell office:value-type="float" office:value="0.301739" calcext:value-type="float">
            <text:p>0.301739</text:p>
          </table:table-cell>
          <table:table-cell office:value-type="float" office:value="140.243" calcext:value-type="float">
            <text:p>140.243</text:p>
          </table:table-cell>
          <table:table-cell office:value-type="float" office:value="0.654854" calcext:value-type="float">
            <text:p>0.65485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18" calcext:value-type="float">
            <text:p>0.2518</text:p>
          </table:table-cell>
          <table:table-cell office:value-type="float" office:value="0.0634779" calcext:value-type="float">
            <text:p>0.0634779</text:p>
          </table:table-cell>
          <table:table-cell office:value-type="float" office:value="0.00404829" calcext:value-type="float">
            <text:p>0.00404829</text:p>
          </table:table-cell>
          <table:table-cell office:value-type="float" office:value="1.78436" calcext:value-type="float">
            <text:p>1.78436</text:p>
          </table:table-cell>
          <table:table-cell office:value-type="float" office:value="74.6725" calcext:value-type="float">
            <text:p>74.6725</text:p>
          </table:table-cell>
          <table:table-cell office:value-type="float" office:value="0.665108" calcext:value-type="float">
            <text:p>0.66510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58" calcext:value-type="float">
            <text:p>0.2858</text:p>
          </table:table-cell>
          <table:table-cell office:value-type="float" office:value="0.0821131" calcext:value-type="float">
            <text:p>0.0821131</text:p>
          </table:table-cell>
          <table:table-cell office:value-type="float" office:value="0.00688385" calcext:value-type="float">
            <text:p>0.00688385</text:p>
          </table:table-cell>
          <table:table-cell office:value-type="float" office:value="0.90753" calcext:value-type="float">
            <text:p>0.90753</text:p>
          </table:table-cell>
          <table:table-cell office:value-type="float" office:value="119.498" calcext:value-type="float">
            <text:p>119.498</text:p>
          </table:table-cell>
          <table:table-cell office:value-type="float" office:value="0.659682" calcext:value-type="float">
            <text:p>0.65968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9275" calcext:value-type="float">
            <text:p>0.259275</text:p>
          </table:table-cell>
          <table:table-cell office:value-type="float" office:value="0.0675985" calcext:value-type="float">
            <text:p>0.0675985</text:p>
          </table:table-cell>
          <table:table-cell office:value-type="float" office:value="0.00466773" calcext:value-type="float">
            <text:p>0.00466773</text:p>
          </table:table-cell>
          <table:table-cell office:value-type="float" office:value="1.3923" calcext:value-type="float">
            <text:p>1.3923</text:p>
          </table:table-cell>
          <table:table-cell office:value-type="float" office:value="87.3678" calcext:value-type="float">
            <text:p>87.3678</text:p>
          </table:table-cell>
          <table:table-cell office:value-type="float" office:value="0.659505" calcext:value-type="float">
            <text:p>0.65950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475" calcext:value-type="float">
            <text:p>0.276475</text:p>
          </table:table-cell>
          <table:table-cell office:value-type="float" office:value="0.0768387" calcext:value-type="float">
            <text:p>0.0768387</text:p>
          </table:table-cell>
          <table:table-cell office:value-type="float" office:value="0.00602578" calcext:value-type="float">
            <text:p>0.00602578</text:p>
          </table:table-cell>
          <table:table-cell office:value-type="float" office:value="1.97032" calcext:value-type="float">
            <text:p>1.97032</text:p>
          </table:table-cell>
          <table:table-cell office:value-type="float" office:value="78.222" calcext:value-type="float">
            <text:p>78.222</text:p>
          </table:table-cell>
          <table:table-cell office:value-type="float" office:value="0.659802" calcext:value-type="float">
            <text:p>0.65980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8456" calcext:value-type="float">
            <text:p>0.278456</text:p>
          </table:table-cell>
          <table:table-cell office:value-type="float" office:value="0.0780164" calcext:value-type="float">
            <text:p>0.0780164</text:p>
          </table:table-cell>
          <table:table-cell office:value-type="float" office:value="0.00623799" calcext:value-type="float">
            <text:p>0.00623799</text:p>
          </table:table-cell>
          <table:table-cell office:value-type="float" office:value="0.974149" calcext:value-type="float">
            <text:p>0.974149</text:p>
          </table:table-cell>
          <table:table-cell office:value-type="float" office:value="112.393" calcext:value-type="float">
            <text:p>112.393</text:p>
          </table:table-cell>
          <table:table-cell office:value-type="float" office:value="0.658374" calcext:value-type="float">
            <text:p>0.65837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4794" calcext:value-type="float">
            <text:p>0.274794</text:p>
          </table:table-cell>
          <table:table-cell office:value-type="float" office:value="0.0761736" calcext:value-type="float">
            <text:p>0.0761736</text:p>
          </table:table-cell>
          <table:table-cell office:value-type="float" office:value="0.00601144" calcext:value-type="float">
            <text:p>0.00601144</text:p>
          </table:table-cell>
          <table:table-cell office:value-type="float" office:value="1.50659" calcext:value-type="float">
            <text:p>1.50659</text:p>
          </table:table-cell>
          <table:table-cell office:value-type="float" office:value="89.1714" calcext:value-type="float">
            <text:p>89.1714</text:p>
          </table:table-cell>
          <table:table-cell office:value-type="float" office:value="0.654659" calcext:value-type="float">
            <text:p>0.65465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441" calcext:value-type="float">
            <text:p>0.277441</text:p>
          </table:table-cell>
          <table:table-cell office:value-type="float" office:value="0.0776089" calcext:value-type="float">
            <text:p>0.0776089</text:p>
          </table:table-cell>
          <table:table-cell office:value-type="float" office:value="0.00621863" calcext:value-type="float">
            <text:p>0.00621863</text:p>
          </table:table-cell>
          <table:table-cell office:value-type="float" office:value="1.34117" calcext:value-type="float">
            <text:p>1.34117</text:p>
          </table:table-cell>
          <table:table-cell office:value-type="float" office:value="95.4449" calcext:value-type="float">
            <text:p>95.4449</text:p>
          </table:table-cell>
          <table:table-cell office:value-type="float" office:value="0.655848" calcext:value-type="float">
            <text:p>0.65584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5038" calcext:value-type="float">
            <text:p>0.275038</text:p>
          </table:table-cell>
          <table:table-cell office:value-type="float" office:value="0.0761721" calcext:value-type="float">
            <text:p>0.0761721</text:p>
          </table:table-cell>
          <table:table-cell office:value-type="float" office:value="0.00596039" calcext:value-type="float">
            <text:p>0.00596039</text:p>
          </table:table-cell>
          <table:table-cell office:value-type="float" office:value="1.41092" calcext:value-type="float">
            <text:p>1.41092</text:p>
          </table:table-cell>
          <table:table-cell office:value-type="float" office:value="92.1674" calcext:value-type="float">
            <text:p>92.1674</text:p>
          </table:table-cell>
          <table:table-cell office:value-type="float" office:value="0.657578" calcext:value-type="float">
            <text:p>0.65757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6014" calcext:value-type="float">
            <text:p>0.276014</text:p>
          </table:table-cell>
          <table:table-cell office:value-type="float" office:value="0.0767969" calcext:value-type="float">
            <text:p>0.0767969</text:p>
          </table:table-cell>
          <table:table-cell office:value-type="float" office:value="0.00608299" calcext:value-type="float">
            <text:p>0.00608299</text:p>
          </table:table-cell>
          <table:table-cell office:value-type="float" office:value="1.5785" calcext:value-type="float">
            <text:p>1.5785</text:p>
          </table:table-cell>
          <table:table-cell office:value-type="float" office:value="87.4588" calcext:value-type="float">
            <text:p>87.4588</text:p>
          </table:table-cell>
          <table:table-cell office:value-type="float" office:value="0.656198" calcext:value-type="float">
            <text:p>0.65619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176" calcext:value-type="float">
            <text:p>0.277176</text:p>
          </table:table-cell>
          <table:table-cell office:value-type="float" office:value="0.0774189" calcext:value-type="float">
            <text:p>0.0774189</text:p>
          </table:table-cell>
          <table:table-cell office:value-type="float" office:value="0.00617703" calcext:value-type="float">
            <text:p>0.00617703</text:p>
          </table:table-cell>
          <table:table-cell office:value-type="float" office:value="1.52812" calcext:value-type="float">
            <text:p>1.52812</text:p>
          </table:table-cell>
          <table:table-cell office:value-type="float" office:value="89.2625" calcext:value-type="float">
            <text:p>89.2625</text:p>
          </table:table-cell>
          <table:table-cell office:value-type="float" office:value="0.65647" calcext:value-type="float">
            <text:p>0.6564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7501" calcext:value-type="float">
            <text:p>0.277501</text:p>
          </table:table-cell>
          <table:table-cell office:value-type="float" office:value="0.0776407" calcext:value-type="float">
            <text:p>0.0776407</text:p>
          </table:table-cell>
          <table:table-cell office:value-type="float" office:value="0.00622403" calcext:value-type="float">
            <text:p>0.00622403</text:p>
          </table:table-cell>
          <table:table-cell office:value-type="float" office:value="1.53333" calcext:value-type="float">
            <text:p>1.53333</text:p>
          </table:table-cell>
          <table:table-cell office:value-type="float" office:value="89.2383" calcext:value-type="float">
            <text:p>89.2383</text:p>
          </table:table-cell>
          <table:table-cell office:value-type="float" office:value="0.655832" calcext:value-type="float">
            <text:p>0.65583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6231" calcext:value-type="float">
            <text:p>0.276231</text:p>
          </table:table-cell>
          <table:table-cell office:value-type="float" office:value="0.0769171" calcext:value-type="float">
            <text:p>0.0769171</text:p>
          </table:table-cell>
          <table:table-cell office:value-type="float" office:value="0.0061034" calcext:value-type="float">
            <text:p>0.0061034</text:p>
          </table:table-cell>
          <table:table-cell office:value-type="float" office:value="1.50152" calcext:value-type="float">
            <text:p>1.50152</text:p>
          </table:table-cell>
          <table:table-cell office:value-type="float" office:value="89.7613" calcext:value-type="float">
            <text:p>89.7613</text:p>
          </table:table-cell>
          <table:table-cell office:value-type="float" office:value="0.656121" calcext:value-type="float">
            <text:p>0.65612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163" calcext:value-type="float">
            <text:p>0.277163</text:p>
          </table:table-cell>
          <table:table-cell office:value-type="float" office:value="0.0774213" calcext:value-type="float">
            <text:p>0.0774213</text:p>
          </table:table-cell>
          <table:table-cell office:value-type="float" office:value="0.00617931" calcext:value-type="float">
            <text:p>0.00617931</text:p>
          </table:table-cell>
          <table:table-cell office:value-type="float" office:value="1.49078" calcext:value-type="float">
            <text:p>1.49078</text:p>
          </table:table-cell>
          <table:table-cell office:value-type="float" office:value="90.3838" calcext:value-type="float">
            <text:p>90.3838</text:p>
          </table:table-cell>
          <table:table-cell office:value-type="float" office:value="0.656364" calcext:value-type="float">
            <text:p>0.65636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879" calcext:value-type="float">
            <text:p>0.276879</text:p>
          </table:table-cell>
          <table:table-cell office:value-type="float" office:value="0.0772729" calcext:value-type="float">
            <text:p>0.0772729</text:p>
          </table:table-cell>
          <table:table-cell office:value-type="float" office:value="0.00615863" calcext:value-type="float">
            <text:p>0.00615863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90.2305" calcext:value-type="float">
            <text:p>90.2305</text:p>
          </table:table-cell>
          <table:table-cell office:value-type="float" office:value="0.656198" calcext:value-type="float">
            <text:p>0.65619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907" calcext:value-type="float">
            <text:p>0.276907</text:p>
          </table:table-cell>
          <table:table-cell office:value-type="float" office:value="0.0772778" calcext:value-type="float">
            <text:p>0.0772778</text:p>
          </table:table-cell>
          <table:table-cell office:value-type="float" office:value="0.00615605" calcext:value-type="float">
            <text:p>0.00615605</text:p>
          </table:table-cell>
          <table:table-cell office:value-type="float" office:value="1.50629" calcext:value-type="float">
            <text:p>1.50629</text:p>
          </table:table-cell>
          <table:table-cell office:value-type="float" office:value="89.8296" calcext:value-type="float">
            <text:p>89.8296</text:p>
          </table:table-cell>
          <table:table-cell office:value-type="float" office:value="0.656385" calcext:value-type="float">
            <text:p>0.65638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7084" calcext:value-type="float">
            <text:p>0.277084</text:p>
          </table:table-cell>
          <table:table-cell office:value-type="float" office:value="0.0773875" calcext:value-type="float">
            <text:p>0.0773875</text:p>
          </table:table-cell>
          <table:table-cell office:value-type="float" office:value="0.00617679" calcext:value-type="float">
            <text:p>0.00617679</text:p>
          </table:table-cell>
          <table:table-cell office:value-type="float" office:value="1.50848" calcext:value-type="float">
            <text:p>1.50848</text:p>
          </table:table-cell>
          <table:table-cell office:value-type="float" office:value="89.828" calcext:value-type="float">
            <text:p>89.828</text:p>
          </table:table-cell>
          <table:table-cell office:value-type="float" office:value="0.656204" calcext:value-type="float">
            <text:p>0.65620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952" calcext:value-type="float">
            <text:p>0.276952</text:p>
          </table:table-cell>
          <table:table-cell office:value-type="float" office:value="0.0773084" calcext:value-type="float">
            <text:p>0.0773084</text:p>
          </table:table-cell>
          <table:table-cell office:value-type="float" office:value="0.00616254" calcext:value-type="float">
            <text:p>0.00616254</text:p>
          </table:table-cell>
          <table:table-cell office:value-type="float" office:value="1.50749" calcext:value-type="float">
            <text:p>1.50749</text:p>
          </table:table-cell>
          <table:table-cell office:value-type="float" office:value="89.8114" calcext:value-type="float">
            <text:p>89.8114</text:p>
          </table:table-cell>
          <table:table-cell office:value-type="float" office:value="0.656296" calcext:value-type="float">
            <text:p>0.6562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007744" calcext:value-type="float">
            <text:p>7.744E-05</text:p>
          </table:table-cell>
          <table:table-cell office:value-type="float" office:value="0.00000000599695" calcext:value-type="float">
            <text:p>5.99695E-09</text:p>
          </table:table-cell>
          <table:table-cell office:value-type="float" office:value="0.459382" calcext:value-type="float">
            <text:p>0.45938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72" calcext:value-type="float">
            <text:p>0.0772</text:p>
          </table:table-cell>
          <table:table-cell office:value-type="float" office:value="0.00681248" calcext:value-type="float">
            <text:p>0.00681248</text:p>
          </table:table-cell>
          <table:table-cell office:value-type="float" office:value="0.0000667363" calcext:value-type="float">
            <text:p>6.67363E-05</text:p>
          </table:table-cell>
          <table:table-cell office:value-type="float" office:value="2.94887" calcext:value-type="float">
            <text:p>2.94887</text:p>
          </table:table-cell>
          <table:table-cell office:value-type="float" office:value="17.4015" calcext:value-type="float">
            <text:p>17.4015</text:p>
          </table:table-cell>
          <table:table-cell office:value-type="float" office:value="0.520675" calcext:value-type="float">
            <text:p>0.52067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74" calcext:value-type="float">
            <text:p>0.1974</text:p>
          </table:table-cell>
          <table:table-cell office:value-type="float" office:value="0.0394962" calcext:value-type="float">
            <text:p>0.0394962</text:p>
          </table:table-cell>
          <table:table-cell office:value-type="float" office:value="0.00163636" calcext:value-type="float">
            <text:p>0.00163636</text:p>
          </table:table-cell>
          <table:table-cell office:value-type="float" office:value="1.54759" calcext:value-type="float">
            <text:p>1.54759</text:p>
          </table:table-cell>
          <table:table-cell office:value-type="float" office:value="63.1052" calcext:value-type="float">
            <text:p>63.1052</text:p>
          </table:table-cell>
          <table:table-cell office:value-type="float" office:value="0.650338" calcext:value-type="float">
            <text:p>0.650338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0476626" calcext:value-type="float">
            <text:p>0.0476626</text:p>
          </table:table-cell>
          <table:table-cell office:value-type="float" office:value="0.00229847" calcext:value-type="float">
            <text:p>0.00229847</text:p>
          </table:table-cell>
          <table:table-cell office:value-type="float" office:value="1.18052" calcext:value-type="float">
            <text:p>1.18052</text:p>
          </table:table-cell>
          <table:table-cell office:value-type="float" office:value="79.6041" calcext:value-type="float">
            <text:p>79.6041</text:p>
          </table:table-cell>
          <table:table-cell office:value-type="float" office:value="0.662742" calcext:value-type="float">
            <text:p>0.66274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775" calcext:value-type="float">
            <text:p>0.25775</text:p>
          </table:table-cell>
          <table:table-cell office:value-type="float" office:value="0.0669916" calcext:value-type="float">
            <text:p>0.0669916</text:p>
          </table:table-cell>
          <table:table-cell office:value-type="float" office:value="0.00462738" calcext:value-type="float">
            <text:p>0.00462738</text:p>
          </table:table-cell>
          <table:table-cell office:value-type="float" office:value="1.09105" calcext:value-type="float">
            <text:p>1.09105</text:p>
          </table:table-cell>
          <table:table-cell office:value-type="float" office:value="98.3365" calcext:value-type="float">
            <text:p>98.3365</text:p>
          </table:table-cell>
          <table:table-cell office:value-type="float" office:value="0.656305" calcext:value-type="float">
            <text:p>0.65630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425" calcext:value-type="float">
            <text:p>0.28425</text:p>
          </table:table-cell>
          <table:table-cell office:value-type="float" office:value="0.0812606" calcext:value-type="float">
            <text:p>0.0812606</text:p>
          </table:table-cell>
          <table:table-cell office:value-type="float" office:value="0.00675237" calcext:value-type="float">
            <text:p>0.00675237</text:p>
          </table:table-cell>
          <table:table-cell office:value-type="float" office:value="2.17786" calcext:value-type="float">
            <text:p>2.17786</text:p>
          </table:table-cell>
          <table:table-cell office:value-type="float" office:value="76.4945" calcext:value-type="float">
            <text:p>76.4945</text:p>
          </table:table-cell>
          <table:table-cell office:value-type="float" office:value="0.659141" calcext:value-type="float">
            <text:p>0.65914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4325" calcext:value-type="float">
            <text:p>0.264325</text:p>
          </table:table-cell>
          <table:table-cell office:value-type="float" office:value="0.0704171" calcext:value-type="float">
            <text:p>0.0704171</text:p>
          </table:table-cell>
          <table:table-cell office:value-type="float" office:value="0.0051118" calcext:value-type="float">
            <text:p>0.0051118</text:p>
          </table:table-cell>
          <table:table-cell office:value-type="float" office:value="1.50268" calcext:value-type="float">
            <text:p>1.50268</text:p>
          </table:table-cell>
          <table:table-cell office:value-type="float" office:value="85.8203" calcext:value-type="float">
            <text:p>85.8203</text:p>
          </table:table-cell>
          <table:table-cell office:value-type="float" office:value="0.656367" calcext:value-type="float">
            <text:p>0.6563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3919" calcext:value-type="float">
            <text:p>0.283919</text:p>
          </table:table-cell>
          <table:table-cell office:value-type="float" office:value="0.0811363" calcext:value-type="float">
            <text:p>0.0811363</text:p>
          </table:table-cell>
          <table:table-cell office:value-type="float" office:value="0.00676017" calcext:value-type="float">
            <text:p>0.00676017</text:p>
          </table:table-cell>
          <table:table-cell office:value-type="float" office:value="1.02618" calcext:value-type="float">
            <text:p>1.02618</text:p>
          </table:table-cell>
          <table:table-cell office:value-type="float" office:value="111.671" calcext:value-type="float">
            <text:p>111.671</text:p>
          </table:table-cell>
          <table:table-cell office:value-type="float" office:value="0.657701" calcext:value-type="float">
            <text:p>0.65770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909" calcext:value-type="float">
            <text:p>0.282909</text:p>
          </table:table-cell>
          <table:table-cell office:value-type="float" office:value="0.0804959" calcext:value-type="float">
            <text:p>0.0804959</text:p>
          </table:table-cell>
          <table:table-cell office:value-type="float" office:value="0.00662831" calcext:value-type="float">
            <text:p>0.00662831</text:p>
          </table:table-cell>
          <table:table-cell office:value-type="float" office:value="1.5061" calcext:value-type="float">
            <text:p>1.5061</text:p>
          </table:table-cell>
          <table:table-cell office:value-type="float" office:value="91.7012" calcext:value-type="float">
            <text:p>91.7012</text:p>
          </table:table-cell>
          <table:table-cell office:value-type="float" office:value="0.659015" calcext:value-type="float">
            <text:p>0.65901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825" calcext:value-type="float">
            <text:p>0.277825</text:p>
          </table:table-cell>
          <table:table-cell office:value-type="float" office:value="0.0777154" calcext:value-type="float">
            <text:p>0.0777154</text:p>
          </table:table-cell>
          <table:table-cell office:value-type="float" office:value="0.00620348" calcext:value-type="float">
            <text:p>0.00620348</text:p>
          </table:table-cell>
          <table:table-cell office:value-type="float" office:value="1.4621" calcext:value-type="float">
            <text:p>1.4621</text:p>
          </table:table-cell>
          <table:table-cell office:value-type="float" office:value="91.4473" calcext:value-type="float">
            <text:p>91.4473</text:p>
          </table:table-cell>
          <table:table-cell office:value-type="float" office:value="0.657627" calcext:value-type="float">
            <text:p>0.65762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8866" calcext:value-type="float">
            <text:p>0.278866</text:p>
          </table:table-cell>
          <table:table-cell office:value-type="float" office:value="0.0783665" calcext:value-type="float">
            <text:p>0.0783665</text:p>
          </table:table-cell>
          <table:table-cell office:value-type="float" office:value="0.0063321" calcext:value-type="float">
            <text:p>0.0063321</text:p>
          </table:table-cell>
          <table:table-cell office:value-type="float" office:value="1.38857" calcext:value-type="float">
            <text:p>1.38857</text:p>
          </table:table-cell>
          <table:table-cell office:value-type="float" office:value="94.2504" calcext:value-type="float">
            <text:p>94.2504</text:p>
          </table:table-cell>
          <table:table-cell office:value-type="float" office:value="0.656311" calcext:value-type="float">
            <text:p>0.65631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8545" calcext:value-type="float">
            <text:p>0.278545</text:p>
          </table:table-cell>
          <table:table-cell office:value-type="float" office:value="0.078106" calcext:value-type="float">
            <text:p>0.078106</text:p>
          </table:table-cell>
          <table:table-cell office:value-type="float" office:value="0.00626191" calcext:value-type="float">
            <text:p>0.00626191</text:p>
          </table:table-cell>
          <table:table-cell office:value-type="float" office:value="1.47386" calcext:value-type="float">
            <text:p>1.47386</text:p>
          </table:table-cell>
          <table:table-cell office:value-type="float" office:value="91.3092" calcext:value-type="float">
            <text:p>91.3092</text:p>
          </table:table-cell>
          <table:table-cell office:value-type="float" office:value="0.65785" calcext:value-type="float">
            <text:p>0.6578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1105" calcext:value-type="float">
            <text:p>0.281105</text:p>
          </table:table-cell>
          <table:table-cell office:value-type="float" office:value="0.0796321" calcext:value-type="float">
            <text:p>0.0796321</text:p>
          </table:table-cell>
          <table:table-cell office:value-type="float" office:value="0.00653752" calcext:value-type="float">
            <text:p>0.00653752</text:p>
          </table:table-cell>
          <table:table-cell office:value-type="float" office:value="1.37816" calcext:value-type="float">
            <text:p>1.37816</text:p>
          </table:table-cell>
          <table:table-cell office:value-type="float" office:value="95.3743" calcext:value-type="float">
            <text:p>95.3743</text:p>
          </table:table-cell>
          <table:table-cell office:value-type="float" office:value="0.656351" calcext:value-type="float">
            <text:p>0.65635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8735" calcext:value-type="float">
            <text:p>0.278735</text:p>
          </table:table-cell>
          <table:table-cell office:value-type="float" office:value="0.0782888" calcext:value-type="float">
            <text:p>0.0782888</text:p>
          </table:table-cell>
          <table:table-cell office:value-type="float" office:value="0.00631551" calcext:value-type="float">
            <text:p>0.00631551</text:p>
          </table:table-cell>
          <table:table-cell office:value-type="float" office:value="1.50747" calcext:value-type="float">
            <text:p>1.50747</text:p>
          </table:table-cell>
          <table:table-cell office:value-type="float" office:value="90.3843" calcext:value-type="float">
            <text:p>90.3843</text:p>
          </table:table-cell>
          <table:table-cell office:value-type="float" office:value="0.656531" calcext:value-type="float">
            <text:p>0.65653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8474" calcext:value-type="float">
            <text:p>0.278474</text:p>
          </table:table-cell>
          <table:table-cell office:value-type="float" office:value="0.0781137" calcext:value-type="float">
            <text:p>0.0781137</text:p>
          </table:table-cell>
          <table:table-cell office:value-type="float" office:value="0.00627705" calcext:value-type="float">
            <text:p>0.00627705</text:p>
          </table:table-cell>
          <table:table-cell office:value-type="float" office:value="1.45866" calcext:value-type="float">
            <text:p>1.45866</text:p>
          </table:table-cell>
          <table:table-cell office:value-type="float" office:value="91.7919" calcext:value-type="float">
            <text:p>91.7919</text:p>
          </table:table-cell>
          <table:table-cell office:value-type="float" office:value="0.657091" calcext:value-type="float">
            <text:p>0.65709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9664" calcext:value-type="float">
            <text:p>0.279664</text:p>
          </table:table-cell>
          <table:table-cell office:value-type="float" office:value="0.0787896" calcext:value-type="float">
            <text:p>0.0787896</text:p>
          </table:table-cell>
          <table:table-cell office:value-type="float" office:value="0.00638909" calcext:value-type="float">
            <text:p>0.00638909</text:p>
          </table:table-cell>
          <table:table-cell office:value-type="float" office:value="1.43464" calcext:value-type="float">
            <text:p>1.43464</text:p>
          </table:table-cell>
          <table:table-cell office:value-type="float" office:value="92.9653" calcext:value-type="float">
            <text:p>92.9653</text:p>
          </table:table-cell>
          <table:table-cell office:value-type="float" office:value="0.656932" calcext:value-type="float">
            <text:p>0.65693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8749" calcext:value-type="float">
            <text:p>0.278749</text:p>
          </table:table-cell>
          <table:table-cell office:value-type="float" office:value="0.0782927" calcext:value-type="float">
            <text:p>0.0782927</text:p>
          </table:table-cell>
          <table:table-cell office:value-type="float" office:value="0.00631392" calcext:value-type="float">
            <text:p>0.00631392</text:p>
          </table:table-cell>
          <table:table-cell office:value-type="float" office:value="1.4491" calcext:value-type="float">
            <text:p>1.4491</text:p>
          </table:table-cell>
          <table:table-cell office:value-type="float" office:value="92.2028" calcext:value-type="float">
            <text:p>92.2028</text:p>
          </table:table-cell>
          <table:table-cell office:value-type="float" office:value="0.656651" calcext:value-type="float">
            <text:p>0.65665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9047" calcext:value-type="float">
            <text:p>0.279047</text:p>
          </table:table-cell>
          <table:table-cell office:value-type="float" office:value="0.078451" calcext:value-type="float">
            <text:p>0.078451</text:p>
          </table:table-cell>
          <table:table-cell office:value-type="float" office:value="0.00633689" calcext:value-type="float">
            <text:p>0.00633689</text:p>
          </table:table-cell>
          <table:table-cell office:value-type="float" office:value="1.4583" calcext:value-type="float">
            <text:p>1.4583</text:p>
          </table:table-cell>
          <table:table-cell office:value-type="float" office:value="92.0029" calcext:value-type="float">
            <text:p>92.0029</text:p>
          </table:table-cell>
          <table:table-cell office:value-type="float" office:value="0.656792" calcext:value-type="float">
            <text:p>0.65679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8851" calcext:value-type="float">
            <text:p>0.278851</text:p>
          </table:table-cell>
          <table:table-cell office:value-type="float" office:value="0.0783396" calcext:value-type="float">
            <text:p>0.0783396</text:p>
          </table:table-cell>
          <table:table-cell office:value-type="float" office:value="0.0063183" calcext:value-type="float">
            <text:p>0.0063183</text:p>
          </table:table-cell>
          <table:table-cell office:value-type="float" office:value="1.44766" calcext:value-type="float">
            <text:p>1.44766</text:p>
          </table:table-cell>
          <table:table-cell office:value-type="float" office:value="92.2768" calcext:value-type="float">
            <text:p>92.2768</text:p>
          </table:table-cell>
          <table:table-cell office:value-type="float" office:value="0.656824" calcext:value-type="float">
            <text:p>0.65682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126" calcext:value-type="float">
            <text:p>0.279126</text:p>
          </table:table-cell>
          <table:table-cell office:value-type="float" office:value="0.078494" calcext:value-type="float">
            <text:p>0.078494</text:p>
          </table:table-cell>
          <table:table-cell office:value-type="float" office:value="0.00634329" calcext:value-type="float">
            <text:p>0.00634329</text:p>
          </table:table-cell>
          <table:table-cell office:value-type="float" office:value="1.45551" calcext:value-type="float">
            <text:p>1.45551</text:p>
          </table:table-cell>
          <table:table-cell office:value-type="float" office:value="92.117" calcext:value-type="float">
            <text:p>92.117</text:p>
          </table:table-cell>
          <table:table-cell office:value-type="float" office:value="0.656821" calcext:value-type="float">
            <text:p>0.656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6" calcext:value-type="float">
            <text:p>0.0056</text:p>
          </table:table-cell>
          <table:table-cell office:value-type="float" office:value="0.00003136" calcext:value-type="float">
            <text:p>3.136E-05</text:p>
          </table:table-cell>
          <table:table-cell office:value-type="float" office:value="0.00000000098345" calcext:value-type="float">
            <text:p>9.8345E-10</text:p>
          </table:table-cell>
          <table:table-cell office:value-type="float" office:value="0.608428" calcext:value-type="float">
            <text:p>0.60842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88" calcext:value-type="float">
            <text:p>0.1288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.000309023" calcext:value-type="float">
            <text:p>0.000309023</text:p>
          </table:table-cell>
          <table:table-cell office:value-type="float" office:value="0.259666" calcext:value-type="float">
            <text:p>0.259666</text:p>
          </table:table-cell>
          <table:table-cell office:value-type="float" office:value="101.346" calcext:value-type="float">
            <text:p>101.346</text:p>
          </table:table-cell>
          <table:table-cell office:value-type="float" office:value="0.640533" calcext:value-type="float">
            <text:p>0.64053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98" calcext:value-type="float">
            <text:p>0.2498</text:p>
          </table:table-cell>
          <table:table-cell office:value-type="float" office:value="0.0631662" calcext:value-type="float">
            <text:p>0.0631662</text:p>
          </table:table-cell>
          <table:table-cell office:value-type="float" office:value="0.0041797" calcext:value-type="float">
            <text:p>0.0041797</text:p>
          </table:table-cell>
          <table:table-cell office:value-type="float" office:value="0.805981" calcext:value-type="float">
            <text:p>0.805981</text:p>
          </table:table-cell>
          <table:table-cell office:value-type="float" office:value="111.177" calcext:value-type="float">
            <text:p>111.177</text:p>
          </table:table-cell>
          <table:table-cell office:value-type="float" office:value="0.650817" calcext:value-type="float">
            <text:p>0.65081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01" calcext:value-type="float">
            <text:p>0.2801</text:p>
          </table:table-cell>
          <table:table-cell office:value-type="float" office:value="0.0787172" calcext:value-type="float">
            <text:p>0.0787172</text:p>
          </table:table-cell>
          <table:table-cell office:value-type="float" office:value="0.0062732" calcext:value-type="float">
            <text:p>0.0062732</text:p>
          </table:table-cell>
          <table:table-cell office:value-type="float" office:value="2.08034" calcext:value-type="float">
            <text:p>2.08034</text:p>
          </table:table-cell>
          <table:table-cell office:value-type="float" office:value="77.0381" calcext:value-type="float">
            <text:p>77.0381</text:p>
          </table:table-cell>
          <table:table-cell office:value-type="float" office:value="0.662535" calcext:value-type="float">
            <text:p>0.66253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float" office:value="0.0696102" calcext:value-type="float">
            <text:p>0.0696102</text:p>
          </table:table-cell>
          <table:table-cell office:value-type="float" office:value="0.00497324" calcext:value-type="float">
            <text:p>0.00497324</text:p>
          </table:table-cell>
          <table:table-cell office:value-type="float" office:value="1.0495" calcext:value-type="float">
            <text:p>1.0495</text:p>
          </table:table-cell>
          <table:table-cell office:value-type="float" office:value="102.23" calcext:value-type="float">
            <text:p>102.23</text:p>
          </table:table-cell>
          <table:table-cell office:value-type="float" office:value="0.657884" calcext:value-type="float">
            <text:p>0.65788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035" calcext:value-type="float">
            <text:p>0.30035</text:p>
          </table:table-cell>
          <table:table-cell office:value-type="float" office:value="0.0908455" calcext:value-type="float">
            <text:p>0.0908455</text:p>
          </table:table-cell>
          <table:table-cell office:value-type="float" office:value="0.00848535" calcext:value-type="float">
            <text:p>0.00848535</text:p>
          </table:table-cell>
          <table:table-cell office:value-type="float" office:value="1.57011" calcext:value-type="float">
            <text:p>1.57011</text:p>
          </table:table-cell>
          <table:table-cell office:value-type="float" office:value="95.4391" calcext:value-type="float">
            <text:p>95.4391</text:p>
          </table:table-cell>
          <table:table-cell office:value-type="float" office:value="0.657278" calcext:value-type="float">
            <text:p>0.65727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7775" calcext:value-type="float">
            <text:p>0.287775</text:p>
          </table:table-cell>
          <table:table-cell office:value-type="float" office:value="0.0834416" calcext:value-type="float">
            <text:p>0.0834416</text:p>
          </table:table-cell>
          <table:table-cell office:value-type="float" office:value="0.00716241" calcext:value-type="float">
            <text:p>0.00716241</text:p>
          </table:table-cell>
          <table:table-cell office:value-type="float" office:value="1.73628" calcext:value-type="float">
            <text:p>1.73628</text:p>
          </table:table-cell>
          <table:table-cell office:value-type="float" office:value="86.9185" calcext:value-type="float">
            <text:p>86.9185</text:p>
          </table:table-cell>
          <table:table-cell office:value-type="float" office:value="0.657096" calcext:value-type="float">
            <text:p>0.65709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6481" calcext:value-type="float">
            <text:p>0.286481</text:p>
          </table:table-cell>
          <table:table-cell office:value-type="float" office:value="0.0827348" calcext:value-type="float">
            <text:p>0.0827348</text:p>
          </table:table-cell>
          <table:table-cell office:value-type="float" office:value="0.00707055" calcext:value-type="float">
            <text:p>0.00707055</text:p>
          </table:table-cell>
          <table:table-cell office:value-type="float" office:value="0.888684" calcext:value-type="float">
            <text:p>0.888684</text:p>
          </table:table-cell>
          <table:table-cell office:value-type="float" office:value="121.222" calcext:value-type="float">
            <text:p>121.222</text:p>
          </table:table-cell>
          <table:table-cell office:value-type="float" office:value="0.655686" calcext:value-type="float">
            <text:p>0.65568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566" calcext:value-type="float">
            <text:p>0.282566</text:p>
          </table:table-cell>
          <table:table-cell office:value-type="float" office:value="0.0803086" calcext:value-type="float">
            <text:p>0.0803086</text:p>
          </table:table-cell>
          <table:table-cell office:value-type="float" office:value="0.00659484" calcext:value-type="float">
            <text:p>0.00659484</text:p>
          </table:table-cell>
          <table:table-cell office:value-type="float" office:value="1.36906" calcext:value-type="float">
            <text:p>1.36906</text:p>
          </table:table-cell>
          <table:table-cell office:value-type="float" office:value="96.1014" calcext:value-type="float">
            <text:p>96.1014</text:p>
          </table:table-cell>
          <table:table-cell office:value-type="float" office:value="0.659154" calcext:value-type="float">
            <text:p>0.65915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872" calcext:value-type="float">
            <text:p>0.285872</text:p>
          </table:table-cell>
          <table:table-cell office:value-type="float" office:value="0.0822501" calcext:value-type="float">
            <text:p>0.0822501</text:p>
          </table:table-cell>
          <table:table-cell office:value-type="float" office:value="0.00693741" calcext:value-type="float">
            <text:p>0.00693741</text:p>
          </table:table-cell>
          <table:table-cell office:value-type="float" office:value="1.30943" calcext:value-type="float">
            <text:p>1.30943</text:p>
          </table:table-cell>
          <table:table-cell office:value-type="float" office:value="99.4686" calcext:value-type="float">
            <text:p>99.4686</text:p>
          </table:table-cell>
          <table:table-cell office:value-type="float" office:value="0.658175" calcext:value-type="float">
            <text:p>0.65817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763" calcext:value-type="float">
            <text:p>0.280763</text:p>
          </table:table-cell>
          <table:table-cell office:value-type="float" office:value="0.0794116" calcext:value-type="float">
            <text:p>0.0794116</text:p>
          </table:table-cell>
          <table:table-cell office:value-type="float" office:value="0.00648975" calcext:value-type="float">
            <text:p>0.00648975</text:p>
          </table:table-cell>
          <table:table-cell office:value-type="float" office:value="1.54788" calcext:value-type="float">
            <text:p>1.54788</text:p>
          </table:table-cell>
          <table:table-cell office:value-type="float" office:value="89.8295" calcext:value-type="float">
            <text:p>89.8295</text:p>
          </table:table-cell>
          <table:table-cell office:value-type="float" office:value="0.656965" calcext:value-type="float">
            <text:p>0.65696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1475" calcext:value-type="float">
            <text:p>0.281475</text:p>
          </table:table-cell>
          <table:table-cell office:value-type="float" office:value="0.0797652" calcext:value-type="float">
            <text:p>0.0797652</text:p>
          </table:table-cell>
          <table:table-cell office:value-type="float" office:value="0.00653423" calcext:value-type="float">
            <text:p>0.00653423</text:p>
          </table:table-cell>
          <table:table-cell office:value-type="float" office:value="1.44907" calcext:value-type="float">
            <text:p>1.44907</text:p>
          </table:table-cell>
          <table:table-cell office:value-type="float" office:value="93.0732" calcext:value-type="float">
            <text:p>93.0732</text:p>
          </table:table-cell>
          <table:table-cell office:value-type="float" office:value="0.657669" calcext:value-type="float">
            <text:p>0.65766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3209" calcext:value-type="float">
            <text:p>0.283209</text:p>
          </table:table-cell>
          <table:table-cell office:value-type="float" office:value="0.0807454" calcext:value-type="float">
            <text:p>0.0807454</text:p>
          </table:table-cell>
          <table:table-cell office:value-type="float" office:value="0.00669326" calcext:value-type="float">
            <text:p>0.00669326</text:p>
          </table:table-cell>
          <table:table-cell office:value-type="float" office:value="1.38268" calcext:value-type="float">
            <text:p>1.38268</text:p>
          </table:table-cell>
          <table:table-cell office:value-type="float" office:value="95.8851" calcext:value-type="float">
            <text:p>95.8851</text:p>
          </table:table-cell>
          <table:table-cell office:value-type="float" office:value="0.657799" calcext:value-type="float">
            <text:p>0.65779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0269" calcext:value-type="float">
            <text:p>0.280269</text:p>
          </table:table-cell>
          <table:table-cell office:value-type="float" office:value="0.0791319" calcext:value-type="float">
            <text:p>0.0791319</text:p>
          </table:table-cell>
          <table:table-cell office:value-type="float" office:value="0.00644479" calcext:value-type="float">
            <text:p>0.00644479</text:p>
          </table:table-cell>
          <table:table-cell office:value-type="float" office:value="1.46544" calcext:value-type="float">
            <text:p>1.46544</text:p>
          </table:table-cell>
          <table:table-cell office:value-type="float" office:value="92.1772" calcext:value-type="float">
            <text:p>92.1772</text:p>
          </table:table-cell>
          <table:table-cell office:value-type="float" office:value="0.656928" calcext:value-type="float">
            <text:p>0.65692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132" calcext:value-type="float">
            <text:p>0.28132</text:p>
          </table:table-cell>
          <table:table-cell office:value-type="float" office:value="0.0797036" calcext:value-type="float">
            <text:p>0.0797036</text:p>
          </table:table-cell>
          <table:table-cell office:value-type="float" office:value="0.00653091" calcext:value-type="float">
            <text:p>0.00653091</text:p>
          </table:table-cell>
          <table:table-cell office:value-type="float" office:value="1.39908" calcext:value-type="float">
            <text:p>1.39908</text:p>
          </table:table-cell>
          <table:table-cell office:value-type="float" office:value="94.6963" calcext:value-type="float">
            <text:p>94.6963</text:p>
          </table:table-cell>
          <table:table-cell office:value-type="float" office:value="0.657314" calcext:value-type="float">
            <text:p>0.65731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1957" calcext:value-type="float">
            <text:p>0.281957</text:p>
          </table:table-cell>
          <table:table-cell office:value-type="float" office:value="0.0800663" calcext:value-type="float">
            <text:p>0.0800663</text:p>
          </table:table-cell>
          <table:table-cell office:value-type="float" office:value="0.00659099" calcext:value-type="float">
            <text:p>0.00659099</text:p>
          </table:table-cell>
          <table:table-cell office:value-type="float" office:value="1.3906" calcext:value-type="float">
            <text:p>1.3906</text:p>
          </table:table-cell>
          <table:table-cell office:value-type="float" office:value="95.2042" calcext:value-type="float">
            <text:p>95.2042</text:p>
          </table:table-cell>
          <table:table-cell office:value-type="float" office:value="0.657288" calcext:value-type="float">
            <text:p>0.65728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1433" calcext:value-type="float">
            <text:p>0.281433</text:p>
          </table:table-cell>
          <table:table-cell office:value-type="float" office:value="0.0797637" calcext:value-type="float">
            <text:p>0.0797637</text:p>
          </table:table-cell>
          <table:table-cell office:value-type="float" office:value="0.00653959" calcext:value-type="float">
            <text:p>0.00653959</text:p>
          </table:table-cell>
          <table:table-cell office:value-type="float" office:value="1.39453" calcext:value-type="float">
            <text:p>1.39453</text:p>
          </table:table-cell>
          <table:table-cell office:value-type="float" office:value="94.8879" calcext:value-type="float">
            <text:p>94.8879</text:p>
          </table:table-cell>
          <table:table-cell office:value-type="float" office:value="0.657375" calcext:value-type="float">
            <text:p>0.65737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1485" calcext:value-type="float">
            <text:p>0.281485</text:p>
          </table:table-cell>
          <table:table-cell office:value-type="float" office:value="0.0797935" calcext:value-type="float">
            <text:p>0.0797935</text:p>
          </table:table-cell>
          <table:table-cell office:value-type="float" office:value="0.00654476" calcext:value-type="float">
            <text:p>0.00654476</text:p>
          </table:table-cell>
          <table:table-cell office:value-type="float" office:value="1.39965" calcext:value-type="float">
            <text:p>1.39965</text:p>
          </table:table-cell>
          <table:table-cell office:value-type="float" office:value="94.7309" calcext:value-type="float">
            <text:p>94.7309</text:p>
          </table:table-cell>
          <table:table-cell office:value-type="float" office:value="0.65736" calcext:value-type="float">
            <text:p>0.6573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1203" calcext:value-type="float">
            <text:p>0.281203</text:p>
          </table:table-cell>
          <table:table-cell office:value-type="float" office:value="0.0796351" calcext:value-type="float">
            <text:p>0.0796351</text:p>
          </table:table-cell>
          <table:table-cell office:value-type="float" office:value="0.00651929" calcext:value-type="float">
            <text:p>0.00651929</text:p>
          </table:table-cell>
          <table:table-cell office:value-type="float" office:value="1.39476" calcext:value-type="float">
            <text:p>1.39476</text:p>
          </table:table-cell>
          <table:table-cell office:value-type="float" office:value="94.803" calcext:value-type="float">
            <text:p>94.803</text:p>
          </table:table-cell>
          <table:table-cell office:value-type="float" office:value="0.657335" calcext:value-type="float">
            <text:p>0.65733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294" calcext:value-type="float">
            <text:p>0.281294</text:p>
          </table:table-cell>
          <table:table-cell office:value-type="float" office:value="0.0796889" calcext:value-type="float">
            <text:p>0.0796889</text:p>
          </table:table-cell>
          <table:table-cell office:value-type="float" office:value="0.00652868" calcext:value-type="float">
            <text:p>0.00652868</text:p>
          </table:table-cell>
          <table:table-cell office:value-type="float" office:value="1.40222" calcext:value-type="float">
            <text:p>1.40222</text:p>
          </table:table-cell>
          <table:table-cell office:value-type="float" office:value="94.5807" calcext:value-type="float">
            <text:p>94.5807</text:p>
          </table:table-cell>
          <table:table-cell office:value-type="float" office:value="0.657305" calcext:value-type="float">
            <text:p>0.657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6" calcext:value-type="float">
            <text:p>0.0176</text:p>
          </table:table-cell>
          <table:table-cell office:value-type="float" office:value="0.00030976" calcext:value-type="float">
            <text:p>0.00030976</text:p>
          </table:table-cell>
          <table:table-cell office:value-type="float" office:value="0.0000000959513" calcext:value-type="float">
            <text:p>9.59513E-08</text:p>
          </table:table-cell>
          <table:table-cell office:value-type="float" office:value="0.0652134" calcext:value-type="float">
            <text:p>0.0652134</text:p>
          </table:table-cell>
          <table:table-cell office:value-type="float" office:value="26.2596" calcext:value-type="float">
            <text:p>26.259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08" calcext:value-type="float">
            <text:p>0.1108</text:p>
          </table:table-cell>
          <table:table-cell office:value-type="float" office:value="0.0128336" calcext:value-type="float">
            <text:p>0.0128336</text:p>
          </table:table-cell>
          <table:table-cell office:value-type="float" office:value="0.000192052" calcext:value-type="float">
            <text:p>0.000192052</text:p>
          </table:table-cell>
          <table:table-cell office:value-type="float" office:value="0.0926193" calcext:value-type="float">
            <text:p>0.0926193</text:p>
          </table:table-cell>
          <table:table-cell office:value-type="float" office:value="147.993" calcext:value-type="float">
            <text:p>147.993</text:p>
          </table:table-cell>
          <table:table-cell office:value-type="float" office:value="0.611313" calcext:value-type="float">
            <text:p>0.61131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106" calcext:value-type="float">
            <text:p>0.2106</text:p>
          </table:table-cell>
          <table:table-cell office:value-type="float" office:value="0.0448187" calcext:value-type="float">
            <text:p>0.0448187</text:p>
          </table:table-cell>
          <table:table-cell office:value-type="float" office:value="0.00208895" calcext:value-type="float">
            <text:p>0.00208895</text:p>
          </table:table-cell>
          <table:table-cell office:value-type="float" office:value="0.44321" calcext:value-type="float">
            <text:p>0.44321</text:p>
          </table:table-cell>
          <table:table-cell office:value-type="float" office:value="126.36" calcext:value-type="float">
            <text:p>126.36</text:p>
          </table:table-cell>
          <table:table-cell office:value-type="float" office:value="0.653353" calcext:value-type="float">
            <text:p>0.65335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15" calcext:value-type="float">
            <text:p>0.2715</text:p>
          </table:table-cell>
          <table:table-cell office:value-type="float" office:value="0.0737972" calcext:value-type="float">
            <text:p>0.0737972</text:p>
          </table:table-cell>
          <table:table-cell office:value-type="float" office:value="0.00547113" calcext:value-type="float">
            <text:p>0.00547113</text:p>
          </table:table-cell>
          <table:table-cell office:value-type="float" office:value="3.64535" calcext:value-type="float">
            <text:p>3.64535</text:p>
          </table:table-cell>
          <table:table-cell office:value-type="float" office:value="56.0871" calcext:value-type="float">
            <text:p>56.0871</text:p>
          </table:table-cell>
          <table:table-cell office:value-type="float" office:value="0.66513" calcext:value-type="float">
            <text:p>0.6651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25" calcext:value-type="float">
            <text:p>0.2825</text:p>
          </table:table-cell>
          <table:table-cell office:value-type="float" office:value="0.0801509" calcext:value-type="float">
            <text:p>0.0801509</text:p>
          </table:table-cell>
          <table:table-cell office:value-type="float" office:value="0.0065332" calcext:value-type="float">
            <text:p>0.0065332</text:p>
          </table:table-cell>
          <table:table-cell office:value-type="float" office:value="1.04148" calcext:value-type="float">
            <text:p>1.04148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0.661009" calcext:value-type="float">
            <text:p>0.66100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96" calcext:value-type="float">
            <text:p>0.2796</text:p>
          </table:table-cell>
          <table:table-cell office:value-type="float" office:value="0.0784462" calcext:value-type="float">
            <text:p>0.0784462</text:p>
          </table:table-cell>
          <table:table-cell office:value-type="float" office:value="0.00623972" calcext:value-type="float">
            <text:p>0.00623972</text:p>
          </table:table-cell>
          <table:table-cell office:value-type="float" office:value="1.38113" calcext:value-type="float">
            <text:p>1.38113</text:p>
          </table:table-cell>
          <table:table-cell office:value-type="float" office:value="94.554" calcext:value-type="float">
            <text:p>94.554</text:p>
          </table:table-cell>
          <table:table-cell office:value-type="float" office:value="0.662012" calcext:value-type="float">
            <text:p>0.66201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555" calcext:value-type="float">
            <text:p>0.29555</text:p>
          </table:table-cell>
          <table:table-cell office:value-type="float" office:value="0.0877333" calcext:value-type="float">
            <text:p>0.0877333</text:p>
          </table:table-cell>
          <table:table-cell office:value-type="float" office:value="0.00783278" calcext:value-type="float">
            <text:p>0.00783278</text:p>
          </table:table-cell>
          <table:table-cell office:value-type="float" office:value="1.49418" calcext:value-type="float">
            <text:p>1.49418</text:p>
          </table:table-cell>
          <table:table-cell office:value-type="float" office:value="96.1485" calcext:value-type="float">
            <text:p>96.1485</text:p>
          </table:table-cell>
          <table:table-cell office:value-type="float" office:value="0.660792" calcext:value-type="float">
            <text:p>0.66079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0325" calcext:value-type="float">
            <text:p>0.280325</text:p>
          </table:table-cell>
          <table:table-cell office:value-type="float" office:value="0.0792276" calcext:value-type="float">
            <text:p>0.0792276</text:p>
          </table:table-cell>
          <table:table-cell office:value-type="float" office:value="0.00648457" calcext:value-type="float">
            <text:p>0.00648457</text:p>
          </table:table-cell>
          <table:table-cell office:value-type="float" office:value="1.46375" calcext:value-type="float">
            <text:p>1.46375</text:p>
          </table:table-cell>
          <table:table-cell office:value-type="float" office:value="92.2868" calcext:value-type="float">
            <text:p>92.2868</text:p>
          </table:table-cell>
          <table:table-cell office:value-type="float" office:value="0.655644" calcext:value-type="float">
            <text:p>0.65564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5372" calcext:value-type="float">
            <text:p>0.285372</text:p>
          </table:table-cell>
          <table:table-cell office:value-type="float" office:value="0.0820336" calcext:value-type="float">
            <text:p>0.0820336</text:p>
          </table:table-cell>
          <table:table-cell office:value-type="float" office:value="0.00692665" calcext:value-type="float">
            <text:p>0.00692665</text:p>
          </table:table-cell>
          <table:table-cell office:value-type="float" office:value="1.39291" calcext:value-type="float">
            <text:p>1.39291</text:p>
          </table:table-cell>
          <table:table-cell office:value-type="float" office:value="96.2944" calcext:value-type="float">
            <text:p>96.2944</text:p>
          </table:table-cell>
          <table:table-cell office:value-type="float" office:value="0.656902" calcext:value-type="float">
            <text:p>0.65690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18" calcext:value-type="float">
            <text:p>0.28518</text:p>
          </table:table-cell>
          <table:table-cell office:value-type="float" office:value="0.081775" calcext:value-type="float">
            <text:p>0.081775</text:p>
          </table:table-cell>
          <table:table-cell office:value-type="float" office:value="0.00683206" calcext:value-type="float">
            <text:p>0.00683206</text:p>
          </table:table-cell>
          <table:table-cell office:value-type="float" office:value="1.26494" calcext:value-type="float">
            <text:p>1.26494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0.659443" calcext:value-type="float">
            <text:p>0.65944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23" calcext:value-type="float">
            <text:p>0.28023</text:p>
          </table:table-cell>
          <table:table-cell office:value-type="float" office:value="0.0790845" calcext:value-type="float">
            <text:p>0.0790845</text:p>
          </table:table-cell>
          <table:table-cell office:value-type="float" office:value="0.00643292" calcext:value-type="float">
            <text:p>0.00643292</text:p>
          </table:table-cell>
          <table:table-cell office:value-type="float" office:value="1.40944" calcext:value-type="float">
            <text:p>1.40944</text:p>
          </table:table-cell>
          <table:table-cell office:value-type="float" office:value="93.9756" calcext:value-type="float">
            <text:p>93.9756</text:p>
          </table:table-cell>
          <table:table-cell office:value-type="float" office:value="0.65715" calcext:value-type="float">
            <text:p>0.6571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3807" calcext:value-type="float">
            <text:p>0.283807</text:p>
          </table:table-cell>
          <table:table-cell office:value-type="float" office:value="0.0810815" calcext:value-type="float">
            <text:p>0.0810815</text:p>
          </table:table-cell>
          <table:table-cell office:value-type="float" office:value="0.00674694" calcext:value-type="float">
            <text:p>0.00674694</text:p>
          </table:table-cell>
          <table:table-cell office:value-type="float" office:value="1.32676" calcext:value-type="float">
            <text:p>1.32676</text:p>
          </table:table-cell>
          <table:table-cell office:value-type="float" office:value="98.1035" calcext:value-type="float">
            <text:p>98.1035</text:p>
          </table:table-cell>
          <table:table-cell office:value-type="float" office:value="0.657908" calcext:value-type="float">
            <text:p>0.65790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3467" calcext:value-type="float">
            <text:p>0.283467</text:p>
          </table:table-cell>
          <table:table-cell office:value-type="float" office:value="0.0808738" calcext:value-type="float">
            <text:p>0.0808738</text:p>
          </table:table-cell>
          <table:table-cell office:value-type="float" office:value="0.00670917" calcext:value-type="float">
            <text:p>0.00670917</text:p>
          </table:table-cell>
          <table:table-cell office:value-type="float" office:value="1.31407" calcext:value-type="float">
            <text:p>1.31407</text:p>
          </table:table-cell>
          <table:table-cell office:value-type="float" office:value="98.4522" calcext:value-type="float">
            <text:p>98.4522</text:p>
          </table:table-cell>
          <table:table-cell office:value-type="float" office:value="0.658074" calcext:value-type="float">
            <text:p>0.65807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3865" calcext:value-type="float">
            <text:p>0.283865</text:p>
          </table:table-cell>
          <table:table-cell office:value-type="float" office:value="0.0811073" calcext:value-type="float">
            <text:p>0.0811073</text:p>
          </table:table-cell>
          <table:table-cell office:value-type="float" office:value="0.00674896" calcext:value-type="float">
            <text:p>0.00674896</text:p>
          </table:table-cell>
          <table:table-cell office:value-type="float" office:value="1.36105" calcext:value-type="float">
            <text:p>1.36105</text:p>
          </table:table-cell>
          <table:table-cell office:value-type="float" office:value="96.8671" calcext:value-type="float">
            <text:p>96.8671</text:p>
          </table:table-cell>
          <table:table-cell office:value-type="float" office:value="0.658024" calcext:value-type="float">
            <text:p>0.65802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4272" calcext:value-type="float">
            <text:p>0.284272</text:p>
          </table:table-cell>
          <table:table-cell office:value-type="float" office:value="0.0813634" calcext:value-type="float">
            <text:p>0.0813634</text:p>
          </table:table-cell>
          <table:table-cell office:value-type="float" office:value="0.00679871" calcext:value-type="float">
            <text:p>0.00679871</text:p>
          </table:table-cell>
          <table:table-cell office:value-type="float" office:value="1.36454" calcext:value-type="float">
            <text:p>1.36454</text:p>
          </table:table-cell>
          <table:table-cell office:value-type="float" office:value="96.896" calcext:value-type="float">
            <text:p>96.896</text:p>
          </table:table-cell>
          <table:table-cell office:value-type="float" office:value="0.657669" calcext:value-type="float">
            <text:p>0.65766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4162" calcext:value-type="float">
            <text:p>0.284162</text:p>
          </table:table-cell>
          <table:table-cell office:value-type="float" office:value="0.0812933" calcext:value-type="float">
            <text:p>0.0812933</text:p>
          </table:table-cell>
          <table:table-cell office:value-type="float" office:value="0.00678536" calcext:value-type="float">
            <text:p>0.00678536</text:p>
          </table:table-cell>
          <table:table-cell office:value-type="float" office:value="1.34789" calcext:value-type="float">
            <text:p>1.34789</text:p>
          </table:table-cell>
          <table:table-cell office:value-type="float" office:value="97.4544" calcext:value-type="float">
            <text:p>97.4544</text:p>
          </table:table-cell>
          <table:table-cell office:value-type="float" office:value="0.657751" calcext:value-type="float">
            <text:p>0.65775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4156" calcext:value-type="float">
            <text:p>0.284156</text:p>
          </table:table-cell>
          <table:table-cell office:value-type="float" office:value="0.0812889" calcext:value-type="float">
            <text:p>0.0812889</text:p>
          </table:table-cell>
          <table:table-cell office:value-type="float" office:value="0.00678422" calcext:value-type="float">
            <text:p>0.00678422</text:p>
          </table:table-cell>
          <table:table-cell office:value-type="float" office:value="1.35963" calcext:value-type="float">
            <text:p>1.35963</text:p>
          </table:table-cell>
          <table:table-cell office:value-type="float" office:value="97.0273" calcext:value-type="float">
            <text:p>97.0273</text:p>
          </table:table-cell>
          <table:table-cell office:value-type="float" office:value="0.657771" calcext:value-type="float">
            <text:p>0.65777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4039" calcext:value-type="float">
            <text:p>0.284039</text:p>
          </table:table-cell>
          <table:table-cell office:value-type="float" office:value="0.0812185" calcext:value-type="float">
            <text:p>0.0812185</text:p>
          </table:table-cell>
          <table:table-cell office:value-type="float" office:value="0.00677114" calcext:value-type="float">
            <text:p>0.00677114</text:p>
          </table:table-cell>
          <table:table-cell office:value-type="float" office:value="1.36606" calcext:value-type="float">
            <text:p>1.36606</text:p>
          </table:table-cell>
          <table:table-cell office:value-type="float" office:value="96.7548" calcext:value-type="float">
            <text:p>96.7548</text:p>
          </table:table-cell>
          <table:table-cell office:value-type="float" office:value="0.657839" calcext:value-type="float">
            <text:p>0.65783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4109" calcext:value-type="float">
            <text:p>0.284109</text:p>
          </table:table-cell>
          <table:table-cell office:value-type="float" office:value="0.0812582" calcext:value-type="float">
            <text:p>0.0812582</text:p>
          </table:table-cell>
          <table:table-cell office:value-type="float" office:value="0.00677763" calcext:value-type="float">
            <text:p>0.00677763</text:p>
          </table:table-cell>
          <table:table-cell office:value-type="float" office:value="1.35355" calcext:value-type="float">
            <text:p>1.35355</text:p>
          </table:table-cell>
          <table:table-cell office:value-type="float" office:value="97.228" calcext:value-type="float">
            <text:p>97.228</text:p>
          </table:table-cell>
          <table:table-cell office:value-type="float" office:value="0.657846" calcext:value-type="float">
            <text:p>0.65784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4091" calcext:value-type="float">
            <text:p>0.284091</text:p>
          </table:table-cell>
          <table:table-cell office:value-type="float" office:value="0.0812496" calcext:value-type="float">
            <text:p>0.0812496</text:p>
          </table:table-cell>
          <table:table-cell office:value-type="float" office:value="0.00677681" calcext:value-type="float">
            <text:p>0.00677681</text:p>
          </table:table-cell>
          <table:table-cell office:value-type="float" office:value="1.34852" calcext:value-type="float">
            <text:p>1.34852</text:p>
          </table:table-cell>
          <table:table-cell office:value-type="float" office:value="97.405" calcext:value-type="float">
            <text:p>97.405</text:p>
          </table:table-cell>
          <table:table-cell office:value-type="float" office:value="0.657815" calcext:value-type="float">
            <text:p>0.657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8" calcext:value-type="float">
            <text:p>0.0248</text:p>
          </table:table-cell>
          <table:table-cell office:value-type="float" office:value="0.00061504" calcext:value-type="float">
            <text:p>0.00061504</text:p>
          </table:table-cell>
          <table:table-cell office:value-type="float" office:value="0.000000378274" calcext:value-type="float">
            <text:p>3.78274E-07</text:p>
          </table:table-cell>
          <table:table-cell office:value-type="float" office:value="0.367625" calcext:value-type="float">
            <text:p>0.367625</text:p>
          </table:table-cell>
          <table:table-cell office:value-type="float" office:value="14.2057" calcext:value-type="float">
            <text:p>14.205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44" calcext:value-type="float">
            <text:p>0.1544</text:p>
          </table:table-cell>
          <table:table-cell office:value-type="float" office:value="0.0249152" calcext:value-type="float">
            <text:p>0.0249152</text:p>
          </table:table-cell>
          <table:table-cell office:value-type="float" office:value="0.000723357" calcext:value-type="float">
            <text:p>0.000723357</text:p>
          </table:table-cell>
          <table:table-cell office:value-type="float" office:value="0.276633" calcext:value-type="float">
            <text:p>0.276633</text:p>
          </table:table-cell>
          <table:table-cell office:value-type="float" office:value="119.223" calcext:value-type="float">
            <text:p>119.223</text:p>
          </table:table-cell>
          <table:table-cell office:value-type="float" office:value="0.611579" calcext:value-type="float">
            <text:p>0.61157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22" calcext:value-type="float">
            <text:p>0.2422</text:p>
          </table:table-cell>
          <table:table-cell office:value-type="float" office:value="0.0593019" calcext:value-type="float">
            <text:p>0.0593019</text:p>
          </table:table-cell>
          <table:table-cell office:value-type="float" office:value="0.00366831" calcext:value-type="float">
            <text:p>0.00366831</text:p>
          </table:table-cell>
          <table:table-cell office:value-type="float" office:value="1.0774" calcext:value-type="float">
            <text:p>1.0774</text:p>
          </table:table-cell>
          <table:table-cell office:value-type="float" office:value="93.0697" calcext:value-type="float">
            <text:p>93.0697</text:p>
          </table:table-cell>
          <table:table-cell office:value-type="float" office:value="0.652298" calcext:value-type="float">
            <text:p>0.65229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96" calcext:value-type="float">
            <text:p>0.2896</text:p>
          </table:table-cell>
          <table:table-cell office:value-type="float" office:value="0.0841984" calcext:value-type="float">
            <text:p>0.0841984</text:p>
          </table:table-cell>
          <table:table-cell office:value-type="float" office:value="0.00720451" calcext:value-type="float">
            <text:p>0.00720451</text:p>
          </table:table-cell>
          <table:table-cell office:value-type="float" office:value="0.577379" calcext:value-type="float">
            <text:p>0.577379</text:p>
          </table:table-cell>
          <table:table-cell office:value-type="float" office:value="151.835" calcext:value-type="float">
            <text:p>151.835</text:p>
          </table:table-cell>
          <table:table-cell office:value-type="float" office:value="0.661253" calcext:value-type="float">
            <text:p>0.66125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35" calcext:value-type="float">
            <text:p>0.2835</text:p>
          </table:table-cell>
          <table:table-cell office:value-type="float" office:value="0.0806735" calcext:value-type="float">
            <text:p>0.0806735</text:p>
          </table:table-cell>
          <table:table-cell office:value-type="float" office:value="0.00660729" calcext:value-type="float">
            <text:p>0.00660729</text:p>
          </table:table-cell>
          <table:table-cell office:value-type="float" office:value="1.67044" calcext:value-type="float">
            <text:p>1.67044</text:p>
          </table:table-cell>
          <table:table-cell office:value-type="float" office:value="87.1344" calcext:value-type="float">
            <text:p>87.1344</text:p>
          </table:table-cell>
          <table:table-cell office:value-type="float" office:value="0.661593" calcext:value-type="float">
            <text:p>0.66159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925" calcext:value-type="float">
            <text:p>0.29925</text:p>
          </table:table-cell>
          <table:table-cell office:value-type="float" office:value="0.0901788" calcext:value-type="float">
            <text:p>0.0901788</text:p>
          </table:table-cell>
          <table:table-cell office:value-type="float" office:value="0.00835927" calcext:value-type="float">
            <text:p>0.00835927</text:p>
          </table:table-cell>
          <table:table-cell office:value-type="float" office:value="1.04737" calcext:value-type="float">
            <text:p>1.04737</text:p>
          </table:table-cell>
          <table:table-cell office:value-type="float" office:value="116.556" calcext:value-type="float">
            <text:p>116.556</text:p>
          </table:table-cell>
          <table:table-cell office:value-type="float" office:value="0.65736" calcext:value-type="float">
            <text:p>0.6573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525" calcext:value-type="float">
            <text:p>0.28525</text:p>
          </table:table-cell>
          <table:table-cell office:value-type="float" office:value="0.0819257" calcext:value-type="float">
            <text:p>0.0819257</text:p>
          </table:table-cell>
          <table:table-cell office:value-type="float" office:value="0.00689705" calcext:value-type="float">
            <text:p>0.00689705</text:p>
          </table:table-cell>
          <table:table-cell office:value-type="float" office:value="1.1131" calcext:value-type="float">
            <text:p>1.1131</text:p>
          </table:table-cell>
          <table:table-cell office:value-type="float" office:value="107.722" calcext:value-type="float">
            <text:p>107.722</text:p>
          </table:table-cell>
          <table:table-cell office:value-type="float" office:value="0.657468" calcext:value-type="float">
            <text:p>0.65746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5275" calcext:value-type="float">
            <text:p>0.285275</text:p>
          </table:table-cell>
          <table:table-cell office:value-type="float" office:value="0.0821148" calcext:value-type="float">
            <text:p>0.0821148</text:p>
          </table:table-cell>
          <table:table-cell office:value-type="float" office:value="0.00698494" calcext:value-type="float">
            <text:p>0.00698494</text:p>
          </table:table-cell>
          <table:table-cell office:value-type="float" office:value="1.23334" calcext:value-type="float">
            <text:p>1.23334</text:p>
          </table:table-cell>
          <table:table-cell office:value-type="float" office:value="102.425" calcext:value-type="float">
            <text:p>102.425</text:p>
          </table:table-cell>
          <table:table-cell office:value-type="float" office:value="0.654699" calcext:value-type="float">
            <text:p>0.65469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9059" calcext:value-type="float">
            <text:p>0.289059</text:p>
          </table:table-cell>
          <table:table-cell office:value-type="float" office:value="0.0840642" calcext:value-type="float">
            <text:p>0.0840642</text:p>
          </table:table-cell>
          <table:table-cell office:value-type="float" office:value="0.00723897" calcext:value-type="float">
            <text:p>0.00723897</text:p>
          </table:table-cell>
          <table:table-cell office:value-type="float" office:value="1.30184" calcext:value-type="float">
            <text:p>1.30184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0.658545" calcext:value-type="float">
            <text:p>0.65854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7003" calcext:value-type="float">
            <text:p>0.287003</text:p>
          </table:table-cell>
          <table:table-cell office:value-type="float" office:value="0.0828685" calcext:value-type="float">
            <text:p>0.0828685</text:p>
          </table:table-cell>
          <table:table-cell office:value-type="float" office:value="0.00702971" calcext:value-type="float">
            <text:p>0.00702971</text:p>
          </table:table-cell>
          <table:table-cell office:value-type="float" office:value="1.29987" calcext:value-type="float">
            <text:p>1.29987</text:p>
          </table:table-cell>
          <table:table-cell office:value-type="float" office:value="100.213" calcext:value-type="float">
            <text:p>100.213</text:p>
          </table:table-cell>
          <table:table-cell office:value-type="float" office:value="0.658778" calcext:value-type="float">
            <text:p>0.65877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0464" calcext:value-type="float">
            <text:p>0.290464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73822" calcext:value-type="float">
            <text:p>0.0073822</text:p>
          </table:table-cell>
          <table:table-cell office:value-type="float" office:value="1.28257" calcext:value-type="float">
            <text:p>1.28257</text:p>
          </table:table-cell>
          <table:table-cell office:value-type="float" office:value="102.123" calcext:value-type="float">
            <text:p>102.123</text:p>
          </table:table-cell>
          <table:table-cell office:value-type="float" office:value="0.658546" calcext:value-type="float">
            <text:p>0.65854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631" calcext:value-type="float">
            <text:p>0.28631</text:p>
          </table:table-cell>
          <table:table-cell office:value-type="float" office:value="0.0825286" calcext:value-type="float">
            <text:p>0.0825286</text:p>
          </table:table-cell>
          <table:table-cell office:value-type="float" office:value="0.00699145" calcext:value-type="float">
            <text:p>0.00699145</text:p>
          </table:table-cell>
          <table:table-cell office:value-type="float" office:value="1.33901" calcext:value-type="float">
            <text:p>1.33901</text:p>
          </table:table-cell>
          <table:table-cell office:value-type="float" office:value="98.5241" calcext:value-type="float">
            <text:p>98.5241</text:p>
          </table:table-cell>
          <table:table-cell office:value-type="float" office:value="0.657834" calcext:value-type="float">
            <text:p>0.65783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8226" calcext:value-type="float">
            <text:p>0.288226</text:p>
          </table:table-cell>
          <table:table-cell office:value-type="float" office:value="0.0836302" calcext:value-type="float">
            <text:p>0.0836302</text:p>
          </table:table-cell>
          <table:table-cell office:value-type="float" office:value="0.00718002" calcext:value-type="float">
            <text:p>0.00718002</text:p>
          </table:table-cell>
          <table:table-cell office:value-type="float" office:value="1.31504" calcext:value-type="float">
            <text:p>1.31504</text:p>
          </table:table-cell>
          <table:table-cell office:value-type="float" office:value="100.09" calcext:value-type="float">
            <text:p>100.09</text:p>
          </table:table-cell>
          <table:table-cell office:value-type="float" office:value="0.657802" calcext:value-type="float">
            <text:p>0.657802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6568" calcext:value-type="float">
            <text:p>0.286568</text:p>
          </table:table-cell>
          <table:table-cell office:value-type="float" office:value="0.0826544" calcext:value-type="float">
            <text:p>0.0826544</text:p>
          </table:table-cell>
          <table:table-cell office:value-type="float" office:value="0.0070069" calcext:value-type="float">
            <text:p>0.0070069</text:p>
          </table:table-cell>
          <table:table-cell office:value-type="float" office:value="1.30434" calcext:value-type="float">
            <text:p>1.30434</text:p>
          </table:table-cell>
          <table:table-cell office:value-type="float" office:value="99.9099" calcext:value-type="float">
            <text:p>99.9099</text:p>
          </table:table-cell>
          <table:table-cell office:value-type="float" office:value="0.658121" calcext:value-type="float">
            <text:p>0.65812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7363" calcext:value-type="float">
            <text:p>0.287363</text:p>
          </table:table-cell>
          <table:table-cell office:value-type="float" office:value="0.0831069" calcext:value-type="float">
            <text:p>0.0831069</text:p>
          </table:table-cell>
          <table:table-cell office:value-type="float" office:value="0.00708107" calcext:value-type="float">
            <text:p>0.00708107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00.499" calcext:value-type="float">
            <text:p>100.499</text:p>
          </table:table-cell>
          <table:table-cell office:value-type="float" office:value="0.658254" calcext:value-type="float">
            <text:p>0.65825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7611" calcext:value-type="float">
            <text:p>0.287611</text:p>
          </table:table-cell>
          <table:table-cell office:value-type="float" office:value="0.0832537" calcext:value-type="float">
            <text:p>0.0832537</text:p>
          </table:table-cell>
          <table:table-cell office:value-type="float" office:value="0.0071077" calcext:value-type="float">
            <text:p>0.0071077</text:p>
          </table:table-cell>
          <table:table-cell office:value-type="float" office:value="1.30895" calcext:value-type="float">
            <text:p>1.30895</text:p>
          </table:table-cell>
          <table:table-cell office:value-type="float" office:value="100.096" calcext:value-type="float">
            <text:p>100.096</text:p>
          </table:table-cell>
          <table:table-cell office:value-type="float" office:value="0.658177" calcext:value-type="float">
            <text:p>0.65817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7188" calcext:value-type="float">
            <text:p>0.287188</text:p>
          </table:table-cell>
          <table:table-cell office:value-type="float" office:value="0.0830104" calcext:value-type="float">
            <text:p>0.0830104</text:p>
          </table:table-cell>
          <table:table-cell office:value-type="float" office:value="0.00706696" calcext:value-type="float">
            <text:p>0.00706696</text:p>
          </table:table-cell>
          <table:table-cell office:value-type="float" office:value="1.31359" calcext:value-type="float">
            <text:p>1.31359</text:p>
          </table:table-cell>
          <table:table-cell office:value-type="float" office:value="99.7708" calcext:value-type="float">
            <text:p>99.7708</text:p>
          </table:table-cell>
          <table:table-cell office:value-type="float" office:value="0.658141" calcext:value-type="float">
            <text:p>0.65814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7145" calcext:value-type="float">
            <text:p>0.287145</text:p>
          </table:table-cell>
          <table:table-cell office:value-type="float" office:value="0.0829741" calcext:value-type="float">
            <text:p>0.0829741</text:p>
          </table:table-cell>
          <table:table-cell office:value-type="float" office:value="0.0070573" calcext:value-type="float">
            <text:p>0.0070573</text:p>
          </table:table-cell>
          <table:table-cell office:value-type="float" office:value="1.31733" calcext:value-type="float">
            <text:p>1.31733</text:p>
          </table:table-cell>
          <table:table-cell office:value-type="float" office:value="99.6063" calcext:value-type="float">
            <text:p>99.6063</text:p>
          </table:table-cell>
          <table:table-cell office:value-type="float" office:value="0.65831" calcext:value-type="float">
            <text:p>0.6583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711" calcext:value-type="float">
            <text:p>0.28711</text:p>
          </table:table-cell>
          <table:table-cell office:value-type="float" office:value="0.0829586" calcext:value-type="float">
            <text:p>0.0829586</text:p>
          </table:table-cell>
          <table:table-cell office:value-type="float" office:value="0.00705613" calcext:value-type="float">
            <text:p>0.00705613</text:p>
          </table:table-cell>
          <table:table-cell office:value-type="float" office:value="1.31398" calcext:value-type="float">
            <text:p>1.31398</text:p>
          </table:table-cell>
          <table:table-cell office:value-type="float" office:value="99.7247" calcext:value-type="float">
            <text:p>99.7247</text:p>
          </table:table-cell>
          <table:table-cell office:value-type="float" office:value="0.658239" calcext:value-type="float">
            <text:p>0.65823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174" calcext:value-type="float">
            <text:p>0.287174</text:p>
          </table:table-cell>
          <table:table-cell office:value-type="float" office:value="0.0829981" calcext:value-type="float">
            <text:p>0.0829981</text:p>
          </table:table-cell>
          <table:table-cell office:value-type="float" office:value="0.00706345" calcext:value-type="float">
            <text:p>0.00706345</text:p>
          </table:table-cell>
          <table:table-cell office:value-type="float" office:value="1.30694" calcext:value-type="float">
            <text:p>1.30694</text:p>
          </table:table-cell>
          <table:table-cell office:value-type="float" office:value="100.019" calcext:value-type="float">
            <text:p>100.019</text:p>
          </table:table-cell>
          <table:table-cell office:value-type="float" office:value="0.65821" calcext:value-type="float">
            <text:p>0.65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499199" calcext:value-type="float">
            <text:p>0.499199</text:p>
          </table:table-cell>
          <table:table-cell office:value-type="float" office:value="7.97575" calcext:value-type="float">
            <text:p>7.9757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64" calcext:value-type="float">
            <text:p>0.1064</text:p>
          </table:table-cell>
          <table:table-cell office:value-type="float" office:value="0.0121504" calcext:value-type="float">
            <text:p>0.0121504</text:p>
          </table:table-cell>
          <table:table-cell office:value-type="float" office:value="0.000185192" calcext:value-type="float">
            <text:p>0.000185192</text:p>
          </table:table-cell>
          <table:table-cell office:value-type="float" office:value="0.60925" calcext:value-type="float">
            <text:p>0.60925</text:p>
          </table:table-cell>
          <table:table-cell office:value-type="float" office:value="55.6601" calcext:value-type="float">
            <text:p>55.6601</text:p>
          </table:table-cell>
          <table:table-cell office:value-type="float" office:value="0.581861" calcext:value-type="float">
            <text:p>0.58186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94" calcext:value-type="float">
            <text:p>0.2094</text:p>
          </table:table-cell>
          <table:table-cell office:value-type="float" office:value="0.0439352" calcext:value-type="float">
            <text:p>0.0439352</text:p>
          </table:table-cell>
          <table:table-cell office:value-type="float" office:value="0.00194509" calcext:value-type="float">
            <text:p>0.00194509</text:p>
          </table:table-cell>
          <table:table-cell office:value-type="float" office:value="0.265167" calcext:value-type="float">
            <text:p>0.265167</text:p>
          </table:table-cell>
          <table:table-cell office:value-type="float" office:value="161.871" calcext:value-type="float">
            <text:p>161.871</text:p>
          </table:table-cell>
          <table:table-cell office:value-type="float" office:value="0.664113" calcext:value-type="float">
            <text:p>0.66411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06" calcext:value-type="float">
            <text:p>0.2806</text:p>
          </table:table-cell>
          <table:table-cell office:value-type="float" office:value="0.0790606" calcext:value-type="float">
            <text:p>0.0790606</text:p>
          </table:table-cell>
          <table:table-cell office:value-type="float" office:value="0.00635305" calcext:value-type="float">
            <text:p>0.00635305</text:p>
          </table:table-cell>
          <table:table-cell office:value-type="float" office:value="2.68228" calcext:value-type="float">
            <text:p>2.68228</text:p>
          </table:table-cell>
          <table:table-cell office:value-type="float" office:value="67.8902" calcext:value-type="float">
            <text:p>67.8902</text:p>
          </table:table-cell>
          <table:table-cell office:value-type="float" office:value="0.661203" calcext:value-type="float">
            <text:p>0.66120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985" calcext:value-type="float">
            <text:p>0.27985</text:p>
          </table:table-cell>
          <table:table-cell office:value-type="float" office:value="0.0787256" calcext:value-type="float">
            <text:p>0.0787256</text:p>
          </table:table-cell>
          <table:table-cell office:value-type="float" office:value="0.00633153" calcext:value-type="float">
            <text:p>0.00633153</text:p>
          </table:table-cell>
          <table:table-cell office:value-type="float" office:value="1.48962" calcext:value-type="float">
            <text:p>1.48962</text:p>
          </table:table-cell>
          <table:table-cell office:value-type="float" office:value="91.1836" calcext:value-type="float">
            <text:p>91.1836</text:p>
          </table:table-cell>
          <table:table-cell office:value-type="float" office:value="0.65947" calcext:value-type="float">
            <text:p>0.6594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055" calcext:value-type="float">
            <text:p>0.29055</text:p>
          </table:table-cell>
          <table:table-cell office:value-type="float" office:value="0.0847516" calcext:value-type="float">
            <text:p>0.0847516</text:p>
          </table:table-cell>
          <table:table-cell office:value-type="float" office:value="0.00729344" calcext:value-type="float">
            <text:p>0.00729344</text:p>
          </table:table-cell>
          <table:table-cell office:value-type="float" office:value="0.973514" calcext:value-type="float">
            <text:p>0.973514</text:p>
          </table:table-cell>
          <table:table-cell office:value-type="float" office:value="117.206" calcext:value-type="float">
            <text:p>117.206</text:p>
          </table:table-cell>
          <table:table-cell office:value-type="float" office:value="0.661534" calcext:value-type="float">
            <text:p>0.66153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9937" calcext:value-type="float">
            <text:p>0.289937</text:p>
          </table:table-cell>
          <table:table-cell office:value-type="float" office:value="0.0846778" calcext:value-type="float">
            <text:p>0.0846778</text:p>
          </table:table-cell>
          <table:table-cell office:value-type="float" office:value="0.00737242" calcext:value-type="float">
            <text:p>0.00737242</text:p>
          </table:table-cell>
          <table:table-cell office:value-type="float" office:value="1.03829" calcext:value-type="float">
            <text:p>1.03829</text:p>
          </table:table-cell>
          <table:table-cell office:value-type="float" office:value="113.424" calcext:value-type="float">
            <text:p>113.424</text:p>
          </table:table-cell>
          <table:table-cell office:value-type="float" office:value="0.657272" calcext:value-type="float">
            <text:p>0.65727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9463" calcext:value-type="float">
            <text:p>0.289463</text:p>
          </table:table-cell>
          <table:table-cell office:value-type="float" office:value="0.0842346" calcext:value-type="float">
            <text:p>0.0842346</text:p>
          </table:table-cell>
          <table:table-cell office:value-type="float" office:value="0.00724439" calcext:value-type="float">
            <text:p>0.00724439</text:p>
          </table:table-cell>
          <table:table-cell office:value-type="float" office:value="1.29579" calcext:value-type="float">
            <text:p>1.29579</text:p>
          </table:table-cell>
          <table:table-cell office:value-type="float" office:value="101.201" calcext:value-type="float">
            <text:p>101.201</text:p>
          </table:table-cell>
          <table:table-cell office:value-type="float" office:value="0.659671" calcext:value-type="float">
            <text:p>0.65967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8109" calcext:value-type="float">
            <text:p>0.288109</text:p>
          </table:table-cell>
          <table:table-cell office:value-type="float" office:value="0.0835791" calcext:value-type="float">
            <text:p>0.0835791</text:p>
          </table:table-cell>
          <table:table-cell office:value-type="float" office:value="0.00718136" calcext:value-type="float">
            <text:p>0.00718136</text:p>
          </table:table-cell>
          <table:table-cell office:value-type="float" office:value="1.36053" calcext:value-type="float">
            <text:p>1.36053</text:p>
          </table:table-cell>
          <table:table-cell office:value-type="float" office:value="98.361" calcext:value-type="float">
            <text:p>98.361</text:p>
          </table:table-cell>
          <table:table-cell office:value-type="float" office:value="0.657319" calcext:value-type="float">
            <text:p>0.65731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0358" calcext:value-type="float">
            <text:p>0.290358</text:p>
          </table:table-cell>
          <table:table-cell office:value-type="float" office:value="0.0848799" calcext:value-type="float">
            <text:p>0.0848799</text:p>
          </table:table-cell>
          <table:table-cell office:value-type="float" office:value="0.00739912" calcext:value-type="float">
            <text:p>0.00739912</text:p>
          </table:table-cell>
          <table:table-cell office:value-type="float" office:value="1.19198" calcext:value-type="float">
            <text:p>1.19198</text:p>
          </table:table-cell>
          <table:table-cell office:value-type="float" office:value="105.947" calcext:value-type="float">
            <text:p>105.947</text:p>
          </table:table-cell>
          <table:table-cell office:value-type="float" office:value="0.657667" calcext:value-type="float">
            <text:p>0.657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9512" calcext:value-type="float">
            <text:p>0.289512</text:p>
          </table:table-cell>
          <table:table-cell office:value-type="float" office:value="0.0843617" calcext:value-type="float">
            <text:p>0.0843617</text:p>
          </table:table-cell>
          <table:table-cell office:value-type="float" office:value="0.00730157" calcext:value-type="float">
            <text:p>0.00730157</text:p>
          </table:table-cell>
          <table:table-cell office:value-type="float" office:value="1.25034" calcext:value-type="float">
            <text:p>1.25034</text:p>
          </table:table-cell>
          <table:table-cell office:value-type="float" office:value="103.113" calcext:value-type="float">
            <text:p>103.113</text:p>
          </table:table-cell>
          <table:table-cell office:value-type="float" office:value="0.658017" calcext:value-type="float">
            <text:p>0.65801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1167" calcext:value-type="float">
            <text:p>0.291167</text:p>
          </table:table-cell>
          <table:table-cell office:value-type="float" office:value="0.0853094" calcext:value-type="float">
            <text:p>0.0853094</text:p>
          </table:table-cell>
          <table:table-cell office:value-type="float" office:value="0.00745781" calcext:value-type="float">
            <text:p>0.00745781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103.038" calcext:value-type="float">
            <text:p>103.038</text:p>
          </table:table-cell>
          <table:table-cell office:value-type="float" office:value="0.658417" calcext:value-type="float">
            <text:p>0.65841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965" calcext:value-type="float">
            <text:p>0.28965</text:p>
          </table:table-cell>
          <table:table-cell office:value-type="float" office:value="0.0844197" calcext:value-type="float">
            <text:p>0.0844197</text:p>
          </table:table-cell>
          <table:table-cell office:value-type="float" office:value="0.00730249" calcext:value-type="float">
            <text:p>0.00730249</text:p>
          </table:table-cell>
          <table:table-cell office:value-type="float" office:value="1.29312" calcext:value-type="float">
            <text:p>1.29312</text:p>
          </table:table-cell>
          <table:table-cell office:value-type="float" office:value="101.418" calcext:value-type="float">
            <text:p>101.418</text:p>
          </table:table-cell>
          <table:table-cell office:value-type="float" office:value="0.658444" calcext:value-type="float">
            <text:p>0.65844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9754" calcext:value-type="float">
            <text:p>0.289754</text:p>
          </table:table-cell>
          <table:table-cell office:value-type="float" office:value="0.0844825" calcext:value-type="float">
            <text:p>0.0844825</text:p>
          </table:table-cell>
          <table:table-cell office:value-type="float" office:value="0.00731343" calcext:value-type="float">
            <text:p>0.00731343</text:p>
          </table:table-cell>
          <table:table-cell office:value-type="float" office:value="1.28717" calcext:value-type="float">
            <text:p>1.28717</text:p>
          </table:table-cell>
          <table:table-cell office:value-type="float" office:value="101.691" calcext:value-type="float">
            <text:p>101.691</text:p>
          </table:table-cell>
          <table:table-cell office:value-type="float" office:value="0.65844" calcext:value-type="float">
            <text:p>0.6584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0421" calcext:value-type="float">
            <text:p>0.290421</text:p>
          </table:table-cell>
          <table:table-cell office:value-type="float" office:value="0.0848497" calcext:value-type="float">
            <text:p>0.0848497</text:p>
          </table:table-cell>
          <table:table-cell office:value-type="float" office:value="0.00737024" calcext:value-type="float">
            <text:p>0.00737024</text:p>
          </table:table-cell>
          <table:table-cell office:value-type="float" office:value="1.28267" calcext:value-type="float">
            <text:p>1.28267</text:p>
          </table:table-cell>
          <table:table-cell office:value-type="float" office:value="102.093" calcext:value-type="float">
            <text:p>102.093</text:p>
          </table:table-cell>
          <table:table-cell office:value-type="float" office:value="0.65876" calcext:value-type="float">
            <text:p>0.65876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0688" calcext:value-type="float">
            <text:p>0.290688</text:p>
          </table:table-cell>
          <table:table-cell office:value-type="float" office:value="0.0850156" calcext:value-type="float">
            <text:p>0.0850156</text:p>
          </table:table-cell>
          <table:table-cell office:value-type="float" office:value="0.00740232" calcext:value-type="float">
            <text:p>0.00740232</text:p>
          </table:table-cell>
          <table:table-cell office:value-type="float" office:value="1.28057" calcext:value-type="float">
            <text:p>1.28057</text:p>
          </table:table-cell>
          <table:table-cell office:value-type="float" office:value="102.278" calcext:value-type="float">
            <text:p>102.278</text:p>
          </table:table-cell>
          <table:table-cell office:value-type="float" office:value="0.658611" calcext:value-type="float">
            <text:p>0.65861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0368" calcext:value-type="float">
            <text:p>0.290368</text:p>
          </table:table-cell>
          <table:table-cell office:value-type="float" office:value="0.0848201" calcext:value-type="float">
            <text:p>0.0848201</text:p>
          </table:table-cell>
          <table:table-cell office:value-type="float" office:value="0.00736562" calcext:value-type="float">
            <text:p>0.00736562</text:p>
          </table:table-cell>
          <table:table-cell office:value-type="float" office:value="1.26866" calcext:value-type="float">
            <text:p>1.26866</text:p>
          </table:table-cell>
          <table:table-cell office:value-type="float" office:value="102.641" calcext:value-type="float">
            <text:p>102.641</text:p>
          </table:table-cell>
          <table:table-cell office:value-type="float" office:value="0.658737" calcext:value-type="float">
            <text:p>0.65873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0376" calcext:value-type="float">
            <text:p>0.290376</text:p>
          </table:table-cell>
          <table:table-cell office:value-type="float" office:value="0.0848296" calcext:value-type="float">
            <text:p>0.0848296</text:p>
          </table:table-cell>
          <table:table-cell office:value-type="float" office:value="0.0073687" calcext:value-type="float">
            <text:p>0.0073687</text:p>
          </table:table-cell>
          <table:table-cell office:value-type="float" office:value="1.27557" calcext:value-type="float">
            <text:p>1.27557</text:p>
          </table:table-cell>
          <table:table-cell office:value-type="float" office:value="102.366" calcext:value-type="float">
            <text:p>102.366</text:p>
          </table:table-cell>
          <table:table-cell office:value-type="float" office:value="0.65867" calcext:value-type="float">
            <text:p>0.658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0662" calcext:value-type="float">
            <text:p>0.290662</text:p>
          </table:table-cell>
          <table:table-cell office:value-type="float" office:value="0.0849945" calcext:value-type="float">
            <text:p>0.0849945</text:p>
          </table:table-cell>
          <table:table-cell office:value-type="float" office:value="0.0073967" calcext:value-type="float">
            <text:p>0.0073967</text:p>
          </table:table-cell>
          <table:table-cell office:value-type="float" office:value="1.27253" calcext:value-type="float">
            <text:p>1.27253</text:p>
          </table:table-cell>
          <table:table-cell office:value-type="float" office:value="102.589" calcext:value-type="float">
            <text:p>102.589</text:p>
          </table:table-cell>
          <table:table-cell office:value-type="float" office:value="0.658701" calcext:value-type="float">
            <text:p>0.65870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568" calcext:value-type="float">
            <text:p>0.290568</text:p>
          </table:table-cell>
          <table:table-cell office:value-type="float" office:value="0.0849398" calcext:value-type="float">
            <text:p>0.0849398</text:p>
          </table:table-cell>
          <table:table-cell office:value-type="float" office:value="0.00738724" calcext:value-type="float">
            <text:p>0.00738724</text:p>
          </table:table-cell>
          <table:table-cell office:value-type="float" office:value="1.27817" calcext:value-type="float">
            <text:p>1.27817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0.658698" calcext:value-type="float">
            <text:p>0.6586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000065536" calcext:value-type="float">
            <text:p>6.5536E-08</text:p>
          </table:table-cell>
          <table:table-cell office:value-type="float" office:value="0.762116" calcext:value-type="float">
            <text:p>0.76211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24" calcext:value-type="float">
            <text:p>0.1124</text:p>
          </table:table-cell>
          <table:table-cell office:value-type="float" office:value="0.013736" calcext:value-type="float">
            <text:p>0.013736</text:p>
          </table:table-cell>
          <table:table-cell office:value-type="float" office:value="0.000244379" calcext:value-type="float">
            <text:p>0.000244379</text:p>
          </table:table-cell>
          <table:table-cell office:value-type="float" office:value="2.73778" calcext:value-type="float">
            <text:p>2.73778</text:p>
          </table:table-cell>
          <table:table-cell office:value-type="float" office:value="27.0542" calcext:value-type="float">
            <text:p>27.0542</text:p>
          </table:table-cell>
          <table:table-cell office:value-type="float" office:value="0.568259" calcext:value-type="float">
            <text:p>0.56825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94" calcext:value-type="float">
            <text:p>0.2494</text:p>
          </table:table-cell>
          <table:table-cell office:value-type="float" office:value="0.0628411" calcext:value-type="float">
            <text:p>0.0628411</text:p>
          </table:table-cell>
          <table:table-cell office:value-type="float" office:value="0.00409551" calcext:value-type="float">
            <text:p>0.00409551</text:p>
          </table:table-cell>
          <table:table-cell office:value-type="float" office:value="2.56123" calcext:value-type="float">
            <text:p>2.56123</text:p>
          </table:table-cell>
          <table:table-cell office:value-type="float" office:value="61.855" calcext:value-type="float">
            <text:p>61.855</text:p>
          </table:table-cell>
          <table:table-cell office:value-type="float" office:value="0.6543" calcext:value-type="float">
            <text:p>0.654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255" calcext:value-type="float">
            <text:p>0.3255</text:p>
          </table:table-cell>
          <table:table-cell office:value-type="float" office:value="0.106269" calcext:value-type="float">
            <text:p>0.106269</text:p>
          </table:table-cell>
          <table:table-cell office:value-type="float" office:value="0.0114217" calcext:value-type="float">
            <text:p>0.0114217</text:p>
          </table:table-cell>
          <table:table-cell office:value-type="float" office:value="1.44858" calcext:value-type="float">
            <text:p>1.44858</text:p>
          </table:table-cell>
          <table:table-cell office:value-type="float" office:value="107.545" calcext:value-type="float">
            <text:p>107.545</text:p>
          </table:table-cell>
          <table:table-cell office:value-type="float" office:value="0.662871" calcext:value-type="float">
            <text:p>0.66287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315" calcext:value-type="float">
            <text:p>0.28315</text:p>
          </table:table-cell>
          <table:table-cell office:value-type="float" office:value="0.0806762" calcext:value-type="float">
            <text:p>0.0806762</text:p>
          </table:table-cell>
          <table:table-cell office:value-type="float" office:value="0.00666703" calcext:value-type="float">
            <text:p>0.00666703</text:p>
          </table:table-cell>
          <table:table-cell office:value-type="float" office:value="0.915112" calcext:value-type="float">
            <text:p>0.915112</text:p>
          </table:table-cell>
          <table:table-cell office:value-type="float" office:value="117.949" calcext:value-type="float">
            <text:p>117.949</text:p>
          </table:table-cell>
          <table:table-cell office:value-type="float" office:value="0.658555" calcext:value-type="float">
            <text:p>0.65855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0775" calcext:value-type="float">
            <text:p>0.300775</text:p>
          </table:table-cell>
          <table:table-cell office:value-type="float" office:value="0.0908267" calcext:value-type="float">
            <text:p>0.0908267</text:p>
          </table:table-cell>
          <table:table-cell office:value-type="float" office:value="0.00838108" calcext:value-type="float">
            <text:p>0.00838108</text:p>
          </table:table-cell>
          <table:table-cell office:value-type="float" office:value="1.94057" calcext:value-type="float">
            <text:p>1.94057</text:p>
          </table:table-cell>
          <table:table-cell office:value-type="float" office:value="85.7678" calcext:value-type="float">
            <text:p>85.7678</text:p>
          </table:table-cell>
          <table:table-cell office:value-type="float" office:value="0.661349" calcext:value-type="float">
            <text:p>0.66134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6" calcext:value-type="float">
            <text:p>0.2846</text:p>
          </table:table-cell>
          <table:table-cell office:value-type="float" office:value="0.0813173" calcext:value-type="float">
            <text:p>0.0813173</text:p>
          </table:table-cell>
          <table:table-cell office:value-type="float" office:value="0.00671864" calcext:value-type="float">
            <text:p>0.00671864</text:p>
          </table:table-cell>
          <table:table-cell office:value-type="float" office:value="1.24021" calcext:value-type="float">
            <text:p>1.24021</text:p>
          </table:table-cell>
          <table:table-cell office:value-type="float" office:value="101.639" calcext:value-type="float">
            <text:p>101.639</text:p>
          </table:table-cell>
          <table:table-cell office:value-type="float" office:value="0.661316" calcext:value-type="float">
            <text:p>0.66131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1244" calcext:value-type="float">
            <text:p>0.291244</text:p>
          </table:table-cell>
          <table:table-cell office:value-type="float" office:value="0.0853168" calcext:value-type="float">
            <text:p>0.0853168</text:p>
          </table:table-cell>
          <table:table-cell office:value-type="float" office:value="0.00744079" calcext:value-type="float">
            <text:p>0.00744079</text:p>
          </table:table-cell>
          <table:table-cell office:value-type="float" office:value="1.50055" calcext:value-type="float">
            <text:p>1.50055</text:p>
          </table:table-cell>
          <table:table-cell office:value-type="float" office:value="94.603" calcext:value-type="float">
            <text:p>94.603</text:p>
          </table:table-cell>
          <table:table-cell office:value-type="float" office:value="0.659256" calcext:value-type="float">
            <text:p>0.65925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5728" calcext:value-type="float">
            <text:p>0.295728</text:p>
          </table:table-cell>
          <table:table-cell office:value-type="float" office:value="0.0879616" calcext:value-type="float">
            <text:p>0.0879616</text:p>
          </table:table-cell>
          <table:table-cell office:value-type="float" office:value="0.00791486" calcext:value-type="float">
            <text:p>0.00791486</text:p>
          </table:table-cell>
          <table:table-cell office:value-type="float" office:value="1.30301" calcext:value-type="float">
            <text:p>1.30301</text:p>
          </table:table-cell>
          <table:table-cell office:value-type="float" office:value="103.14" calcext:value-type="float">
            <text:p>103.14</text:p>
          </table:table-cell>
          <table:table-cell office:value-type="float" office:value="0.659015" calcext:value-type="float">
            <text:p>0.65901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5619" calcext:value-type="float">
            <text:p>0.295619</text:p>
          </table:table-cell>
          <table:table-cell office:value-type="float" office:value="0.0878926" calcext:value-type="float">
            <text:p>0.0878926</text:p>
          </table:table-cell>
          <table:table-cell office:value-type="float" office:value="0.00790266" calcext:value-type="float">
            <text:p>0.00790266</text:p>
          </table:table-cell>
          <table:table-cell office:value-type="float" office:value="1.2189" calcext:value-type="float">
            <text:p>1.2189</text:p>
          </table:table-cell>
          <table:table-cell office:value-type="float" office:value="106.618" calcext:value-type="float">
            <text:p>106.618</text:p>
          </table:table-cell>
          <table:table-cell office:value-type="float" office:value="0.659005" calcext:value-type="float">
            <text:p>0.65900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5883" calcext:value-type="float">
            <text:p>0.295883</text:p>
          </table:table-cell>
          <table:table-cell office:value-type="float" office:value="0.088073" calcext:value-type="float">
            <text:p>0.088073</text:p>
          </table:table-cell>
          <table:table-cell office:value-type="float" office:value="0.00794117" calcext:value-type="float">
            <text:p>0.00794117</text:p>
          </table:table-cell>
          <table:table-cell office:value-type="float" office:value="1.35939" calcext:value-type="float">
            <text:p>1.35939</text:p>
          </table:table-cell>
          <table:table-cell office:value-type="float" office:value="101.03" calcext:value-type="float">
            <text:p>101.03</text:p>
          </table:table-cell>
          <table:table-cell office:value-type="float" office:value="0.658746" calcext:value-type="float">
            <text:p>0.65874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587" calcext:value-type="float">
            <text:p>0.29587</text:p>
          </table:table-cell>
          <table:table-cell office:value-type="float" office:value="0.0880368" calcext:value-type="float">
            <text:p>0.0880368</text:p>
          </table:table-cell>
          <table:table-cell office:value-type="float" office:value="0.00792515" calcext:value-type="float">
            <text:p>0.00792515</text:p>
          </table:table-cell>
          <table:table-cell office:value-type="float" office:value="1.21914" calcext:value-type="float">
            <text:p>1.21914</text:p>
          </table:table-cell>
          <table:table-cell office:value-type="float" office:value="106.695" calcext:value-type="float">
            <text:p>106.695</text:p>
          </table:table-cell>
          <table:table-cell office:value-type="float" office:value="0.659155" calcext:value-type="float">
            <text:p>0.65915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4395" calcext:value-type="float">
            <text:p>0.294395</text:p>
          </table:table-cell>
          <table:table-cell office:value-type="float" office:value="0.0871954" calcext:value-type="float">
            <text:p>0.0871954</text:p>
          </table:table-cell>
          <table:table-cell office:value-type="float" office:value="0.00778511" calcext:value-type="float">
            <text:p>0.00778511</text:p>
          </table:table-cell>
          <table:table-cell office:value-type="float" office:value="1.27844" calcext:value-type="float">
            <text:p>1.27844</text:p>
          </table:table-cell>
          <table:table-cell office:value-type="float" office:value="103.675" calcext:value-type="float">
            <text:p>103.675</text:p>
          </table:table-cell>
          <table:table-cell office:value-type="float" office:value="0.658685" calcext:value-type="float">
            <text:p>0.65868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384" calcext:value-type="float">
            <text:p>0.29384</text:p>
          </table:table-cell>
          <table:table-cell office:value-type="float" office:value="0.0868388" calcext:value-type="float">
            <text:p>0.0868388</text:p>
          </table:table-cell>
          <table:table-cell office:value-type="float" office:value="0.00771277" calcext:value-type="float">
            <text:p>0.00771277</text:p>
          </table:table-cell>
          <table:table-cell office:value-type="float" office:value="1.28218" calcext:value-type="float">
            <text:p>1.28218</text:p>
          </table:table-cell>
          <table:table-cell office:value-type="float" office:value="103.31" calcext:value-type="float">
            <text:p>103.31</text:p>
          </table:table-cell>
          <table:table-cell office:value-type="float" office:value="0.659073" calcext:value-type="float">
            <text:p>0.65907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4615" calcext:value-type="float">
            <text:p>0.294615</text:p>
          </table:table-cell>
          <table:table-cell office:value-type="float" office:value="0.087302" calcext:value-type="float">
            <text:p>0.087302</text:p>
          </table:table-cell>
          <table:table-cell office:value-type="float" office:value="0.00779665" calcext:value-type="float">
            <text:p>0.00779665</text:p>
          </table:table-cell>
          <table:table-cell office:value-type="float" office:value="1.25037" calcext:value-type="float">
            <text:p>1.25037</text:p>
          </table:table-cell>
          <table:table-cell office:value-type="float" office:value="104.904" calcext:value-type="float">
            <text:p>104.904</text:p>
          </table:table-cell>
          <table:table-cell office:value-type="float" office:value="0.659013" calcext:value-type="float">
            <text:p>0.65901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432" calcext:value-type="float">
            <text:p>0.29432</text:p>
          </table:table-cell>
          <table:table-cell office:value-type="float" office:value="0.0871185" calcext:value-type="float">
            <text:p>0.0871185</text:p>
          </table:table-cell>
          <table:table-cell office:value-type="float" office:value="0.00776095" calcext:value-type="float">
            <text:p>0.00776095</text:p>
          </table:table-cell>
          <table:table-cell office:value-type="float" office:value="1.2376" calcext:value-type="float">
            <text:p>1.2376</text:p>
          </table:table-cell>
          <table:table-cell office:value-type="float" office:value="105.335" calcext:value-type="float">
            <text:p>105.335</text:p>
          </table:table-cell>
          <table:table-cell office:value-type="float" office:value="0.659142" calcext:value-type="float">
            <text:p>0.65914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4382" calcext:value-type="float">
            <text:p>0.294382</text:p>
          </table:table-cell>
          <table:table-cell office:value-type="float" office:value="0.0871579" calcext:value-type="float">
            <text:p>0.0871579</text:p>
          </table:table-cell>
          <table:table-cell office:value-type="float" office:value="0.00776897" calcext:value-type="float">
            <text:p>0.00776897</text:p>
          </table:table-cell>
          <table:table-cell office:value-type="float" office:value="1.2396" calcext:value-type="float">
            <text:p>1.2396</text:p>
          </table:table-cell>
          <table:table-cell office:value-type="float" office:value="105.274" calcext:value-type="float">
            <text:p>105.274</text:p>
          </table:table-cell>
          <table:table-cell office:value-type="float" office:value="0.659099" calcext:value-type="float">
            <text:p>0.65909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4116" calcext:value-type="float">
            <text:p>0.294116</text:p>
          </table:table-cell>
          <table:table-cell office:value-type="float" office:value="0.087002" calcext:value-type="float">
            <text:p>0.087002</text:p>
          </table:table-cell>
          <table:table-cell office:value-type="float" office:value="0.00774182" calcext:value-type="float">
            <text:p>0.00774182</text:p>
          </table:table-cell>
          <table:table-cell office:value-type="float" office:value="1.23933" calcext:value-type="float">
            <text:p>1.23933</text:p>
          </table:table-cell>
          <table:table-cell office:value-type="float" office:value="105.19" calcext:value-type="float">
            <text:p>105.19</text:p>
          </table:table-cell>
          <table:table-cell office:value-type="float" office:value="0.659071" calcext:value-type="float">
            <text:p>0.65907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4117" calcext:value-type="float">
            <text:p>0.294117</text:p>
          </table:table-cell>
          <table:table-cell office:value-type="float" office:value="0.0870025" calcext:value-type="float">
            <text:p>0.0870025</text:p>
          </table:table-cell>
          <table:table-cell office:value-type="float" office:value="0.00774191" calcext:value-type="float">
            <text:p>0.00774191</text:p>
          </table:table-cell>
          <table:table-cell office:value-type="float" office:value="1.24041" calcext:value-type="float">
            <text:p>1.24041</text:p>
          </table:table-cell>
          <table:table-cell office:value-type="float" office:value="105.145" calcext:value-type="float">
            <text:p>105.145</text:p>
          </table:table-cell>
          <table:table-cell office:value-type="float" office:value="0.659072" calcext:value-type="float">
            <text:p>0.65907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295" calcext:value-type="float">
            <text:p>0.294295</text:p>
          </table:table-cell>
          <table:table-cell office:value-type="float" office:value="0.0871065" calcext:value-type="float">
            <text:p>0.0871065</text:p>
          </table:table-cell>
          <table:table-cell office:value-type="float" office:value="0.00775982" calcext:value-type="float">
            <text:p>0.00775982</text:p>
          </table:table-cell>
          <table:table-cell office:value-type="float" office:value="1.24" calcext:value-type="float">
            <text:p>1.24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0.659098" calcext:value-type="float">
            <text:p>0.6590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4" calcext:value-type="float">
            <text:p>0.0144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0.0000000429982" calcext:value-type="float">
            <text:p>4.29982E-08</text:p>
          </table:table-cell>
          <table:table-cell office:value-type="float" office:value="0.954172" calcext:value-type="float">
            <text:p>0.95417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0311206" calcext:value-type="float">
            <text:p>0.0311206</text:p>
          </table:table-cell>
          <table:table-cell office:value-type="float" office:value="0.00115033" calcext:value-type="float">
            <text:p>0.00115033</text:p>
          </table:table-cell>
          <table:table-cell office:value-type="float" office:value="3.74711" calcext:value-type="float">
            <text:p>3.74711</text:p>
          </table:table-cell>
          <table:table-cell office:value-type="float" office:value="35.4" calcext:value-type="float">
            <text:p>35.4</text:p>
          </table:table-cell>
          <table:table-cell office:value-type="float" office:value="0.604082" calcext:value-type="float">
            <text:p>0.60408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66" calcext:value-type="float">
            <text:p>0.2666</text:p>
          </table:table-cell>
          <table:table-cell office:value-type="float" office:value="0.0718181" calcext:value-type="float">
            <text:p>0.0718181</text:p>
          </table:table-cell>
          <table:table-cell office:value-type="float" office:value="0.00536781" calcext:value-type="float">
            <text:p>0.00536781</text:p>
          </table:table-cell>
          <table:table-cell office:value-type="float" office:value="1.70071" calcext:value-type="float">
            <text:p>1.70071</text:p>
          </table:table-cell>
          <table:table-cell office:value-type="float" office:value="81.4294" calcext:value-type="float">
            <text:p>81.4294</text:p>
          </table:table-cell>
          <table:table-cell office:value-type="float" office:value="0.653097" calcext:value-type="float">
            <text:p>0.65309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62" calcext:value-type="float">
            <text:p>0.3362</text:p>
          </table:table-cell>
          <table:table-cell office:value-type="float" office:value="0.113763" calcext:value-type="float">
            <text:p>0.113763</text:p>
          </table:table-cell>
          <table:table-cell office:value-type="float" office:value="0.0132786" calcext:value-type="float">
            <text:p>0.0132786</text:p>
          </table:table-cell>
          <table:table-cell office:value-type="float" office:value="1.41079" calcext:value-type="float">
            <text:p>1.41079</text:p>
          </table:table-cell>
          <table:table-cell office:value-type="float" office:value="112.781" calcext:value-type="float">
            <text:p>112.781</text:p>
          </table:table-cell>
          <table:table-cell office:value-type="float" office:value="0.657999" calcext:value-type="float">
            <text:p>0.65799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325" calcext:value-type="float">
            <text:p>0.28325</text:p>
          </table:table-cell>
          <table:table-cell office:value-type="float" office:value="0.0804916" calcext:value-type="float">
            <text:p>0.0804916</text:p>
          </table:table-cell>
          <table:table-cell office:value-type="float" office:value="0.00657004" calcext:value-type="float">
            <text:p>0.00657004</text:p>
          </table:table-cell>
          <table:table-cell office:value-type="float" office:value="2.17028" calcext:value-type="float">
            <text:p>2.17028</text:p>
          </table:table-cell>
          <table:table-cell office:value-type="float" office:value="76.262" calcext:value-type="float">
            <text:p>76.262</text:p>
          </table:table-cell>
          <table:table-cell office:value-type="float" office:value="0.661977" calcext:value-type="float">
            <text:p>0.66197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2975" calcext:value-type="float">
            <text:p>0.302975</text:p>
          </table:table-cell>
          <table:table-cell office:value-type="float" office:value="0.0922533" calcext:value-type="float">
            <text:p>0.0922533</text:p>
          </table:table-cell>
          <table:table-cell office:value-type="float" office:value="0.00868307" calcext:value-type="float">
            <text:p>0.00868307</text:p>
          </table:table-cell>
          <table:table-cell office:value-type="float" office:value="1.46513" calcext:value-type="float">
            <text:p>1.46513</text:p>
          </table:table-cell>
          <table:table-cell office:value-type="float" office:value="99.5897" calcext:value-type="float">
            <text:p>99.5897</text:p>
          </table:table-cell>
          <table:table-cell office:value-type="float" office:value="0.659915" calcext:value-type="float">
            <text:p>0.65991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55" calcext:value-type="float">
            <text:p>0.3055</text:p>
          </table:table-cell>
          <table:table-cell office:value-type="float" office:value="0.0937136" calcext:value-type="float">
            <text:p>0.0937136</text:p>
          </table:table-cell>
          <table:table-cell office:value-type="float" office:value="0.00892405" calcext:value-type="float">
            <text:p>0.00892405</text:p>
          </table:table-cell>
          <table:table-cell office:value-type="float" office:value="1.37389" calcext:value-type="float">
            <text:p>1.37389</text:p>
          </table:table-cell>
          <table:table-cell office:value-type="float" office:value="103.68" calcext:value-type="float">
            <text:p>103.68</text:p>
          </table:table-cell>
          <table:table-cell office:value-type="float" office:value="0.661285" calcext:value-type="float">
            <text:p>0.66128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1475" calcext:value-type="float">
            <text:p>0.301475</text:p>
          </table:table-cell>
          <table:table-cell office:value-type="float" office:value="0.0913141" calcext:value-type="float">
            <text:p>0.0913141</text:p>
          </table:table-cell>
          <table:table-cell office:value-type="float" office:value="0.00849008" calcext:value-type="float">
            <text:p>0.00849008</text:p>
          </table:table-cell>
          <table:table-cell office:value-type="float" office:value="0.972532" calcext:value-type="float">
            <text:p>0.972532</text:p>
          </table:table-cell>
          <table:table-cell office:value-type="float" office:value="121.741" calcext:value-type="float">
            <text:p>121.741</text:p>
          </table:table-cell>
          <table:table-cell office:value-type="float" office:value="0.660598" calcext:value-type="float">
            <text:p>0.66059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3294" calcext:value-type="float">
            <text:p>0.293294</text:p>
          </table:table-cell>
          <table:table-cell office:value-type="float" office:value="0.0864718" calcext:value-type="float">
            <text:p>0.0864718</text:p>
          </table:table-cell>
          <table:table-cell office:value-type="float" office:value="0.00763559" calcext:value-type="float">
            <text:p>0.00763559</text:p>
          </table:table-cell>
          <table:table-cell office:value-type="float" office:value="1.02564" calcext:value-type="float">
            <text:p>1.02564</text:p>
          </table:table-cell>
          <table:table-cell office:value-type="float" office:value="115.333" calcext:value-type="float">
            <text:p>115.333</text:p>
          </table:table-cell>
          <table:table-cell office:value-type="float" office:value="0.659613" calcext:value-type="float">
            <text:p>0.65961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9075" calcext:value-type="float">
            <text:p>0.299075</text:p>
          </table:table-cell>
          <table:table-cell office:value-type="float" office:value="0.0899388" calcext:value-type="float">
            <text:p>0.0899388</text:p>
          </table:table-cell>
          <table:table-cell office:value-type="float" office:value="0.00826359" calcext:value-type="float">
            <text:p>0.00826359</text:p>
          </table:table-cell>
          <table:table-cell office:value-type="float" office:value="1.26835" calcext:value-type="float">
            <text:p>1.26835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0.659471" calcext:value-type="float">
            <text:p>0.65947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768" calcext:value-type="float">
            <text:p>0.29768</text:p>
          </table:table-cell>
          <table:table-cell office:value-type="float" office:value="0.0890868" calcext:value-type="float">
            <text:p>0.0890868</text:p>
          </table:table-cell>
          <table:table-cell office:value-type="float" office:value="0.00810564" calcext:value-type="float">
            <text:p>0.00810564</text:p>
          </table:table-cell>
          <table:table-cell office:value-type="float" office:value="1.28022" calcext:value-type="float">
            <text:p>1.28022</text:p>
          </table:table-cell>
          <table:table-cell office:value-type="float" office:value="104.727" calcext:value-type="float">
            <text:p>104.727</text:p>
          </table:table-cell>
          <table:table-cell office:value-type="float" office:value="0.659561" calcext:value-type="float">
            <text:p>0.65956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7825" calcext:value-type="float">
            <text:p>0.297825</text:p>
          </table:table-cell>
          <table:table-cell office:value-type="float" office:value="0.0891408" calcext:value-type="float">
            <text:p>0.0891408</text:p>
          </table:table-cell>
          <table:table-cell office:value-type="float" office:value="0.00810386" calcext:value-type="float">
            <text:p>0.00810386</text:p>
          </table:table-cell>
          <table:table-cell office:value-type="float" office:value="1.25388" calcext:value-type="float">
            <text:p>1.25388</text:p>
          </table:table-cell>
          <table:table-cell office:value-type="float" office:value="105.86" calcext:value-type="float">
            <text:p>105.86</text:p>
          </table:table-cell>
          <table:table-cell office:value-type="float" office:value="0.660048" calcext:value-type="float">
            <text:p>0.66004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8602" calcext:value-type="float">
            <text:p>0.298602</text:p>
          </table:table-cell>
          <table:table-cell office:value-type="float" office:value="0.0896556" calcext:value-type="float">
            <text:p>0.0896556</text:p>
          </table:table-cell>
          <table:table-cell office:value-type="float" office:value="0.00821361" calcext:value-type="float">
            <text:p>0.00821361</text:p>
          </table:table-cell>
          <table:table-cell office:value-type="float" office:value="1.19443" calcext:value-type="float">
            <text:p>1.19443</text:p>
          </table:table-cell>
          <table:table-cell office:value-type="float" office:value="108.791" calcext:value-type="float">
            <text:p>108.791</text:p>
          </table:table-cell>
          <table:table-cell office:value-type="float" office:value="0.65939" calcext:value-type="float">
            <text:p>0.6593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7332" calcext:value-type="float">
            <text:p>0.297332</text:p>
          </table:table-cell>
          <table:table-cell office:value-type="float" office:value="0.0888795" calcext:value-type="float">
            <text:p>0.0888795</text:p>
          </table:table-cell>
          <table:table-cell office:value-type="float" office:value="0.00806674" calcext:value-type="float">
            <text:p>0.00806674</text:p>
          </table:table-cell>
          <table:table-cell office:value-type="float" office:value="1.20957" calcext:value-type="float">
            <text:p>1.20957</text:p>
          </table:table-cell>
          <table:table-cell office:value-type="float" office:value="107.633" calcext:value-type="float">
            <text:p>107.633</text:p>
          </table:table-cell>
          <table:table-cell office:value-type="float" office:value="0.659613" calcext:value-type="float">
            <text:p>0.65961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7582" calcext:value-type="float">
            <text:p>0.297582</text:p>
          </table:table-cell>
          <table:table-cell office:value-type="float" office:value="0.0890223" calcext:value-type="float">
            <text:p>0.0890223</text:p>
          </table:table-cell>
          <table:table-cell office:value-type="float" office:value="0.00809085" calcext:value-type="float">
            <text:p>0.00809085</text:p>
          </table:table-cell>
          <table:table-cell office:value-type="float" office:value="1.22288" calcext:value-type="float">
            <text:p>1.22288</text:p>
          </table:table-cell>
          <table:table-cell office:value-type="float" office:value="107.129" calcext:value-type="float">
            <text:p>107.129</text:p>
          </table:table-cell>
          <table:table-cell office:value-type="float" office:value="0.659689" calcext:value-type="float">
            <text:p>0.65968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8132" calcext:value-type="float">
            <text:p>0.298132</text:p>
          </table:table-cell>
          <table:table-cell office:value-type="float" office:value="0.0893657" calcext:value-type="float">
            <text:p>0.0893657</text:p>
          </table:table-cell>
          <table:table-cell office:value-type="float" office:value="0.00815794" calcext:value-type="float">
            <text:p>0.00815794</text:p>
          </table:table-cell>
          <table:table-cell office:value-type="float" office:value="1.21867" calcext:value-type="float">
            <text:p>1.21867</text:p>
          </table:table-cell>
          <table:table-cell office:value-type="float" office:value="107.523" calcext:value-type="float">
            <text:p>107.523</text:p>
          </table:table-cell>
          <table:table-cell office:value-type="float" office:value="0.6595" calcext:value-type="float">
            <text:p>0.659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8467" calcext:value-type="float">
            <text:p>0.298467</text:p>
          </table:table-cell>
          <table:table-cell office:value-type="float" office:value="0.0895634" calcext:value-type="float">
            <text:p>0.0895634</text:p>
          </table:table-cell>
          <table:table-cell office:value-type="float" office:value="0.00819324" calcext:value-type="float">
            <text:p>0.00819324</text:p>
          </table:table-cell>
          <table:table-cell office:value-type="float" office:value="1.22227" calcext:value-type="float">
            <text:p>1.22227</text:p>
          </table:table-cell>
          <table:table-cell office:value-type="float" office:value="107.483" calcext:value-type="float">
            <text:p>107.483</text:p>
          </table:table-cell>
          <table:table-cell office:value-type="float" office:value="0.659535" calcext:value-type="float">
            <text:p>0.65953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8064" calcext:value-type="float">
            <text:p>0.298064</text:p>
          </table:table-cell>
          <table:table-cell office:value-type="float" office:value="0.0893256" calcext:value-type="float">
            <text:p>0.0893256</text:p>
          </table:table-cell>
          <table:table-cell office:value-type="float" office:value="0.00815111" calcext:value-type="float">
            <text:p>0.00815111</text:p>
          </table:table-cell>
          <table:table-cell office:value-type="float" office:value="1.21102" calcext:value-type="float">
            <text:p>1.21102</text:p>
          </table:table-cell>
          <table:table-cell office:value-type="float" office:value="107.839" calcext:value-type="float">
            <text:p>107.839</text:p>
          </table:table-cell>
          <table:table-cell office:value-type="float" office:value="0.659479" calcext:value-type="float">
            <text:p>0.65947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291" calcext:value-type="float">
            <text:p>0.298291</text:p>
          </table:table-cell>
          <table:table-cell office:value-type="float" office:value="0.0894645" calcext:value-type="float">
            <text:p>0.0894645</text:p>
          </table:table-cell>
          <table:table-cell office:value-type="float" office:value="0.00817751" calcext:value-type="float">
            <text:p>0.00817751</text:p>
          </table:table-cell>
          <table:table-cell office:value-type="float" office:value="1.20477" calcext:value-type="float">
            <text:p>1.20477</text:p>
          </table:table-cell>
          <table:table-cell office:value-type="float" office:value="108.205" calcext:value-type="float">
            <text:p>108.205</text:p>
          </table:table-cell>
          <table:table-cell office:value-type="float" office:value="0.659437" calcext:value-type="float">
            <text:p>0.65943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164" calcext:value-type="float">
            <text:p>0.298164</text:p>
          </table:table-cell>
          <table:table-cell office:value-type="float" office:value="0.0893864" calcext:value-type="float">
            <text:p>0.0893864</text:p>
          </table:table-cell>
          <table:table-cell office:value-type="float" office:value="0.00816238" calcext:value-type="float">
            <text:p>0.00816238</text:p>
          </table:table-cell>
          <table:table-cell office:value-type="float" office:value="1.20599" calcext:value-type="float">
            <text:p>1.20599</text:p>
          </table:table-cell>
          <table:table-cell office:value-type="float" office:value="108.102" calcext:value-type="float">
            <text:p>108.102</text:p>
          </table:table-cell>
          <table:table-cell office:value-type="float" office:value="0.659472" calcext:value-type="float">
            <text:p>0.659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12544" calcext:value-type="float">
            <text:p>0.00012544</text:p>
          </table:table-cell>
          <table:table-cell office:value-type="float" office:value="0.0000000157352" calcext:value-type="float">
            <text:p>1.57352E-08</text:p>
          </table:table-cell>
          <table:table-cell office:value-type="float" office:value="0.818761" calcext:value-type="float">
            <text:p>0.81876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68" calcext:value-type="float">
            <text:p>0.1568</text:p>
          </table:table-cell>
          <table:table-cell office:value-type="float" office:value="0.0258822" calcext:value-type="float">
            <text:p>0.0258822</text:p>
          </table:table-cell>
          <table:table-cell office:value-type="float" office:value="0.000797345" calcext:value-type="float">
            <text:p>0.000797345</text:p>
          </table:table-cell>
          <table:table-cell office:value-type="float" office:value="0.365632" calcext:value-type="float">
            <text:p>0.365632</text:p>
          </table:table-cell>
          <table:table-cell office:value-type="float" office:value="105.632" calcext:value-type="float">
            <text:p>105.632</text:p>
          </table:table-cell>
          <table:table-cell office:value-type="float" office:value="0.603246" calcext:value-type="float">
            <text:p>0.60324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84" calcext:value-type="float">
            <text:p>0.2784</text:p>
          </table:table-cell>
          <table:table-cell office:value-type="float" office:value="0.0785539" calcext:value-type="float">
            <text:p>0.0785539</text:p>
          </table:table-cell>
          <table:table-cell office:value-type="float" office:value="0.0064752" calcext:value-type="float">
            <text:p>0.0064752</text:p>
          </table:table-cell>
          <table:table-cell office:value-type="float" office:value="0.66388" calcext:value-type="float">
            <text:p>0.66388</text:p>
          </table:table-cell>
          <table:table-cell office:value-type="float" office:value="136.726" calcext:value-type="float">
            <text:p>136.726</text:p>
          </table:table-cell>
          <table:table-cell office:value-type="float" office:value="0.650219" calcext:value-type="float">
            <text:p>0.65021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05" calcext:value-type="float">
            <text:p>0.3005</text:p>
          </table:table-cell>
          <table:table-cell office:value-type="float" office:value="0.0906953" calcext:value-type="float">
            <text:p>0.0906953</text:p>
          </table:table-cell>
          <table:table-cell office:value-type="float" office:value="0.0083671" calcext:value-type="float">
            <text:p>0.0083671</text:p>
          </table:table-cell>
          <table:table-cell office:value-type="float" office:value="3.53273" calcext:value-type="float">
            <text:p>3.53273</text:p>
          </table:table-cell>
          <table:table-cell office:value-type="float" office:value="63.2955" calcext:value-type="float">
            <text:p>63.2955</text:p>
          </table:table-cell>
          <table:table-cell office:value-type="float" office:value="0.660934" calcext:value-type="float">
            <text:p>0.66093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79" calcext:value-type="float">
            <text:p>0.3079</text:p>
          </table:table-cell>
          <table:table-cell office:value-type="float" office:value="0.0952987" calcext:value-type="float">
            <text:p>0.0952987</text:p>
          </table:table-cell>
          <table:table-cell office:value-type="float" office:value="0.00925698" calcext:value-type="float">
            <text:p>0.00925698</text:p>
          </table:table-cell>
          <table:table-cell office:value-type="float" office:value="0.901693" calcext:value-type="float">
            <text:p>0.901693</text:p>
          </table:table-cell>
          <table:table-cell office:value-type="float" office:value="129.192" calcext:value-type="float">
            <text:p>129.192</text:p>
          </table:table-cell>
          <table:table-cell office:value-type="float" office:value="0.660239" calcext:value-type="float">
            <text:p>0.66023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5575" calcext:value-type="float">
            <text:p>0.305575</text:p>
          </table:table-cell>
          <table:table-cell office:value-type="float" office:value="0.0936469" calcext:value-type="float">
            <text:p>0.0936469</text:p>
          </table:table-cell>
          <table:table-cell office:value-type="float" office:value="0.00886931" calcext:value-type="float">
            <text:p>0.00886931</text:p>
          </table:table-cell>
          <table:table-cell office:value-type="float" office:value="1.25106" calcext:value-type="float">
            <text:p>1.25106</text:p>
          </table:table-cell>
          <table:table-cell office:value-type="float" office:value="108.64" calcext:value-type="float">
            <text:p>108.64</text:p>
          </table:table-cell>
          <table:table-cell office:value-type="float" office:value="0.662882" calcext:value-type="float">
            <text:p>0.662882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3225" calcext:value-type="float">
            <text:p>0.303225</text:p>
          </table:table-cell>
          <table:table-cell office:value-type="float" office:value="0.0923365" calcext:value-type="float">
            <text:p>0.0923365</text:p>
          </table:table-cell>
          <table:table-cell office:value-type="float" office:value="0.00867231" calcext:value-type="float">
            <text:p>0.00867231</text:p>
          </table:table-cell>
          <table:table-cell office:value-type="float" office:value="1.19232" calcext:value-type="float">
            <text:p>1.19232</text:p>
          </table:table-cell>
          <table:table-cell office:value-type="float" office:value="110.512" calcext:value-type="float">
            <text:p>110.512</text:p>
          </table:table-cell>
          <table:table-cell office:value-type="float" office:value="0.660948" calcext:value-type="float">
            <text:p>0.66094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9556" calcext:value-type="float">
            <text:p>0.299556</text:p>
          </table:table-cell>
          <table:table-cell office:value-type="float" office:value="0.0901141" calcext:value-type="float">
            <text:p>0.0901141</text:p>
          </table:table-cell>
          <table:table-cell office:value-type="float" office:value="0.00825886" calcext:value-type="float">
            <text:p>0.00825886</text:p>
          </table:table-cell>
          <table:table-cell office:value-type="float" office:value="1.42161" calcext:value-type="float">
            <text:p>1.42161</text:p>
          </table:table-cell>
          <table:table-cell office:value-type="float" office:value="99.9257" calcext:value-type="float">
            <text:p>99.9257</text:p>
          </table:table-cell>
          <table:table-cell office:value-type="float" office:value="0.66099" calcext:value-type="float">
            <text:p>0.6609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3378" calcext:value-type="float">
            <text:p>0.303378</text:p>
          </table:table-cell>
          <table:table-cell office:value-type="float" office:value="0.0924982" calcext:value-type="float">
            <text:p>0.0924982</text:p>
          </table:table-cell>
          <table:table-cell office:value-type="float" office:value="0.00872529" calcext:value-type="float">
            <text:p>0.00872529</text:p>
          </table:table-cell>
          <table:table-cell office:value-type="float" office:value="0.986183" calcext:value-type="float">
            <text:p>0.986183</text:p>
          </table:table-cell>
          <table:table-cell office:value-type="float" office:value="121.676" calcext:value-type="float">
            <text:p>121.676</text:p>
          </table:table-cell>
          <table:table-cell office:value-type="float" office:value="0.660068" calcext:value-type="float">
            <text:p>0.66006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3995" calcext:value-type="float">
            <text:p>0.303995</text:p>
          </table:table-cell>
          <table:table-cell office:value-type="float" office:value="0.092861" calcext:value-type="float">
            <text:p>0.092861</text:p>
          </table:table-cell>
          <table:table-cell office:value-type="float" office:value="0.00878932" calcext:value-type="float">
            <text:p>0.00878932</text:p>
          </table:table-cell>
          <table:table-cell office:value-type="float" office:value="1.23385" calcext:value-type="float">
            <text:p>1.23385</text:p>
          </table:table-cell>
          <table:table-cell office:value-type="float" office:value="108.937" calcext:value-type="float">
            <text:p>108.937</text:p>
          </table:table-cell>
          <table:table-cell office:value-type="float" office:value="0.660243" calcext:value-type="float">
            <text:p>0.66024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2468" calcext:value-type="float">
            <text:p>0.302468</text:p>
          </table:table-cell>
          <table:table-cell office:value-type="float" office:value="0.0919492" calcext:value-type="float">
            <text:p>0.0919492</text:p>
          </table:table-cell>
          <table:table-cell office:value-type="float" office:value="0.0086225" calcext:value-type="float">
            <text:p>0.0086225</text:p>
          </table:table-cell>
          <table:table-cell office:value-type="float" office:value="1.20483" calcext:value-type="float">
            <text:p>1.20483</text:p>
          </table:table-cell>
          <table:table-cell office:value-type="float" office:value="109.702" calcext:value-type="float">
            <text:p>109.702</text:p>
          </table:table-cell>
          <table:table-cell office:value-type="float" office:value="0.660049" calcext:value-type="float">
            <text:p>0.66004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4733" calcext:value-type="float">
            <text:p>0.304733</text:p>
          </table:table-cell>
          <table:table-cell office:value-type="float" office:value="0.0933115" calcext:value-type="float">
            <text:p>0.0933115</text:p>
          </table:table-cell>
          <table:table-cell office:value-type="float" office:value="0.00887394" calcext:value-type="float">
            <text:p>0.00887394</text:p>
          </table:table-cell>
          <table:table-cell office:value-type="float" office:value="1.1682" calcext:value-type="float">
            <text:p>1.1682</text:p>
          </table:table-cell>
          <table:table-cell office:value-type="float" office:value="112.245" calcext:value-type="float">
            <text:p>112.245</text:p>
          </table:table-cell>
          <table:table-cell office:value-type="float" office:value="0.660277" calcext:value-type="float">
            <text:p>0.66027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2154" calcext:value-type="float">
            <text:p>0.302154</text:p>
          </table:table-cell>
          <table:table-cell office:value-type="float" office:value="0.0917623" calcext:value-type="float">
            <text:p>0.0917623</text:p>
          </table:table-cell>
          <table:table-cell office:value-type="float" office:value="0.00859061" calcext:value-type="float">
            <text:p>0.00859061</text:p>
          </table:table-cell>
          <table:table-cell office:value-type="float" office:value="1.15926" calcext:value-type="float">
            <text:p>1.15926</text:p>
          </table:table-cell>
          <table:table-cell office:value-type="float" office:value="111.735" calcext:value-type="float">
            <text:p>111.735</text:p>
          </table:table-cell>
          <table:table-cell office:value-type="float" office:value="0.659926" calcext:value-type="float">
            <text:p>0.65992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262" calcext:value-type="float">
            <text:p>0.30262</text:p>
          </table:table-cell>
          <table:table-cell office:value-type="float" office:value="0.0920395" calcext:value-type="float">
            <text:p>0.0920395</text:p>
          </table:table-cell>
          <table:table-cell office:value-type="float" office:value="0.00864073" calcext:value-type="float">
            <text:p>0.00864073</text:p>
          </table:table-cell>
          <table:table-cell office:value-type="float" office:value="1.1901" calcext:value-type="float">
            <text:p>1.1901</text:p>
          </table:table-cell>
          <table:table-cell office:value-type="float" office:value="110.437" calcext:value-type="float">
            <text:p>110.437</text:p>
          </table:table-cell>
          <table:table-cell office:value-type="float" office:value="0.659998" calcext:value-type="float">
            <text:p>0.65999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2232" calcext:value-type="float">
            <text:p>0.302232</text:p>
          </table:table-cell>
          <table:table-cell office:value-type="float" office:value="0.0918124" calcext:value-type="float">
            <text:p>0.0918124</text:p>
          </table:table-cell>
          <table:table-cell office:value-type="float" office:value="0.00860088" calcext:value-type="float">
            <text:p>0.00860088</text:p>
          </table:table-cell>
          <table:table-cell office:value-type="float" office:value="1.15684" calcext:value-type="float">
            <text:p>1.15684</text:p>
          </table:table-cell>
          <table:table-cell office:value-type="float" office:value="111.883" calcext:value-type="float">
            <text:p>111.883</text:p>
          </table:table-cell>
          <table:table-cell office:value-type="float" office:value="0.65989" calcext:value-type="float">
            <text:p>0.6598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2146" calcext:value-type="float">
            <text:p>0.302146</text:p>
          </table:table-cell>
          <table:table-cell office:value-type="float" office:value="0.0917629" calcext:value-type="float">
            <text:p>0.0917629</text:p>
          </table:table-cell>
          <table:table-cell office:value-type="float" office:value="0.00859226" calcext:value-type="float">
            <text:p>0.00859226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110.662" calcext:value-type="float">
            <text:p>110.662</text:p>
          </table:table-cell>
          <table:table-cell office:value-type="float" office:value="0.659865" calcext:value-type="float">
            <text:p>0.659865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2519" calcext:value-type="float">
            <text:p>0.302519</text:p>
          </table:table-cell>
          <table:table-cell office:value-type="float" office:value="0.0919927" calcext:value-type="float">
            <text:p>0.0919927</text:p>
          </table:table-cell>
          <table:table-cell office:value-type="float" office:value="0.00863665" calcext:value-type="float">
            <text:p>0.00863665</text:p>
          </table:table-cell>
          <table:table-cell office:value-type="float" office:value="1.18497" calcext:value-type="float">
            <text:p>1.18497</text:p>
          </table:table-cell>
          <table:table-cell office:value-type="float" office:value="110.649" calcext:value-type="float">
            <text:p>110.649</text:p>
          </table:table-cell>
          <table:table-cell office:value-type="float" office:value="0.659813" calcext:value-type="float">
            <text:p>0.65981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2151" calcext:value-type="float">
            <text:p>0.302151</text:p>
          </table:table-cell>
          <table:table-cell office:value-type="float" office:value="0.0917683" calcext:value-type="float">
            <text:p>0.0917683</text:p>
          </table:table-cell>
          <table:table-cell office:value-type="float" office:value="0.0085945" calcext:value-type="float">
            <text:p>0.0085945</text:p>
          </table:table-cell>
          <table:table-cell office:value-type="float" office:value="1.18115" calcext:value-type="float">
            <text:p>1.18115</text:p>
          </table:table-cell>
          <table:table-cell office:value-type="float" office:value="110.693" calcext:value-type="float">
            <text:p>110.693</text:p>
          </table:table-cell>
          <table:table-cell office:value-type="float" office:value="0.659816" calcext:value-type="float">
            <text:p>0.65981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2279" calcext:value-type="float">
            <text:p>0.302279</text:p>
          </table:table-cell>
          <table:table-cell office:value-type="float" office:value="0.0918477" calcext:value-type="float">
            <text:p>0.0918477</text:p>
          </table:table-cell>
          <table:table-cell office:value-type="float" office:value="0.00860982" calcext:value-type="float">
            <text:p>0.00860982</text:p>
          </table:table-cell>
          <table:table-cell office:value-type="float" office:value="1.18148" calcext:value-type="float">
            <text:p>1.18148</text:p>
          </table:table-cell>
          <table:table-cell office:value-type="float" office:value="110.725" calcext:value-type="float">
            <text:p>110.725</text:p>
          </table:table-cell>
          <table:table-cell office:value-type="float" office:value="0.659799" calcext:value-type="float">
            <text:p>0.65979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357" calcext:value-type="float">
            <text:p>0.302357</text:p>
          </table:table-cell>
          <table:table-cell office:value-type="float" office:value="0.0918944" calcext:value-type="float">
            <text:p>0.0918944</text:p>
          </table:table-cell>
          <table:table-cell office:value-type="float" office:value="0.00861825" calcext:value-type="float">
            <text:p>0.00861825</text:p>
          </table:table-cell>
          <table:table-cell office:value-type="float" office:value="1.1798" calcext:value-type="float">
            <text:p>1.1798</text:p>
          </table:table-cell>
          <table:table-cell office:value-type="float" office:value="110.833" calcext:value-type="float">
            <text:p>110.833</text:p>
          </table:table-cell>
          <table:table-cell office:value-type="float" office:value="0.659811" calcext:value-type="float">
            <text:p>0.659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0000256" calcext:value-type="float">
            <text:p>2.56E-10</text:p>
          </table:table-cell>
          <table:table-cell office:value-type="float" office:value="0.307475" calcext:value-type="float">
            <text:p>0.30747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44" calcext:value-type="float">
            <text:p>0.1544</text:p>
          </table:table-cell>
          <table:table-cell office:value-type="float" office:value="0.0247635" calcext:value-type="float">
            <text:p>0.0247635</text:p>
          </table:table-cell>
          <table:table-cell office:value-type="float" office:value="0.000701357" calcext:value-type="float">
            <text:p>0.000701357</text:p>
          </table:table-cell>
          <table:table-cell office:value-type="float" office:value="0.684528" calcext:value-type="float">
            <text:p>0.684528</text:p>
          </table:table-cell>
          <table:table-cell office:value-type="float" office:value="75.3082" calcext:value-type="float">
            <text:p>75.3082</text:p>
          </table:table-cell>
          <table:table-cell office:value-type="float" office:value="0.618764" calcext:value-type="float">
            <text:p>0.61876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02" calcext:value-type="float">
            <text:p>0.2702</text:p>
          </table:table-cell>
          <table:table-cell office:value-type="float" office:value="0.0734424" calcext:value-type="float">
            <text:p>0.0734424</text:p>
          </table:table-cell>
          <table:table-cell office:value-type="float" office:value="0.00551015" calcext:value-type="float">
            <text:p>0.00551015</text:p>
          </table:table-cell>
          <table:table-cell office:value-type="float" office:value="1.42892" calcext:value-type="float">
            <text:p>1.42892</text:p>
          </table:table-cell>
          <table:table-cell office:value-type="float" office:value="89.9121" calcext:value-type="float">
            <text:p>89.9121</text:p>
          </table:table-cell>
          <table:table-cell office:value-type="float" office:value="0.659476" calcext:value-type="float">
            <text:p>0.65947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99" calcext:value-type="float">
            <text:p>0.2899</text:p>
          </table:table-cell>
          <table:table-cell office:value-type="float" office:value="0.0841745" calcext:value-type="float">
            <text:p>0.0841745</text:p>
          </table:table-cell>
          <table:table-cell office:value-type="float" office:value="0.00712858" calcext:value-type="float">
            <text:p>0.00712858</text:p>
          </table:table-cell>
          <table:table-cell office:value-type="float" office:value="0.364306" calcext:value-type="float">
            <text:p>0.364306</text:p>
          </table:table-cell>
          <table:table-cell office:value-type="float" office:value="191.217" calcext:value-type="float">
            <text:p>191.217</text:p>
          </table:table-cell>
          <table:table-cell office:value-type="float" office:value="0.664632" calcext:value-type="float">
            <text:p>0.66463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165" calcext:value-type="float">
            <text:p>0.31165</text:p>
          </table:table-cell>
          <table:table-cell office:value-type="float" office:value="0.0974789" calcext:value-type="float">
            <text:p>0.0974789</text:p>
          </table:table-cell>
          <table:table-cell office:value-type="float" office:value="0.00964005" calcext:value-type="float">
            <text:p>0.00964005</text:p>
          </table:table-cell>
          <table:table-cell office:value-type="float" office:value="0.934662" calcext:value-type="float">
            <text:p>0.934662</text:p>
          </table:table-cell>
          <table:table-cell office:value-type="float" office:value="128.333" calcext:value-type="float">
            <text:p>128.333</text:p>
          </table:table-cell>
          <table:table-cell office:value-type="float" office:value="0.661829" calcext:value-type="float">
            <text:p>0.66182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9725" calcext:value-type="float">
            <text:p>0.309725</text:p>
          </table:table-cell>
          <table:table-cell office:value-type="float" office:value="0.0962998" calcext:value-type="float">
            <text:p>0.0962998</text:p>
          </table:table-cell>
          <table:table-cell office:value-type="float" office:value="0.00941868" calcext:value-type="float">
            <text:p>0.00941868</text:p>
          </table:table-cell>
          <table:table-cell office:value-type="float" office:value="1.13486" calcext:value-type="float">
            <text:p>1.13486</text:p>
          </table:table-cell>
          <table:table-cell office:value-type="float" office:value="115.708" calcext:value-type="float">
            <text:p>115.708</text:p>
          </table:table-cell>
          <table:table-cell office:value-type="float" office:value="0.661454" calcext:value-type="float">
            <text:p>0.66145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7812" calcext:value-type="float">
            <text:p>0.307812</text:p>
          </table:table-cell>
          <table:table-cell office:value-type="float" office:value="0.0952193" calcext:value-type="float">
            <text:p>0.0952193</text:p>
          </table:table-cell>
          <table:table-cell office:value-type="float" office:value="0.00924771" calcext:value-type="float">
            <text:p>0.00924771</text:p>
          </table:table-cell>
          <table:table-cell office:value-type="float" office:value="1.10925" calcext:value-type="float">
            <text:p>1.10925</text:p>
          </table:table-cell>
          <table:table-cell office:value-type="float" office:value="116.38" calcext:value-type="float">
            <text:p>116.38</text:p>
          </table:table-cell>
          <table:table-cell office:value-type="float" office:value="0.660012" calcext:value-type="float">
            <text:p>0.66001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6438" calcext:value-type="float">
            <text:p>0.306438</text:p>
          </table:table-cell>
          <table:table-cell office:value-type="float" office:value="0.0944624" calcext:value-type="float">
            <text:p>0.0944624</text:p>
          </table:table-cell>
          <table:table-cell office:value-type="float" office:value="0.0091324" calcext:value-type="float">
            <text:p>0.0091324</text:p>
          </table:table-cell>
          <table:table-cell office:value-type="float" office:value="1.20754" calcext:value-type="float">
            <text:p>1.20754</text:p>
          </table:table-cell>
          <table:table-cell office:value-type="float" office:value="111.074" calcext:value-type="float">
            <text:p>111.074</text:p>
          </table:table-cell>
          <table:table-cell office:value-type="float" office:value="0.65885" calcext:value-type="float">
            <text:p>0.6588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7931" calcext:value-type="float">
            <text:p>0.307931</text:p>
          </table:table-cell>
          <table:table-cell office:value-type="float" office:value="0.0952345" calcext:value-type="float">
            <text:p>0.0952345</text:p>
          </table:table-cell>
          <table:table-cell office:value-type="float" office:value="0.00922727" calcext:value-type="float">
            <text:p>0.00922727</text:p>
          </table:table-cell>
          <table:table-cell office:value-type="float" office:value="1.25652" calcext:value-type="float">
            <text:p>1.25652</text:p>
          </table:table-cell>
          <table:table-cell office:value-type="float" office:value="109.322" calcext:value-type="float">
            <text:p>109.322</text:p>
          </table:table-cell>
          <table:table-cell office:value-type="float" office:value="0.660872" calcext:value-type="float">
            <text:p>0.66087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61" calcext:value-type="float">
            <text:p>0.3061</text:p>
          </table:table-cell>
          <table:table-cell office:value-type="float" office:value="0.0942245" calcext:value-type="float">
            <text:p>0.0942245</text:p>
          </table:table-cell>
          <table:table-cell office:value-type="float" office:value="0.00907665" calcext:value-type="float">
            <text:p>0.00907665</text:p>
          </table:table-cell>
          <table:table-cell office:value-type="float" office:value="1.13064" calcext:value-type="float">
            <text:p>1.13064</text:p>
          </table:table-cell>
          <table:table-cell office:value-type="float" office:value="114.662" calcext:value-type="float">
            <text:p>114.662</text:p>
          </table:table-cell>
          <table:table-cell office:value-type="float" office:value="0.659218" calcext:value-type="float">
            <text:p>0.65921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7569" calcext:value-type="float">
            <text:p>0.307569</text:p>
          </table:table-cell>
          <table:table-cell office:value-type="float" office:value="0.0950562" calcext:value-type="float">
            <text:p>0.0950562</text:p>
          </table:table-cell>
          <table:table-cell office:value-type="float" office:value="0.00921175" calcext:value-type="float">
            <text:p>0.00921175</text:p>
          </table:table-cell>
          <table:table-cell office:value-type="float" office:value="1.15847" calcext:value-type="float">
            <text:p>1.15847</text:p>
          </table:table-cell>
          <table:table-cell office:value-type="float" office:value="113.771" calcext:value-type="float">
            <text:p>113.771</text:p>
          </table:table-cell>
          <table:table-cell office:value-type="float" office:value="0.660171" calcext:value-type="float">
            <text:p>0.66017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8282" calcext:value-type="float">
            <text:p>0.308282</text:p>
          </table:table-cell>
          <table:table-cell office:value-type="float" office:value="0.0955269" calcext:value-type="float">
            <text:p>0.0955269</text:p>
          </table:table-cell>
          <table:table-cell office:value-type="float" office:value="0.00931107" calcext:value-type="float">
            <text:p>0.00931107</text:p>
          </table:table-cell>
          <table:table-cell office:value-type="float" office:value="1.12462" calcext:value-type="float">
            <text:p>1.12462</text:p>
          </table:table-cell>
          <table:table-cell office:value-type="float" office:value="115.766" calcext:value-type="float">
            <text:p>115.766</text:p>
          </table:table-cell>
          <table:table-cell office:value-type="float" office:value="0.659884" calcext:value-type="float">
            <text:p>0.65988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8069" calcext:value-type="float">
            <text:p>0.308069</text:p>
          </table:table-cell>
          <table:table-cell office:value-type="float" office:value="0.0953956" calcext:value-type="float">
            <text:p>0.0953956</text:p>
          </table:table-cell>
          <table:table-cell office:value-type="float" office:value="0.00928578" calcext:value-type="float">
            <text:p>0.00928578</text:p>
          </table:table-cell>
          <table:table-cell office:value-type="float" office:value="1.21039" calcext:value-type="float">
            <text:p>1.21039</text:p>
          </table:table-cell>
          <table:table-cell office:value-type="float" office:value="111.492" calcext:value-type="float">
            <text:p>111.492</text:p>
          </table:table-cell>
          <table:table-cell office:value-type="float" office:value="0.659873" calcext:value-type="float">
            <text:p>0.659873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6181" calcext:value-type="float">
            <text:p>0.306181</text:p>
          </table:table-cell>
          <table:table-cell office:value-type="float" office:value="0.0942043" calcext:value-type="float">
            <text:p>0.0942043</text:p>
          </table:table-cell>
          <table:table-cell office:value-type="float" office:value="0.00904586" calcext:value-type="float">
            <text:p>0.00904586</text:p>
          </table:table-cell>
          <table:table-cell office:value-type="float" office:value="1.14665" calcext:value-type="float">
            <text:p>1.14665</text:p>
          </table:table-cell>
          <table:table-cell office:value-type="float" office:value="113.843" calcext:value-type="float">
            <text:p>113.843</text:p>
          </table:table-cell>
          <table:table-cell office:value-type="float" office:value="0.660228" calcext:value-type="float">
            <text:p>0.66022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6832" calcext:value-type="float">
            <text:p>0.306832</text:p>
          </table:table-cell>
          <table:table-cell office:value-type="float" office:value="0.0946071" calcext:value-type="float">
            <text:p>0.0946071</text:p>
          </table:table-cell>
          <table:table-cell office:value-type="float" office:value="0.00912399" calcext:value-type="float">
            <text:p>0.00912399</text:p>
          </table:table-cell>
          <table:table-cell office:value-type="float" office:value="1.14449" calcext:value-type="float">
            <text:p>1.14449</text:p>
          </table:table-cell>
          <table:table-cell office:value-type="float" office:value="114.196" calcext:value-type="float">
            <text:p>114.196</text:p>
          </table:table-cell>
          <table:table-cell office:value-type="float" office:value="0.660206" calcext:value-type="float">
            <text:p>0.66020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657" calcext:value-type="float">
            <text:p>0.30657</text:p>
          </table:table-cell>
          <table:table-cell office:value-type="float" office:value="0.0944492" calcext:value-type="float">
            <text:p>0.0944492</text:p>
          </table:table-cell>
          <table:table-cell office:value-type="float" office:value="0.00909561" calcext:value-type="float">
            <text:p>0.00909561</text:p>
          </table:table-cell>
          <table:table-cell office:value-type="float" office:value="1.1472" calcext:value-type="float">
            <text:p>1.1472</text:p>
          </table:table-cell>
          <table:table-cell office:value-type="float" office:value="113.964" calcext:value-type="float">
            <text:p>113.964</text:p>
          </table:table-cell>
          <table:table-cell office:value-type="float" office:value="0.660129" calcext:value-type="float">
            <text:p>0.66012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6882" calcext:value-type="float">
            <text:p>0.306882</text:p>
          </table:table-cell>
          <table:table-cell office:value-type="float" office:value="0.0946392" calcext:value-type="float">
            <text:p>0.0946392</text:p>
          </table:table-cell>
          <table:table-cell office:value-type="float" office:value="0.00913113" calcext:value-type="float">
            <text:p>0.00913113</text:p>
          </table:table-cell>
          <table:table-cell office:value-type="float" office:value="1.15245" calcext:value-type="float">
            <text:p>1.15245</text:p>
          </table:table-cell>
          <table:table-cell office:value-type="float" office:value="113.818" calcext:value-type="float">
            <text:p>113.818</text:p>
          </table:table-cell>
          <table:table-cell office:value-type="float" office:value="0.660171" calcext:value-type="float">
            <text:p>0.66017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6757" calcext:value-type="float">
            <text:p>0.306757</text:p>
          </table:table-cell>
          <table:table-cell office:value-type="float" office:value="0.0945639" calcext:value-type="float">
            <text:p>0.0945639</text:p>
          </table:table-cell>
          <table:table-cell office:value-type="float" office:value="0.00911709" calcext:value-type="float">
            <text:p>0.00911709</text:p>
          </table:table-cell>
          <table:table-cell office:value-type="float" office:value="1.15011" calcext:value-type="float">
            <text:p>1.15011</text:p>
          </table:table-cell>
          <table:table-cell office:value-type="float" office:value="113.889" calcext:value-type="float">
            <text:p>113.889</text:p>
          </table:table-cell>
          <table:table-cell office:value-type="float" office:value="0.660152" calcext:value-type="float">
            <text:p>0.66015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6806" calcext:value-type="float">
            <text:p>0.306806</text:p>
          </table:table-cell>
          <table:table-cell office:value-type="float" office:value="0.0945907" calcext:value-type="float">
            <text:p>0.0945907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113.687" calcext:value-type="float">
            <text:p>113.687</text:p>
          </table:table-cell>
          <table:table-cell office:value-type="float" office:value="0.660199" calcext:value-type="float">
            <text:p>0.66019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713" calcext:value-type="float">
            <text:p>0.306713</text:p>
          </table:table-cell>
          <table:table-cell office:value-type="float" office:value="0.0945368" calcext:value-type="float">
            <text:p>0.0945368</text:p>
          </table:table-cell>
          <table:table-cell office:value-type="float" office:value="0.00911188" calcext:value-type="float">
            <text:p>0.00911188</text:p>
          </table:table-cell>
          <table:table-cell office:value-type="float" office:value="1.15271" calcext:value-type="float">
            <text:p>1.15271</text:p>
          </table:table-cell>
          <table:table-cell office:value-type="float" office:value="113.743" calcext:value-type="float">
            <text:p>113.743</text:p>
          </table:table-cell>
          <table:table-cell office:value-type="float" office:value="0.660152" calcext:value-type="float">
            <text:p>0.6601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000731162" calcext:value-type="float">
            <text:p>7.31162E-06</text:p>
          </table:table-cell>
          <table:table-cell office:value-type="float" office:value="1.11107" calcext:value-type="float">
            <text:p>1.11107</text:p>
          </table:table-cell>
          <table:table-cell office:value-type="float" office:value="17.9551" calcext:value-type="float">
            <text:p>17.955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0246816" calcext:value-type="float">
            <text:p>0.0246816</text:p>
          </table:table-cell>
          <table:table-cell office:value-type="float" office:value="0.000834153" calcext:value-type="float">
            <text:p>0.000834153</text:p>
          </table:table-cell>
          <table:table-cell office:value-type="float" office:value="1.52069" calcext:value-type="float">
            <text:p>1.52069</text:p>
          </table:table-cell>
          <table:table-cell office:value-type="float" office:value="50.0949" calcext:value-type="float">
            <text:p>50.0949</text:p>
          </table:table-cell>
          <table:table-cell office:value-type="float" office:value="0.543566" calcext:value-type="float">
            <text:p>0.54356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18" calcext:value-type="float">
            <text:p>0.3018</text:p>
          </table:table-cell>
          <table:table-cell office:value-type="float" office:value="0.0921845" calcext:value-type="float">
            <text:p>0.0921845</text:p>
          </table:table-cell>
          <table:table-cell office:value-type="float" office:value="0.00886332" calcext:value-type="float">
            <text:p>0.00886332</text:p>
          </table:table-cell>
          <table:table-cell office:value-type="float" office:value="0.851581" calcext:value-type="float">
            <text:p>0.851581</text:p>
          </table:table-cell>
          <table:table-cell office:value-type="float" office:value="130.755" calcext:value-type="float">
            <text:p>130.755</text:p>
          </table:table-cell>
          <table:table-cell office:value-type="float" office:value="0.652336" calcext:value-type="float">
            <text:p>0.65233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23" calcext:value-type="float">
            <text:p>0.3323</text:p>
          </table:table-cell>
          <table:table-cell office:value-type="float" office:value="0.110901" calcext:value-type="float">
            <text:p>0.110901</text:p>
          </table:table-cell>
          <table:table-cell office:value-type="float" office:value="0.0125155" calcext:value-type="float">
            <text:p>0.0125155</text:p>
          </table:table-cell>
          <table:table-cell office:value-type="float" office:value="1.37963" calcext:value-type="float">
            <text:p>1.37963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0.660799" calcext:value-type="float">
            <text:p>0.66079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565" calcext:value-type="float">
            <text:p>0.31565</text:p>
          </table:table-cell>
          <table:table-cell office:value-type="float" office:value="0.0998892" calcext:value-type="float">
            <text:p>0.0998892</text:p>
          </table:table-cell>
          <table:table-cell office:value-type="float" office:value="0.0100807" calcext:value-type="float">
            <text:p>0.0100807</text:p>
          </table:table-cell>
          <table:table-cell office:value-type="float" office:value="1.39076" calcext:value-type="float">
            <text:p>1.39076</text:p>
          </table:table-cell>
          <table:table-cell office:value-type="float" office:value="106.406" calcext:value-type="float">
            <text:p>106.406</text:p>
          </table:table-cell>
          <table:table-cell office:value-type="float" office:value="0.663231" calcext:value-type="float">
            <text:p>0.66323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0525" calcext:value-type="float">
            <text:p>0.300525</text:p>
          </table:table-cell>
          <table:table-cell office:value-type="float" office:value="0.0906876" calcext:value-type="float">
            <text:p>0.0906876</text:p>
          </table:table-cell>
          <table:table-cell office:value-type="float" office:value="0.00835605" calcext:value-type="float">
            <text:p>0.00835605</text:p>
          </table:table-cell>
          <table:table-cell office:value-type="float" office:value="2.42265" calcext:value-type="float">
            <text:p>2.42265</text:p>
          </table:table-cell>
          <table:table-cell office:value-type="float" office:value="76.62" calcext:value-type="float">
            <text:p>76.62</text:p>
          </table:table-cell>
          <table:table-cell office:value-type="float" office:value="0.661325" calcext:value-type="float">
            <text:p>0.66132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0988" calcext:value-type="float">
            <text:p>0.310988</text:p>
          </table:table-cell>
          <table:table-cell office:value-type="float" office:value="0.0971335" calcext:value-type="float">
            <text:p>0.0971335</text:p>
          </table:table-cell>
          <table:table-cell office:value-type="float" office:value="0.00959966" calcext:value-type="float">
            <text:p>0.00959966</text:p>
          </table:table-cell>
          <table:table-cell office:value-type="float" office:value="1.24371" calcext:value-type="float">
            <text:p>1.24371</text:p>
          </table:table-cell>
          <table:table-cell office:value-type="float" office:value="110.983" calcext:value-type="float">
            <text:p>110.983</text:p>
          </table:table-cell>
          <table:table-cell office:value-type="float" office:value="0.660846" calcext:value-type="float">
            <text:p>0.66084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0237" calcext:value-type="float">
            <text:p>0.310237</text:p>
          </table:table-cell>
          <table:table-cell office:value-type="float" office:value="0.0967567" calcext:value-type="float">
            <text:p>0.0967567</text:p>
          </table:table-cell>
          <table:table-cell office:value-type="float" office:value="0.00955594" calcext:value-type="float">
            <text:p>0.00955594</text:p>
          </table:table-cell>
          <table:table-cell office:value-type="float" office:value="0.959267" calcext:value-type="float">
            <text:p>0.959267</text:p>
          </table:table-cell>
          <table:table-cell office:value-type="float" office:value="126.198" calcext:value-type="float">
            <text:p>126.198</text:p>
          </table:table-cell>
          <table:table-cell office:value-type="float" office:value="0.659756" calcext:value-type="float">
            <text:p>0.65975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1075" calcext:value-type="float">
            <text:p>0.311075</text:p>
          </table:table-cell>
          <table:table-cell office:value-type="float" office:value="0.0971226" calcext:value-type="float">
            <text:p>0.0971226</text:p>
          </table:table-cell>
          <table:table-cell office:value-type="float" office:value="0.00956982" calcext:value-type="float">
            <text:p>0.00956982</text:p>
          </table:table-cell>
          <table:table-cell office:value-type="float" office:value="1.23099" calcext:value-type="float">
            <text:p>1.23099</text:p>
          </table:table-cell>
          <table:table-cell office:value-type="float" office:value="111.552" calcext:value-type="float">
            <text:p>111.552</text:p>
          </table:table-cell>
          <table:table-cell office:value-type="float" office:value="0.661825" calcext:value-type="float">
            <text:p>0.66182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0606" calcext:value-type="float">
            <text:p>0.310606</text:p>
          </table:table-cell>
          <table:table-cell office:value-type="float" office:value="0.0969498" calcext:value-type="float">
            <text:p>0.0969498</text:p>
          </table:table-cell>
          <table:table-cell office:value-type="float" office:value="0.0095828" calcext:value-type="float">
            <text:p>0.0095828</text:p>
          </table:table-cell>
          <table:table-cell office:value-type="float" office:value="1.14654" calcext:value-type="float">
            <text:p>1.14654</text:p>
          </table:table-cell>
          <table:table-cell office:value-type="float" office:value="115.503" calcext:value-type="float">
            <text:p>115.503</text:p>
          </table:table-cell>
          <table:table-cell office:value-type="float" office:value="0.660157" calcext:value-type="float">
            <text:p>0.66015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1275" calcext:value-type="float">
            <text:p>0.311275</text:p>
          </table:table-cell>
          <table:table-cell office:value-type="float" office:value="0.0973088" calcext:value-type="float">
            <text:p>0.0973088</text:p>
          </table:table-cell>
          <table:table-cell office:value-type="float" office:value="0.00963185" calcext:value-type="float">
            <text:p>0.00963185</text:p>
          </table:table-cell>
          <table:table-cell office:value-type="float" office:value="1.12449" calcext:value-type="float">
            <text:p>1.12449</text:p>
          </table:table-cell>
          <table:table-cell office:value-type="float" office:value="116.853" calcext:value-type="float">
            <text:p>116.853</text:p>
          </table:table-cell>
          <table:table-cell office:value-type="float" office:value="0.660934" calcext:value-type="float">
            <text:p>0.66093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3067" calcext:value-type="float">
            <text:p>0.313067</text:p>
          </table:table-cell>
          <table:table-cell office:value-type="float" office:value="0.0984801" calcext:value-type="float">
            <text:p>0.0984801</text:p>
          </table:table-cell>
          <table:table-cell office:value-type="float" office:value="0.00988085" calcext:value-type="float">
            <text:p>0.00988085</text:p>
          </table:table-cell>
          <table:table-cell office:value-type="float" office:value="1.10099" calcext:value-type="float">
            <text:p>1.10099</text:p>
          </table:table-cell>
          <table:table-cell office:value-type="float" office:value="118.81" calcext:value-type="float">
            <text:p>118.81</text:p>
          </table:table-cell>
          <table:table-cell office:value-type="float" office:value="0.660393" calcext:value-type="float">
            <text:p>0.66039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1302" calcext:value-type="float">
            <text:p>0.311302</text:p>
          </table:table-cell>
          <table:table-cell office:value-type="float" office:value="0.0973396" calcext:value-type="float">
            <text:p>0.0973396</text:p>
          </table:table-cell>
          <table:table-cell office:value-type="float" office:value="0.00964148" calcext:value-type="float">
            <text:p>0.00964148</text:p>
          </table:table-cell>
          <table:table-cell office:value-type="float" office:value="1.12948" calcext:value-type="float">
            <text:p>1.12948</text:p>
          </table:table-cell>
          <table:table-cell office:value-type="float" office:value="116.611" calcext:value-type="float">
            <text:p>116.611</text:p>
          </table:table-cell>
          <table:table-cell office:value-type="float" office:value="0.66081" calcext:value-type="float">
            <text:p>0.6608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1042" calcext:value-type="float">
            <text:p>0.311042</text:p>
          </table:table-cell>
          <table:table-cell office:value-type="float" office:value="0.0971953" calcext:value-type="float">
            <text:p>0.0971953</text:p>
          </table:table-cell>
          <table:table-cell office:value-type="float" office:value="0.00962122" calcext:value-type="float">
            <text:p>0.00962122</text:p>
          </table:table-cell>
          <table:table-cell office:value-type="float" office:value="1.0987" calcext:value-type="float">
            <text:p>1.0987</text:p>
          </table:table-cell>
          <table:table-cell office:value-type="float" office:value="118.153" calcext:value-type="float">
            <text:p>118.153</text:p>
          </table:table-cell>
          <table:table-cell office:value-type="float" office:value="0.660517" calcext:value-type="float">
            <text:p>0.66051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1498" calcext:value-type="float">
            <text:p>0.311498</text:p>
          </table:table-cell>
          <table:table-cell office:value-type="float" office:value="0.0974662" calcext:value-type="float">
            <text:p>0.0974662</text:p>
          </table:table-cell>
          <table:table-cell office:value-type="float" office:value="0.00966905" calcext:value-type="float">
            <text:p>0.00966905</text:p>
          </table:table-cell>
          <table:table-cell office:value-type="float" office:value="1.13792" calcext:value-type="float">
            <text:p>1.13792</text:p>
          </table:table-cell>
          <table:table-cell office:value-type="float" office:value="116.252" calcext:value-type="float">
            <text:p>116.252</text:p>
          </table:table-cell>
          <table:table-cell office:value-type="float" office:value="0.660723" calcext:value-type="float">
            <text:p>0.66072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1014" calcext:value-type="float">
            <text:p>0.311014</text:p>
          </table:table-cell>
          <table:table-cell office:value-type="float" office:value="0.0971778" calcext:value-type="float">
            <text:p>0.0971778</text:p>
          </table:table-cell>
          <table:table-cell office:value-type="float" office:value="0.00961679" calcext:value-type="float">
            <text:p>0.00961679</text:p>
          </table:table-cell>
          <table:table-cell office:value-type="float" office:value="1.13848" calcext:value-type="float">
            <text:p>1.13848</text:p>
          </table:table-cell>
          <table:table-cell office:value-type="float" office:value="116.051" calcext:value-type="float">
            <text:p>116.051</text:p>
          </table:table-cell>
          <table:table-cell office:value-type="float" office:value="0.660551" calcext:value-type="float">
            <text:p>0.66055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1268" calcext:value-type="float">
            <text:p>0.311268</text:p>
          </table:table-cell>
          <table:table-cell office:value-type="float" office:value="0.0973397" calcext:value-type="float">
            <text:p>0.0973397</text:p>
          </table:table-cell>
          <table:table-cell office:value-type="float" office:value="0.00965003" calcext:value-type="float">
            <text:p>0.00965003</text:p>
          </table:table-cell>
          <table:table-cell office:value-type="float" office:value="1.11874" calcext:value-type="float">
            <text:p>1.11874</text:p>
          </table:table-cell>
          <table:table-cell office:value-type="float" office:value="117.172" calcext:value-type="float">
            <text:p>117.172</text:p>
          </table:table-cell>
          <table:table-cell office:value-type="float" office:value="0.66051" calcext:value-type="float">
            <text:p>0.6605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1262" calcext:value-type="float">
            <text:p>0.311262</text:p>
          </table:table-cell>
          <table:table-cell office:value-type="float" office:value="0.0973342" calcext:value-type="float">
            <text:p>0.0973342</text:p>
          </table:table-cell>
          <table:table-cell office:value-type="float" office:value="0.00964863" calcext:value-type="float">
            <text:p>0.00964863</text:p>
          </table:table-cell>
          <table:table-cell office:value-type="float" office:value="1.12472" calcext:value-type="float">
            <text:p>1.12472</text:p>
          </table:table-cell>
          <table:table-cell office:value-type="float" office:value="116.856" calcext:value-type="float">
            <text:p>116.856</text:p>
          </table:table-cell>
          <table:table-cell office:value-type="float" office:value="0.660521" calcext:value-type="float">
            <text:p>0.66052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129" calcext:value-type="float">
            <text:p>0.31129</text:p>
          </table:table-cell>
          <table:table-cell office:value-type="float" office:value="0.0973558" calcext:value-type="float">
            <text:p>0.0973558</text:p>
          </table:table-cell>
          <table:table-cell office:value-type="float" office:value="0.0096544" calcext:value-type="float">
            <text:p>0.0096544</text:p>
          </table:table-cell>
          <table:table-cell office:value-type="float" office:value="1.1274" calcext:value-type="float">
            <text:p>1.1274</text:p>
          </table:table-cell>
          <table:table-cell office:value-type="float" office:value="116.729" calcext:value-type="float">
            <text:p>116.729</text:p>
          </table:table-cell>
          <table:table-cell office:value-type="float" office:value="0.660468" calcext:value-type="float">
            <text:p>0.66046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179" calcext:value-type="float">
            <text:p>0.311179</text:p>
          </table:table-cell>
          <table:table-cell office:value-type="float" office:value="0.0972838" calcext:value-type="float">
            <text:p>0.0972838</text:p>
          </table:table-cell>
          <table:table-cell office:value-type="float" office:value="0.00963913" calcext:value-type="float">
            <text:p>0.00963913</text:p>
          </table:table-cell>
          <table:table-cell office:value-type="float" office:value="1.12833" calcext:value-type="float">
            <text:p>1.12833</text:p>
          </table:table-cell>
          <table:table-cell office:value-type="float" office:value="116.638" calcext:value-type="float">
            <text:p>116.638</text:p>
          </table:table-cell>
          <table:table-cell office:value-type="float" office:value="0.660503" calcext:value-type="float">
            <text:p>0.6605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036864" calcext:value-type="float">
            <text:p>0.00036864</text:p>
          </table:table-cell>
          <table:table-cell office:value-type="float" office:value="0.000000135895" calcext:value-type="float">
            <text:p>1.35895E-07</text:p>
          </table:table-cell>
          <table:table-cell office:value-type="float" office:value="0.823658" calcext:value-type="float">
            <text:p>0.823658</text:p>
          </table:table-cell>
          <table:table-cell office:value-type="float" office:value="2.74592" calcext:value-type="float">
            <text:p>2.7459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335834" calcext:value-type="float">
            <text:p>0.0335834</text:p>
          </table:table-cell>
          <table:table-cell office:value-type="float" office:value="0.00128121" calcext:value-type="float">
            <text:p>0.00128121</text:p>
          </table:table-cell>
          <table:table-cell office:value-type="float" office:value="2.95399" calcext:value-type="float">
            <text:p>2.95399</text:p>
          </table:table-cell>
          <table:table-cell office:value-type="float" office:value="41.699" calcext:value-type="float">
            <text:p>41.699</text:p>
          </table:table-cell>
          <table:table-cell office:value-type="float" office:value="0.62134" calcext:value-type="float">
            <text:p>0.6213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04" calcext:value-type="float">
            <text:p>0.3004</text:p>
          </table:table-cell>
          <table:table-cell office:value-type="float" office:value="0.0914294" calcext:value-type="float">
            <text:p>0.0914294</text:p>
          </table:table-cell>
          <table:table-cell office:value-type="float" office:value="0.00877562" calcext:value-type="float">
            <text:p>0.00877562</text:p>
          </table:table-cell>
          <table:table-cell office:value-type="float" office:value="2.27204" calcext:value-type="float">
            <text:p>2.27204</text:p>
          </table:table-cell>
          <table:table-cell office:value-type="float" office:value="79.4715" calcext:value-type="float">
            <text:p>79.4715</text:p>
          </table:table-cell>
          <table:table-cell office:value-type="float" office:value="0.650067" calcext:value-type="float">
            <text:p>0.6500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87" calcext:value-type="float">
            <text:p>0.3187</text:p>
          </table:table-cell>
          <table:table-cell office:value-type="float" office:value="0.101698" calcext:value-type="float">
            <text:p>0.101698</text:p>
          </table:table-cell>
          <table:table-cell office:value-type="float" office:value="0.0103942" calcext:value-type="float">
            <text:p>0.0103942</text:p>
          </table:table-cell>
          <table:table-cell office:value-type="float" office:value="2.18555" calcext:value-type="float">
            <text:p>2.18555</text:p>
          </table:table-cell>
          <table:table-cell office:value-type="float" office:value="85.5157" calcext:value-type="float">
            <text:p>85.5157</text:p>
          </table:table-cell>
          <table:table-cell office:value-type="float" office:value="0.664998" calcext:value-type="float">
            <text:p>0.66499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94" calcext:value-type="float">
            <text:p>0.3094</text:p>
          </table:table-cell>
          <table:table-cell office:value-type="float" office:value="0.0962438" calcext:value-type="float">
            <text:p>0.0962438</text:p>
          </table:table-cell>
          <table:table-cell office:value-type="float" office:value="0.00946978" calcext:value-type="float">
            <text:p>0.00946978</text:p>
          </table:table-cell>
          <table:table-cell office:value-type="float" office:value="2.07015" calcext:value-type="float">
            <text:p>2.07015</text:p>
          </table:table-cell>
          <table:table-cell office:value-type="float" office:value="85.478" calcext:value-type="float">
            <text:p>85.478</text:p>
          </table:table-cell>
          <table:table-cell office:value-type="float" office:value="0.65922" calcext:value-type="float">
            <text:p>0.6592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775" calcext:value-type="float">
            <text:p>0.31775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10402" calcext:value-type="float">
            <text:p>0.010402</text:p>
          </table:table-cell>
          <table:table-cell office:value-type="float" office:value="0.958315" calcext:value-type="float">
            <text:p>0.958315</text:p>
          </table:table-cell>
          <table:table-cell office:value-type="float" office:value="129.209" calcext:value-type="float">
            <text:p>129.209</text:p>
          </table:table-cell>
          <table:table-cell office:value-type="float" office:value="0.662165" calcext:value-type="float">
            <text:p>0.66216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6287" calcext:value-type="float">
            <text:p>0.316287</text:p>
          </table:table-cell>
          <table:table-cell office:value-type="float" office:value="0.10042" calcext:value-type="float">
            <text:p>0.10042</text:p>
          </table:table-cell>
          <table:table-cell office:value-type="float" office:value="0.0102406" calcext:value-type="float">
            <text:p>0.0102406</text:p>
          </table:table-cell>
          <table:table-cell office:value-type="float" office:value="1.05086" calcext:value-type="float">
            <text:p>1.05086</text:p>
          </table:table-cell>
          <table:table-cell office:value-type="float" office:value="122.821" calcext:value-type="float">
            <text:p>122.821</text:p>
          </table:table-cell>
          <table:table-cell office:value-type="float" office:value="0.661497" calcext:value-type="float">
            <text:p>0.66149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4637" calcext:value-type="float">
            <text:p>0.314637</text:p>
          </table:table-cell>
          <table:table-cell office:value-type="float" office:value="0.0994241" calcext:value-type="float">
            <text:p>0.0994241</text:p>
          </table:table-cell>
          <table:table-cell office:value-type="float" office:value="0.0100576" calcext:value-type="float">
            <text:p>0.0100576</text:p>
          </table:table-cell>
          <table:table-cell office:value-type="float" office:value="1.04719" calcext:value-type="float">
            <text:p>1.04719</text:p>
          </table:table-cell>
          <table:table-cell office:value-type="float" office:value="122.423" calcext:value-type="float">
            <text:p>122.423</text:p>
          </table:table-cell>
          <table:table-cell office:value-type="float" office:value="0.66085" calcext:value-type="float">
            <text:p>0.6608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4266" calcext:value-type="float">
            <text:p>0.314266</text:p>
          </table:table-cell>
          <table:table-cell office:value-type="float" office:value="0.0991408" calcext:value-type="float">
            <text:p>0.0991408</text:p>
          </table:table-cell>
          <table:table-cell office:value-type="float" office:value="0.00997519" calcext:value-type="float">
            <text:p>0.00997519</text:p>
          </table:table-cell>
          <table:table-cell office:value-type="float" office:value="1.14623" calcext:value-type="float">
            <text:p>1.14623</text:p>
          </table:table-cell>
          <table:table-cell office:value-type="float" office:value="116.823" calcext:value-type="float">
            <text:p>116.823</text:p>
          </table:table-cell>
          <table:table-cell office:value-type="float" office:value="0.661705" calcext:value-type="float">
            <text:p>0.66170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6325" calcext:value-type="float">
            <text:p>0.316325</text:p>
          </table:table-cell>
          <table:table-cell office:value-type="float" office:value="0.100508" calcext:value-type="float">
            <text:p>0.100508</text:p>
          </table:table-cell>
          <table:table-cell office:value-type="float" office:value="0.0102793" calcext:value-type="float">
            <text:p>0.0102793</text:p>
          </table:table-cell>
          <table:table-cell office:value-type="float" office:value="1.19235" calcext:value-type="float">
            <text:p>1.19235</text:p>
          </table:table-cell>
          <table:table-cell office:value-type="float" office:value="115.322" calcext:value-type="float">
            <text:p>115.322</text:p>
          </table:table-cell>
          <table:table-cell office:value-type="float" office:value="0.660814" calcext:value-type="float">
            <text:p>0.66081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6318" calcext:value-type="float">
            <text:p>0.316318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0103064" calcext:value-type="float">
            <text:p>0.0103064</text:p>
          </table:table-cell>
          <table:table-cell office:value-type="float" office:value="1.08079" calcext:value-type="float">
            <text:p>1.08079</text:p>
          </table:table-cell>
          <table:table-cell office:value-type="float" office:value="121.179" calcext:value-type="float">
            <text:p>121.179</text:p>
          </table:table-cell>
          <table:table-cell office:value-type="float" office:value="0.660193" calcext:value-type="float">
            <text:p>0.66019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5666" calcext:value-type="float">
            <text:p>0.315666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0101938" calcext:value-type="float">
            <text:p>0.0101938</text:p>
          </table:table-cell>
          <table:table-cell office:value-type="float" office:value="1.10056" calcext:value-type="float">
            <text:p>1.10056</text:p>
          </table:table-cell>
          <table:table-cell office:value-type="float" office:value="119.804" calcext:value-type="float">
            <text:p>119.804</text:p>
          </table:table-cell>
          <table:table-cell office:value-type="float" office:value="0.6608" calcext:value-type="float">
            <text:p>0.660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5769" calcext:value-type="float">
            <text:p>0.315769</text:p>
          </table:table-cell>
          <table:table-cell office:value-type="float" office:value="0.100146" calcext:value-type="float">
            <text:p>0.100146</text:p>
          </table:table-cell>
          <table:table-cell office:value-type="float" office:value="0.0102033" calcext:value-type="float">
            <text:p>0.0102033</text:p>
          </table:table-cell>
          <table:table-cell office:value-type="float" office:value="1.09092" calcext:value-type="float">
            <text:p>1.09092</text:p>
          </table:table-cell>
          <table:table-cell office:value-type="float" office:value="120.37" calcext:value-type="float">
            <text:p>120.37</text:p>
          </table:table-cell>
          <table:table-cell office:value-type="float" office:value="0.660882" calcext:value-type="float">
            <text:p>0.66088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5776" calcext:value-type="float">
            <text:p>0.315776</text:p>
          </table:table-cell>
          <table:table-cell office:value-type="float" office:value="0.100179" calcext:value-type="float">
            <text:p>0.100179</text:p>
          </table:table-cell>
          <table:table-cell office:value-type="float" office:value="0.0102208" calcext:value-type="float">
            <text:p>0.0102208</text:p>
          </table:table-cell>
          <table:table-cell office:value-type="float" office:value="1.10824" calcext:value-type="float">
            <text:p>1.10824</text:p>
          </table:table-cell>
          <table:table-cell office:value-type="float" office:value="119.441" calcext:value-type="float">
            <text:p>119.441</text:p>
          </table:table-cell>
          <table:table-cell office:value-type="float" office:value="0.660521" calcext:value-type="float">
            <text:p>0.66052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5663" calcext:value-type="float">
            <text:p>0.315663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0101962" calcext:value-type="float">
            <text:p>0.0101962</text:p>
          </table:table-cell>
          <table:table-cell office:value-type="float" office:value="1.09785" calcext:value-type="float">
            <text:p>1.09785</text:p>
          </table:table-cell>
          <table:table-cell office:value-type="float" office:value="119.954" calcext:value-type="float">
            <text:p>119.954</text:p>
          </table:table-cell>
          <table:table-cell office:value-type="float" office:value="0.660738" calcext:value-type="float">
            <text:p>0.66073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5754" calcext:value-type="float">
            <text:p>0.315754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0102046" calcext:value-type="float">
            <text:p>0.0102046</text:p>
          </table:table-cell>
          <table:table-cell office:value-type="float" office:value="1.10474" calcext:value-type="float">
            <text:p>1.10474</text:p>
          </table:table-cell>
          <table:table-cell office:value-type="float" office:value="119.609" calcext:value-type="float">
            <text:p>119.609</text:p>
          </table:table-cell>
          <table:table-cell office:value-type="float" office:value="0.660811" calcext:value-type="float">
            <text:p>0.66081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5915" calcext:value-type="float">
            <text:p>0.315915</text:p>
          </table:table-cell>
          <table:table-cell office:value-type="float" office:value="0.100241" calcext:value-type="float">
            <text:p>0.100241</text:p>
          </table:table-cell>
          <table:table-cell office:value-type="float" office:value="0.0102236" calcext:value-type="float">
            <text:p>0.0102236</text:p>
          </table:table-cell>
          <table:table-cell office:value-type="float" office:value="1.10103" calcext:value-type="float">
            <text:p>1.10103</text:p>
          </table:table-cell>
          <table:table-cell office:value-type="float" office:value="119.871" calcext:value-type="float">
            <text:p>119.871</text:p>
          </table:table-cell>
          <table:table-cell office:value-type="float" office:value="0.660851" calcext:value-type="float">
            <text:p>0.66085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6043" calcext:value-type="float">
            <text:p>0.316043</text:p>
          </table:table-cell>
          <table:table-cell office:value-type="float" office:value="0.100322" calcext:value-type="float">
            <text:p>0.100322</text:p>
          </table:table-cell>
          <table:table-cell office:value-type="float" office:value="0.0102398" calcext:value-type="float">
            <text:p>0.0102398</text:p>
          </table:table-cell>
          <table:table-cell office:value-type="float" office:value="1.10855" calcext:value-type="float">
            <text:p>1.10855</text:p>
          </table:table-cell>
          <table:table-cell office:value-type="float" office:value="119.51" calcext:value-type="float">
            <text:p>119.51</text:p>
          </table:table-cell>
          <table:table-cell office:value-type="float" office:value="0.660861" calcext:value-type="float">
            <text:p>0.66086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599" calcext:value-type="float">
            <text:p>0.31599</text:p>
          </table:table-cell>
          <table:table-cell office:value-type="float" office:value="0.100294" calcext:value-type="float">
            <text:p>0.100294</text:p>
          </table:table-cell>
          <table:table-cell office:value-type="float" office:value="0.0102368" calcext:value-type="float">
            <text:p>0.0102368</text:p>
          </table:table-cell>
          <table:table-cell office:value-type="float" office:value="1.10585" calcext:value-type="float">
            <text:p>1.10585</text:p>
          </table:table-cell>
          <table:table-cell office:value-type="float" office:value="119.64" calcext:value-type="float">
            <text:p>119.64</text:p>
          </table:table-cell>
          <table:table-cell office:value-type="float" office:value="0.660774" calcext:value-type="float">
            <text:p>0.66077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021" calcext:value-type="float">
            <text:p>0.316021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0102386" calcext:value-type="float">
            <text:p>0.0102386</text:p>
          </table:table-cell>
          <table:table-cell office:value-type="float" office:value="1.10615" calcext:value-type="float">
            <text:p>1.10615</text:p>
          </table:table-cell>
          <table:table-cell office:value-type="float" office:value="119.633" calcext:value-type="float">
            <text:p>119.633</text:p>
          </table:table-cell>
          <table:table-cell office:value-type="float" office:value="0.660823" calcext:value-type="float">
            <text:p>0.6608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000037481" calcext:value-type="float">
            <text:p>3.7481E-06</text:p>
          </table:table-cell>
          <table:table-cell office:value-type="float" office:value="1.11472" calcext:value-type="float">
            <text:p>1.11472</text:p>
          </table:table-cell>
          <table:table-cell office:value-type="float" office:value="14.557" calcext:value-type="float">
            <text:p>14.55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0267174" calcext:value-type="float">
            <text:p>0.0267174</text:p>
          </table:table-cell>
          <table:table-cell office:value-type="float" office:value="0.00094564" calcext:value-type="float">
            <text:p>0.00094564</text:p>
          </table:table-cell>
          <table:table-cell office:value-type="float" office:value="0.478076" calcext:value-type="float">
            <text:p>0.478076</text:p>
          </table:table-cell>
          <table:table-cell office:value-type="float" office:value="93.7853" calcext:value-type="float">
            <text:p>93.7853</text:p>
          </table:table-cell>
          <table:table-cell office:value-type="float" office:value="0.558414" calcext:value-type="float">
            <text:p>0.55841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6" calcext:value-type="float">
            <text:p>0.316</text:p>
          </table:table-cell>
          <table:table-cell office:value-type="float" office:value="0.100384" calcext:value-type="float">
            <text:p>0.100384</text:p>
          </table:table-cell>
          <table:table-cell office:value-type="float" office:value="0.0102784" calcext:value-type="float">
            <text:p>0.0102784</text:p>
          </table:table-cell>
          <table:table-cell office:value-type="float" office:value="1.11272" calcext:value-type="float">
            <text:p>1.11272</text:p>
          </table:table-cell>
          <table:table-cell office:value-type="float" office:value="119.322" calcext:value-type="float">
            <text:p>119.322</text:p>
          </table:table-cell>
          <table:table-cell office:value-type="float" office:value="0.660004" calcext:value-type="float">
            <text:p>0.66000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69" calcext:value-type="float">
            <text:p>0.2969</text:p>
          </table:table-cell>
          <table:table-cell office:value-type="float" office:value="0.0884124" calcext:value-type="float">
            <text:p>0.0884124</text:p>
          </table:table-cell>
          <table:table-cell office:value-type="float" office:value="0.00790529" calcext:value-type="float">
            <text:p>0.00790529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107.467" calcext:value-type="float">
            <text:p>107.467</text:p>
          </table:table-cell>
          <table:table-cell office:value-type="float" office:value="0.662891" calcext:value-type="float">
            <text:p>0.66289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855" calcext:value-type="float">
            <text:p>0.31855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783745" calcext:value-type="float">
            <text:p>0.783745</text:p>
          </table:table-cell>
          <table:table-cell office:value-type="float" office:value="143.187" calcext:value-type="float">
            <text:p>143.187</text:p>
          </table:table-cell>
          <table:table-cell office:value-type="float" office:value="0.664045" calcext:value-type="float">
            <text:p>0.66404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8125" calcext:value-type="float">
            <text:p>0.318125</text:p>
          </table:table-cell>
          <table:table-cell office:value-type="float" office:value="0.101949" calcext:value-type="float">
            <text:p>0.101949</text:p>
          </table:table-cell>
          <table:table-cell office:value-type="float" office:value="0.0106938" calcext:value-type="float">
            <text:p>0.0106938</text:p>
          </table:table-cell>
          <table:table-cell office:value-type="float" office:value="1.18908" calcext:value-type="float">
            <text:p>1.18908</text:p>
          </table:table-cell>
          <table:table-cell office:value-type="float" office:value="116.31" calcext:value-type="float">
            <text:p>116.31</text:p>
          </table:table-cell>
          <table:table-cell office:value-type="float" office:value="0.657037" calcext:value-type="float">
            <text:p>0.65703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3787" calcext:value-type="float">
            <text:p>0.323787</text:p>
          </table:table-cell>
          <table:table-cell office:value-type="float" office:value="0.105115" calcext:value-type="float">
            <text:p>0.105115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967765" calcext:value-type="float">
            <text:p>0.967765</text:p>
          </table:table-cell>
          <table:table-cell office:value-type="float" office:value="130.976" calcext:value-type="float">
            <text:p>130.976</text:p>
          </table:table-cell>
          <table:table-cell office:value-type="float" office:value="0.663112" calcext:value-type="float">
            <text:p>0.66311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8044" calcext:value-type="float">
            <text:p>0.318044</text:p>
          </table:table-cell>
          <table:table-cell office:value-type="float" office:value="0.101548" calcext:value-type="float">
            <text:p>0.101548</text:p>
          </table:table-cell>
          <table:table-cell office:value-type="float" office:value="0.0104713" calcext:value-type="float">
            <text:p>0.0104713</text:p>
          </table:table-cell>
          <table:table-cell office:value-type="float" office:value="1.1384" calcext:value-type="float">
            <text:p>1.1384</text:p>
          </table:table-cell>
          <table:table-cell office:value-type="float" office:value="118.648" calcext:value-type="float">
            <text:p>118.648</text:p>
          </table:table-cell>
          <table:table-cell office:value-type="float" office:value="0.661517" calcext:value-type="float">
            <text:p>0.66151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0641" calcext:value-type="float">
            <text:p>0.320641</text:p>
          </table:table-cell>
          <table:table-cell office:value-type="float" office:value="0.103215" calcext:value-type="float">
            <text:p>0.103215</text:p>
          </table:table-cell>
          <table:table-cell office:value-type="float" office:value="0.0108193" calcext:value-type="float">
            <text:p>0.0108193</text:p>
          </table:table-cell>
          <table:table-cell office:value-type="float" office:value="1.04198" calcext:value-type="float">
            <text:p>1.04198</text:p>
          </table:table-cell>
          <table:table-cell office:value-type="float" office:value="125.058" calcext:value-type="float">
            <text:p>125.058</text:p>
          </table:table-cell>
          <table:table-cell office:value-type="float" office:value="0.661477" calcext:value-type="float">
            <text:p>0.66147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1863" calcext:value-type="float">
            <text:p>0.321863</text:p>
          </table:table-cell>
          <table:table-cell office:value-type="float" office:value="0.10401" calcext:value-type="float">
            <text:p>0.10401</text:p>
          </table:table-cell>
          <table:table-cell office:value-type="float" office:value="0.0109913" calcext:value-type="float">
            <text:p>0.0109913</text:p>
          </table:table-cell>
          <table:table-cell office:value-type="float" office:value="1.10905" calcext:value-type="float">
            <text:p>1.10905</text:p>
          </table:table-cell>
          <table:table-cell office:value-type="float" office:value="121.669" calcext:value-type="float">
            <text:p>121.669</text:p>
          </table:table-cell>
          <table:table-cell office:value-type="float" office:value="0.66133" calcext:value-type="float">
            <text:p>0.6613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1213" calcext:value-type="float">
            <text:p>0.321213</text:p>
          </table:table-cell>
          <table:table-cell office:value-type="float" office:value="0.103622" calcext:value-type="float">
            <text:p>0.103622</text:p>
          </table:table-cell>
          <table:table-cell office:value-type="float" office:value="0.0109212" calcext:value-type="float">
            <text:p>0.0109212</text:p>
          </table:table-cell>
          <table:table-cell office:value-type="float" office:value="1.04754" calcext:value-type="float">
            <text:p>1.04754</text:p>
          </table:table-cell>
          <table:table-cell office:value-type="float" office:value="124.97" calcext:value-type="float">
            <text:p>124.97</text:p>
          </table:table-cell>
          <table:table-cell office:value-type="float" office:value="0.660965" calcext:value-type="float">
            <text:p>0.66096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9362" calcext:value-type="float">
            <text:p>0.319362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0.0106684" calcext:value-type="float">
            <text:p>0.0106684</text:p>
          </table:table-cell>
          <table:table-cell office:value-type="float" office:value="1.06614" calcext:value-type="float">
            <text:p>1.06614</text:p>
          </table:table-cell>
          <table:table-cell office:value-type="float" office:value="123.151" calcext:value-type="float">
            <text:p>123.151</text:p>
          </table:table-cell>
          <table:table-cell office:value-type="float" office:value="0.661034" calcext:value-type="float">
            <text:p>0.66103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0964" calcext:value-type="float">
            <text:p>0.320964</text:p>
          </table:table-cell>
          <table:table-cell office:value-type="float" office:value="0.103453" calcext:value-type="float">
            <text:p>0.103453</text:p>
          </table:table-cell>
          <table:table-cell office:value-type="float" office:value="0.0108817" calcext:value-type="float">
            <text:p>0.0108817</text:p>
          </table:table-cell>
          <table:table-cell office:value-type="float" office:value="1.08759" calcext:value-type="float">
            <text:p>1.08759</text:p>
          </table:table-cell>
          <table:table-cell office:value-type="float" office:value="122.538" calcext:value-type="float">
            <text:p>122.538</text:p>
          </table:table-cell>
          <table:table-cell office:value-type="float" office:value="0.661087" calcext:value-type="float">
            <text:p>0.66108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1366" calcext:value-type="float">
            <text:p>0.321366</text:p>
          </table:table-cell>
          <table:table-cell office:value-type="float" office:value="0.103713" calcext:value-type="float">
            <text:p>0.103713</text:p>
          </table:table-cell>
          <table:table-cell office:value-type="float" office:value="0.0109372" calcext:value-type="float">
            <text:p>0.0109372</text:p>
          </table:table-cell>
          <table:table-cell office:value-type="float" office:value="1.07448" calcext:value-type="float">
            <text:p>1.07448</text:p>
          </table:table-cell>
          <table:table-cell office:value-type="float" office:value="123.442" calcext:value-type="float">
            <text:p>123.442</text:p>
          </table:table-cell>
          <table:table-cell office:value-type="float" office:value="0.661066" calcext:value-type="float">
            <text:p>0.66106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0719" calcext:value-type="float">
            <text:p>0.320719</text:p>
          </table:table-cell>
          <table:table-cell office:value-type="float" office:value="0.103285" calcext:value-type="float">
            <text:p>0.103285</text:p>
          </table:table-cell>
          <table:table-cell office:value-type="float" office:value="0.0108426" calcext:value-type="float">
            <text:p>0.0108426</text:p>
          </table:table-cell>
          <table:table-cell office:value-type="float" office:value="1.08884" calcext:value-type="float">
            <text:p>1.08884</text:p>
          </table:table-cell>
          <table:table-cell office:value-type="float" office:value="122.367" calcext:value-type="float">
            <text:p>122.367</text:p>
          </table:table-cell>
          <table:table-cell office:value-type="float" office:value="0.661205" calcext:value-type="float">
            <text:p>0.66120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0968" calcext:value-type="float">
            <text:p>0.320968</text:p>
          </table:table-cell>
          <table:table-cell office:value-type="float" office:value="0.103457" calcext:value-type="float">
            <text:p>0.103457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1.07826" calcext:value-type="float">
            <text:p>1.07826</text:p>
          </table:table-cell>
          <table:table-cell office:value-type="float" office:value="123.071" calcext:value-type="float">
            <text:p>123.071</text:p>
          </table:table-cell>
          <table:table-cell office:value-type="float" office:value="0.66107" calcext:value-type="float">
            <text:p>0.6610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0997" calcext:value-type="float">
            <text:p>0.320997</text:p>
          </table:table-cell>
          <table:table-cell office:value-type="float" office:value="0.103475" calcext:value-type="float">
            <text:p>0.103475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1.09854" calcext:value-type="float">
            <text:p>1.09854</text:p>
          </table:table-cell>
          <table:table-cell office:value-type="float" office:value="121.936" calcext:value-type="float">
            <text:p>121.936</text:p>
          </table:table-cell>
          <table:table-cell office:value-type="float" office:value="0.661068" calcext:value-type="float">
            <text:p>0.66106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1005" calcext:value-type="float">
            <text:p>0.321005</text:p>
          </table:table-cell>
          <table:table-cell office:value-type="float" office:value="0.103477" calcext:value-type="float">
            <text:p>0.103477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1.08589" calcext:value-type="float">
            <text:p>1.08589</text:p>
          </table:table-cell>
          <table:table-cell office:value-type="float" office:value="122.648" calcext:value-type="float">
            <text:p>122.648</text:p>
          </table:table-cell>
          <table:table-cell office:value-type="float" office:value="0.66111" calcext:value-type="float">
            <text:p>0.6611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0876" calcext:value-type="float">
            <text:p>0.320876</text:p>
          </table:table-cell>
          <table:table-cell office:value-type="float" office:value="0.103398" calcext:value-type="float">
            <text:p>0.103398</text:p>
          </table:table-cell>
          <table:table-cell office:value-type="float" office:value="0.0108712" calcext:value-type="float">
            <text:p>0.0108712</text:p>
          </table:table-cell>
          <table:table-cell office:value-type="float" office:value="1.08119" calcext:value-type="float">
            <text:p>1.08119</text:p>
          </table:table-cell>
          <table:table-cell office:value-type="float" office:value="122.869" calcext:value-type="float">
            <text:p>122.869</text:p>
          </table:table-cell>
          <table:table-cell office:value-type="float" office:value="0.661053" calcext:value-type="float">
            <text:p>0.66105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894" calcext:value-type="float">
            <text:p>0.320894</text:p>
          </table:table-cell>
          <table:table-cell office:value-type="float" office:value="0.103406" calcext:value-type="float">
            <text:p>0.103406</text:p>
          </table:table-cell>
          <table:table-cell office:value-type="float" office:value="0.0108713" calcext:value-type="float">
            <text:p>0.0108713</text:p>
          </table:table-cell>
          <table:table-cell office:value-type="float" office:value="1.08691" calcext:value-type="float">
            <text:p>1.08691</text:p>
          </table:table-cell>
          <table:table-cell office:value-type="float" office:value="122.549" calcext:value-type="float">
            <text:p>122.549</text:p>
          </table:table-cell>
          <table:table-cell office:value-type="float" office:value="0.661103" calcext:value-type="float">
            <text:p>0.661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16384" calcext:value-type="float">
            <text:p>0.00016384</text:p>
          </table:table-cell>
          <table:table-cell office:value-type="float" office:value="0.0000000268435" calcext:value-type="float">
            <text:p>2.68435E-08</text:p>
          </table:table-cell>
          <table:table-cell office:value-type="float" office:value="0.0393083" calcext:value-type="float">
            <text:p>0.0393083</text:p>
          </table:table-cell>
          <table:table-cell office:value-type="float" office:value="24.4403" calcext:value-type="float">
            <text:p>24.440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52" calcext:value-type="float">
            <text:p>0.2052</text:p>
          </table:table-cell>
          <table:table-cell office:value-type="float" office:value="0.045023" calcext:value-type="float">
            <text:p>0.045023</text:p>
          </table:table-cell>
          <table:table-cell office:value-type="float" office:value="0.00251821" calcext:value-type="float">
            <text:p>0.00251821</text:p>
          </table:table-cell>
          <table:table-cell office:value-type="float" office:value="0.568291" calcext:value-type="float">
            <text:p>0.568291</text:p>
          </table:table-cell>
          <table:table-cell office:value-type="float" office:value="111.784" calcext:value-type="float">
            <text:p>111.784</text:p>
          </table:table-cell>
          <table:table-cell office:value-type="float" office:value="0.585904" calcext:value-type="float">
            <text:p>0.58590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34" calcext:value-type="float">
            <text:p>0.3134</text:p>
          </table:table-cell>
          <table:table-cell office:value-type="float" office:value="0.0987781" calcext:value-type="float">
            <text:p>0.0987781</text:p>
          </table:table-cell>
          <table:table-cell office:value-type="float" office:value="0.00997954" calcext:value-type="float">
            <text:p>0.00997954</text:p>
          </table:table-cell>
          <table:table-cell office:value-type="float" office:value="2.1782" calcext:value-type="float">
            <text:p>2.1782</text:p>
          </table:table-cell>
          <table:table-cell office:value-type="float" office:value="84.4118" calcext:value-type="float">
            <text:p>84.4118</text:p>
          </table:table-cell>
          <table:table-cell office:value-type="float" office:value="0.659068" calcext:value-type="float">
            <text:p>0.65906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74" calcext:value-type="float">
            <text:p>0.3474</text:p>
          </table:table-cell>
          <table:table-cell office:value-type="float" office:value="0.121117" calcext:value-type="float">
            <text:p>0.121117</text:p>
          </table:table-cell>
          <table:table-cell office:value-type="float" office:value="0.0148795" calcext:value-type="float">
            <text:p>0.0148795</text:p>
          </table:table-cell>
          <table:table-cell office:value-type="float" office:value="1.45082" calcext:value-type="float">
            <text:p>1.45082</text:p>
          </table:table-cell>
          <table:table-cell office:value-type="float" office:value="114.762" calcext:value-type="float">
            <text:p>114.762</text:p>
          </table:table-cell>
          <table:table-cell office:value-type="float" office:value="0.661891" calcext:value-type="float">
            <text:p>0.66189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225" calcext:value-type="float">
            <text:p>0.32225</text:p>
          </table:table-cell>
          <table:table-cell office:value-type="float" office:value="0.103968" calcext:value-type="float">
            <text:p>0.103968</text:p>
          </table:table-cell>
          <table:table-cell office:value-type="float" office:value="0.0108608" calcext:value-type="float">
            <text:p>0.0108608</text:p>
          </table:table-cell>
          <table:table-cell office:value-type="float" office:value="0.63976" calcext:value-type="float">
            <text:p>0.63976</text:p>
          </table:table-cell>
          <table:table-cell office:value-type="float" office:value="160.307" calcext:value-type="float">
            <text:p>160.307</text:p>
          </table:table-cell>
          <table:table-cell office:value-type="float" office:value="0.665079" calcext:value-type="float">
            <text:p>0.66507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9175" calcext:value-type="float">
            <text:p>0.329175</text:p>
          </table:table-cell>
          <table:table-cell office:value-type="float" office:value="0.108803" calcext:value-type="float">
            <text:p>0.108803</text:p>
          </table:table-cell>
          <table:table-cell office:value-type="float" office:value="0.0120388" calcext:value-type="float">
            <text:p>0.0120388</text:p>
          </table:table-cell>
          <table:table-cell office:value-type="float" office:value="1.12382" calcext:value-type="float">
            <text:p>1.12382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0.661018" calcext:value-type="float">
            <text:p>0.66101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2975" calcext:value-type="float">
            <text:p>0.322975</text:p>
          </table:table-cell>
          <table:table-cell office:value-type="float" office:value="0.104928" calcext:value-type="float">
            <text:p>0.104928</text:p>
          </table:table-cell>
          <table:table-cell office:value-type="float" office:value="0.011265" calcext:value-type="float">
            <text:p>0.011265</text:p>
          </table:table-cell>
          <table:table-cell office:value-type="float" office:value="0.807128" calcext:value-type="float">
            <text:p>0.807128</text:p>
          </table:table-cell>
          <table:table-cell office:value-type="float" office:value="143.334" calcext:value-type="float">
            <text:p>143.334</text:p>
          </table:table-cell>
          <table:table-cell office:value-type="float" office:value="0.65894" calcext:value-type="float">
            <text:p>0.6589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7969" calcext:value-type="float">
            <text:p>0.327969</text:p>
          </table:table-cell>
          <table:table-cell office:value-type="float" office:value="0.108033" calcext:value-type="float">
            <text:p>0.108033</text:p>
          </table:table-cell>
          <table:table-cell office:value-type="float" office:value="0.0118715" calcext:value-type="float">
            <text:p>0.0118715</text:p>
          </table:table-cell>
          <table:table-cell office:value-type="float" office:value="1.02798" calcext:value-type="float">
            <text:p>1.02798</text:p>
          </table:table-cell>
          <table:table-cell office:value-type="float" office:value="128.826" calcext:value-type="float">
            <text:p>128.826</text:p>
          </table:table-cell>
          <table:table-cell office:value-type="float" office:value="0.660941" calcext:value-type="float">
            <text:p>0.66094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6131" calcext:value-type="float">
            <text:p>0.326131</text:p>
          </table:table-cell>
          <table:table-cell office:value-type="float" office:value="0.106815" calcext:value-type="float">
            <text:p>0.106815</text:p>
          </table:table-cell>
          <table:table-cell office:value-type="float" office:value="0.0115999" calcext:value-type="float">
            <text:p>0.0115999</text:p>
          </table:table-cell>
          <table:table-cell office:value-type="float" office:value="1.1944" calcext:value-type="float">
            <text:p>1.1944</text:p>
          </table:table-cell>
          <table:table-cell office:value-type="float" office:value="118.8" calcext:value-type="float">
            <text:p>118.8</text:p>
          </table:table-cell>
          <table:table-cell office:value-type="float" office:value="0.661104" calcext:value-type="float">
            <text:p>0.66110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4995" calcext:value-type="float">
            <text:p>0.324995</text:p>
          </table:table-cell>
          <table:table-cell office:value-type="float" office:value="0.106015" calcext:value-type="float">
            <text:p>0.106015</text:p>
          </table:table-cell>
          <table:table-cell office:value-type="float" office:value="0.0114057" calcext:value-type="float">
            <text:p>0.0114057</text:p>
          </table:table-cell>
          <table:table-cell office:value-type="float" office:value="1.05582" calcext:value-type="float">
            <text:p>1.05582</text:p>
          </table:table-cell>
          <table:table-cell office:value-type="float" office:value="125.913" calcext:value-type="float">
            <text:p>125.913</text:p>
          </table:table-cell>
          <table:table-cell office:value-type="float" office:value="0.661728" calcext:value-type="float">
            <text:p>0.66172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7419" calcext:value-type="float">
            <text:p>0.327419</text:p>
          </table:table-cell>
          <table:table-cell office:value-type="float" office:value="0.107655" calcext:value-type="float">
            <text:p>0.107655</text:p>
          </table:table-cell>
          <table:table-cell office:value-type="float" office:value="0.0117843" calcext:value-type="float">
            <text:p>0.0117843</text:p>
          </table:table-cell>
          <table:table-cell office:value-type="float" office:value="1.08846" calcext:value-type="float">
            <text:p>1.08846</text:p>
          </table:table-cell>
          <table:table-cell office:value-type="float" office:value="124.961" calcext:value-type="float">
            <text:p>124.961</text:p>
          </table:table-cell>
          <table:table-cell office:value-type="float" office:value="0.661066" calcext:value-type="float">
            <text:p>0.66106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5364" calcext:value-type="float">
            <text:p>0.325364</text:p>
          </table:table-cell>
          <table:table-cell office:value-type="float" office:value="0.106276" calcext:value-type="float">
            <text:p>0.106276</text:p>
          </table:table-cell>
          <table:table-cell office:value-type="float" office:value="0.0114698" calcext:value-type="float">
            <text:p>0.0114698</text:p>
          </table:table-cell>
          <table:table-cell office:value-type="float" office:value="1.0848" calcext:value-type="float">
            <text:p>1.0848</text:p>
          </table:table-cell>
          <table:table-cell office:value-type="float" office:value="124.365" calcext:value-type="float">
            <text:p>124.365</text:p>
          </table:table-cell>
          <table:table-cell office:value-type="float" office:value="0.661493" calcext:value-type="float">
            <text:p>0.661493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615" calcext:value-type="float">
            <text:p>0.32615</text:p>
          </table:table-cell>
          <table:table-cell office:value-type="float" office:value="0.106791" calcext:value-type="float">
            <text:p>0.106791</text:p>
          </table:table-cell>
          <table:table-cell office:value-type="float" office:value="0.0115817" calcext:value-type="float">
            <text:p>0.0115817</text:p>
          </table:table-cell>
          <table:table-cell office:value-type="float" office:value="1.04738" calcext:value-type="float">
            <text:p>1.04738</text:p>
          </table:table-cell>
          <table:table-cell office:value-type="float" office:value="126.884" calcext:value-type="float">
            <text:p>126.884</text:p>
          </table:table-cell>
          <table:table-cell office:value-type="float" office:value="0.661484" calcext:value-type="float">
            <text:p>0.66148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5313" calcext:value-type="float">
            <text:p>0.325313</text:p>
          </table:table-cell>
          <table:table-cell office:value-type="float" office:value="0.106264" calcext:value-type="float">
            <text:p>0.106264</text:p>
          </table:table-cell>
          <table:table-cell office:value-type="float" office:value="0.011477" calcext:value-type="float">
            <text:p>0.011477</text:p>
          </table:table-cell>
          <table:table-cell office:value-type="float" office:value="1.0965" calcext:value-type="float">
            <text:p>1.0965</text:p>
          </table:table-cell>
          <table:table-cell office:value-type="float" office:value="123.69" calcext:value-type="float">
            <text:p>123.69</text:p>
          </table:table-cell>
          <table:table-cell office:value-type="float" office:value="0.661208" calcext:value-type="float">
            <text:p>0.66120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6293" calcext:value-type="float">
            <text:p>0.326293</text:p>
          </table:table-cell>
          <table:table-cell office:value-type="float" office:value="0.106891" calcext:value-type="float">
            <text:p>0.106891</text:p>
          </table:table-cell>
          <table:table-cell office:value-type="float" office:value="0.0116066" calcext:value-type="float">
            <text:p>0.0116066</text:p>
          </table:table-cell>
          <table:table-cell office:value-type="float" office:value="1.08183" calcext:value-type="float">
            <text:p>1.08183</text:p>
          </table:table-cell>
          <table:table-cell office:value-type="float" office:value="124.898" calcext:value-type="float">
            <text:p>124.898</text:p>
          </table:table-cell>
          <table:table-cell office:value-type="float" office:value="0.661391" calcext:value-type="float">
            <text:p>0.66139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6124" calcext:value-type="float">
            <text:p>0.326124</text:p>
          </table:table-cell>
          <table:table-cell office:value-type="float" office:value="0.106784" calcext:value-type="float">
            <text:p>0.106784</text:p>
          </table:table-cell>
          <table:table-cell office:value-type="float" office:value="0.0115851" calcext:value-type="float">
            <text:p>0.0115851</text:p>
          </table:table-cell>
          <table:table-cell office:value-type="float" office:value="1.0639" calcext:value-type="float">
            <text:p>1.0639</text:p>
          </table:table-cell>
          <table:table-cell office:value-type="float" office:value="125.887" calcext:value-type="float">
            <text:p>125.887</text:p>
          </table:table-cell>
          <table:table-cell office:value-type="float" office:value="0.66134" calcext:value-type="float">
            <text:p>0.6613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6109" calcext:value-type="float">
            <text:p>0.326109</text:p>
          </table:table-cell>
          <table:table-cell office:value-type="float" office:value="0.106775" calcext:value-type="float">
            <text:p>0.106775</text:p>
          </table:table-cell>
          <table:table-cell office:value-type="float" office:value="0.011583" calcext:value-type="float">
            <text:p>0.011583</text:p>
          </table:table-cell>
          <table:table-cell office:value-type="float" office:value="1.0673" calcext:value-type="float">
            <text:p>1.0673</text:p>
          </table:table-cell>
          <table:table-cell office:value-type="float" office:value="125.68" calcext:value-type="float">
            <text:p>125.68</text:p>
          </table:table-cell>
          <table:table-cell office:value-type="float" office:value="0.66134" calcext:value-type="float">
            <text:p>0.6613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116" calcext:value-type="float">
            <text:p>0.326116</text:p>
          </table:table-cell>
          <table:table-cell office:value-type="float" office:value="0.106776" calcext:value-type="float">
            <text:p>0.106776</text:p>
          </table:table-cell>
          <table:table-cell office:value-type="float" office:value="0.0115815" calcext:value-type="float">
            <text:p>0.0115815</text:p>
          </table:table-cell>
          <table:table-cell office:value-type="float" office:value="1.06024" calcext:value-type="float">
            <text:p>1.06024</text:p>
          </table:table-cell>
          <table:table-cell office:value-type="float" office:value="126.1" calcext:value-type="float">
            <text:p>126.1</text:p>
          </table:table-cell>
          <table:table-cell office:value-type="float" office:value="0.661391" calcext:value-type="float">
            <text:p>0.66139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096" calcext:value-type="float">
            <text:p>0.326096</text:p>
          </table:table-cell>
          <table:table-cell office:value-type="float" office:value="0.106763" calcext:value-type="float">
            <text:p>0.106763</text:p>
          </table:table-cell>
          <table:table-cell office:value-type="float" office:value="0.0115789" calcext:value-type="float">
            <text:p>0.0115789</text:p>
          </table:table-cell>
          <table:table-cell office:value-type="float" office:value="1.06674" calcext:value-type="float">
            <text:p>1.06674</text:p>
          </table:table-cell>
          <table:table-cell office:value-type="float" office:value="125.707" calcext:value-type="float">
            <text:p>125.707</text:p>
          </table:table-cell>
          <table:table-cell office:value-type="float" office:value="0.661386" calcext:value-type="float">
            <text:p>0.66138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187" calcext:value-type="float">
            <text:p>0.326187</text:p>
          </table:table-cell>
          <table:table-cell office:value-type="float" office:value="0.106823" calcext:value-type="float">
            <text:p>0.106823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1.06385" calcext:value-type="float">
            <text:p>1.06385</text:p>
          </table:table-cell>
          <table:table-cell office:value-type="float" office:value="125.913" calcext:value-type="float">
            <text:p>125.913</text:p>
          </table:table-cell>
          <table:table-cell office:value-type="float" office:value="0.661382" calcext:value-type="float">
            <text:p>0.6613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00064" calcext:value-type="float">
            <text:p>6.4E-07</text:p>
          </table:table-cell>
          <table:table-cell office:value-type="float" office:value="0.0000000000004096" calcext:value-type="float">
            <text:p>4.096E-13</text:p>
          </table:table-cell>
          <table:table-cell office:value-type="float" office:value="0.0174827" calcext:value-type="float">
            <text:p>0.017482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72" calcext:value-type="float">
            <text:p>0.2272</text:p>
          </table:table-cell>
          <table:table-cell office:value-type="float" office:value="0.0538477" calcext:value-type="float">
            <text:p>0.0538477</text:p>
          </table:table-cell>
          <table:table-cell office:value-type="float" office:value="0.00335958" calcext:value-type="float">
            <text:p>0.00335958</text:p>
          </table:table-cell>
          <table:table-cell office:value-type="float" office:value="0.571296" calcext:value-type="float">
            <text:p>0.571296</text:p>
          </table:table-cell>
          <table:table-cell office:value-type="float" office:value="121.976" calcext:value-type="float">
            <text:p>121.976</text:p>
          </table:table-cell>
          <table:table-cell office:value-type="float" office:value="0.613785" calcext:value-type="float">
            <text:p>0.61378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10762" calcext:value-type="float">
            <text:p>0.10762</text:p>
          </table:table-cell>
          <table:table-cell office:value-type="float" office:value="0.0115973" calcext:value-type="float">
            <text:p>0.0115973</text:p>
          </table:table-cell>
          <table:table-cell office:value-type="float" office:value="0.957112" calcext:value-type="float">
            <text:p>0.957112</text:p>
          </table:table-cell>
          <table:table-cell office:value-type="float" office:value="133.271" calcext:value-type="float">
            <text:p>133.271</text:p>
          </table:table-cell>
          <table:table-cell office:value-type="float" office:value="0.666226" calcext:value-type="float">
            <text:p>0.66622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19" calcext:value-type="float">
            <text:p>0.3419</text:p>
          </table:table-cell>
          <table:table-cell office:value-type="float" office:value="0.117133" calcext:value-type="float">
            <text:p>0.117133</text:p>
          </table:table-cell>
          <table:table-cell office:value-type="float" office:value="0.0138305" calcext:value-type="float">
            <text:p>0.0138305</text:p>
          </table:table-cell>
          <table:table-cell office:value-type="float" office:value="1.34308" calcext:value-type="float">
            <text:p>1.34308</text:p>
          </table:table-cell>
          <table:table-cell office:value-type="float" office:value="117.31" calcext:value-type="float">
            <text:p>117.31</text:p>
          </table:table-cell>
          <table:table-cell office:value-type="float" office:value="0.663984" calcext:value-type="float">
            <text:p>0.66398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875" calcext:value-type="float">
            <text:p>0.31875</text:p>
          </table:table-cell>
          <table:table-cell office:value-type="float" office:value="0.10228" calcext:value-type="float">
            <text:p>0.10228</text:p>
          </table:table-cell>
          <table:table-cell office:value-type="float" office:value="0.0107409" calcext:value-type="float">
            <text:p>0.0107409</text:p>
          </table:table-cell>
          <table:table-cell office:value-type="float" office:value="1.1884" calcext:value-type="float">
            <text:p>1.1884</text:p>
          </table:table-cell>
          <table:table-cell office:value-type="float" office:value="116.533" calcext:value-type="float">
            <text:p>116.533</text:p>
          </table:table-cell>
          <table:table-cell office:value-type="float" office:value="0.657754" calcext:value-type="float">
            <text:p>0.65775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185" calcext:value-type="float">
            <text:p>0.33185</text:p>
          </table:table-cell>
          <table:table-cell office:value-type="float" office:value="0.110671" calcext:value-type="float">
            <text:p>0.110671</text:p>
          </table:table-cell>
          <table:table-cell office:value-type="float" office:value="0.0124842" calcext:value-type="float">
            <text:p>0.0124842</text:p>
          </table:table-cell>
          <table:table-cell office:value-type="float" office:value="1.0603" calcext:value-type="float">
            <text:p>1.0603</text:p>
          </table:table-cell>
          <table:table-cell office:value-type="float" office:value="128.385" calcext:value-type="float">
            <text:p>128.385</text:p>
          </table:table-cell>
          <table:table-cell office:value-type="float" office:value="0.66024" calcext:value-type="float">
            <text:p>0.6602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2975" calcext:value-type="float">
            <text:p>0.322975</text:p>
          </table:table-cell>
          <table:table-cell office:value-type="float" office:value="0.104646" calcext:value-type="float">
            <text:p>0.104646</text:p>
          </table:table-cell>
          <table:table-cell office:value-type="float" office:value="0.0110909" calcext:value-type="float">
            <text:p>0.0110909</text:p>
          </table:table-cell>
          <table:table-cell office:value-type="float" office:value="1.37411" calcext:value-type="float">
            <text:p>1.37411</text:p>
          </table:table-cell>
          <table:table-cell office:value-type="float" office:value="109.585" calcext:value-type="float">
            <text:p>109.585</text:p>
          </table:table-cell>
          <table:table-cell office:value-type="float" office:value="0.662401" calcext:value-type="float">
            <text:p>0.66240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8862" calcext:value-type="float">
            <text:p>0.328862</text:p>
          </table:table-cell>
          <table:table-cell office:value-type="float" office:value="0.108525" calcext:value-type="float">
            <text:p>0.108525</text:p>
          </table:table-cell>
          <table:table-cell office:value-type="float" office:value="0.0119421" calcext:value-type="float">
            <text:p>0.0119421</text:p>
          </table:table-cell>
          <table:table-cell office:value-type="float" office:value="0.975031" calcext:value-type="float">
            <text:p>0.975031</text:p>
          </table:table-cell>
          <table:table-cell office:value-type="float" office:value="132.593" calcext:value-type="float">
            <text:p>132.593</text:p>
          </table:table-cell>
          <table:table-cell office:value-type="float" office:value="0.662012" calcext:value-type="float">
            <text:p>0.66201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8259" calcext:value-type="float">
            <text:p>0.328259</text:p>
          </table:table-cell>
          <table:table-cell office:value-type="float" office:value="0.108175" calcext:value-type="float">
            <text:p>0.108175</text:p>
          </table:table-cell>
          <table:table-cell office:value-type="float" office:value="0.0118833" calcext:value-type="float">
            <text:p>0.0118833</text:p>
          </table:table-cell>
          <table:table-cell office:value-type="float" office:value="0.986855" calcext:value-type="float">
            <text:p>0.986855</text:p>
          </table:table-cell>
          <table:table-cell office:value-type="float" office:value="131.579" calcext:value-type="float">
            <text:p>131.579</text:p>
          </table:table-cell>
          <table:table-cell office:value-type="float" office:value="0.661496" calcext:value-type="float">
            <text:p>0.66149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0692" calcext:value-type="float">
            <text:p>0.330692</text:p>
          </table:table-cell>
          <table:table-cell office:value-type="float" office:value="0.109813" calcext:value-type="float">
            <text:p>0.109813</text:p>
          </table:table-cell>
          <table:table-cell office:value-type="float" office:value="0.0122548" calcext:value-type="float">
            <text:p>0.0122548</text:p>
          </table:table-cell>
          <table:table-cell office:value-type="float" office:value="1.03943" calcext:value-type="float">
            <text:p>1.03943</text:p>
          </table:table-cell>
          <table:table-cell office:value-type="float" office:value="129.167" calcext:value-type="float">
            <text:p>129.167</text:p>
          </table:table-cell>
          <table:table-cell office:value-type="float" office:value="0.661249" calcext:value-type="float">
            <text:p>0.66124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2024" calcext:value-type="float">
            <text:p>0.332024</text:p>
          </table:table-cell>
          <table:table-cell office:value-type="float" office:value="0.110648" calcext:value-type="float">
            <text:p>0.110648</text:p>
          </table:table-cell>
          <table:table-cell office:value-type="float" office:value="0.0124228" calcext:value-type="float">
            <text:p>0.0124228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30.237" calcext:value-type="float">
            <text:p>130.237</text:p>
          </table:table-cell>
          <table:table-cell office:value-type="float" office:value="0.661768" calcext:value-type="float">
            <text:p>0.66176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0679" calcext:value-type="float">
            <text:p>0.330679</text:p>
          </table:table-cell>
          <table:table-cell office:value-type="float" office:value="0.109762" calcext:value-type="float">
            <text:p>0.109762</text:p>
          </table:table-cell>
          <table:table-cell office:value-type="float" office:value="0.0122297" calcext:value-type="float">
            <text:p>0.0122297</text:p>
          </table:table-cell>
          <table:table-cell office:value-type="float" office:value="1.04368" calcext:value-type="float">
            <text:p>1.04368</text:p>
          </table:table-cell>
          <table:table-cell office:value-type="float" office:value="128.873" calcext:value-type="float">
            <text:p>128.873</text:p>
          </table:table-cell>
          <table:table-cell office:value-type="float" office:value="0.661634" calcext:value-type="float">
            <text:p>0.66163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1367" calcext:value-type="float">
            <text:p>0.331367</text:p>
          </table:table-cell>
          <table:table-cell office:value-type="float" office:value="0.110225" calcext:value-type="float">
            <text:p>0.110225</text:p>
          </table:table-cell>
          <table:table-cell office:value-type="float" office:value="0.0123355" calcext:value-type="float">
            <text:p>0.0123355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128.628" calcext:value-type="float">
            <text:p>128.628</text:p>
          </table:table-cell>
          <table:table-cell office:value-type="float" office:value="0.661565" calcext:value-type="float">
            <text:p>0.66156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1535" calcext:value-type="float">
            <text:p>0.331535</text:p>
          </table:table-cell>
          <table:table-cell office:value-type="float" office:value="0.110324" calcext:value-type="float">
            <text:p>0.110324</text:p>
          </table:table-cell>
          <table:table-cell office:value-type="float" office:value="0.0123517" calcext:value-type="float">
            <text:p>0.0123517</text:p>
          </table:table-cell>
          <table:table-cell office:value-type="float" office:value="1.03072" calcext:value-type="float">
            <text:p>1.03072</text:p>
          </table:table-cell>
          <table:table-cell office:value-type="float" office:value="130.017" calcext:value-type="float">
            <text:p>130.017</text:p>
          </table:table-cell>
          <table:table-cell office:value-type="float" office:value="0.661728" calcext:value-type="float">
            <text:p>0.66172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0971" calcext:value-type="float">
            <text:p>0.330971</text:p>
          </table:table-cell>
          <table:table-cell office:value-type="float" office:value="0.109955" calcext:value-type="float">
            <text:p>0.109955</text:p>
          </table:table-cell>
          <table:table-cell office:value-type="float" office:value="0.0122711" calcext:value-type="float">
            <text:p>0.0122711</text:p>
          </table:table-cell>
          <table:table-cell office:value-type="float" office:value="1.05507" calcext:value-type="float">
            <text:p>1.05507</text:p>
          </table:table-cell>
          <table:table-cell office:value-type="float" office:value="128.286" calcext:value-type="float">
            <text:p>128.286</text:p>
          </table:table-cell>
          <table:table-cell office:value-type="float" office:value="0.661675" calcext:value-type="float">
            <text:p>0.66167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104" calcext:value-type="float">
            <text:p>0.33104</text:p>
          </table:table-cell>
          <table:table-cell office:value-type="float" office:value="0.110002" calcext:value-type="float">
            <text:p>0.110002</text:p>
          </table:table-cell>
          <table:table-cell office:value-type="float" office:value="0.0122822" calcext:value-type="float">
            <text:p>0.0122822</text:p>
          </table:table-cell>
          <table:table-cell office:value-type="float" office:value="1.05305" calcext:value-type="float">
            <text:p>1.05305</text:p>
          </table:table-cell>
          <table:table-cell office:value-type="float" office:value="128.437" calcext:value-type="float">
            <text:p>128.437</text:p>
          </table:table-cell>
          <table:table-cell office:value-type="float" office:value="0.661661" calcext:value-type="float">
            <text:p>0.66166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1354" calcext:value-type="float">
            <text:p>0.331354</text:p>
          </table:table-cell>
          <table:table-cell office:value-type="float" office:value="0.110213" calcext:value-type="float">
            <text:p>0.110213</text:p>
          </table:table-cell>
          <table:table-cell office:value-type="float" office:value="0.0123301" calcext:value-type="float">
            <text:p>0.0123301</text:p>
          </table:table-cell>
          <table:table-cell office:value-type="float" office:value="1.03793" calcext:value-type="float">
            <text:p>1.03793</text:p>
          </table:table-cell>
          <table:table-cell office:value-type="float" office:value="129.496" calcext:value-type="float">
            <text:p>129.496</text:p>
          </table:table-cell>
          <table:table-cell office:value-type="float" office:value="0.661637" calcext:value-type="float">
            <text:p>0.66163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1331" calcext:value-type="float">
            <text:p>0.331331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123282" calcext:value-type="float">
            <text:p>0.0123282</text:p>
          </table:table-cell>
          <table:table-cell office:value-type="float" office:value="1.04264" calcext:value-type="float">
            <text:p>1.04264</text:p>
          </table:table-cell>
          <table:table-cell office:value-type="float" office:value="129.195" calcext:value-type="float">
            <text:p>129.195</text:p>
          </table:table-cell>
          <table:table-cell office:value-type="float" office:value="0.66161" calcext:value-type="float">
            <text:p>0.6616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1533" calcext:value-type="float">
            <text:p>0.331533</text:p>
          </table:table-cell>
          <table:table-cell office:value-type="float" office:value="0.110334" calcext:value-type="float">
            <text:p>0.110334</text:p>
          </table:table-cell>
          <table:table-cell office:value-type="float" office:value="0.012358" calcext:value-type="float">
            <text:p>0.012358</text:p>
          </table:table-cell>
          <table:table-cell office:value-type="float" office:value="1.04671" calcext:value-type="float">
            <text:p>1.04671</text:p>
          </table:table-cell>
          <table:table-cell office:value-type="float" office:value="129.021" calcext:value-type="float">
            <text:p>129.021</text:p>
          </table:table-cell>
          <table:table-cell office:value-type="float" office:value="0.661615" calcext:value-type="float">
            <text:p>0.66161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368" calcext:value-type="float">
            <text:p>0.331368</text:p>
          </table:table-cell>
          <table:table-cell office:value-type="float" office:value="0.110222" calcext:value-type="float">
            <text:p>0.110222</text:p>
          </table:table-cell>
          <table:table-cell office:value-type="float" office:value="0.0123319" calcext:value-type="float">
            <text:p>0.0123319</text:p>
          </table:table-cell>
          <table:table-cell office:value-type="float" office:value="1.0474" calcext:value-type="float">
            <text:p>1.0474</text:p>
          </table:table-cell>
          <table:table-cell office:value-type="float" office:value="128.913" calcext:value-type="float">
            <text:p>128.913</text:p>
          </table:table-cell>
          <table:table-cell office:value-type="float" office:value="0.661642" calcext:value-type="float">
            <text:p>0.6616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0200704" calcext:value-type="float">
            <text:p>0.00200704</text:p>
          </table:table-cell>
          <table:table-cell office:value-type="float" office:value="0.00000402821" calcext:value-type="float">
            <text:p>4.02821E-06</text:p>
          </table:table-cell>
          <table:table-cell office:value-type="float" office:value="2.01143" calcext:value-type="float">
            <text:p>2.01143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64" calcext:value-type="float">
            <text:p>0.2064</text:p>
          </table:table-cell>
          <table:table-cell office:value-type="float" office:value="0.044905" calcext:value-type="float">
            <text:p>0.044905</text:p>
          </table:table-cell>
          <table:table-cell office:value-type="float" office:value="0.00240907" calcext:value-type="float">
            <text:p>0.00240907</text:p>
          </table:table-cell>
          <table:table-cell office:value-type="float" office:value="0.20269" calcext:value-type="float">
            <text:p>0.20269</text:p>
          </table:table-cell>
          <table:table-cell office:value-type="float" office:value="187.234" calcext:value-type="float">
            <text:p>187.234</text:p>
          </table:table-cell>
          <table:table-cell office:value-type="float" office:value="0.601766" calcext:value-type="float">
            <text:p>0.60176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08" calcext:value-type="float">
            <text:p>0.3308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0.0122256" calcext:value-type="float">
            <text:p>0.0122256</text:p>
          </table:table-cell>
          <table:table-cell office:value-type="float" office:value="1.22789" calcext:value-type="float">
            <text:p>1.22789</text:p>
          </table:table-cell>
          <table:table-cell office:value-type="float" office:value="118.807" calcext:value-type="float">
            <text:p>118.807</text:p>
          </table:table-cell>
          <table:table-cell office:value-type="float" office:value="0.66213" calcext:value-type="float">
            <text:p>0.6621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09332" calcext:value-type="float">
            <text:p>0.109332</text:p>
          </table:table-cell>
          <table:table-cell office:value-type="float" office:value="0.0121421" calcext:value-type="float">
            <text:p>0.0121421</text:p>
          </table:table-cell>
          <table:table-cell office:value-type="float" office:value="1.36057" calcext:value-type="float">
            <text:p>1.36057</text:p>
          </table:table-cell>
          <table:table-cell office:value-type="float" office:value="112.584" calcext:value-type="float">
            <text:p>112.584</text:p>
          </table:table-cell>
          <table:table-cell office:value-type="float" office:value="0.661406" calcext:value-type="float">
            <text:p>0.66140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39" calcext:value-type="float">
            <text:p>0.3239</text:p>
          </table:table-cell>
          <table:table-cell office:value-type="float" office:value="0.105212" calcext:value-type="float">
            <text:p>0.105212</text:p>
          </table:table-cell>
          <table:table-cell office:value-type="float" office:value="0.0111931" calcext:value-type="float">
            <text:p>0.0111931</text:p>
          </table:table-cell>
          <table:table-cell office:value-type="float" office:value="0.941592" calcext:value-type="float">
            <text:p>0.941592</text:p>
          </table:table-cell>
          <table:table-cell office:value-type="float" office:value="132.852" calcext:value-type="float">
            <text:p>132.852</text:p>
          </table:table-cell>
          <table:table-cell office:value-type="float" office:value="0.662944" calcext:value-type="float">
            <text:p>0.66294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5425" calcext:value-type="float">
            <text:p>0.335425</text:p>
          </table:table-cell>
          <table:table-cell office:value-type="float" office:value="0.113257" calcext:value-type="float">
            <text:p>0.113257</text:p>
          </table:table-cell>
          <table:table-cell office:value-type="float" office:value="0.0131609" calcext:value-type="float">
            <text:p>0.0131609</text:p>
          </table:table-cell>
          <table:table-cell office:value-type="float" office:value="0.974555" calcext:value-type="float">
            <text:p>0.974555</text:p>
          </table:table-cell>
          <table:table-cell office:value-type="float" office:value="135.496" calcext:value-type="float">
            <text:p>135.496</text:p>
          </table:table-cell>
          <table:table-cell office:value-type="float" office:value="0.657994" calcext:value-type="float">
            <text:p>0.65799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8325" calcext:value-type="float">
            <text:p>0.338325</text:p>
          </table:table-cell>
          <table:table-cell office:value-type="float" office:value="0.114879" calcext:value-type="float">
            <text:p>0.114879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1.20299" calcext:value-type="float">
            <text:p>1.20299</text:p>
          </table:table-cell>
          <table:table-cell office:value-type="float" office:value="122.779" calcext:value-type="float">
            <text:p>122.779</text:p>
          </table:table-cell>
          <table:table-cell office:value-type="float" office:value="0.661925" calcext:value-type="float">
            <text:p>0.66192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565" calcext:value-type="float">
            <text:p>0.33565</text:p>
          </table:table-cell>
          <table:table-cell office:value-type="float" office:value="0.113047" calcext:value-type="float">
            <text:p>0.113047</text:p>
          </table:table-cell>
          <table:table-cell office:value-type="float" office:value="0.0129563" calcext:value-type="float">
            <text:p>0.0129563</text:p>
          </table:table-cell>
          <table:table-cell office:value-type="float" office:value="0.946298" calcext:value-type="float">
            <text:p>0.946298</text:p>
          </table:table-cell>
          <table:table-cell office:value-type="float" office:value="137.383" calcext:value-type="float">
            <text:p>137.383</text:p>
          </table:table-cell>
          <table:table-cell office:value-type="float" office:value="0.66206" calcext:value-type="float">
            <text:p>0.6620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4472" calcext:value-type="float">
            <text:p>0.334472</text:p>
          </table:table-cell>
          <table:table-cell office:value-type="float" office:value="0.112364" calcext:value-type="float">
            <text:p>0.112364</text:p>
          </table:table-cell>
          <table:table-cell office:value-type="float" office:value="0.012848" calcext:value-type="float">
            <text:p>0.012848</text:p>
          </table:table-cell>
          <table:table-cell office:value-type="float" office:value="0.984431" calcext:value-type="float">
            <text:p>0.984431</text:p>
          </table:table-cell>
          <table:table-cell office:value-type="float" office:value="134.278" calcext:value-type="float">
            <text:p>134.278</text:p>
          </table:table-cell>
          <table:table-cell office:value-type="float" office:value="0.660797" calcext:value-type="float">
            <text:p>0.66079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4361" calcext:value-type="float">
            <text:p>0.334361</text:p>
          </table:table-cell>
          <table:table-cell office:value-type="float" office:value="0.112219" calcext:value-type="float">
            <text:p>0.112219</text:p>
          </table:table-cell>
          <table:table-cell office:value-type="float" office:value="0.0127827" calcext:value-type="float">
            <text:p>0.0127827</text:p>
          </table:table-cell>
          <table:table-cell office:value-type="float" office:value="1.0875" calcext:value-type="float">
            <text:p>1.0875</text:p>
          </table:table-cell>
          <table:table-cell office:value-type="float" office:value="127.65" calcext:value-type="float">
            <text:p>127.65</text:p>
          </table:table-cell>
          <table:table-cell office:value-type="float" office:value="0.661647" calcext:value-type="float">
            <text:p>0.66164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6728" calcext:value-type="float">
            <text:p>0.336728</text:p>
          </table:table-cell>
          <table:table-cell office:value-type="float" office:value="0.113809" calcext:value-type="float">
            <text:p>0.113809</text:p>
          </table:table-cell>
          <table:table-cell office:value-type="float" office:value="0.013145" calcext:value-type="float">
            <text:p>0.013145</text:p>
          </table:table-cell>
          <table:table-cell office:value-type="float" office:value="0.975007" calcext:value-type="float">
            <text:p>0.975007</text:p>
          </table:table-cell>
          <table:table-cell office:value-type="float" office:value="135.796" calcext:value-type="float">
            <text:p>135.796</text:p>
          </table:table-cell>
          <table:table-cell office:value-type="float" office:value="0.661714" calcext:value-type="float">
            <text:p>0.66171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7746" calcext:value-type="float">
            <text:p>0.337746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0132983" calcext:value-type="float">
            <text:p>0.0132983</text:p>
          </table:table-cell>
          <table:table-cell office:value-type="float" office:value="1.06462" calcext:value-type="float">
            <text:p>1.06462</text:p>
          </table:table-cell>
          <table:table-cell office:value-type="float" office:value="130.324" calcext:value-type="float">
            <text:p>130.324</text:p>
          </table:table-cell>
          <table:table-cell office:value-type="float" office:value="0.661828" calcext:value-type="float">
            <text:p>0.66182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6286" calcext:value-type="float">
            <text:p>0.336286</text:p>
          </table:table-cell>
          <table:table-cell office:value-type="float" office:value="0.113485" calcext:value-type="float">
            <text:p>0.113485</text:p>
          </table:table-cell>
          <table:table-cell office:value-type="float" office:value="0.0130584" calcext:value-type="float">
            <text:p>0.0130584</text:p>
          </table:table-cell>
          <table:table-cell office:value-type="float" office:value="1.02305" calcext:value-type="float">
            <text:p>1.02305</text:p>
          </table:table-cell>
          <table:table-cell office:value-type="float" office:value="132.368" calcext:value-type="float">
            <text:p>132.368</text:p>
          </table:table-cell>
          <table:table-cell office:value-type="float" office:value="0.662017" calcext:value-type="float">
            <text:p>0.66201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7328" calcext:value-type="float">
            <text:p>0.337328</text:p>
          </table:table-cell>
          <table:table-cell office:value-type="float" office:value="0.114203" calcext:value-type="float">
            <text:p>0.114203</text:p>
          </table:table-cell>
          <table:table-cell office:value-type="float" office:value="0.0132302" calcext:value-type="float">
            <text:p>0.0132302</text:p>
          </table:table-cell>
          <table:table-cell office:value-type="float" office:value="1.03562" calcext:value-type="float">
            <text:p>1.03562</text:p>
          </table:table-cell>
          <table:table-cell office:value-type="float" office:value="131.976" calcext:value-type="float">
            <text:p>131.976</text:p>
          </table:table-cell>
          <table:table-cell office:value-type="float" office:value="0.661865" calcext:value-type="float">
            <text:p>0.66186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664" calcext:value-type="float">
            <text:p>0.3366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0131232" calcext:value-type="float">
            <text:p>0.0131232</text:p>
          </table:table-cell>
          <table:table-cell office:value-type="float" office:value="1.02841" calcext:value-type="float">
            <text:p>1.02841</text:p>
          </table:table-cell>
          <table:table-cell office:value-type="float" office:value="132.169" calcext:value-type="float">
            <text:p>132.169</text:p>
          </table:table-cell>
          <table:table-cell office:value-type="float" office:value="0.661853" calcext:value-type="float">
            <text:p>0.66185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6865" calcext:value-type="float">
            <text:p>0.336865</text:p>
          </table:table-cell>
          <table:table-cell office:value-type="float" office:value="0.113894" calcext:value-type="float">
            <text:p>0.113894</text:p>
          </table:table-cell>
          <table:table-cell office:value-type="float" office:value="0.0131604" calcext:value-type="float">
            <text:p>0.0131604</text:p>
          </table:table-cell>
          <table:table-cell office:value-type="float" office:value="1.02416" calcext:value-type="float">
            <text:p>1.02416</text:p>
          </table:table-cell>
          <table:table-cell office:value-type="float" office:value="132.534" calcext:value-type="float">
            <text:p>132.534</text:p>
          </table:table-cell>
          <table:table-cell office:value-type="float" office:value="0.66182" calcext:value-type="float">
            <text:p>0.6618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6861" calcext:value-type="float">
            <text:p>0.336861</text:p>
          </table:table-cell>
          <table:table-cell office:value-type="float" office:value="0.113888" calcext:value-type="float">
            <text:p>0.113888</text:p>
          </table:table-cell>
          <table:table-cell office:value-type="float" office:value="0.0131583" calcext:value-type="float">
            <text:p>0.0131583</text:p>
          </table:table-cell>
          <table:table-cell office:value-type="float" office:value="1.02456" calcext:value-type="float">
            <text:p>1.02456</text:p>
          </table:table-cell>
          <table:table-cell office:value-type="float" office:value="132.505" calcext:value-type="float">
            <text:p>132.505</text:p>
          </table:table-cell>
          <table:table-cell office:value-type="float" office:value="0.661841" calcext:value-type="float">
            <text:p>0.66184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6722" calcext:value-type="float">
            <text:p>0.336722</text:p>
          </table:table-cell>
          <table:table-cell office:value-type="float" office:value="0.113791" calcext:value-type="float">
            <text:p>0.113791</text:p>
          </table:table-cell>
          <table:table-cell office:value-type="float" office:value="0.0131339" calcext:value-type="float">
            <text:p>0.0131339</text:p>
          </table:table-cell>
          <table:table-cell office:value-type="float" office:value="1.02377" calcext:value-type="float">
            <text:p>1.02377</text:p>
          </table:table-cell>
          <table:table-cell office:value-type="float" office:value="132.5" calcext:value-type="float">
            <text:p>132.5</text:p>
          </table:table-cell>
          <table:table-cell office:value-type="float" office:value="0.66189" calcext:value-type="float">
            <text:p>0.66189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6793" calcext:value-type="float">
            <text:p>0.336793</text:p>
          </table:table-cell>
          <table:table-cell office:value-type="float" office:value="0.11384" calcext:value-type="float">
            <text:p>0.11384</text:p>
          </table:table-cell>
          <table:table-cell office:value-type="float" office:value="0.0131456" calcext:value-type="float">
            <text:p>0.0131456</text:p>
          </table:table-cell>
          <table:table-cell office:value-type="float" office:value="1.02623" calcext:value-type="float">
            <text:p>1.02623</text:p>
          </table:table-cell>
          <table:table-cell office:value-type="float" office:value="132.369" calcext:value-type="float">
            <text:p>132.369</text:p>
          </table:table-cell>
          <table:table-cell office:value-type="float" office:value="0.661879" calcext:value-type="float">
            <text:p>0.661879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773" calcext:value-type="float">
            <text:p>0.336773</text:p>
          </table:table-cell>
          <table:table-cell office:value-type="float" office:value="0.113828" calcext:value-type="float">
            <text:p>0.113828</text:p>
          </table:table-cell>
          <table:table-cell office:value-type="float" office:value="0.0131438" calcext:value-type="float">
            <text:p>0.013143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132.186" calcext:value-type="float">
            <text:p>132.186</text:p>
          </table:table-cell>
          <table:table-cell office:value-type="float" office:value="0.661857" calcext:value-type="float">
            <text:p>0.6618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0004096" calcext:value-type="float">
            <text:p>4.096E-09</text:p>
          </table:table-cell>
          <table:table-cell office:value-type="float" office:value="0.503176" calcext:value-type="float">
            <text:p>0.50317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047785" calcext:value-type="float">
            <text:p>0.047785</text:p>
          </table:table-cell>
          <table:table-cell office:value-type="float" office:value="0.00249409" calcext:value-type="float">
            <text:p>0.00249409</text:p>
          </table:table-cell>
          <table:table-cell office:value-type="float" office:value="2.24843" calcext:value-type="float">
            <text:p>2.24843</text:p>
          </table:table-cell>
          <table:table-cell office:value-type="float" office:value="57.4944" calcext:value-type="float">
            <text:p>57.4944</text:p>
          </table:table-cell>
          <table:table-cell office:value-type="float" office:value="0.63591" calcext:value-type="float">
            <text:p>0.6359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7" calcext:value-type="float">
            <text:p>0.327</text:p>
          </table:table-cell>
          <table:table-cell office:value-type="float" office:value="0.107103" calcext:value-type="float">
            <text:p>0.107103</text:p>
          </table:table-cell>
          <table:table-cell office:value-type="float" office:value="0.0115454" calcext:value-type="float">
            <text:p>0.0115454</text:p>
          </table:table-cell>
          <table:table-cell office:value-type="float" office:value="1.0848" calcext:value-type="float">
            <text:p>1.0848</text:p>
          </table:table-cell>
          <table:table-cell office:value-type="float" office:value="124.85" calcext:value-type="float">
            <text:p>124.85</text:p>
          </table:table-cell>
          <table:table-cell office:value-type="float" office:value="0.664504" calcext:value-type="float">
            <text:p>0.66450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47" calcext:value-type="float">
            <text:p>0.3447</text:p>
          </table:table-cell>
          <table:table-cell office:value-type="float" office:value="0.119008" calcext:value-type="float">
            <text:p>0.119008</text:p>
          </table:table-cell>
          <table:table-cell office:value-type="float" office:value="0.014255" calcext:value-type="float">
            <text:p>0.014255</text:p>
          </table:table-cell>
          <table:table-cell office:value-type="float" office:value="0.457611" calcext:value-type="float">
            <text:p>0.457611</text:p>
          </table:table-cell>
          <table:table-cell office:value-type="float" office:value="202.886" calcext:value-type="float">
            <text:p>202.886</text:p>
          </table:table-cell>
          <table:table-cell office:value-type="float" office:value="0.6645" calcext:value-type="float">
            <text:p>0.664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495" calcext:value-type="float">
            <text:p>0.34495</text:p>
          </table:table-cell>
          <table:table-cell office:value-type="float" office:value="0.119314" calcext:value-type="float">
            <text:p>0.119314</text:p>
          </table:table-cell>
          <table:table-cell office:value-type="float" office:value="0.0143911" calcext:value-type="float">
            <text:p>0.0143911</text:p>
          </table:table-cell>
          <table:table-cell office:value-type="float" office:value="1.30934" calcext:value-type="float">
            <text:p>1.30934</text:p>
          </table:table-cell>
          <table:table-cell office:value-type="float" office:value="119.925" calcext:value-type="float">
            <text:p>119.925</text:p>
          </table:table-cell>
          <table:table-cell office:value-type="float" office:value="0.663033" calcext:value-type="float">
            <text:p>0.663033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7275" calcext:value-type="float">
            <text:p>0.347275</text:p>
          </table:table-cell>
          <table:table-cell office:value-type="float" office:value="0.120904" calcext:value-type="float">
            <text:p>0.120904</text:p>
          </table:table-cell>
          <table:table-cell office:value-type="float" office:value="0.0147668" calcext:value-type="float">
            <text:p>0.0147668</text:p>
          </table:table-cell>
          <table:table-cell office:value-type="float" office:value="1.10361" calcext:value-type="float">
            <text:p>1.10361</text:p>
          </table:table-cell>
          <table:table-cell office:value-type="float" office:value="131.542" calcext:value-type="float">
            <text:p>131.542</text:p>
          </table:table-cell>
          <table:table-cell office:value-type="float" office:value="0.663271" calcext:value-type="float">
            <text:p>0.66327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7275" calcext:value-type="float">
            <text:p>0.337275</text:p>
          </table:table-cell>
          <table:table-cell office:value-type="float" office:value="0.114157" calcext:value-type="float">
            <text:p>0.114157</text:p>
          </table:table-cell>
          <table:table-cell office:value-type="float" office:value="0.0132153" calcext:value-type="float">
            <text:p>0.0132153</text:p>
          </table:table-cell>
          <table:table-cell office:value-type="float" office:value="0.898901" calcext:value-type="float">
            <text:p>0.898901</text:p>
          </table:table-cell>
          <table:table-cell office:value-type="float" office:value="141.663" calcext:value-type="float">
            <text:p>141.663</text:p>
          </table:table-cell>
          <table:table-cell office:value-type="float" office:value="0.661972" calcext:value-type="float">
            <text:p>0.66197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40613" calcext:value-type="float">
            <text:p>0.340613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0137348" calcext:value-type="float">
            <text:p>0.0137348</text:p>
          </table:table-cell>
          <table:table-cell office:value-type="float" office:value="1.0861" calcext:value-type="float">
            <text:p>1.0861</text:p>
          </table:table-cell>
          <table:table-cell office:value-type="float" office:value="130.108" calcext:value-type="float">
            <text:p>130.108</text:p>
          </table:table-cell>
          <table:table-cell office:value-type="float" office:value="0.662181" calcext:value-type="float">
            <text:p>0.66218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415" calcext:value-type="float">
            <text:p>0.34415</text:p>
          </table:table-cell>
          <table:table-cell office:value-type="float" office:value="0.118876" calcext:value-type="float">
            <text:p>0.118876</text:p>
          </table:table-cell>
          <table:table-cell office:value-type="float" office:value="0.0143373" calcext:value-type="float">
            <text:p>0.0143373</text:p>
          </table:table-cell>
          <table:table-cell office:value-type="float" office:value="0.97446" calcext:value-type="float">
            <text:p>0.97446</text:p>
          </table:table-cell>
          <table:table-cell office:value-type="float" office:value="138.835" calcext:value-type="float">
            <text:p>138.835</text:p>
          </table:table-cell>
          <table:table-cell office:value-type="float" office:value="0.661814" calcext:value-type="float">
            <text:p>0.66181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1458" calcext:value-type="float">
            <text:p>0.341458</text:p>
          </table:table-cell>
          <table:table-cell office:value-type="float" office:value="0.116997" calcext:value-type="float">
            <text:p>0.116997</text:p>
          </table:table-cell>
          <table:table-cell office:value-type="float" office:value="0.0138751" calcext:value-type="float">
            <text:p>0.0138751</text:p>
          </table:table-cell>
          <table:table-cell office:value-type="float" office:value="0.980177" calcext:value-type="float">
            <text:p>0.980177</text:p>
          </table:table-cell>
          <table:table-cell office:value-type="float" office:value="137.326" calcext:value-type="float">
            <text:p>137.326</text:p>
          </table:table-cell>
          <table:table-cell office:value-type="float" office:value="0.662116" calcext:value-type="float">
            <text:p>0.66211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3426" calcext:value-type="float">
            <text:p>0.343426</text:p>
          </table:table-cell>
          <table:table-cell office:value-type="float" office:value="0.118367" calcext:value-type="float">
            <text:p>0.118367</text:p>
          </table:table-cell>
          <table:table-cell office:value-type="float" office:value="0.0142122" calcext:value-type="float">
            <text:p>0.0142122</text:p>
          </table:table-cell>
          <table:table-cell office:value-type="float" office:value="1.05452" calcext:value-type="float">
            <text:p>1.05452</text:p>
          </table:table-cell>
          <table:table-cell office:value-type="float" office:value="133.156" calcext:value-type="float">
            <text:p>133.156</text:p>
          </table:table-cell>
          <table:table-cell office:value-type="float" office:value="0.661876" calcext:value-type="float">
            <text:p>0.66187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2456" calcext:value-type="float">
            <text:p>0.342456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0140373" calcext:value-type="float">
            <text:p>0.0140373</text:p>
          </table:table-cell>
          <table:table-cell office:value-type="float" office:value="1.03599" calcext:value-type="float">
            <text:p>1.03599</text:p>
          </table:table-cell>
          <table:table-cell office:value-type="float" office:value="133.951" calcext:value-type="float">
            <text:p>133.951</text:p>
          </table:table-cell>
          <table:table-cell office:value-type="float" office:value="0.662107" calcext:value-type="float">
            <text:p>0.66210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2594" calcext:value-type="float">
            <text:p>0.342594</text:p>
          </table:table-cell>
          <table:table-cell office:value-type="float" office:value="0.117772" calcext:value-type="float">
            <text:p>0.117772</text:p>
          </table:table-cell>
          <table:table-cell office:value-type="float" office:value="0.0140584" calcext:value-type="float">
            <text:p>0.0140584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135.447" calcext:value-type="float">
            <text:p>135.447</text:p>
          </table:table-cell>
          <table:table-cell office:value-type="float" office:value="0.662145" calcext:value-type="float">
            <text:p>0.66214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2875" calcext:value-type="float">
            <text:p>0.342875</text:p>
          </table:table-cell>
          <table:table-cell office:value-type="float" office:value="0.117958" calcext:value-type="float">
            <text:p>0.117958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99344" calcext:value-type="float">
            <text:p>0.99344</text:p>
          </table:table-cell>
          <table:table-cell office:value-type="float" office:value="136.964" calcext:value-type="float">
            <text:p>136.964</text:p>
          </table:table-cell>
          <table:table-cell office:value-type="float" office:value="0.66223" calcext:value-type="float">
            <text:p>0.66223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2212" calcext:value-type="float">
            <text:p>0.342212</text:p>
          </table:table-cell>
          <table:table-cell office:value-type="float" office:value="0.117514" calcext:value-type="float">
            <text:p>0.117514</text:p>
          </table:table-cell>
          <table:table-cell office:value-type="float" office:value="0.0139991" calcext:value-type="float">
            <text:p>0.0139991</text:p>
          </table:table-cell>
          <table:table-cell office:value-type="float" office:value="1.02186" calcext:value-type="float">
            <text:p>1.02186</text:p>
          </table:table-cell>
          <table:table-cell office:value-type="float" office:value="134.784" calcext:value-type="float">
            <text:p>134.784</text:p>
          </table:table-cell>
          <table:table-cell office:value-type="float" office:value="0.662089" calcext:value-type="float">
            <text:p>0.66208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2354" calcext:value-type="float">
            <text:p>0.342354</text:p>
          </table:table-cell>
          <table:table-cell office:value-type="float" office:value="0.117615" calcext:value-type="float">
            <text:p>0.117615</text:p>
          </table:table-cell>
          <table:table-cell office:value-type="float" office:value="0.0140251" calcext:value-type="float">
            <text:p>0.0140251</text:p>
          </table:table-cell>
          <table:table-cell office:value-type="float" office:value="1.00999" calcext:value-type="float">
            <text:p>1.00999</text:p>
          </table:table-cell>
          <table:table-cell office:value-type="float" office:value="135.635" calcext:value-type="float">
            <text:p>135.635</text:p>
          </table:table-cell>
          <table:table-cell office:value-type="float" office:value="0.662042" calcext:value-type="float">
            <text:p>0.66204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2588" calcext:value-type="float">
            <text:p>0.342588</text:p>
          </table:table-cell>
          <table:table-cell office:value-type="float" office:value="0.117771" calcext:value-type="float">
            <text:p>0.117771</text:p>
          </table:table-cell>
          <table:table-cell office:value-type="float" office:value="0.0140598" calcext:value-type="float">
            <text:p>0.0140598</text:p>
          </table:table-cell>
          <table:table-cell office:value-type="float" office:value="1.01225" calcext:value-type="float">
            <text:p>1.01225</text:p>
          </table:table-cell>
          <table:table-cell office:value-type="float" office:value="135.573" calcext:value-type="float">
            <text:p>135.573</text:p>
          </table:table-cell>
          <table:table-cell office:value-type="float" office:value="0.662107" calcext:value-type="float">
            <text:p>0.66210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2473" calcext:value-type="float">
            <text:p>0.342473</text:p>
          </table:table-cell>
          <table:table-cell office:value-type="float" office:value="0.117691" calcext:value-type="float">
            <text:p>0.117691</text:p>
          </table:table-cell>
          <table:table-cell office:value-type="float" office:value="0.0140403" calcext:value-type="float">
            <text:p>0.0140403</text:p>
          </table:table-cell>
          <table:table-cell office:value-type="float" office:value="1.00926" calcext:value-type="float">
            <text:p>1.00926</text:p>
          </table:table-cell>
          <table:table-cell office:value-type="float" office:value="135.728" calcext:value-type="float">
            <text:p>135.728</text:p>
          </table:table-cell>
          <table:table-cell office:value-type="float" office:value="0.662114" calcext:value-type="float">
            <text:p>0.66211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2529" calcext:value-type="float">
            <text:p>0.342529</text:p>
          </table:table-cell>
          <table:table-cell office:value-type="float" office:value="0.117729" calcext:value-type="float">
            <text:p>0.117729</text:p>
          </table:table-cell>
          <table:table-cell office:value-type="float" office:value="0.0140493" calcext:value-type="float">
            <text:p>0.0140493</text:p>
          </table:table-cell>
          <table:table-cell office:value-type="float" office:value="1.00891" calcext:value-type="float">
            <text:p>1.00891</text:p>
          </table:table-cell>
          <table:table-cell office:value-type="float" office:value="135.774" calcext:value-type="float">
            <text:p>135.774</text:p>
          </table:table-cell>
          <table:table-cell office:value-type="float" office:value="0.662117" calcext:value-type="float">
            <text:p>0.66211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495" calcext:value-type="float">
            <text:p>0.342495</text:p>
          </table:table-cell>
          <table:table-cell office:value-type="float" office:value="0.117707" calcext:value-type="float">
            <text:p>0.117707</text:p>
          </table:table-cell>
          <table:table-cell office:value-type="float" office:value="0.0140446" calcext:value-type="float">
            <text:p>0.0140446</text:p>
          </table:table-cell>
          <table:table-cell office:value-type="float" office:value="1.00921" calcext:value-type="float">
            <text:p>1.00921</text:p>
          </table:table-cell>
          <table:table-cell office:value-type="float" office:value="135.741" calcext:value-type="float">
            <text:p>135.741</text:p>
          </table:table-cell>
          <table:table-cell office:value-type="float" office:value="0.662104" calcext:value-type="float">
            <text:p>0.662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4" calcext:value-type="float">
            <text:p>0.0024</text:p>
          </table:table-cell>
          <table:table-cell office:value-type="float" office:value="0.00000576" calcext:value-type="float">
            <text:p>5.76E-06</text:p>
          </table:table-cell>
          <table:table-cell office:value-type="float" office:value="0.0000000000331776" calcext:value-type="float">
            <text:p>3.31776E-11</text:p>
          </table:table-cell>
          <table:table-cell office:value-type="float" office:value="0.747987" calcext:value-type="float">
            <text:p>0.74798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507814" calcext:value-type="float">
            <text:p>0.0507814</text:p>
          </table:table-cell>
          <table:table-cell office:value-type="float" office:value="0.0030398" calcext:value-type="float">
            <text:p>0.0030398</text:p>
          </table:table-cell>
          <table:table-cell office:value-type="float" office:value="0.475812" calcext:value-type="float">
            <text:p>0.475812</text:p>
          </table:table-cell>
          <table:table-cell office:value-type="float" office:value="129.827" calcext:value-type="float">
            <text:p>129.827</text:p>
          </table:table-cell>
          <table:table-cell office:value-type="float" office:value="0.607071" calcext:value-type="float">
            <text:p>0.607071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72" calcext:value-type="float">
            <text:p>0.3372</text:p>
          </table:table-cell>
          <table:table-cell office:value-type="float" office:value="0.114271" calcext:value-type="float">
            <text:p>0.114271</text:p>
          </table:table-cell>
          <table:table-cell office:value-type="float" office:value="0.0133323" calcext:value-type="float">
            <text:p>0.0133323</text:p>
          </table:table-cell>
          <table:table-cell office:value-type="float" office:value="0.835143" calcext:value-type="float">
            <text:p>0.835143</text:p>
          </table:table-cell>
          <table:table-cell office:value-type="float" office:value="147.061" calcext:value-type="float">
            <text:p>147.061</text:p>
          </table:table-cell>
          <table:table-cell office:value-type="float" office:value="0.659662" calcext:value-type="float">
            <text:p>0.65966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13" calcext:value-type="float">
            <text:p>0.3313</text:p>
          </table:table-cell>
          <table:table-cell office:value-type="float" office:value="0.110877" calcext:value-type="float">
            <text:p>0.110877</text:p>
          </table:table-cell>
          <table:table-cell office:value-type="float" office:value="0.0127905" calcext:value-type="float">
            <text:p>0.0127905</text:p>
          </table:table-cell>
          <table:table-cell office:value-type="float" office:value="0.984039" calcext:value-type="float">
            <text:p>0.984039</text:p>
          </table:table-cell>
          <table:table-cell office:value-type="float" office:value="133.41" calcext:value-type="float">
            <text:p>133.41</text:p>
          </table:table-cell>
          <table:table-cell office:value-type="float" office:value="0.653198" calcext:value-type="float">
            <text:p>0.65319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25" calcext:value-type="float">
            <text:p>0.3425</text:p>
          </table:table-cell>
          <table:table-cell office:value-type="float" office:value="0.117602" calcext:value-type="float">
            <text:p>0.117602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143.444" calcext:value-type="float">
            <text:p>143.444</text:p>
          </table:table-cell>
          <table:table-cell office:value-type="float" office:value="0.66322" calcext:value-type="float">
            <text:p>0.6632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505" calcext:value-type="float">
            <text:p>0.34505</text:p>
          </table:table-cell>
          <table:table-cell office:value-type="float" office:value="0.11925" calcext:value-type="float">
            <text:p>0.11925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1.29043" calcext:value-type="float">
            <text:p>1.29043</text:p>
          </table:table-cell>
          <table:table-cell office:value-type="float" office:value="120.772" calcext:value-type="float">
            <text:p>120.772</text:p>
          </table:table-cell>
          <table:table-cell office:value-type="float" office:value="0.664547" calcext:value-type="float">
            <text:p>0.66454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6213" calcext:value-type="float">
            <text:p>0.346213</text:p>
          </table:table-cell>
          <table:table-cell office:value-type="float" office:value="0.120234" calcext:value-type="float">
            <text:p>0.120234</text:p>
          </table:table-cell>
          <table:table-cell office:value-type="float" office:value="0.0146374" calcext:value-type="float">
            <text:p>0.0146374</text:p>
          </table:table-cell>
          <table:table-cell office:value-type="float" office:value="1.03195" calcext:value-type="float">
            <text:p>1.03195</text:p>
          </table:table-cell>
          <table:table-cell office:value-type="float" office:value="135.67" calcext:value-type="float">
            <text:p>135.67</text:p>
          </table:table-cell>
          <table:table-cell office:value-type="float" office:value="0.662489" calcext:value-type="float">
            <text:p>0.66248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0987" calcext:value-type="float">
            <text:p>0.350987</text:p>
          </table:table-cell>
          <table:table-cell office:value-type="float" office:value="0.123508" calcext:value-type="float">
            <text:p>0.123508</text:p>
          </table:table-cell>
          <table:table-cell office:value-type="float" office:value="0.0154081" calcext:value-type="float">
            <text:p>0.0154081</text:p>
          </table:table-cell>
          <table:table-cell office:value-type="float" office:value="0.921573" calcext:value-type="float">
            <text:p>0.921573</text:p>
          </table:table-cell>
          <table:table-cell office:value-type="float" office:value="145.539" calcext:value-type="float">
            <text:p>145.539</text:p>
          </table:table-cell>
          <table:table-cell office:value-type="float" office:value="0.663306" calcext:value-type="float">
            <text:p>0.66330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595" calcext:value-type="float">
            <text:p>0.34595</text:p>
          </table:table-cell>
          <table:table-cell office:value-type="float" office:value="0.120108" calcext:value-type="float">
            <text:p>0.120108</text:p>
          </table:table-cell>
          <table:table-cell office:value-type="float" office:value="0.0146292" calcext:value-type="float">
            <text:p>0.0146292</text:p>
          </table:table-cell>
          <table:table-cell office:value-type="float" office:value="1.05162" calcext:value-type="float">
            <text:p>1.05162</text:p>
          </table:table-cell>
          <table:table-cell office:value-type="float" office:value="134.32" calcext:value-type="float">
            <text:p>134.32</text:p>
          </table:table-cell>
          <table:table-cell office:value-type="float" office:value="0.661973" calcext:value-type="float">
            <text:p>0.66197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9114" calcext:value-type="float">
            <text:p>0.349114</text:p>
          </table:table-cell>
          <table:table-cell office:value-type="float" office:value="0.122278" calcext:value-type="float">
            <text:p>0.122278</text:p>
          </table:table-cell>
          <table:table-cell office:value-type="float" office:value="0.0151467" calcext:value-type="float">
            <text:p>0.0151467</text:p>
          </table:table-cell>
          <table:table-cell office:value-type="float" office:value="1.01534" calcext:value-type="float">
            <text:p>1.01534</text:p>
          </table:table-cell>
          <table:table-cell office:value-type="float" office:value="137.941" calcext:value-type="float">
            <text:p>137.941</text:p>
          </table:table-cell>
          <table:table-cell office:value-type="float" office:value="0.662324" calcext:value-type="float">
            <text:p>0.66232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8778" calcext:value-type="float">
            <text:p>0.348778</text:p>
          </table:table-cell>
          <table:table-cell office:value-type="float" office:value="0.122041" calcext:value-type="float">
            <text:p>0.122041</text:p>
          </table:table-cell>
          <table:table-cell office:value-type="float" office:value="0.0150867" calcext:value-type="float">
            <text:p>0.0150867</text:p>
          </table:table-cell>
          <table:table-cell office:value-type="float" office:value="0.972871" calcext:value-type="float">
            <text:p>0.972871</text:p>
          </table:table-cell>
          <table:table-cell office:value-type="float" office:value="140.792" calcext:value-type="float">
            <text:p>140.792</text:p>
          </table:table-cell>
          <table:table-cell office:value-type="float" office:value="0.662353" calcext:value-type="float">
            <text:p>0.66235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8175" calcext:value-type="float">
            <text:p>0.348175</text:p>
          </table:table-cell>
          <table:table-cell office:value-type="float" office:value="0.121636" calcext:value-type="float">
            <text:p>0.12163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983873" calcext:value-type="float">
            <text:p>0.983873</text:p>
          </table:table-cell>
          <table:table-cell office:value-type="float" office:value="139.767" calcext:value-type="float">
            <text:p>139.767</text:p>
          </table:table-cell>
          <table:table-cell office:value-type="float" office:value="0.662178" calcext:value-type="float">
            <text:p>0.66217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8923" calcext:value-type="float">
            <text:p>0.348923</text:p>
          </table:table-cell>
          <table:table-cell office:value-type="float" office:value="0.122165" calcext:value-type="float">
            <text:p>0.122165</text:p>
          </table:table-cell>
          <table:table-cell office:value-type="float" office:value="0.015127" calcext:value-type="float">
            <text:p>0.015127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139.483" calcext:value-type="float">
            <text:p>139.483</text:p>
          </table:table-cell>
          <table:table-cell office:value-type="float" office:value="0.662137" calcext:value-type="float">
            <text:p>0.66213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813" calcext:value-type="float">
            <text:p>0.34813</text:p>
          </table:table-cell>
          <table:table-cell office:value-type="float" office:value="0.121578" calcext:value-type="float">
            <text:p>0.121578</text:p>
          </table:table-cell>
          <table:table-cell office:value-type="float" office:value="0.014967" calcext:value-type="float">
            <text:p>0.014967</text:p>
          </table:table-cell>
          <table:table-cell office:value-type="float" office:value="0.995856" calcext:value-type="float">
            <text:p>0.995856</text:p>
          </table:table-cell>
          <table:table-cell office:value-type="float" office:value="138.887" calcext:value-type="float">
            <text:p>138.887</text:p>
          </table:table-cell>
          <table:table-cell office:value-type="float" office:value="0.662475" calcext:value-type="float">
            <text:p>0.66247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8405" calcext:value-type="float">
            <text:p>0.348405</text:p>
          </table:table-cell>
          <table:table-cell office:value-type="float" office:value="0.121784" calcext:value-type="float">
            <text:p>0.121784</text:p>
          </table:table-cell>
          <table:table-cell office:value-type="float" office:value="0.0150251" calcext:value-type="float">
            <text:p>0.0150251</text:p>
          </table:table-cell>
          <table:table-cell office:value-type="float" office:value="1.00861" calcext:value-type="float">
            <text:p>1.00861</text:p>
          </table:table-cell>
          <table:table-cell office:value-type="float" office:value="138.121" calcext:value-type="float">
            <text:p>138.121</text:p>
          </table:table-cell>
          <table:table-cell office:value-type="float" office:value="0.662314" calcext:value-type="float">
            <text:p>0.66231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8092" calcext:value-type="float">
            <text:p>0.348092</text:p>
          </table:table-cell>
          <table:table-cell office:value-type="float" office:value="0.121568" calcext:value-type="float">
            <text:p>0.121568</text:p>
          </table:table-cell>
          <table:table-cell office:value-type="float" office:value="0.0149726" calcext:value-type="float">
            <text:p>0.0149726</text:p>
          </table:table-cell>
          <table:table-cell office:value-type="float" office:value="1.00185" calcext:value-type="float">
            <text:p>1.00185</text:p>
          </table:table-cell>
          <table:table-cell office:value-type="float" office:value="138.464" calcext:value-type="float">
            <text:p>138.464</text:p>
          </table:table-cell>
          <table:table-cell office:value-type="float" office:value="0.662294" calcext:value-type="float">
            <text:p>0.66229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8297" calcext:value-type="float">
            <text:p>0.348297</text:p>
          </table:table-cell>
          <table:table-cell office:value-type="float" office:value="0.121712" calcext:value-type="float">
            <text:p>0.121712</text:p>
          </table:table-cell>
          <table:table-cell office:value-type="float" office:value="0.0150091" calcext:value-type="float">
            <text:p>0.0150091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138.681" calcext:value-type="float">
            <text:p>138.681</text:p>
          </table:table-cell>
          <table:table-cell office:value-type="float" office:value="0.662275" calcext:value-type="float">
            <text:p>0.66227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8254" calcext:value-type="float">
            <text:p>0.348254</text:p>
          </table:table-cell>
          <table:table-cell office:value-type="float" office:value="0.121685" calcext:value-type="float">
            <text:p>0.121685</text:p>
          </table:table-cell>
          <table:table-cell office:value-type="float" office:value="0.0150034" calcext:value-type="float">
            <text:p>0.0150034</text:p>
          </table:table-cell>
          <table:table-cell office:value-type="float" office:value="0.996651" calcext:value-type="float">
            <text:p>0.996651</text:p>
          </table:table-cell>
          <table:table-cell office:value-type="float" office:value="138.893" calcext:value-type="float">
            <text:p>138.893</text:p>
          </table:table-cell>
          <table:table-cell office:value-type="float" office:value="0.66225" calcext:value-type="float">
            <text:p>0.6622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8216" calcext:value-type="float">
            <text:p>0.348216</text:p>
          </table:table-cell>
          <table:table-cell office:value-type="float" office:value="0.121653" calcext:value-type="float">
            <text:p>0.121653</text:p>
          </table:table-cell>
          <table:table-cell office:value-type="float" office:value="0.0149929" calcext:value-type="float">
            <text:p>0.0149929</text:p>
          </table:table-cell>
          <table:table-cell office:value-type="float" office:value="0.997071" calcext:value-type="float">
            <text:p>0.997071</text:p>
          </table:table-cell>
          <table:table-cell office:value-type="float" office:value="138.845" calcext:value-type="float">
            <text:p>138.845</text:p>
          </table:table-cell>
          <table:table-cell office:value-type="float" office:value="0.66231" calcext:value-type="float">
            <text:p>0.66231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235" calcext:value-type="float">
            <text:p>0.348235</text:p>
          </table:table-cell>
          <table:table-cell office:value-type="float" office:value="0.121666" calcext:value-type="float">
            <text:p>0.121666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138.935" calcext:value-type="float">
            <text:p>138.935</text:p>
          </table:table-cell>
          <table:table-cell office:value-type="float" office:value="0.662312" calcext:value-type="float">
            <text:p>0.662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000037481" calcext:value-type="float">
            <text:p>3.7481E-06</text:p>
          </table:table-cell>
          <table:table-cell office:value-type="float" office:value="0.305474" calcext:value-type="float">
            <text:p>0.305474</text:p>
          </table:table-cell>
          <table:table-cell office:value-type="float" office:value="30.6799" calcext:value-type="float">
            <text:p>30.679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0535578" calcext:value-type="float">
            <text:p>0.0535578</text:p>
          </table:table-cell>
          <table:table-cell office:value-type="float" office:value="0.00367882" calcext:value-type="float">
            <text:p>0.00367882</text:p>
          </table:table-cell>
          <table:table-cell office:value-type="float" office:value="0.279722" calcext:value-type="float">
            <text:p>0.279722</text:p>
          </table:table-cell>
          <table:table-cell office:value-type="float" office:value="174.036" calcext:value-type="float">
            <text:p>174.036</text:p>
          </table:table-cell>
          <table:table-cell office:value-type="float" office:value="0.572494" calcext:value-type="float">
            <text:p>0.57249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52" calcext:value-type="float">
            <text:p>0.3552</text:p>
          </table:table-cell>
          <table:table-cell office:value-type="float" office:value="0.126211" calcext:value-type="float">
            <text:p>0.126211</text:p>
          </table:table-cell>
          <table:table-cell office:value-type="float" office:value="0.0159511" calcext:value-type="float">
            <text:p>0.0159511</text:p>
          </table:table-cell>
          <table:table-cell office:value-type="float" office:value="0.603578" calcext:value-type="float">
            <text:p>0.603578</text:p>
          </table:table-cell>
          <table:table-cell office:value-type="float" office:value="181.891" calcext:value-type="float">
            <text:p>181.891</text:p>
          </table:table-cell>
          <table:table-cell office:value-type="float" office:value="0.666208" calcext:value-type="float">
            <text:p>0.66620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46" calcext:value-type="float">
            <text:p>0.3346</text:p>
          </table:table-cell>
          <table:table-cell office:value-type="float" office:value="0.112651" calcext:value-type="float">
            <text:p>0.112651</text:p>
          </table:table-cell>
          <table:table-cell office:value-type="float" office:value="0.0130119" calcext:value-type="float">
            <text:p>0.0130119</text:p>
          </table:table-cell>
          <table:table-cell office:value-type="float" office:value="0.645906" calcext:value-type="float">
            <text:p>0.645906</text:p>
          </table:table-cell>
          <table:table-cell office:value-type="float" office:value="166.085" calcext:value-type="float">
            <text:p>166.085</text:p>
          </table:table-cell>
          <table:table-cell office:value-type="float" office:value="0.65822" calcext:value-type="float">
            <text:p>0.6582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775" calcext:value-type="float">
            <text:p>0.35775</text:p>
          </table:table-cell>
          <table:table-cell office:value-type="float" office:value="0.12818" calcext:value-type="float">
            <text:p>0.12818</text:p>
          </table:table-cell>
          <table:table-cell office:value-type="float" office:value="0.0165317" calcext:value-type="float">
            <text:p>0.0165317</text:p>
          </table:table-cell>
          <table:table-cell office:value-type="float" office:value="1.22645" calcext:value-type="float">
            <text:p>1.22645</text:p>
          </table:table-cell>
          <table:table-cell office:value-type="float" office:value="128.469" calcext:value-type="float">
            <text:p>128.469</text:p>
          </table:table-cell>
          <table:table-cell office:value-type="float" office:value="0.664604" calcext:value-type="float">
            <text:p>0.66460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485" calcext:value-type="float">
            <text:p>0.34485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0143941" calcext:value-type="float">
            <text:p>0.0143941</text:p>
          </table:table-cell>
          <table:table-cell office:value-type="float" office:value="0.929958" calcext:value-type="float">
            <text:p>0.929958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0.662733" calcext:value-type="float">
            <text:p>0.66273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2488" calcext:value-type="float">
            <text:p>0.352488</text:p>
          </table:table-cell>
          <table:table-cell office:value-type="float" office:value="0.124766" calcext:value-type="float">
            <text:p>0.124766</text:p>
          </table:table-cell>
          <table:table-cell office:value-type="float" office:value="0.015821" calcext:value-type="float">
            <text:p>0.015821</text:p>
          </table:table-cell>
          <table:table-cell office:value-type="float" office:value="0.86906" calcext:value-type="float">
            <text:p>0.86906</text:p>
          </table:table-cell>
          <table:table-cell office:value-type="float" office:value="150.648" calcext:value-type="float">
            <text:p>150.648</text:p>
          </table:table-cell>
          <table:table-cell office:value-type="float" office:value="0.661218" calcext:value-type="float">
            <text:p>0.66121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4725" calcext:value-type="float">
            <text:p>0.354725</text:p>
          </table:table-cell>
          <table:table-cell office:value-type="float" office:value="0.126214" calcext:value-type="float">
            <text:p>0.126214</text:p>
          </table:table-cell>
          <table:table-cell office:value-type="float" office:value="0.0161243" calcext:value-type="float">
            <text:p>0.0161243</text:p>
          </table:table-cell>
          <table:table-cell office:value-type="float" office:value="0.996697" calcext:value-type="float">
            <text:p>0.996697</text:p>
          </table:table-cell>
          <table:table-cell office:value-type="float" office:value="141.459" calcext:value-type="float">
            <text:p>141.459</text:p>
          </table:table-cell>
          <table:table-cell office:value-type="float" office:value="0.662601" calcext:value-type="float">
            <text:p>0.66260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1591" calcext:value-type="float">
            <text:p>0.351591</text:p>
          </table:table-cell>
          <table:table-cell office:value-type="float" office:value="0.124053" calcext:value-type="float">
            <text:p>0.124053</text:p>
          </table:table-cell>
          <table:table-cell office:value-type="float" office:value="0.0156036" calcext:value-type="float">
            <text:p>0.0156036</text:p>
          </table:table-cell>
          <table:table-cell office:value-type="float" office:value="0.936336" calcext:value-type="float">
            <text:p>0.936336</text:p>
          </table:table-cell>
          <table:table-cell office:value-type="float" office:value="144.703" calcext:value-type="float">
            <text:p>144.703</text:p>
          </table:table-cell>
          <table:table-cell office:value-type="float" office:value="0.662021" calcext:value-type="float">
            <text:p>0.66202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2338" calcext:value-type="float">
            <text:p>0.352338</text:p>
          </table:table-cell>
          <table:table-cell office:value-type="float" office:value="0.12454" calcext:value-type="float">
            <text:p>0.12454</text:p>
          </table:table-cell>
          <table:table-cell office:value-type="float" office:value="0.0157079" calcext:value-type="float">
            <text:p>0.0157079</text:p>
          </table:table-cell>
          <table:table-cell office:value-type="float" office:value="0.982931" calcext:value-type="float">
            <text:p>0.982931</text:p>
          </table:table-cell>
          <table:table-cell office:value-type="float" office:value="141.499" calcext:value-type="float">
            <text:p>141.499</text:p>
          </table:table-cell>
          <table:table-cell office:value-type="float" office:value="0.662417" calcext:value-type="float">
            <text:p>0.66241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4527" calcext:value-type="float">
            <text:p>0.354527</text:p>
          </table:table-cell>
          <table:table-cell office:value-type="float" office:value="0.126078" calcext:value-type="float">
            <text:p>0.126078</text:p>
          </table:table-cell>
          <table:table-cell office:value-type="float" office:value="0.0160934" calcext:value-type="float">
            <text:p>0.0160934</text:p>
          </table:table-cell>
          <table:table-cell office:value-type="float" office:value="0.968388" calcext:value-type="float">
            <text:p>0.968388</text:p>
          </table:table-cell>
          <table:table-cell office:value-type="float" office:value="143.441" calcext:value-type="float">
            <text:p>143.441</text:p>
          </table:table-cell>
          <table:table-cell office:value-type="float" office:value="0.662521" calcext:value-type="float">
            <text:p>0.66252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2585" calcext:value-type="float">
            <text:p>0.352585</text:p>
          </table:table-cell>
          <table:table-cell office:value-type="float" office:value="0.124702" calcext:value-type="float">
            <text:p>0.124702</text:p>
          </table:table-cell>
          <table:table-cell office:value-type="float" office:value="0.0157427" calcext:value-type="float">
            <text:p>0.0157427</text:p>
          </table:table-cell>
          <table:table-cell office:value-type="float" office:value="0.99277" calcext:value-type="float">
            <text:p>0.99277</text:p>
          </table:table-cell>
          <table:table-cell office:value-type="float" office:value="140.885" calcext:value-type="float">
            <text:p>140.885</text:p>
          </table:table-cell>
          <table:table-cell office:value-type="float" office:value="0.662548" calcext:value-type="float">
            <text:p>0.66254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4225" calcext:value-type="float">
            <text:p>0.354225</text:p>
          </table:table-cell>
          <table:table-cell office:value-type="float" office:value="0.125866" calcext:value-type="float">
            <text:p>0.125866</text:p>
          </table:table-cell>
          <table:table-cell office:value-type="float" office:value="0.0160384" calcext:value-type="float">
            <text:p>0.0160384</text:p>
          </table:table-cell>
          <table:table-cell office:value-type="float" office:value="0.97502" calcext:value-type="float">
            <text:p>0.97502</text:p>
          </table:table-cell>
          <table:table-cell office:value-type="float" office:value="142.83" calcext:value-type="float">
            <text:p>142.83</text:p>
          </table:table-cell>
          <table:table-cell office:value-type="float" office:value="0.662541" calcext:value-type="float">
            <text:p>0.66254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3867" calcext:value-type="float">
            <text:p>0.353867</text:p>
          </table:table-cell>
          <table:table-cell office:value-type="float" office:value="0.125609" calcext:value-type="float">
            <text:p>0.125609</text:p>
          </table:table-cell>
          <table:table-cell office:value-type="float" office:value="0.0159722" calcext:value-type="float">
            <text:p>0.0159722</text:p>
          </table:table-cell>
          <table:table-cell office:value-type="float" office:value="0.961264" calcext:value-type="float">
            <text:p>0.961264</text:p>
          </table:table-cell>
          <table:table-cell office:value-type="float" office:value="143.704" calcext:value-type="float">
            <text:p>143.704</text:p>
          </table:table-cell>
          <table:table-cell office:value-type="float" office:value="0.662558" calcext:value-type="float">
            <text:p>0.66255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4144" calcext:value-type="float">
            <text:p>0.354144</text:p>
          </table:table-cell>
          <table:table-cell office:value-type="float" office:value="0.125814" calcext:value-type="float">
            <text:p>0.125814</text:p>
          </table:table-cell>
          <table:table-cell office:value-type="float" office:value="0.0160276" calcext:value-type="float">
            <text:p>0.0160276</text:p>
          </table:table-cell>
          <table:table-cell office:value-type="float" office:value="0.974464" calcext:value-type="float">
            <text:p>0.974464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0.662487" calcext:value-type="float">
            <text:p>0.66248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4164" calcext:value-type="float">
            <text:p>0.354164</text:p>
          </table:table-cell>
          <table:table-cell office:value-type="float" office:value="0.125823" calcext:value-type="float">
            <text:p>0.125823</text:p>
          </table:table-cell>
          <table:table-cell office:value-type="float" office:value="0.0160274" calcext:value-type="float">
            <text:p>0.0160274</text:p>
          </table:table-cell>
          <table:table-cell office:value-type="float" office:value="0.983017" calcext:value-type="float">
            <text:p>0.983017</text:p>
          </table:table-cell>
          <table:table-cell office:value-type="float" office:value="142.221" calcext:value-type="float">
            <text:p>142.221</text:p>
          </table:table-cell>
          <table:table-cell office:value-type="float" office:value="0.662539" calcext:value-type="float">
            <text:p>0.66253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54102" calcext:value-type="float">
            <text:p>0.354102</text:p>
          </table:table-cell>
          <table:table-cell office:value-type="float" office:value="0.125779" calcext:value-type="float">
            <text:p>0.125779</text:p>
          </table:table-cell>
          <table:table-cell office:value-type="float" office:value="0.0160168" calcext:value-type="float">
            <text:p>0.0160168</text:p>
          </table:table-cell>
          <table:table-cell office:value-type="float" office:value="0.975354" calcext:value-type="float">
            <text:p>0.975354</text:p>
          </table:table-cell>
          <table:table-cell office:value-type="float" office:value="142.756" calcext:value-type="float">
            <text:p>142.756</text:p>
          </table:table-cell>
          <table:table-cell office:value-type="float" office:value="0.66253" calcext:value-type="float">
            <text:p>0.6625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54119" calcext:value-type="float">
            <text:p>0.354119</text:p>
          </table:table-cell>
          <table:table-cell office:value-type="float" office:value="0.125791" calcext:value-type="float">
            <text:p>0.125791</text:p>
          </table:table-cell>
          <table:table-cell office:value-type="float" office:value="0.0160193" calcext:value-type="float">
            <text:p>0.0160193</text:p>
          </table:table-cell>
          <table:table-cell office:value-type="float" office:value="0.983464" calcext:value-type="float">
            <text:p>0.983464</text:p>
          </table:table-cell>
          <table:table-cell office:value-type="float" office:value="142.171" calcext:value-type="float">
            <text:p>142.171</text:p>
          </table:table-cell>
          <table:table-cell office:value-type="float" office:value="0.662538" calcext:value-type="float">
            <text:p>0.66253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54309" calcext:value-type="float">
            <text:p>0.354309</text:p>
          </table:table-cell>
          <table:table-cell office:value-type="float" office:value="0.125927" calcext:value-type="float">
            <text:p>0.125927</text:p>
          </table:table-cell>
          <table:table-cell office:value-type="float" office:value="0.0160546" calcext:value-type="float">
            <text:p>0.0160546</text:p>
          </table:table-cell>
          <table:table-cell office:value-type="float" office:value="0.976566" calcext:value-type="float">
            <text:p>0.976566</text:p>
          </table:table-cell>
          <table:table-cell office:value-type="float" office:value="142.751" calcext:value-type="float">
            <text:p>142.751</text:p>
          </table:table-cell>
          <table:table-cell office:value-type="float" office:value="0.662525" calcext:value-type="float">
            <text:p>0.662525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23" calcext:value-type="float">
            <text:p>0.35423</text:p>
          </table:table-cell>
          <table:table-cell office:value-type="float" office:value="0.125871" calcext:value-type="float">
            <text:p>0.125871</text:p>
          </table:table-cell>
          <table:table-cell office:value-type="float" office:value="0.0160406" calcext:value-type="float">
            <text:p>0.0160406</text:p>
          </table:table-cell>
          <table:table-cell office:value-type="float" office:value="0.979014" calcext:value-type="float">
            <text:p>0.979014</text:p>
          </table:table-cell>
          <table:table-cell office:value-type="float" office:value="142.54" calcext:value-type="float">
            <text:p>142.54</text:p>
          </table:table-cell>
          <table:table-cell office:value-type="float" office:value="0.662521" calcext:value-type="float">
            <text:p>0.662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36" calcext:value-type="float">
            <text:p>0.0336</text:p>
          </table:table-cell>
          <table:table-cell office:value-type="float" office:value="0.00112896" calcext:value-type="float">
            <text:p>0.00112896</text:p>
          </table:table-cell>
          <table:table-cell office:value-type="float" office:value="0.00000127455" calcext:value-type="float">
            <text:p>1.27455E-06</text:p>
          </table:table-cell>
          <table:table-cell office:value-type="float" office:value="0.0149116" calcext:value-type="float">
            <text:p>0.0149116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float" office:value="0.0784038" calcext:value-type="float">
            <text:p>0.0784038</text:p>
          </table:table-cell>
          <table:table-cell office:value-type="float" office:value="0.00682599" calcext:value-type="float">
            <text:p>0.00682599</text:p>
          </table:table-cell>
          <table:table-cell office:value-type="float" office:value="0.370621" calcext:value-type="float">
            <text:p>0.370621</text:p>
          </table:table-cell>
          <table:table-cell office:value-type="float" office:value="182.953" calcext:value-type="float">
            <text:p>182.953</text:p>
          </table:table-cell>
          <table:table-cell office:value-type="float" office:value="0.629857" calcext:value-type="float">
            <text:p>0.62985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496" calcext:value-type="float">
            <text:p>0.3496</text:p>
          </table:table-cell>
          <table:table-cell office:value-type="float" office:value="0.122421" calcext:value-type="float">
            <text:p>0.122421</text:p>
          </table:table-cell>
          <table:table-cell office:value-type="float" office:value="0.0150838" calcext:value-type="float">
            <text:p>0.0150838</text:p>
          </table:table-cell>
          <table:table-cell office:value-type="float" office:value="0.328363" calcext:value-type="float">
            <text:p>0.328363</text:p>
          </table:table-cell>
          <table:table-cell office:value-type="float" office:value="242.976" calcext:value-type="float">
            <text:p>242.976</text:p>
          </table:table-cell>
          <table:table-cell office:value-type="float" office:value="0.664513" calcext:value-type="float">
            <text:p>0.66451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79" calcext:value-type="float">
            <text:p>0.3579</text:p>
          </table:table-cell>
          <table:table-cell office:value-type="float" office:value="0.128131" calcext:value-type="float">
            <text:p>0.128131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1.03862" calcext:value-type="float">
            <text:p>1.03862</text:p>
          </table:table-cell>
          <table:table-cell office:value-type="float" office:value="139.617" calcext:value-type="float">
            <text:p>139.617</text:p>
          </table:table-cell>
          <table:table-cell office:value-type="float" office:value="0.66627" calcext:value-type="float">
            <text:p>0.6662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.135135" calcext:value-type="float">
            <text:p>0.135135</text:p>
          </table:table-cell>
          <table:table-cell office:value-type="float" office:value="0.0184575" calcext:value-type="float">
            <text:p>0.0184575</text:p>
          </table:table-cell>
          <table:table-cell office:value-type="float" office:value="0.965498" calcext:value-type="float">
            <text:p>0.965498</text:p>
          </table:table-cell>
          <table:table-cell office:value-type="float" office:value="148.742" calcext:value-type="float">
            <text:p>148.742</text:p>
          </table:table-cell>
          <table:table-cell office:value-type="float" office:value="0.663088" calcext:value-type="float">
            <text:p>0.66308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1275" calcext:value-type="float">
            <text:p>0.361275</text:p>
          </table:table-cell>
          <table:table-cell office:value-type="float" office:value="0.13075" calcext:value-type="float">
            <text:p>0.13075</text:p>
          </table:table-cell>
          <table:table-cell office:value-type="float" office:value="0.0172134" calcext:value-type="float">
            <text:p>0.0172134</text:p>
          </table:table-cell>
          <table:table-cell office:value-type="float" office:value="0.7899" calcext:value-type="float">
            <text:p>0.7899</text:p>
          </table:table-cell>
          <table:table-cell office:value-type="float" office:value="161.791" calcext:value-type="float">
            <text:p>161.791</text:p>
          </table:table-cell>
          <table:table-cell office:value-type="float" office:value="0.664368" calcext:value-type="float">
            <text:p>0.66436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1412" calcext:value-type="float">
            <text:p>0.361412</text:p>
          </table:table-cell>
          <table:table-cell office:value-type="float" office:value="0.130939" calcext:value-type="float">
            <text:p>0.130939</text:p>
          </table:table-cell>
          <table:table-cell office:value-type="float" office:value="0.0173118" calcext:value-type="float">
            <text:p>0.0173118</text:p>
          </table:table-cell>
          <table:table-cell office:value-type="float" office:value="0.692836" calcext:value-type="float">
            <text:p>0.692836</text:p>
          </table:table-cell>
          <table:table-cell office:value-type="float" office:value="172.904" calcext:value-type="float">
            <text:p>172.904</text:p>
          </table:table-cell>
          <table:table-cell office:value-type="float" office:value="0.663428" calcext:value-type="float">
            <text:p>0.66342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0631" calcext:value-type="float">
            <text:p>0.360631</text:p>
          </table:table-cell>
          <table:table-cell office:value-type="float" office:value="0.130487" calcext:value-type="float">
            <text:p>0.130487</text:p>
          </table:table-cell>
          <table:table-cell office:value-type="float" office:value="0.0172509" calcext:value-type="float">
            <text:p>0.0172509</text:p>
          </table:table-cell>
          <table:table-cell office:value-type="float" office:value="0.991867" calcext:value-type="float">
            <text:p>0.991867</text:p>
          </table:table-cell>
          <table:table-cell office:value-type="float" office:value="144.192" calcext:value-type="float">
            <text:p>144.192</text:p>
          </table:table-cell>
          <table:table-cell office:value-type="float" office:value="0.66228" calcext:value-type="float">
            <text:p>0.6622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9134" calcext:value-type="float">
            <text:p>0.359134</text:p>
          </table:table-cell>
          <table:table-cell office:value-type="float" office:value="0.129327" calcext:value-type="float">
            <text:p>0.129327</text:p>
          </table:table-cell>
          <table:table-cell office:value-type="float" office:value="0.0169068" calcext:value-type="float">
            <text:p>0.0169068</text:p>
          </table:table-cell>
          <table:table-cell office:value-type="float" office:value="0.961311" calcext:value-type="float">
            <text:p>0.961311</text:p>
          </table:table-cell>
          <table:table-cell office:value-type="float" office:value="145.818" calcext:value-type="float">
            <text:p>145.818</text:p>
          </table:table-cell>
          <table:table-cell office:value-type="float" office:value="0.663054" calcext:value-type="float">
            <text:p>0.66305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1227" calcext:value-type="float">
            <text:p>0.361227</text:p>
          </table:table-cell>
          <table:table-cell office:value-type="float" office:value="0.130864" calcext:value-type="float">
            <text:p>0.130864</text:p>
          </table:table-cell>
          <table:table-cell office:value-type="float" office:value="0.0173236" calcext:value-type="float">
            <text:p>0.0173236</text:p>
          </table:table-cell>
          <table:table-cell office:value-type="float" office:value="0.964668" calcext:value-type="float">
            <text:p>0.964668</text:p>
          </table:table-cell>
          <table:table-cell office:value-type="float" office:value="146.428" calcext:value-type="float">
            <text:p>146.428</text:p>
          </table:table-cell>
          <table:table-cell office:value-type="float" office:value="0.662807" calcext:value-type="float">
            <text:p>0.66280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0661" calcext:value-type="float">
            <text:p>0.360661</text:p>
          </table:table-cell>
          <table:table-cell office:value-type="float" office:value="0.130475" calcext:value-type="float">
            <text:p>0.130475</text:p>
          </table:table-cell>
          <table:table-cell office:value-type="float" office:value="0.0172313" calcext:value-type="float">
            <text:p>0.0172313</text:p>
          </table:table-cell>
          <table:table-cell office:value-type="float" office:value="0.926856" calcext:value-type="float">
            <text:p>0.926856</text:p>
          </table:table-cell>
          <table:table-cell office:value-type="float" office:value="149.172" calcext:value-type="float">
            <text:p>149.172</text:p>
          </table:table-cell>
          <table:table-cell office:value-type="float" office:value="0.662605" calcext:value-type="float">
            <text:p>0.66260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0866" calcext:value-type="float">
            <text:p>0.360866</text:p>
          </table:table-cell>
          <table:table-cell office:value-type="float" office:value="0.130598" calcext:value-type="float">
            <text:p>0.130598</text:p>
          </table:table-cell>
          <table:table-cell office:value-type="float" office:value="0.0172501" calcext:value-type="float">
            <text:p>0.0172501</text:p>
          </table:table-cell>
          <table:table-cell office:value-type="float" office:value="0.982783" calcext:value-type="float">
            <text:p>0.982783</text:p>
          </table:table-cell>
          <table:table-cell office:value-type="float" office:value="144.921" calcext:value-type="float">
            <text:p>144.921</text:p>
          </table:table-cell>
          <table:table-cell office:value-type="float" office:value="0.662869" calcext:value-type="float">
            <text:p>0.66286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9839" calcext:value-type="float">
            <text:p>0.359839</text:p>
          </table:table-cell>
          <table:table-cell office:value-type="float" office:value="0.129878" calcext:value-type="float">
            <text:p>0.129878</text:p>
          </table:table-cell>
          <table:table-cell office:value-type="float" office:value="0.0170725" calcext:value-type="float">
            <text:p>0.0170725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144.301" calcext:value-type="float">
            <text:p>144.301</text:p>
          </table:table-cell>
          <table:table-cell office:value-type="float" office:value="0.662633" calcext:value-type="float">
            <text:p>0.66263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0371" calcext:value-type="float">
            <text:p>0.360371</text:p>
          </table:table-cell>
          <table:table-cell office:value-type="float" office:value="0.13026" calcext:value-type="float">
            <text:p>0.13026</text:p>
          </table:table-cell>
          <table:table-cell office:value-type="float" office:value="0.0171718" calcext:value-type="float">
            <text:p>0.0171718</text:p>
          </table:table-cell>
          <table:table-cell office:value-type="float" office:value="0.961285" calcext:value-type="float">
            <text:p>0.961285</text:p>
          </table:table-cell>
          <table:table-cell office:value-type="float" office:value="146.347" calcext:value-type="float">
            <text:p>146.347</text:p>
          </table:table-cell>
          <table:table-cell office:value-type="float" office:value="0.662655" calcext:value-type="float">
            <text:p>0.66265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0302" calcext:value-type="float">
            <text:p>0.360302</text:p>
          </table:table-cell>
          <table:table-cell office:value-type="float" office:value="0.130203" calcext:value-type="float">
            <text:p>0.130203</text:p>
          </table:table-cell>
          <table:table-cell office:value-type="float" office:value="0.0171533" calcext:value-type="float">
            <text:p>0.0171533</text:p>
          </table:table-cell>
          <table:table-cell office:value-type="float" office:value="0.972925" calcext:value-type="float">
            <text:p>0.972925</text:p>
          </table:table-cell>
          <table:table-cell office:value-type="float" office:value="145.435" calcext:value-type="float">
            <text:p>145.435</text:p>
          </table:table-cell>
          <table:table-cell office:value-type="float" office:value="0.662726" calcext:value-type="float">
            <text:p>0.66272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0336" calcext:value-type="float">
            <text:p>0.360336</text:p>
          </table:table-cell>
          <table:table-cell office:value-type="float" office:value="0.130227" calcext:value-type="float">
            <text:p>0.130227</text:p>
          </table:table-cell>
          <table:table-cell office:value-type="float" office:value="0.0171589" calcext:value-type="float">
            <text:p>0.0171589</text:p>
          </table:table-cell>
          <table:table-cell office:value-type="float" office:value="0.968785" calcext:value-type="float">
            <text:p>0.968785</text:p>
          </table:table-cell>
          <table:table-cell office:value-type="float" office:value="145.759" calcext:value-type="float">
            <text:p>145.759</text:p>
          </table:table-cell>
          <table:table-cell office:value-type="float" office:value="0.66274" calcext:value-type="float">
            <text:p>0.6627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0254" calcext:value-type="float">
            <text:p>0.360254</text:p>
          </table:table-cell>
          <table:table-cell office:value-type="float" office:value="0.130172" calcext:value-type="float">
            <text:p>0.130172</text:p>
          </table:table-cell>
          <table:table-cell office:value-type="float" office:value="0.0171469" calcext:value-type="float">
            <text:p>0.0171469</text:p>
          </table:table-cell>
          <table:table-cell office:value-type="float" office:value="0.969333" calcext:value-type="float">
            <text:p>0.969333</text:p>
          </table:table-cell>
          <table:table-cell office:value-type="float" office:value="145.687" calcext:value-type="float">
            <text:p>145.687</text:p>
          </table:table-cell>
          <table:table-cell office:value-type="float" office:value="0.66269" calcext:value-type="float">
            <text:p>0.6626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0203" calcext:value-type="float">
            <text:p>0.360203</text:p>
          </table:table-cell>
          <table:table-cell office:value-type="float" office:value="0.130133" calcext:value-type="float">
            <text:p>0.130133</text:p>
          </table:table-cell>
          <table:table-cell office:value-type="float" office:value="0.0171352" calcext:value-type="float">
            <text:p>0.0171352</text:p>
          </table:table-cell>
          <table:table-cell office:value-type="float" office:value="0.965955" calcext:value-type="float">
            <text:p>0.965955</text:p>
          </table:table-cell>
          <table:table-cell office:value-type="float" office:value="145.92" calcext:value-type="float">
            <text:p>145.92</text:p>
          </table:table-cell>
          <table:table-cell office:value-type="float" office:value="0.662716" calcext:value-type="float">
            <text:p>0.66271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0296" calcext:value-type="float">
            <text:p>0.360296</text:p>
          </table:table-cell>
          <table:table-cell office:value-type="float" office:value="0.130199" calcext:value-type="float">
            <text:p>0.130199</text:p>
          </table:table-cell>
          <table:table-cell office:value-type="float" office:value="0.0171525" calcext:value-type="float">
            <text:p>0.0171525</text:p>
          </table:table-cell>
          <table:table-cell office:value-type="float" office:value="0.966439" calcext:value-type="float">
            <text:p>0.966439</text:p>
          </table:table-cell>
          <table:table-cell office:value-type="float" office:value="145.921" calcext:value-type="float">
            <text:p>145.921</text:p>
          </table:table-cell>
          <table:table-cell office:value-type="float" office:value="0.662723" calcext:value-type="float">
            <text:p>0.66272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52" calcext:value-type="float">
            <text:p>0.360352</text:p>
          </table:table-cell>
          <table:table-cell office:value-type="float" office:value="0.13024" calcext:value-type="float">
            <text:p>0.13024</text:p>
          </table:table-cell>
          <table:table-cell office:value-type="float" office:value="0.0171633" calcext:value-type="float">
            <text:p>0.0171633</text:p>
          </table:table-cell>
          <table:table-cell office:value-type="float" office:value="0.965164" calcext:value-type="float">
            <text:p>0.965164</text:p>
          </table:table-cell>
          <table:table-cell office:value-type="float" office:value="146.04" calcext:value-type="float">
            <text:p>146.04</text:p>
          </table:table-cell>
          <table:table-cell office:value-type="float" office:value="0.66272" calcext:value-type="float">
            <text:p>0.66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033856" calcext:value-type="float">
            <text:p>0.00033856</text:p>
          </table:table-cell>
          <table:table-cell office:value-type="float" office:value="0.000000114623" calcext:value-type="float">
            <text:p>1.14623E-07</text:p>
          </table:table-cell>
          <table:table-cell office:value-type="float" office:value="2.33628" calcext:value-type="float">
            <text:p>2.3362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32" calcext:value-type="float">
            <text:p>0.2832</text:p>
          </table:table-cell>
          <table:table-cell office:value-type="float" office:value="0.0814413" calcext:value-type="float">
            <text:p>0.0814413</text:p>
          </table:table-cell>
          <table:table-cell office:value-type="float" office:value="0.00703018" calcext:value-type="float">
            <text:p>0.00703018</text:p>
          </table:table-cell>
          <table:table-cell office:value-type="float" office:value="0.348482" calcext:value-type="float">
            <text:p>0.348482</text:p>
          </table:table-cell>
          <table:table-cell office:value-type="float" office:value="192.312" calcext:value-type="float">
            <text:p>192.312</text:p>
          </table:table-cell>
          <table:table-cell office:value-type="float" office:value="0.64669" calcext:value-type="float">
            <text:p>0.6466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62" calcext:value-type="float">
            <text:p>0.3662</text:p>
          </table:table-cell>
          <table:table-cell office:value-type="float" office:value="0.134569" calcext:value-type="float">
            <text:p>0.134569</text:p>
          </table:table-cell>
          <table:table-cell office:value-type="float" office:value="0.0183579" calcext:value-type="float">
            <text:p>0.0183579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145.553" calcext:value-type="float">
            <text:p>145.553</text:p>
          </table:table-cell>
          <table:table-cell office:value-type="float" office:value="0.66208" calcext:value-type="float">
            <text:p>0.6620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63" calcext:value-type="float">
            <text:p>0.3563</text:p>
          </table:table-cell>
          <table:table-cell office:value-type="float" office:value="0.127249" calcext:value-type="float">
            <text:p>0.127249</text:p>
          </table:table-cell>
          <table:table-cell office:value-type="float" office:value="0.0163421" calcext:value-type="float">
            <text:p>0.0163421</text:p>
          </table:table-cell>
          <table:table-cell office:value-type="float" office:value="1.9446" calcext:value-type="float">
            <text:p>1.9446</text:p>
          </table:table-cell>
          <table:table-cell office:value-type="float" office:value="101.537" calcext:value-type="float">
            <text:p>101.537</text:p>
          </table:table-cell>
          <table:table-cell office:value-type="float" office:value="0.663581" calcext:value-type="float">
            <text:p>0.66358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615" calcext:value-type="float">
            <text:p>0.36615</text:p>
          </table:table-cell>
          <table:table-cell office:value-type="float" office:value="0.134413" calcext:value-type="float">
            <text:p>0.134413</text:p>
          </table:table-cell>
          <table:table-cell office:value-type="float" office:value="0.0182511" calcext:value-type="float">
            <text:p>0.0182511</text:p>
          </table:table-cell>
          <table:table-cell office:value-type="float" office:value="0.987209" calcext:value-type="float">
            <text:p>0.987209</text:p>
          </table:table-cell>
          <table:table-cell office:value-type="float" office:value="146.698" calcext:value-type="float">
            <text:p>146.698</text:p>
          </table:table-cell>
          <table:table-cell office:value-type="float" office:value="0.663267" calcext:value-type="float">
            <text:p>0.6632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095" calcext:value-type="float">
            <text:p>0.36095</text:p>
          </table:table-cell>
          <table:table-cell office:value-type="float" office:value="0.130587" calcext:value-type="float">
            <text:p>0.130587</text:p>
          </table:table-cell>
          <table:table-cell office:value-type="float" office:value="0.0172117" calcext:value-type="float">
            <text:p>0.0172117</text:p>
          </table:table-cell>
          <table:table-cell office:value-type="float" office:value="0.688317" calcext:value-type="float">
            <text:p>0.688317</text:p>
          </table:table-cell>
          <table:table-cell office:value-type="float" office:value="173.238" calcext:value-type="float">
            <text:p>173.238</text:p>
          </table:table-cell>
          <table:table-cell office:value-type="float" office:value="0.663562" calcext:value-type="float">
            <text:p>0.66356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165" calcext:value-type="float">
            <text:p>0.36165</text:p>
          </table:table-cell>
          <table:table-cell office:value-type="float" office:value="0.131149" calcext:value-type="float">
            <text:p>0.131149</text:p>
          </table:table-cell>
          <table:table-cell office:value-type="float" office:value="0.0173882" calcext:value-type="float">
            <text:p>0.0173882</text:p>
          </table:table-cell>
          <table:table-cell office:value-type="float" office:value="1.08523" calcext:value-type="float">
            <text:p>1.08523</text:p>
          </table:table-cell>
          <table:table-cell office:value-type="float" office:value="138.181" calcext:value-type="float">
            <text:p>138.181</text:p>
          </table:table-cell>
          <table:table-cell office:value-type="float" office:value="0.663021" calcext:value-type="float">
            <text:p>0.66302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2731" calcext:value-type="float">
            <text:p>0.362731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0.0175936" calcext:value-type="float">
            <text:p>0.0175936</text:p>
          </table:table-cell>
          <table:table-cell office:value-type="float" office:value="0.951076" calcext:value-type="float">
            <text:p>0.951076</text:p>
          </table:table-cell>
          <table:table-cell office:value-type="float" office:value="148.078" calcext:value-type="float">
            <text:p>148.078</text:p>
          </table:table-cell>
          <table:table-cell office:value-type="float" office:value="0.663089" calcext:value-type="float">
            <text:p>0.66308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7253" calcext:value-type="float">
            <text:p>0.367253</text:p>
          </table:table-cell>
          <table:table-cell office:value-type="float" office:value="0.135195" calcext:value-type="float">
            <text:p>0.135195</text:p>
          </table:table-cell>
          <table:table-cell office:value-type="float" office:value="0.0184499" calcext:value-type="float">
            <text:p>0.0184499</text:p>
          </table:table-cell>
          <table:table-cell office:value-type="float" office:value="0.910751" calcext:value-type="float">
            <text:p>0.910751</text:p>
          </table:table-cell>
          <table:table-cell office:value-type="float" office:value="153.193" calcext:value-type="float">
            <text:p>153.193</text:p>
          </table:table-cell>
          <table:table-cell office:value-type="float" office:value="0.663524" calcext:value-type="float">
            <text:p>0.66352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6133" calcext:value-type="float">
            <text:p>0.366133</text:p>
          </table:table-cell>
          <table:table-cell office:value-type="float" office:value="0.134398" calcext:value-type="float">
            <text:p>0.134398</text:p>
          </table:table-cell>
          <table:table-cell office:value-type="float" office:value="0.0182492" calcext:value-type="float">
            <text:p>0.0182492</text:p>
          </table:table-cell>
          <table:table-cell office:value-type="float" office:value="0.911592" calcext:value-type="float">
            <text:p>0.911592</text:p>
          </table:table-cell>
          <table:table-cell office:value-type="float" office:value="152.67" calcext:value-type="float">
            <text:p>152.67</text:p>
          </table:table-cell>
          <table:table-cell office:value-type="float" office:value="0.663229" calcext:value-type="float">
            <text:p>0.66322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7112" calcext:value-type="float">
            <text:p>0.367112</text:p>
          </table:table-cell>
          <table:table-cell office:value-type="float" office:value="0.135145" calcext:value-type="float">
            <text:p>0.135145</text:p>
          </table:table-cell>
          <table:table-cell office:value-type="float" office:value="0.0184656" calcext:value-type="float">
            <text:p>0.0184656</text:p>
          </table:table-cell>
          <table:table-cell office:value-type="float" office:value="0.966783" calcext:value-type="float">
            <text:p>0.966783</text:p>
          </table:table-cell>
          <table:table-cell office:value-type="float" office:value="148.648" calcext:value-type="float">
            <text:p>148.648</text:p>
          </table:table-cell>
          <table:table-cell office:value-type="float" office:value="0.662988" calcext:value-type="float">
            <text:p>0.66298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6879" calcext:value-type="float">
            <text:p>0.366879</text:p>
          </table:table-cell>
          <table:table-cell office:value-type="float" office:value="0.134979" calcext:value-type="float">
            <text:p>0.134979</text:p>
          </table:table-cell>
          <table:table-cell office:value-type="float" office:value="0.0184235" calcext:value-type="float">
            <text:p>0.0184235</text:p>
          </table:table-cell>
          <table:table-cell office:value-type="float" office:value="0.922297" calcext:value-type="float">
            <text:p>0.922297</text:p>
          </table:table-cell>
          <table:table-cell office:value-type="float" office:value="152.107" calcext:value-type="float">
            <text:p>152.107</text:p>
          </table:table-cell>
          <table:table-cell office:value-type="float" office:value="0.662932" calcext:value-type="float">
            <text:p>0.66293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6877" calcext:value-type="float">
            <text:p>0.366877</text:p>
          </table:table-cell>
          <table:table-cell office:value-type="float" office:value="0.134977" calcext:value-type="float">
            <text:p>0.134977</text:p>
          </table:table-cell>
          <table:table-cell office:value-type="float" office:value="0.0184226" calcext:value-type="float">
            <text:p>0.0184226</text:p>
          </table:table-cell>
          <table:table-cell office:value-type="float" office:value="0.916247" calcext:value-type="float">
            <text:p>0.916247</text:p>
          </table:table-cell>
          <table:table-cell office:value-type="float" office:value="152.609" calcext:value-type="float">
            <text:p>152.609</text:p>
          </table:table-cell>
          <table:table-cell office:value-type="float" office:value="0.662939" calcext:value-type="float">
            <text:p>0.66293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674" calcext:value-type="float">
            <text:p>0.36674</text:p>
          </table:table-cell>
          <table:table-cell office:value-type="float" office:value="0.134895" calcext:value-type="float">
            <text:p>0.134895</text:p>
          </table:table-cell>
          <table:table-cell office:value-type="float" office:value="0.0184113" calcext:value-type="float">
            <text:p>0.0184113</text:p>
          </table:table-cell>
          <table:table-cell office:value-type="float" office:value="0.932777" calcext:value-type="float">
            <text:p>0.932777</text:p>
          </table:table-cell>
          <table:table-cell office:value-type="float" office:value="151.201" calcext:value-type="float">
            <text:p>151.201</text:p>
          </table:table-cell>
          <table:table-cell office:value-type="float" office:value="0.662737" calcext:value-type="float">
            <text:p>0.66273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6386" calcext:value-type="float">
            <text:p>0.366386</text:p>
          </table:table-cell>
          <table:table-cell office:value-type="float" office:value="0.134612" calcext:value-type="float">
            <text:p>0.134612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0.950062" calcext:value-type="float">
            <text:p>0.950062</text:p>
          </table:table-cell>
          <table:table-cell office:value-type="float" office:value="149.657" calcext:value-type="float">
            <text:p>149.657</text:p>
          </table:table-cell>
          <table:table-cell office:value-type="float" office:value="0.662976" calcext:value-type="float">
            <text:p>0.662976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6466" calcext:value-type="float">
            <text:p>0.366466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0183409" calcext:value-type="float">
            <text:p>0.0183409</text:p>
          </table:table-cell>
          <table:table-cell office:value-type="float" office:value="0.952685" calcext:value-type="float">
            <text:p>0.952685</text:p>
          </table:table-cell>
          <table:table-cell office:value-type="float" office:value="149.486" calcext:value-type="float">
            <text:p>149.486</text:p>
          </table:table-cell>
          <table:table-cell office:value-type="float" office:value="0.662929" calcext:value-type="float">
            <text:p>0.66292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673" calcext:value-type="float">
            <text:p>0.36673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0.0183939" calcext:value-type="float">
            <text:p>0.0183939</text:p>
          </table:table-cell>
          <table:table-cell office:value-type="float" office:value="0.950493" calcext:value-type="float">
            <text:p>0.950493</text:p>
          </table:table-cell>
          <table:table-cell office:value-type="float" office:value="149.767" calcext:value-type="float">
            <text:p>149.767</text:p>
          </table:table-cell>
          <table:table-cell office:value-type="float" office:value="0.662927" calcext:value-type="float">
            <text:p>0.66292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6621" calcext:value-type="float">
            <text:p>0.366621</text:p>
          </table:table-cell>
          <table:table-cell office:value-type="float" office:value="0.134791" calcext:value-type="float">
            <text:p>0.134791</text:p>
          </table:table-cell>
          <table:table-cell office:value-type="float" office:value="0.0183733" calcext:value-type="float">
            <text:p>0.0183733</text:p>
          </table:table-cell>
          <table:table-cell office:value-type="float" office:value="0.949292" calcext:value-type="float">
            <text:p>0.949292</text:p>
          </table:table-cell>
          <table:table-cell office:value-type="float" office:value="149.818" calcext:value-type="float">
            <text:p>149.818</text:p>
          </table:table-cell>
          <table:table-cell office:value-type="float" office:value="0.662912" calcext:value-type="float">
            <text:p>0.66291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6537" calcext:value-type="float">
            <text:p>0.366537</text:p>
          </table:table-cell>
          <table:table-cell office:value-type="float" office:value="0.13473" calcext:value-type="float">
            <text:p>0.13473</text:p>
          </table:table-cell>
          <table:table-cell office:value-type="float" office:value="0.0183568" calcext:value-type="float">
            <text:p>0.0183568</text:p>
          </table:table-cell>
          <table:table-cell office:value-type="float" office:value="0.95283" calcext:value-type="float">
            <text:p>0.95283</text:p>
          </table:table-cell>
          <table:table-cell office:value-type="float" office:value="149.505" calcext:value-type="float">
            <text:p>149.505</text:p>
          </table:table-cell>
          <table:table-cell office:value-type="float" office:value="0.66291" calcext:value-type="float">
            <text:p>0.6629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631" calcext:value-type="float">
            <text:p>0.36663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183762" calcext:value-type="float">
            <text:p>0.0183762</text:p>
          </table:table-cell>
          <table:table-cell office:value-type="float" office:value="0.951708" calcext:value-type="float">
            <text:p>0.951708</text:p>
          </table:table-cell>
          <table:table-cell office:value-type="float" office:value="149.632" calcext:value-type="float">
            <text:p>149.632</text:p>
          </table:table-cell>
          <table:table-cell office:value-type="float" office:value="0.662902" calcext:value-type="float">
            <text:p>0.662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050176" calcext:value-type="float">
            <text:p>0.00050176</text:p>
          </table:table-cell>
          <table:table-cell office:value-type="float" office:value="0.000000251763" calcext:value-type="float">
            <text:p>2.51763E-07</text:p>
          </table:table-cell>
          <table:table-cell office:value-type="float" office:value="0.400631" calcext:value-type="float">
            <text:p>0.400631</text:p>
          </table:table-cell>
          <table:table-cell office:value-type="float" office:value="11.6245" calcext:value-type="float">
            <text:p>11.624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72" calcext:value-type="float">
            <text:p>0.2872</text:p>
          </table:table-cell>
          <table:table-cell office:value-type="float" office:value="0.0834573" calcext:value-type="float">
            <text:p>0.0834573</text:p>
          </table:table-cell>
          <table:table-cell office:value-type="float" office:value="0.00728629" calcext:value-type="float">
            <text:p>0.00728629</text:p>
          </table:table-cell>
          <table:table-cell office:value-type="float" office:value="0.778544" calcext:value-type="float">
            <text:p>0.778544</text:p>
          </table:table-cell>
          <table:table-cell office:value-type="float" office:value="130.114" calcext:value-type="float">
            <text:p>130.114</text:p>
          </table:table-cell>
          <table:table-cell office:value-type="float" office:value="0.651296" calcext:value-type="float">
            <text:p>0.65129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1" calcext:value-type="float">
            <text:p>0.351</text:p>
          </table:table-cell>
          <table:table-cell office:value-type="float" office:value="0.123276" calcext:value-type="float">
            <text:p>0.123276</text:p>
          </table:table-cell>
          <table:table-cell office:value-type="float" office:value="0.0152335" calcext:value-type="float">
            <text:p>0.0152335</text:p>
          </table:table-cell>
          <table:table-cell office:value-type="float" office:value="0.421305" calcext:value-type="float">
            <text:p>0.421305</text:p>
          </table:table-cell>
          <table:table-cell office:value-type="float" office:value="215.224" calcext:value-type="float">
            <text:p>215.224</text:p>
          </table:table-cell>
          <table:table-cell office:value-type="float" office:value="0.665868" calcext:value-type="float">
            <text:p>0.66586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142746" calcext:value-type="float">
            <text:p>0.142746</text:p>
          </table:table-cell>
          <table:table-cell office:value-type="float" office:value="0.0205552" calcext:value-type="float">
            <text:p>0.0205552</text:p>
          </table:table-cell>
          <table:table-cell office:value-type="float" office:value="0.700697" calcext:value-type="float">
            <text:p>0.700697</text:p>
          </table:table-cell>
          <table:table-cell office:value-type="float" office:value="179.529" calcext:value-type="float">
            <text:p>179.529</text:p>
          </table:table-cell>
          <table:table-cell office:value-type="float" office:value="0.66374" calcext:value-type="float">
            <text:p>0.6637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265" calcext:value-type="float">
            <text:p>0.37265</text:p>
          </table:table-cell>
          <table:table-cell office:value-type="float" office:value="0.139198" calcext:value-type="float">
            <text:p>0.139198</text:p>
          </table:table-cell>
          <table:table-cell office:value-type="float" office:value="0.0195644" calcext:value-type="float">
            <text:p>0.0195644</text:p>
          </table:table-cell>
          <table:table-cell office:value-type="float" office:value="0.747163" calcext:value-type="float">
            <text:p>0.747163</text:p>
          </table:table-cell>
          <table:table-cell office:value-type="float" office:value="171.667" calcext:value-type="float">
            <text:p>171.667</text:p>
          </table:table-cell>
          <table:table-cell office:value-type="float" office:value="0.663426" calcext:value-type="float">
            <text:p>0.66342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755" calcext:value-type="float">
            <text:p>0.36755</text:p>
          </table:table-cell>
          <table:table-cell office:value-type="float" office:value="0.135574" calcext:value-type="float">
            <text:p>0.135574</text:p>
          </table:table-cell>
          <table:table-cell office:value-type="float" office:value="0.0186408" calcext:value-type="float">
            <text:p>0.0186408</text:p>
          </table:table-cell>
          <table:table-cell office:value-type="float" office:value="0.645504" calcext:value-type="float">
            <text:p>0.645504</text:p>
          </table:table-cell>
          <table:table-cell office:value-type="float" office:value="182.293" calcext:value-type="float">
            <text:p>182.293</text:p>
          </table:table-cell>
          <table:table-cell office:value-type="float" office:value="0.661944" calcext:value-type="float">
            <text:p>0.66194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9737" calcext:value-type="float">
            <text:p>0.369737</text:p>
          </table:table-cell>
          <table:table-cell office:value-type="float" office:value="0.137065" calcext:value-type="float">
            <text:p>0.137065</text:p>
          </table:table-cell>
          <table:table-cell office:value-type="float" office:value="0.0189765" calcext:value-type="float">
            <text:p>0.0189765</text:p>
          </table:table-cell>
          <table:table-cell office:value-type="float" office:value="0.914059" calcext:value-type="float">
            <text:p>0.914059</text:p>
          </table:table-cell>
          <table:table-cell office:value-type="float" office:value="153.972" calcext:value-type="float">
            <text:p>153.972</text:p>
          </table:table-cell>
          <table:table-cell office:value-type="float" office:value="0.663302" calcext:value-type="float">
            <text:p>0.66330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1887" calcext:value-type="float">
            <text:p>0.371887</text:p>
          </table:table-cell>
          <table:table-cell office:value-type="float" office:value="0.138587" calcext:value-type="float">
            <text:p>0.138587</text:p>
          </table:table-cell>
          <table:table-cell office:value-type="float" office:value="0.0193665" calcext:value-type="float">
            <text:p>0.0193665</text:p>
          </table:table-cell>
          <table:table-cell office:value-type="float" office:value="0.917836" calcext:value-type="float">
            <text:p>0.917836</text:p>
          </table:table-cell>
          <table:table-cell office:value-type="float" office:value="154.507" calcext:value-type="float">
            <text:p>154.507</text:p>
          </table:table-cell>
          <table:table-cell office:value-type="float" office:value="0.66389" calcext:value-type="float">
            <text:p>0.66389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5566" calcext:value-type="float">
            <text:p>0.375566</text:p>
          </table:table-cell>
          <table:table-cell office:value-type="float" office:value="0.141426" calcext:value-type="float">
            <text:p>0.141426</text:p>
          </table:table-cell>
          <table:table-cell office:value-type="float" office:value="0.0202122" calcext:value-type="float">
            <text:p>0.0202122</text:p>
          </table:table-cell>
          <table:table-cell office:value-type="float" office:value="0.910314" calcext:value-type="float">
            <text:p>0.910314</text:p>
          </table:table-cell>
          <table:table-cell office:value-type="float" office:value="156.731" calcext:value-type="float">
            <text:p>156.731</text:p>
          </table:table-cell>
          <table:table-cell office:value-type="float" office:value="0.663152" calcext:value-type="float">
            <text:p>0.66315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1177" calcext:value-type="float">
            <text:p>0.371177</text:p>
          </table:table-cell>
          <table:table-cell office:value-type="float" office:value="0.138127" calcext:value-type="float">
            <text:p>0.138127</text:p>
          </table:table-cell>
          <table:table-cell office:value-type="float" office:value="0.0192744" calcext:value-type="float">
            <text:p>0.0192744</text:p>
          </table:table-cell>
          <table:table-cell office:value-type="float" office:value="0.942353" calcext:value-type="float">
            <text:p>0.942353</text:p>
          </table:table-cell>
          <table:table-cell office:value-type="float" office:value="152.225" calcext:value-type="float">
            <text:p>152.225</text:p>
          </table:table-cell>
          <table:table-cell office:value-type="float" office:value="0.663255" calcext:value-type="float">
            <text:p>0.66325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2757" calcext:value-type="float">
            <text:p>0.372757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0196095" calcext:value-type="float">
            <text:p>0.0196095</text:p>
          </table:table-cell>
          <table:table-cell office:value-type="float" office:value="0.978447" calcext:value-type="float">
            <text:p>0.978447</text:p>
          </table:table-cell>
          <table:table-cell office:value-type="float" office:value="150.023" calcext:value-type="float">
            <text:p>150.023</text:p>
          </table:table-cell>
          <table:table-cell office:value-type="float" office:value="0.663194" calcext:value-type="float">
            <text:p>0.66319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4457" calcext:value-type="float">
            <text:p>0.374457</text:p>
          </table:table-cell>
          <table:table-cell office:value-type="float" office:value="0.140587" calcext:value-type="float">
            <text:p>0.140587</text:p>
          </table:table-cell>
          <table:table-cell office:value-type="float" office:value="0.0199721" calcext:value-type="float">
            <text:p>0.0199721</text:p>
          </table:table-cell>
          <table:table-cell office:value-type="float" office:value="0.9636" calcext:value-type="float">
            <text:p>0.9636</text:p>
          </table:table-cell>
          <table:table-cell office:value-type="float" office:value="151.871" calcext:value-type="float">
            <text:p>151.871</text:p>
          </table:table-cell>
          <table:table-cell office:value-type="float" office:value="0.663171" calcext:value-type="float">
            <text:p>0.66317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2432" calcext:value-type="float">
            <text:p>0.372432</text:p>
          </table:table-cell>
          <table:table-cell office:value-type="float" office:value="0.139088" calcext:value-type="float">
            <text:p>0.139088</text:p>
          </table:table-cell>
          <table:table-cell office:value-type="float" office:value="0.0195585" calcext:value-type="float">
            <text:p>0.0195585</text:p>
          </table:table-cell>
          <table:table-cell office:value-type="float" office:value="0.922512" calcext:value-type="float">
            <text:p>0.922512</text:p>
          </table:table-cell>
          <table:table-cell office:value-type="float" office:value="154.393" calcext:value-type="float">
            <text:p>154.393</text:p>
          </table:table-cell>
          <table:table-cell office:value-type="float" office:value="0.662997" calcext:value-type="float">
            <text:p>0.66299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2981" calcext:value-type="float">
            <text:p>0.372981</text:p>
          </table:table-cell>
          <table:table-cell office:value-type="float" office:value="0.139485" calcext:value-type="float">
            <text:p>0.139485</text:p>
          </table:table-cell>
          <table:table-cell office:value-type="float" office:value="0.0196621" calcext:value-type="float">
            <text:p>0.0196621</text:p>
          </table:table-cell>
          <table:table-cell office:value-type="float" office:value="0.937225" calcext:value-type="float">
            <text:p>0.937225</text:p>
          </table:table-cell>
          <table:table-cell office:value-type="float" office:value="153.392" calcext:value-type="float">
            <text:p>153.392</text:p>
          </table:table-cell>
          <table:table-cell office:value-type="float" office:value="0.663135" calcext:value-type="float">
            <text:p>0.66313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3007" calcext:value-type="float">
            <text:p>0.373007</text:p>
          </table:table-cell>
          <table:table-cell office:value-type="float" office:value="0.139512" calcext:value-type="float">
            <text:p>0.139512</text:p>
          </table:table-cell>
          <table:table-cell office:value-type="float" office:value="0.0196743" calcext:value-type="float">
            <text:p>0.0196743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153.092" calcext:value-type="float">
            <text:p>153.092</text:p>
          </table:table-cell>
          <table:table-cell office:value-type="float" office:value="0.66306" calcext:value-type="float">
            <text:p>0.6630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2875" calcext:value-type="float">
            <text:p>0.372875</text:p>
          </table:table-cell>
          <table:table-cell office:value-type="float" office:value="0.139411" calcext:value-type="float">
            <text:p>0.139411</text:p>
          </table:table-cell>
          <table:table-cell office:value-type="float" office:value="0.0196448" calcext:value-type="float">
            <text:p>0.0196448</text:p>
          </table:table-cell>
          <table:table-cell office:value-type="float" office:value="0.932189" calcext:value-type="float">
            <text:p>0.932189</text:p>
          </table:table-cell>
          <table:table-cell office:value-type="float" office:value="153.766" calcext:value-type="float">
            <text:p>153.766</text:p>
          </table:table-cell>
          <table:table-cell office:value-type="float" office:value="0.663078" calcext:value-type="float">
            <text:p>0.66307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2966" calcext:value-type="float">
            <text:p>0.372966</text:p>
          </table:table-cell>
          <table:table-cell office:value-type="float" office:value="0.139484" calcext:value-type="float">
            <text:p>0.139484</text:p>
          </table:table-cell>
          <table:table-cell office:value-type="float" office:value="0.0196674" calcext:value-type="float">
            <text:p>0.0196674</text:p>
          </table:table-cell>
          <table:table-cell office:value-type="float" office:value="0.937351" calcext:value-type="float">
            <text:p>0.937351</text:p>
          </table:table-cell>
          <table:table-cell office:value-type="float" office:value="153.381" calcext:value-type="float">
            <text:p>153.381</text:p>
          </table:table-cell>
          <table:table-cell office:value-type="float" office:value="0.663041" calcext:value-type="float">
            <text:p>0.66304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3037" calcext:value-type="float">
            <text:p>0.373037</text:p>
          </table:table-cell>
          <table:table-cell office:value-type="float" office:value="0.139532" calcext:value-type="float">
            <text:p>0.139532</text:p>
          </table:table-cell>
          <table:table-cell office:value-type="float" office:value="0.0196779" calcext:value-type="float">
            <text:p>0.0196779</text:p>
          </table:table-cell>
          <table:table-cell office:value-type="float" office:value="0.940151" calcext:value-type="float">
            <text:p>0.940151</text:p>
          </table:table-cell>
          <table:table-cell office:value-type="float" office:value="153.178" calcext:value-type="float">
            <text:p>153.178</text:p>
          </table:table-cell>
          <table:table-cell office:value-type="float" office:value="0.663091" calcext:value-type="float">
            <text:p>0.66309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2995" calcext:value-type="float">
            <text:p>0.372995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19669" calcext:value-type="float">
            <text:p>0.019669</text:p>
          </table:table-cell>
          <table:table-cell office:value-type="float" office:value="0.940805" calcext:value-type="float">
            <text:p>0.940805</text:p>
          </table:table-cell>
          <table:table-cell office:value-type="float" office:value="153.108" calcext:value-type="float">
            <text:p>153.108</text:p>
          </table:table-cell>
          <table:table-cell office:value-type="float" office:value="0.663091" calcext:value-type="float">
            <text:p>0.66309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138" calcext:value-type="float">
            <text:p>0.373138</text:p>
          </table:table-cell>
          <table:table-cell office:value-type="float" office:value="0.139609" calcext:value-type="float">
            <text:p>0.139609</text:p>
          </table:table-cell>
          <table:table-cell office:value-type="float" office:value="0.0197005" calcext:value-type="float">
            <text:p>0.0197005</text:p>
          </table:table-cell>
          <table:table-cell office:value-type="float" office:value="0.940656" calcext:value-type="float">
            <text:p>0.940656</text:p>
          </table:table-cell>
          <table:table-cell office:value-type="float" office:value="153.18" calcext:value-type="float">
            <text:p>153.18</text:p>
          </table:table-cell>
          <table:table-cell office:value-type="float" office:value="0.663077" calcext:value-type="float">
            <text:p>0.6630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72" calcext:value-type="float">
            <text:p>0.0272</text:p>
          </table:table-cell>
          <table:table-cell office:value-type="float" office:value="0.00073984" calcext:value-type="float">
            <text:p>0.00073984</text:p>
          </table:table-cell>
          <table:table-cell office:value-type="float" office:value="0.000000547363" calcext:value-type="float">
            <text:p>5.47363E-07</text:p>
          </table:table-cell>
          <table:table-cell office:value-type="float" office:value="1.48215" calcext:value-type="float">
            <text:p>1.48215</text:p>
          </table:table-cell>
          <table:table-cell office:value-type="float" office:value="3.96489" calcext:value-type="float">
            <text:p>3.9648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732" calcext:value-type="float">
            <text:p>0.2732</text:p>
          </table:table-cell>
          <table:table-cell office:value-type="float" office:value="0.0791005" calcext:value-type="float">
            <text:p>0.0791005</text:p>
          </table:table-cell>
          <table:table-cell office:value-type="float" office:value="0.0075891" calcext:value-type="float">
            <text:p>0.0075891</text:p>
          </table:table-cell>
          <table:table-cell office:value-type="float" office:value="0.597506" calcext:value-type="float">
            <text:p>0.597506</text:p>
          </table:table-cell>
          <table:table-cell office:value-type="float" office:value="144.646" calcext:value-type="float">
            <text:p>144.646</text:p>
          </table:table-cell>
          <table:table-cell office:value-type="float" office:value="0.595693" calcext:value-type="float">
            <text:p>0.59569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74" calcext:value-type="float">
            <text:p>0.374</text:p>
          </table:table-cell>
          <table:table-cell office:value-type="float" office:value="0.139951" calcext:value-type="float">
            <text:p>0.139951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608805" calcext:value-type="float">
            <text:p>0.608805</text:p>
          </table:table-cell>
          <table:table-cell office:value-type="float" office:value="190.729" calcext:value-type="float">
            <text:p>190.729</text:p>
          </table:table-cell>
          <table:table-cell office:value-type="float" office:value="0.66594" calcext:value-type="float">
            <text:p>0.6659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808" calcext:value-type="float">
            <text:p>0.3808</text:p>
          </table:table-cell>
          <table:table-cell office:value-type="float" office:value="0.145239" calcext:value-type="float">
            <text:p>0.145239</text:p>
          </table:table-cell>
          <table:table-cell office:value-type="float" office:value="0.0212243" calcext:value-type="float">
            <text:p>0.0212243</text:p>
          </table:table-cell>
          <table:table-cell office:value-type="float" office:value="1.2474" calcext:value-type="float">
            <text:p>1.2474</text:p>
          </table:table-cell>
          <table:table-cell office:value-type="float" office:value="135.624" calcext:value-type="float">
            <text:p>135.624</text:p>
          </table:table-cell>
          <table:table-cell office:value-type="float" office:value="0.664615" calcext:value-type="float">
            <text:p>0.66461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455" calcext:value-type="float">
            <text:p>0.37455</text:p>
          </table:table-cell>
          <table:table-cell office:value-type="float" office:value="0.140693" calcext:value-type="float">
            <text:p>0.140693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493074" calcext:value-type="float">
            <text:p>0.493074</text:p>
          </table:table-cell>
          <table:table-cell office:value-type="float" office:value="212.531" calcext:value-type="float">
            <text:p>212.531</text:p>
          </table:table-cell>
          <table:table-cell office:value-type="float" office:value="0.662919" calcext:value-type="float">
            <text:p>0.66291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81425" calcext:value-type="float">
            <text:p>0.381425</text:p>
          </table:table-cell>
          <table:table-cell office:value-type="float" office:value="0.145837" calcext:value-type="float">
            <text:p>0.145837</text:p>
          </table:table-cell>
          <table:table-cell office:value-type="float" office:value="0.0214751" calcext:value-type="float">
            <text:p>0.0214751</text:p>
          </table:table-cell>
          <table:table-cell office:value-type="float" office:value="0.558021" calcext:value-type="float">
            <text:p>0.558021</text:p>
          </table:table-cell>
          <table:table-cell office:value-type="float" office:value="203.386" calcext:value-type="float">
            <text:p>203.386</text:p>
          </table:table-cell>
          <table:table-cell office:value-type="float" office:value="0.663425" calcext:value-type="float">
            <text:p>0.66342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0437" calcext:value-type="float">
            <text:p>0.380437</text:p>
          </table:table-cell>
          <table:table-cell office:value-type="float" office:value="0.145031" calcext:value-type="float">
            <text:p>0.145031</text:p>
          </table:table-cell>
          <table:table-cell office:value-type="float" office:value="0.0212078" calcext:value-type="float">
            <text:p>0.0212078</text:p>
          </table:table-cell>
          <table:table-cell office:value-type="float" office:value="0.976938" calcext:value-type="float">
            <text:p>0.976938</text:p>
          </table:table-cell>
          <table:table-cell office:value-type="float" office:value="153.199" calcext:value-type="float">
            <text:p>153.199</text:p>
          </table:table-cell>
          <table:table-cell office:value-type="float" office:value="0.663913" calcext:value-type="float">
            <text:p>0.66391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6375" calcext:value-type="float">
            <text:p>0.376375</text:p>
          </table:table-cell>
          <table:table-cell office:value-type="float" office:value="0.142025" calcext:value-type="float">
            <text:p>0.142025</text:p>
          </table:table-cell>
          <table:table-cell office:value-type="float" office:value="0.0203824" calcext:value-type="float">
            <text:p>0.0203824</text:p>
          </table:table-cell>
          <table:table-cell office:value-type="float" office:value="0.952795" calcext:value-type="float">
            <text:p>0.952795</text:p>
          </table:table-cell>
          <table:table-cell office:value-type="float" office:value="153.513" calcext:value-type="float">
            <text:p>153.513</text:p>
          </table:table-cell>
          <table:table-cell office:value-type="float" office:value="0.663174" calcext:value-type="float">
            <text:p>0.66317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8894" calcext:value-type="float">
            <text:p>0.378894</text:p>
          </table:table-cell>
          <table:table-cell office:value-type="float" office:value="0.143895" calcext:value-type="float">
            <text:p>0.143895</text:p>
          </table:table-cell>
          <table:table-cell office:value-type="float" office:value="0.0208979" calcext:value-type="float">
            <text:p>0.0208979</text:p>
          </table:table-cell>
          <table:table-cell office:value-type="float" office:value="0.917953" calcext:value-type="float">
            <text:p>0.917953</text:p>
          </table:table-cell>
          <table:table-cell office:value-type="float" office:value="157.436" calcext:value-type="float">
            <text:p>157.436</text:p>
          </table:table-cell>
          <table:table-cell office:value-type="float" office:value="0.663572" calcext:value-type="float">
            <text:p>0.663572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8648" calcext:value-type="float">
            <text:p>0.378648</text:p>
          </table:table-cell>
          <table:table-cell office:value-type="float" office:value="0.143757" calcext:value-type="float">
            <text:p>0.143757</text:p>
          </table:table-cell>
          <table:table-cell office:value-type="float" office:value="0.0208855" calcext:value-type="float">
            <text:p>0.0208855</text:p>
          </table:table-cell>
          <table:table-cell office:value-type="float" office:value="0.900918" calcext:value-type="float">
            <text:p>0.900918</text:p>
          </table:table-cell>
          <table:table-cell office:value-type="float" office:value="158.845" calcext:value-type="float">
            <text:p>158.845</text:p>
          </table:table-cell>
          <table:table-cell office:value-type="float" office:value="0.663125" calcext:value-type="float">
            <text:p>0.66312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052" calcext:value-type="float">
            <text:p>0.38052</text:p>
          </table:table-cell>
          <table:table-cell office:value-type="float" office:value="0.145141" calcext:value-type="float">
            <text:p>0.145141</text:p>
          </table:table-cell>
          <table:table-cell office:value-type="float" office:value="0.0212656" calcext:value-type="float">
            <text:p>0.0212656</text:p>
          </table:table-cell>
          <table:table-cell office:value-type="float" office:value="0.972019" calcext:value-type="float">
            <text:p>0.972019</text:p>
          </table:table-cell>
          <table:table-cell office:value-type="float" office:value="153.646" calcext:value-type="float">
            <text:p>153.646</text:p>
          </table:table-cell>
          <table:table-cell office:value-type="float" office:value="0.663506" calcext:value-type="float">
            <text:p>0.66350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0177" calcext:value-type="float">
            <text:p>0.380177</text:p>
          </table:table-cell>
          <table:table-cell office:value-type="float" office:value="0.144906" calcext:value-type="float">
            <text:p>0.144906</text:p>
          </table:table-cell>
          <table:table-cell office:value-type="float" office:value="0.021212" calcext:value-type="float">
            <text:p>0.021212</text:p>
          </table:table-cell>
          <table:table-cell office:value-type="float" office:value="0.957523" calcext:value-type="float">
            <text:p>0.957523</text:p>
          </table:table-cell>
          <table:table-cell office:value-type="float" office:value="154.682" calcext:value-type="float">
            <text:p>154.682</text:p>
          </table:table-cell>
          <table:table-cell office:value-type="float" office:value="0.663266" calcext:value-type="float">
            <text:p>0.66326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9084" calcext:value-type="float">
            <text:p>0.379084</text:p>
          </table:table-cell>
          <table:table-cell office:value-type="float" office:value="0.144061" calcext:value-type="float">
            <text:p>0.144061</text:p>
          </table:table-cell>
          <table:table-cell office:value-type="float" office:value="0.0209582" calcext:value-type="float">
            <text:p>0.0209582</text:p>
          </table:table-cell>
          <table:table-cell office:value-type="float" office:value="0.961287" calcext:value-type="float">
            <text:p>0.961287</text:p>
          </table:table-cell>
          <table:table-cell office:value-type="float" office:value="153.926" calcext:value-type="float">
            <text:p>153.926</text:p>
          </table:table-cell>
          <table:table-cell office:value-type="float" office:value="0.66338" calcext:value-type="float">
            <text:p>0.6633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9439" calcext:value-type="float">
            <text:p>0.379439</text:p>
          </table:table-cell>
          <table:table-cell office:value-type="float" office:value="0.144348" calcext:value-type="float">
            <text:p>0.144348</text:p>
          </table:table-cell>
          <table:table-cell office:value-type="float" office:value="0.0210519" calcext:value-type="float">
            <text:p>0.0210519</text:p>
          </table:table-cell>
          <table:table-cell office:value-type="float" office:value="0.937417" calcext:value-type="float">
            <text:p>0.937417</text:p>
          </table:table-cell>
          <table:table-cell office:value-type="float" office:value="156.034" calcext:value-type="float">
            <text:p>156.034</text:p>
          </table:table-cell>
          <table:table-cell office:value-type="float" office:value="0.663219" calcext:value-type="float">
            <text:p>0.66321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9121" calcext:value-type="float">
            <text:p>0.379121</text:p>
          </table:table-cell>
          <table:table-cell office:value-type="float" office:value="0.144097" calcext:value-type="float">
            <text:p>0.144097</text:p>
          </table:table-cell>
          <table:table-cell office:value-type="float" office:value="0.0209731" calcext:value-type="float">
            <text:p>0.0209731</text:p>
          </table:table-cell>
          <table:table-cell office:value-type="float" office:value="0.927118" calcext:value-type="float">
            <text:p>0.927118</text:p>
          </table:table-cell>
          <table:table-cell office:value-type="float" office:value="156.764" calcext:value-type="float">
            <text:p>156.764</text:p>
          </table:table-cell>
          <table:table-cell office:value-type="float" office:value="0.663308" calcext:value-type="float">
            <text:p>0.66330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9703" calcext:value-type="float">
            <text:p>0.379703</text:p>
          </table:table-cell>
          <table:table-cell office:value-type="float" office:value="0.144547" calcext:value-type="float">
            <text:p>0.144547</text:p>
          </table:table-cell>
          <table:table-cell office:value-type="float" office:value="0.021109" calcext:value-type="float">
            <text:p>0.021109</text:p>
          </table:table-cell>
          <table:table-cell office:value-type="float" office:value="0.916188" calcext:value-type="float">
            <text:p>0.916188</text:p>
          </table:table-cell>
          <table:table-cell office:value-type="float" office:value="157.946" calcext:value-type="float">
            <text:p>157.946</text:p>
          </table:table-cell>
          <table:table-cell office:value-type="float" office:value="0.663236" calcext:value-type="float">
            <text:p>0.66323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9628" calcext:value-type="float">
            <text:p>0.379628</text:p>
          </table:table-cell>
          <table:table-cell office:value-type="float" office:value="0.144487" calcext:value-type="float">
            <text:p>0.144487</text:p>
          </table:table-cell>
          <table:table-cell office:value-type="float" office:value="0.0210901" calcext:value-type="float">
            <text:p>0.0210901</text:p>
          </table:table-cell>
          <table:table-cell office:value-type="float" office:value="0.917177" calcext:value-type="float">
            <text:p>0.917177</text:p>
          </table:table-cell>
          <table:table-cell office:value-type="float" office:value="157.827" calcext:value-type="float">
            <text:p>157.827</text:p>
          </table:table-cell>
          <table:table-cell office:value-type="float" office:value="0.663258" calcext:value-type="float">
            <text:p>0.66325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9647" calcext:value-type="float">
            <text:p>0.379647</text:p>
          </table:table-cell>
          <table:table-cell office:value-type="float" office:value="0.144502" calcext:value-type="float">
            <text:p>0.144502</text:p>
          </table:table-cell>
          <table:table-cell office:value-type="float" office:value="0.0210945" calcext:value-type="float">
            <text:p>0.0210945</text:p>
          </table:table-cell>
          <table:table-cell office:value-type="float" office:value="0.919867" calcext:value-type="float">
            <text:p>0.919867</text:p>
          </table:table-cell>
          <table:table-cell office:value-type="float" office:value="157.604" calcext:value-type="float">
            <text:p>157.604</text:p>
          </table:table-cell>
          <table:table-cell office:value-type="float" office:value="0.663254" calcext:value-type="float">
            <text:p>0.66325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9582" calcext:value-type="float">
            <text:p>0.379582</text:p>
          </table:table-cell>
          <table:table-cell office:value-type="float" office:value="0.144453" calcext:value-type="float">
            <text:p>0.144453</text:p>
          </table:table-cell>
          <table:table-cell office:value-type="float" office:value="0.0210802" calcext:value-type="float">
            <text:p>0.0210802</text:p>
          </table:table-cell>
          <table:table-cell office:value-type="float" office:value="0.927209" calcext:value-type="float">
            <text:p>0.927209</text:p>
          </table:table-cell>
          <table:table-cell office:value-type="float" office:value="156.95" calcext:value-type="float">
            <text:p>156.95</text:p>
          </table:table-cell>
          <table:table-cell office:value-type="float" office:value="0.663255" calcext:value-type="float">
            <text:p>0.66325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635" calcext:value-type="float">
            <text:p>0.379635</text:p>
          </table:table-cell>
          <table:table-cell office:value-type="float" office:value="0.144493" calcext:value-type="float">
            <text:p>0.144493</text:p>
          </table:table-cell>
          <table:table-cell office:value-type="float" office:value="0.0210917" calcext:value-type="float">
            <text:p>0.0210917</text:p>
          </table:table-cell>
          <table:table-cell office:value-type="float" office:value="0.925125" calcext:value-type="float">
            <text:p>0.925125</text:p>
          </table:table-cell>
          <table:table-cell office:value-type="float" office:value="157.149" calcext:value-type="float">
            <text:p>157.149</text:p>
          </table:table-cell>
          <table:table-cell office:value-type="float" office:value="0.663258" calcext:value-type="float">
            <text:p>0.663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00064" calcext:value-type="float">
            <text:p>6.4E-07</text:p>
          </table:table-cell>
          <table:table-cell office:value-type="float" office:value="0.0000000000004096" calcext:value-type="float">
            <text:p>4.096E-13</text:p>
          </table:table-cell>
          <table:table-cell office:value-type="float" office:value="7.78758" calcext:value-type="float">
            <text:p>7.7875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648" calcext:value-type="float">
            <text:p>0.2648</text:p>
          </table:table-cell>
          <table:table-cell office:value-type="float" office:value="0.0713024" calcext:value-type="float">
            <text:p>0.0713024</text:p>
          </table:table-cell>
          <table:table-cell office:value-type="float" office:value="0.00541594" calcext:value-type="float">
            <text:p>0.00541594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105.581" calcext:value-type="float">
            <text:p>105.581</text:p>
          </table:table-cell>
          <table:table-cell office:value-type="float" office:value="0.644905" calcext:value-type="float">
            <text:p>0.6449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788" calcext:value-type="float">
            <text:p>0.3788</text:p>
          </table:table-cell>
          <table:table-cell office:value-type="float" office:value="0.143609" calcext:value-type="float">
            <text:p>0.143609</text:p>
          </table:table-cell>
          <table:table-cell office:value-type="float" office:value="0.0206911" calcext:value-type="float">
            <text:p>0.0206911</text:p>
          </table:table-cell>
          <table:table-cell office:value-type="float" office:value="0.790978" calcext:value-type="float">
            <text:p>0.790978</text:p>
          </table:table-cell>
          <table:table-cell office:value-type="float" office:value="169.463" calcext:value-type="float">
            <text:p>169.463</text:p>
          </table:table-cell>
          <table:table-cell office:value-type="float" office:value="0.665575" calcext:value-type="float">
            <text:p>0.66557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87" calcext:value-type="float">
            <text:p>0.3787</text:p>
          </table:table-cell>
          <table:table-cell office:value-type="float" office:value="0.143464" calcext:value-type="float">
            <text:p>0.143464</text:p>
          </table:table-cell>
          <table:table-cell office:value-type="float" office:value="0.0206105" calcext:value-type="float">
            <text:p>0.0206105</text:p>
          </table:table-cell>
          <table:table-cell office:value-type="float" office:value="0.982769" calcext:value-type="float">
            <text:p>0.982769</text:p>
          </table:table-cell>
          <table:table-cell office:value-type="float" office:value="151.913" calcext:value-type="float">
            <text:p>151.913</text:p>
          </table:table-cell>
          <table:table-cell office:value-type="float" office:value="0.666202" calcext:value-type="float">
            <text:p>0.66620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152387" calcext:value-type="float">
            <text:p>0.152387</text:p>
          </table:table-cell>
          <table:table-cell office:value-type="float" office:value="0.0233947" calcext:value-type="float">
            <text:p>0.0233947</text:p>
          </table:table-cell>
          <table:table-cell office:value-type="float" office:value="0.77809" calcext:value-type="float">
            <text:p>0.77809</text:p>
          </table:table-cell>
          <table:table-cell office:value-type="float" office:value="176.019" calcext:value-type="float">
            <text:p>176.019</text:p>
          </table:table-cell>
          <table:table-cell office:value-type="float" office:value="0.664184" calcext:value-type="float">
            <text:p>0.6641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82" calcext:value-type="float">
            <text:p>0.3782</text:p>
          </table:table-cell>
          <table:table-cell office:value-type="float" office:value="0.14338" calcext:value-type="float">
            <text:p>0.14338</text:p>
          </table:table-cell>
          <table:table-cell office:value-type="float" office:value="0.0207567" calcext:value-type="float">
            <text:p>0.0207567</text:p>
          </table:table-cell>
          <table:table-cell office:value-type="float" office:value="0.900167" calcext:value-type="float">
            <text:p>0.900167</text:p>
          </table:table-cell>
          <table:table-cell office:value-type="float" office:value="158.702" calcext:value-type="float">
            <text:p>158.702</text:p>
          </table:table-cell>
          <table:table-cell office:value-type="float" office:value="0.663441" calcext:value-type="float">
            <text:p>0.66344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7875" calcext:value-type="float">
            <text:p>0.387875</text:p>
          </table:table-cell>
          <table:table-cell office:value-type="float" office:value="0.150746" calcext:value-type="float">
            <text:p>0.150746</text:p>
          </table:table-cell>
          <table:table-cell office:value-type="float" office:value="0.0229019" calcext:value-type="float">
            <text:p>0.0229019</text:p>
          </table:table-cell>
          <table:table-cell office:value-type="float" office:value="0.807347" calcext:value-type="float">
            <text:p>0.807347</text:p>
          </table:table-cell>
          <table:table-cell office:value-type="float" office:value="171.859" calcext:value-type="float">
            <text:p>171.859</text:p>
          </table:table-cell>
          <table:table-cell office:value-type="float" office:value="0.664062" calcext:value-type="float">
            <text:p>0.6640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85531" calcext:value-type="float">
            <text:p>0.385531</text:p>
          </table:table-cell>
          <table:table-cell office:value-type="float" office:value="0.149045" calcext:value-type="float">
            <text:p>0.149045</text:p>
          </table:table-cell>
          <table:table-cell office:value-type="float" office:value="0.0224583" calcext:value-type="float">
            <text:p>0.0224583</text:p>
          </table:table-cell>
          <table:table-cell office:value-type="float" office:value="0.959429" calcext:value-type="float">
            <text:p>0.959429</text:p>
          </table:table-cell>
          <table:table-cell office:value-type="float" office:value="156.725" calcext:value-type="float">
            <text:p>156.725</text:p>
          </table:table-cell>
          <table:table-cell office:value-type="float" office:value="0.663009" calcext:value-type="float">
            <text:p>0.66300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86241" calcext:value-type="float">
            <text:p>0.386241</text:p>
          </table:table-cell>
          <table:table-cell office:value-type="float" office:value="0.149552" calcext:value-type="float">
            <text:p>0.149552</text:p>
          </table:table-cell>
          <table:table-cell office:value-type="float" office:value="0.0225857" calcext:value-type="float">
            <text:p>0.0225857</text:p>
          </table:table-cell>
          <table:table-cell office:value-type="float" office:value="0.839842" calcext:value-type="float">
            <text:p>0.839842</text:p>
          </table:table-cell>
          <table:table-cell office:value-type="float" office:value="167.824" calcext:value-type="float">
            <text:p>167.824</text:p>
          </table:table-cell>
          <table:table-cell office:value-type="float" office:value="0.663388" calcext:value-type="float">
            <text:p>0.66338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5552" calcext:value-type="float">
            <text:p>0.385552</text:p>
          </table:table-cell>
          <table:table-cell office:value-type="float" office:value="0.149067" calcext:value-type="float">
            <text:p>0.149067</text:p>
          </table:table-cell>
          <table:table-cell office:value-type="float" office:value="0.0224659" calcext:value-type="float">
            <text:p>0.0224659</text:p>
          </table:table-cell>
          <table:table-cell office:value-type="float" office:value="0.975865" calcext:value-type="float">
            <text:p>0.975865</text:p>
          </table:table-cell>
          <table:table-cell office:value-type="float" office:value="155.408" calcext:value-type="float">
            <text:p>155.408</text:p>
          </table:table-cell>
          <table:table-cell office:value-type="float" office:value="0.662994" calcext:value-type="float">
            <text:p>0.66299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7917" calcext:value-type="float">
            <text:p>0.387917</text:p>
          </table:table-cell>
          <table:table-cell office:value-type="float" office:value="0.150849" calcext:value-type="float">
            <text:p>0.150849</text:p>
          </table:table-cell>
          <table:table-cell office:value-type="float" office:value="0.0229777" calcext:value-type="float">
            <text:p>0.0229777</text:p>
          </table:table-cell>
          <table:table-cell office:value-type="float" office:value="0.973077" calcext:value-type="float">
            <text:p>0.973077</text:p>
          </table:table-cell>
          <table:table-cell office:value-type="float" office:value="156.561" calcext:value-type="float">
            <text:p>156.561</text:p>
          </table:table-cell>
          <table:table-cell office:value-type="float" office:value="0.66341" calcext:value-type="float">
            <text:p>0.6634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7345" calcext:value-type="float">
            <text:p>0.387345</text:p>
          </table:table-cell>
          <table:table-cell office:value-type="float" office:value="0.150403" calcext:value-type="float">
            <text:p>0.150403</text:p>
          </table:table-cell>
          <table:table-cell office:value-type="float" office:value="0.0228405" calcext:value-type="float">
            <text:p>0.0228405</text:p>
          </table:table-cell>
          <table:table-cell office:value-type="float" office:value="0.913136" calcext:value-type="float">
            <text:p>0.913136</text:p>
          </table:table-cell>
          <table:table-cell office:value-type="float" office:value="161.391" calcext:value-type="float">
            <text:p>161.391</text:p>
          </table:table-cell>
          <table:table-cell office:value-type="float" office:value="0.663434" calcext:value-type="float">
            <text:p>0.6634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6329" calcext:value-type="float">
            <text:p>0.386329</text:p>
          </table:table-cell>
          <table:table-cell office:value-type="float" office:value="0.149622" calcext:value-type="float">
            <text:p>0.149622</text:p>
          </table:table-cell>
          <table:table-cell office:value-type="float" office:value="0.0226092" calcext:value-type="float">
            <text:p>0.0226092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159.153" calcext:value-type="float">
            <text:p>159.153</text:p>
          </table:table-cell>
          <table:table-cell office:value-type="float" office:value="0.663357" calcext:value-type="float">
            <text:p>0.66335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6514" calcext:value-type="float">
            <text:p>0.386514</text:p>
          </table:table-cell>
          <table:table-cell office:value-type="float" office:value="0.149766" calcext:value-type="float">
            <text:p>0.149766</text:p>
          </table:table-cell>
          <table:table-cell office:value-type="float" office:value="0.0226526" calcext:value-type="float">
            <text:p>0.0226526</text:p>
          </table:table-cell>
          <table:table-cell office:value-type="float" office:value="0.90783" calcext:value-type="float">
            <text:p>0.90783</text:p>
          </table:table-cell>
          <table:table-cell office:value-type="float" office:value="161.519" calcext:value-type="float">
            <text:p>161.519</text:p>
          </table:table-cell>
          <table:table-cell office:value-type="float" office:value="0.663357" calcext:value-type="float">
            <text:p>0.66335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6457" calcext:value-type="float">
            <text:p>0.386457</text:p>
          </table:table-cell>
          <table:table-cell office:value-type="float" office:value="0.149712" calcext:value-type="float">
            <text:p>0.149712</text:p>
          </table:table-cell>
          <table:table-cell office:value-type="float" office:value="0.0226309" calcext:value-type="float">
            <text:p>0.0226309</text:p>
          </table:table-cell>
          <table:table-cell office:value-type="float" office:value="0.916506" calcext:value-type="float">
            <text:p>0.916506</text:p>
          </table:table-cell>
          <table:table-cell office:value-type="float" office:value="160.722" calcext:value-type="float">
            <text:p>160.722</text:p>
          </table:table-cell>
          <table:table-cell office:value-type="float" office:value="0.663438" calcext:value-type="float">
            <text:p>0.66343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62" calcext:value-type="float">
            <text:p>0.3862</text:p>
          </table:table-cell>
          <table:table-cell office:value-type="float" office:value="0.149522" calcext:value-type="float">
            <text:p>0.149522</text:p>
          </table:table-cell>
          <table:table-cell office:value-type="float" office:value="0.0225791" calcext:value-type="float">
            <text:p>0.0225791</text:p>
          </table:table-cell>
          <table:table-cell office:value-type="float" office:value="0.911388" calcext:value-type="float">
            <text:p>0.911388</text:p>
          </table:table-cell>
          <table:table-cell office:value-type="float" office:value="161.071" calcext:value-type="float">
            <text:p>161.071</text:p>
          </table:table-cell>
          <table:table-cell office:value-type="float" office:value="0.663353" calcext:value-type="float">
            <text:p>0.66335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6217" calcext:value-type="float">
            <text:p>0.386217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0.0225779" calcext:value-type="float">
            <text:p>0.0225779</text:p>
          </table:table-cell>
          <table:table-cell office:value-type="float" office:value="0.913365" calcext:value-type="float">
            <text:p>0.913365</text:p>
          </table:table-cell>
          <table:table-cell office:value-type="float" office:value="160.9" calcext:value-type="float">
            <text:p>160.9</text:p>
          </table:table-cell>
          <table:table-cell office:value-type="float" office:value="0.663408" calcext:value-type="float">
            <text:p>0.66340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6422" calcext:value-type="float">
            <text:p>0.386422</text:p>
          </table:table-cell>
          <table:table-cell office:value-type="float" office:value="0.149687" calcext:value-type="float">
            <text:p>0.149687</text:p>
          </table:table-cell>
          <table:table-cell office:value-type="float" office:value="0.0226247" calcext:value-type="float">
            <text:p>0.0226247</text:p>
          </table:table-cell>
          <table:table-cell office:value-type="float" office:value="0.912919" calcext:value-type="float">
            <text:p>0.912919</text:p>
          </table:table-cell>
          <table:table-cell office:value-type="float" office:value="161.024" calcext:value-type="float">
            <text:p>161.024</text:p>
          </table:table-cell>
          <table:table-cell office:value-type="float" office:value="0.663417" calcext:value-type="float">
            <text:p>0.66341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6342" calcext:value-type="float">
            <text:p>0.386342</text:p>
          </table:table-cell>
          <table:table-cell office:value-type="float" office:value="0.149626" calcext:value-type="float">
            <text:p>0.149626</text:p>
          </table:table-cell>
          <table:table-cell office:value-type="float" office:value="0.0226065" calcext:value-type="float">
            <text:p>0.0226065</text:p>
          </table:table-cell>
          <table:table-cell office:value-type="float" office:value="0.915075" calcext:value-type="float">
            <text:p>0.915075</text:p>
          </table:table-cell>
          <table:table-cell office:value-type="float" office:value="160.801" calcext:value-type="float">
            <text:p>160.801</text:p>
          </table:table-cell>
          <table:table-cell office:value-type="float" office:value="0.663413" calcext:value-type="float">
            <text:p>0.66341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387" calcext:value-type="float">
            <text:p>0.386387</text:p>
          </table:table-cell>
          <table:table-cell office:value-type="float" office:value="0.14966" calcext:value-type="float">
            <text:p>0.14966</text:p>
          </table:table-cell>
          <table:table-cell office:value-type="float" office:value="0.0226163" calcext:value-type="float">
            <text:p>0.0226163</text:p>
          </table:table-cell>
          <table:table-cell office:value-type="float" office:value="0.912241" calcext:value-type="float">
            <text:p>0.912241</text:p>
          </table:table-cell>
          <table:table-cell office:value-type="float" office:value="161.07" calcext:value-type="float">
            <text:p>161.07</text:p>
          </table:table-cell>
          <table:table-cell office:value-type="float" office:value="0.663421" calcext:value-type="float">
            <text:p>0.66342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00-00-00</text:date>, <text:time style:data-style-name="N2" text:time-value="02:44:46.928800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03:00:52.377802017</dc:date>
    <meta:editing-duration>PT17M24S</meta:editing-duration>
    <meta:editing-cycles>2</meta:editing-cycles>
    <meta:generator>LibreOffice/6.0.3.2$Linux_X86_64 LibreOffice_project/00m0$Build-2</meta:generator>
    <meta:document-statistic meta:table-count="1" meta:cell-count="5941" meta:object-count="0"/>
  </office:meta>
</office:document-meta>
</file>